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<text:a xlink:href="http://bc.avancoinfo.com.br/pages/viewpage.action?pageId=50167875" xlink:type="simple">Dúvida | Como Importar Arquivo SVT Integral?</text:a></text:p>
          </table:table-cell>
          <table:table-cell office:value-type="float" office:value="4849" calcext:value-type="float">
            <text:p>4849</text:p>
          </table:table-cell>
          <table:table-cell office:value-type="float" office:value="8897" calcext:value-type="float">
            <text:p>8897</text:p>
          </table:table-cell>
          <table:table-cell office:value-type="string" calcext:value-type="string">
            <text:p>Sep 2, 2016 12:48:11 PM</text:p>
          </table:table-cell>
          <table:table-cell office:value-type="string" calcext:value-type="string">
            <text:p>Aug 24, 2017 3:18:44 PM</text:p>
          </table:table-cell>
          <table:table-cell office:value-type="string" calcext:value-type="string">
            <text:p>Feb 21, 2017 2:45:54 PM</text:p>
          </table:table-cell>
          <table:table-cell office:value-type="string" calcext:value-type="string">
            <text:p>Mar 1, 2018 12:51:0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lackware+14.1" xlink:type="simple">Manual | Instalar Slackware 14.1</text:a></text:p>
          </table:table-cell>
          <table:table-cell office:value-type="float" office:value="1142" calcext:value-type="float">
            <text:p>1142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ug 1, 2016 11:41:00 AM</text:p>
          </table:table-cell>
          <table:table-cell office:value-type="string" calcext:value-type="string">
            <text:p>Oct 19, 2017 4:40:00 PM</text:p>
          </table:table-cell>
          <table:table-cell office:value-type="string" calcext:value-type="string">
            <text:p>Feb 21, 2017 5:18:51 PM</text:p>
          </table:table-cell>
          <table:table-cell office:value-type="string" calcext:value-type="string">
            <text:p>Mar 1, 2018 1:49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07" xlink:type="simple">Dúvida | Como Importar Plano Contas Contábil Integral?</text:a></text:p>
          </table:table-cell>
          <table:table-cell office:value-type="float" office:value="1089" calcext:value-type="float">
            <text:p>1089</text:p>
          </table:table-cell>
          <table:table-cell office:value-type="float" office:value="7835" calcext:value-type="float">
            <text:p>7835</text:p>
          </table:table-cell>
          <table:table-cell office:value-type="string" calcext:value-type="string">
            <text:p>Oct 13, 2017 10:10:06 AM</text:p>
          </table:table-cell>
          <table:table-cell office:value-type="string" calcext:value-type="string">
            <text:p>Nov 30, 2017 4:36:48 PM</text:p>
          </table:table-cell>
          <table:table-cell office:value-type="string" calcext:value-type="string">
            <text:p>Oct 13, 2017 3:29:48 PM</text:p>
          </table:table-cell>
          <table:table-cell office:value-type="string" calcext:value-type="string">
            <text:p>Feb 28, 2018 1:12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8" xlink:type="simple">Dúvida | Como Vincular Conta Contábil CFOP Integral?</text:a></text:p>
          </table:table-cell>
          <table:table-cell office:value-type="float" office:value="1058" calcext:value-type="float">
            <text:p>1058</text:p>
          </table:table-cell>
          <table:table-cell office:value-type="float" office:value="7053" calcext:value-type="float">
            <text:p>7053</text:p>
          </table:table-cell>
          <table:table-cell office:value-type="string" calcext:value-type="string">
            <text:p>Oct 2, 2017 11:39:32 AM</text:p>
          </table:table-cell>
          <table:table-cell office:value-type="string" calcext:value-type="string">
            <text:p>Oct 6, 2017 9:59:30 AM</text:p>
          </table:table-cell>
          <table:table-cell office:value-type="string" calcext:value-type="string">
            <text:p>Oct 3, 2017 10:49:14 AM</text:p>
          </table:table-cell>
          <table:table-cell office:value-type="string" calcext:value-type="string">
            <text:p>Mar 1, 2018 4:50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43" xlink:type="simple">Dúvida | Como Incluir Contas Sintéticas Analíticas Plano Contas Contábil Integral?</text:a></text:p>
          </table:table-cell>
          <table:table-cell office:value-type="float" office:value="1030" calcext:value-type="float">
            <text:p>1030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Jul 3, 2017 10:23:44 AM</text:p>
          </table:table-cell>
          <table:table-cell office:value-type="string" calcext:value-type="string">
            <text:p>Jul 3, 2017 3:35:57 PM</text:p>
          </table:table-cell>
          <table:table-cell office:value-type="string" calcext:value-type="string">
            <text:p>Jul 3, 2017 2:16:57 PM</text:p>
          </table:table-cell>
          <table:table-cell office:value-type="string" calcext:value-type="string">
            <text:p>Feb 27, 2018 2:02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790429" xlink:type="simple">Dúvida | Como Configurar ServUni?</text:a></text:p>
          </table:table-cell>
          <table:table-cell office:value-type="float" office:value="932" calcext:value-type="float">
            <text:p>932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Sep 6, 2016 1:51:41 PM</text:p>
          </table:table-cell>
          <table:table-cell office:value-type="string" calcext:value-type="string">
            <text:p>Mar 16, 2017 3:03:12 PM</text:p>
          </table:table-cell>
          <table:table-cell office:value-type="string" calcext:value-type="string">
            <text:p>Feb 24, 2017 1:23:03 AM</text:p>
          </table:table-cell>
          <table:table-cell office:value-type="string" calcext:value-type="string">
            <text:p>Feb 27, 2018 9:50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29" xlink:type="simple">Dúvida | Como Configurar Conta Contábil Registros C481 C485 SPED Integral?</text:a>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Oct 2, 2017 9:34:19 AM</text:p>
          </table:table-cell>
          <table:table-cell office:value-type="string" calcext:value-type="string">
            <text:p>Oct 5, 2017 2:36:30 PM</text:p>
          </table:table-cell>
          <table:table-cell office:value-type="string" calcext:value-type="string">
            <text:p>Oct 3, 2017 10:29:32 AM</text:p>
          </table:table-cell>
          <table:table-cell office:value-type="string" calcext:value-type="string">
            <text:p>Mar 1, 2018 9:40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289" xlink:type="simple">Manual | Cadastrar Promoções Diversas Integral</text:a></text:p>
          </table:table-cell>
          <table:table-cell office:value-type="float" office:value="801" calcext:value-type="float">
            <text:p>801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Feb 13, 2017 5:39:09 AM</text:p>
          </table:table-cell>
          <table:table-cell office:value-type="string" calcext:value-type="string">
            <text:p>Jan 31, 2018 9:58:29 AM</text:p>
          </table:table-cell>
          <table:table-cell office:value-type="string" calcext:value-type="string">
            <text:p>Feb 20, 2017 9:56:45 PM</text:p>
          </table:table-cell>
          <table:table-cell office:value-type="string" calcext:value-type="string">
            <text:p>Feb 28, 2018 5:17:4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37+COD+CTA+PVA" xlink:type="simple">Erro | 37 COD CTA PVA</text:a></text:p>
          </table:table-cell>
          <table:table-cell office:value-type="float" office:value="773" calcext:value-type="float">
            <text:p>773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Oct 2, 2017 10:30:27 AM</text:p>
          </table:table-cell>
          <table:table-cell office:value-type="string" calcext:value-type="string">
            <text:p>Nov 30, 2017 4:34:48 PM</text:p>
          </table:table-cell>
          <table:table-cell office:value-type="string" calcext:value-type="string">
            <text:p>Oct 3, 2017 10:39:38 AM</text:p>
          </table:table-cell>
          <table:table-cell office:value-type="string" calcext:value-type="string">
            <text:p>Mar 1, 2018 1:00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15" xlink:type="simple">Dúvida | Como Configurar Terminal Consulta Gertec Supervisor?</text:a></text:p>
          </table:table-cell>
          <table:table-cell office:value-type="float" office:value="720" calcext:value-type="float">
            <text:p>720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Sep 8, 2016 11:17:03 AM</text:p>
          </table:table-cell>
          <table:table-cell office:value-type="string" calcext:value-type="string">
            <text:p>Mar 16, 2017 3:09:58 PM</text:p>
          </table:table-cell>
          <table:table-cell office:value-type="string" calcext:value-type="string">
            <text:p>Feb 24, 2017 1:17:07 AM</text:p>
          </table:table-cell>
          <table:table-cell office:value-type="string" calcext:value-type="string">
            <text:p>Feb 27, 2018 10:48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0" xlink:type="simple">Dúvida | Como Regravar Conta Contábil Notas SPED Integral?</text:a></text:p>
          </table:table-cell>
          <table:table-cell office:value-type="float" office:value="649" calcext:value-type="float">
            <text:p>649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Oct 3, 2017 10:54:48 AM</text:p>
          </table:table-cell>
          <table:table-cell office:value-type="string" calcext:value-type="string">
            <text:p>Oct 6, 2017 11:04:45 AM</text:p>
          </table:table-cell>
          <table:table-cell office:value-type="string" calcext:value-type="string">
            <text:p>Oct 3, 2017 2:07:15 PM</text:p>
          </table:table-cell>
          <table:table-cell office:value-type="string" calcext:value-type="string">
            <text:p>Feb 27, 2018 6:44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45" xlink:type="simple">Dúvida | Como Configurar Conta Contábil Registros C170 SPED ICMS Integral?</text:a></text:p>
          </table:table-cell>
          <table:table-cell office:value-type="float" office:value="614" calcext:value-type="float">
            <text:p>614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Oct 2, 2017 11:25:05 AM</text:p>
          </table:table-cell>
          <table:table-cell office:value-type="string" calcext:value-type="string">
            <text:p>Oct 3, 2017 3:48:11 PM</text:p>
          </table:table-cell>
          <table:table-cell office:value-type="string" calcext:value-type="string">
            <text:p>Oct 3, 2017 10:42:41 AM</text:p>
          </table:table-cell>
          <table:table-cell office:value-type="string" calcext:value-type="string">
            <text:p>Mar 1, 2018 12:21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3221045" xlink:type="simple">Dúvida | Como Incluir Redução Z Manualmente Integral?</text:a></text:p>
          </table:table-cell>
          <table:table-cell office:value-type="float" office:value="596" calcext:value-type="float">
            <text:p>59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ug 2, 2016 11:49:33 AM</text:p>
          </table:table-cell>
          <table:table-cell office:value-type="string" calcext:value-type="string">
            <text:p>Mar 16, 2017 8:55:19 AM</text:p>
          </table:table-cell>
          <table:table-cell office:value-type="string" calcext:value-type="string">
            <text:p>Feb 23, 2017 2:14:40 PM</text:p>
          </table:table-cell>
          <table:table-cell office:value-type="string" calcext:value-type="string">
            <text:p>Mar 1, 2018 12:32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53" xlink:type="simple">Dúvida | Como Configurar Conta Contábil Cadastro Produto Integral?</text:a>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Oct 2, 2017 12:16:46 PM</text:p>
          </table:table-cell>
          <table:table-cell office:value-type="string" calcext:value-type="string">
            <text:p>Oct 5, 2017 3:29:47 PM</text:p>
          </table:table-cell>
          <table:table-cell office:value-type="string" calcext:value-type="string">
            <text:p>Oct 3, 2017 11:10:56 AM</text:p>
          </table:table-cell>
          <table:table-cell office:value-type="string" calcext:value-type="string">
            <text:p>Mar 1, 2018 12:48:1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ServUni" xlink:type="simple">Manual | Instalar ServUni</text:a></text:p>
          </table:table-cell>
          <table:table-cell office:value-type="float" office:value="553" calcext:value-type="float">
            <text:p>553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Sep 5, 2016 5:56:10 PM</text:p>
          </table:table-cell>
          <table:table-cell office:value-type="string" calcext:value-type="string">
            <text:p>Apr 7, 2017 12:52:23 PM</text:p>
          </table:table-cell>
          <table:table-cell office:value-type="string" calcext:value-type="string">
            <text:p>Feb 24, 2017 1:15:06 AM</text:p>
          </table:table-cell>
          <table:table-cell office:value-type="string" calcext:value-type="string">
            <text:p>Feb 27, 2018 12:41:1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Nota+Fiscal+Ajuste+ICMS+Referente+Entrada+Compra+Integral" xlink:type="simple">Manual | Gerar Nota Fiscal Ajuste ICMS Referente Entrada Compra Integral</text:a></text:p>
          </table:table-cell>
          <table:table-cell office:value-type="float" office:value="545" calcext:value-type="float">
            <text:p>545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Apr 19, 2017 9:18:12 AM</text:p>
          </table:table-cell>
          <table:table-cell office:value-type="string" calcext:value-type="string">
            <text:p>Jan 25, 2018 10:03:06 AM</text:p>
          </table:table-cell>
          <table:table-cell office:value-type="string" calcext:value-type="string">
            <text:p>Apr 19, 2017 10:36:07 AM</text:p>
          </table:table-cell>
          <table:table-cell office:value-type="string" calcext:value-type="string">
            <text:p>Feb 27, 2018 10:39:2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Erro+%7C+10+COD+CTA+PVA" xlink:type="simple">Erro | 10 COD CTA PVA</text:a>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Oct 2, 2017 9:10:56 AM</text:p>
          </table:table-cell>
          <table:table-cell office:value-type="string" calcext:value-type="string">
            <text:p>Nov 30, 2017 4:34:34 PM</text:p>
          </table:table-cell>
          <table:table-cell office:value-type="string" calcext:value-type="string">
            <text:p>Oct 3, 2017 10:28:38 AM</text:p>
          </table:table-cell>
          <table:table-cell office:value-type="string" calcext:value-type="string">
            <text:p>Feb 28, 2018 2:49:5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liente+Integral" xlink:type="simple">Manual | Cadastrar Cliente Integral</text:a></text:p>
          </table:table-cell>
          <table:table-cell office:value-type="float" office:value="520" calcext:value-type="float">
            <text:p>520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Jul 27, 2016 10:34:20 AM</text:p>
          </table:table-cell>
          <table:table-cell office:value-type="string" calcext:value-type="string">
            <text:p>Aug 30, 2017 12:24:26 PM</text:p>
          </table:table-cell>
          <table:table-cell office:value-type="string" calcext:value-type="string">
            <text:p>Feb 20, 2017 10:07:32 PM</text:p>
          </table:table-cell>
          <table:table-cell office:value-type="string" calcext:value-type="string">
            <text:p>Feb 27, 2018 9:16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8895618" xlink:type="simple">Dúvida | Como Importar Tabela IBPT NCM Integral?</text:a></text:p>
          </table:table-cell>
          <table:table-cell office:value-type="float" office:value="479" calcext:value-type="float">
            <text:p>479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Jul 12, 2016 12:40:33 PM</text:p>
          </table:table-cell>
          <table:table-cell office:value-type="string" calcext:value-type="string">
            <text:p>Jul 10, 2017 9:13:09 AM</text:p>
          </table:table-cell>
          <table:table-cell office:value-type="string" calcext:value-type="string">
            <text:p>Feb 21, 2017 2:45:09 PM</text:p>
          </table:table-cell>
          <table:table-cell office:value-type="string" calcext:value-type="string">
            <text:p>Mar 1, 2018 11:52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661636" xlink:type="simple">Dúvida | Como Inutilizar Nota Fiscal Eletrônica Tramitador NF-e?</text:a></text:p>
          </table:table-cell>
          <table:table-cell office:value-type="float" office:value="472" calcext:value-type="float">
            <text:p>472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Aug 18, 2016 9:58:39 AM</text:p>
          </table:table-cell>
          <table:table-cell office:value-type="string" calcext:value-type="string">
            <text:p>Dec 1, 2017 2:47:47 PM</text:p>
          </table:table-cell>
          <table:table-cell office:value-type="string" calcext:value-type="string">
            <text:p>Feb 25, 2017 6:30:36 AM</text:p>
          </table:table-cell>
          <table:table-cell office:value-type="string" calcext:value-type="string">
            <text:p>Mar 1, 2018 11:57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763408" xlink:type="simple">Manual | Instalar Supervisor Windows/Linux</text:a></text:p>
          </table:table-cell>
          <table:table-cell office:value-type="float" office:value="454" calcext:value-type="float">
            <text:p>45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Jul 20, 2016 1:09:12 PM</text:p>
          </table:table-cell>
          <table:table-cell office:value-type="string" calcext:value-type="string">
            <text:p>Mar 13, 2017 9:11:21 AM</text:p>
          </table:table-cell>
          <table:table-cell office:value-type="string" calcext:value-type="string">
            <text:p>Feb 24, 2017 8:55:19 AM</text:p>
          </table:table-cell>
          <table:table-cell office:value-type="string" calcext:value-type="string">
            <text:p>Feb 28, 2018 11:24:5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utilizar+NF-e+Forma+Alternativa+Integral" xlink:type="simple">Manual | Inutilizar NF-e Forma Alternativa Integral</text:a></text:p>
          </table:table-cell>
          <table:table-cell office:value-type="float" office:value="435" calcext:value-type="float">
            <text:p>435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ug 18, 2016 10:20:43 AM</text:p>
          </table:table-cell>
          <table:table-cell office:value-type="string" calcext:value-type="string">
            <text:p>Oct 20, 2017 12:24:26 PM</text:p>
          </table:table-cell>
          <table:table-cell office:value-type="string" calcext:value-type="string">
            <text:p>Feb 20, 2017 10:15:27 PM</text:p>
          </table:table-cell>
          <table:table-cell office:value-type="string" calcext:value-type="string">
            <text:p>Dec 1, 2017 2:13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6" xlink:type="simple">Dúvida | Como Excluir Redução Z Integral?</text:a></text:p>
          </table:table-cell>
          <table:table-cell office:value-type="float" office:value="420" calcext:value-type="float">
            <text:p>42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Sep 1, 2016 10:31:03 AM</text:p>
          </table:table-cell>
          <table:table-cell office:value-type="string" calcext:value-type="string">
            <text:p>Mar 8, 2017 12:40:12 PM</text:p>
          </table:table-cell>
          <table:table-cell office:value-type="string" calcext:value-type="string">
            <text:p>Feb 24, 2017 8:49:33 AM</text:p>
          </table:table-cell>
          <table:table-cell office:value-type="string" calcext:value-type="string">
            <text:p>Mar 1, 2018 2:10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09" xlink:type="simple">Dúvida | Como Configurar Conta Contábil Inventário Cadastro Filial Integral?</text:a></text:p>
          </table:table-cell>
          <table:table-cell office:value-type="float" office:value="402" calcext:value-type="float">
            <text:p>402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Oct 3, 2017 12:23:47 PM</text:p>
          </table:table-cell>
          <table:table-cell office:value-type="string" calcext:value-type="string">
            <text:p>Oct 9, 2017 2:19:02 PM</text:p>
          </table:table-cell>
          <table:table-cell office:value-type="string" calcext:value-type="string">
            <text:p>Oct 3, 2017 2:02:53 PM</text:p>
          </table:table-cell>
          <table:table-cell office:value-type="string" calcext:value-type="string">
            <text:p>Feb 27, 2018 2:01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86" xlink:type="simple">Dúvida | Como Corrigir Valores Diferentes Relatório Contribuição Marginal X Média Cliente?</text:a>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Feb 17, 2017 11:21:26 AM</text:p>
          </table:table-cell>
          <table:table-cell office:value-type="string" calcext:value-type="string">
            <text:p>Apr 3, 2017 3:43:11 PM</text:p>
          </table:table-cell>
          <table:table-cell office:value-type="string" calcext:value-type="string">
            <text:p>Feb 20, 2017 9:23:40 AM</text:p>
          </table:table-cell>
          <table:table-cell office:value-type="string" calcext:value-type="string">
            <text:p>Feb 26, 2018 4:24:1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CFOP+Integral" xlink:type="simple">Manual | Cadastrar CFOP Integral</text:a></text:p>
          </table:table-cell>
          <table:table-cell office:value-type="float" office:value="385" calcext:value-type="float">
            <text:p>38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ug 22, 2016 11:03:43 AM</text:p>
          </table:table-cell>
          <table:table-cell office:value-type="string" calcext:value-type="string">
            <text:p>Apr 5, 2017 8:35:47 AM</text:p>
          </table:table-cell>
          <table:table-cell office:value-type="string" calcext:value-type="string">
            <text:p>Feb 20, 2017 10:07:42 PM</text:p>
          </table:table-cell>
          <table:table-cell office:value-type="string" calcext:value-type="string">
            <text:p>Feb 28, 2018 2:57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8" xlink:type="simple">Dúvida | Como Corrigir Erro Item Sem Código IPM Vinculado Registro 1400 Integral?</text:a></text:p>
          </table:table-cell>
          <table:table-cell office:value-type="float" office:value="380" calcext:value-type="float">
            <text:p>38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May 10, 2017 12:48:33 PM</text:p>
          </table:table-cell>
          <table:table-cell office:value-type="string" calcext:value-type="string">
            <text:p>May 11, 2017 11:14:30 AM</text:p>
          </table:table-cell>
          <table:table-cell office:value-type="string" calcext:value-type="string">
            <text:p>May 11, 2017 11:12:40 AM</text:p>
          </table:table-cell>
          <table:table-cell office:value-type="string" calcext:value-type="string">
            <text:p>Feb 28, 2018 3:02:3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Fornecedor+Integral" xlink:type="simple">Manual | Cadastrar Fornecedor Integral</text:a></text:p>
          </table:table-cell>
          <table:table-cell office:value-type="float" office:value="377" calcext:value-type="float">
            <text:p>377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Jul 25, 2016 1:05:18 PM</text:p>
          </table:table-cell>
          <table:table-cell office:value-type="string" calcext:value-type="string">
            <text:p>Aug 29, 2017 10:07:54 AM</text:p>
          </table:table-cell>
          <table:table-cell office:value-type="string" calcext:value-type="string">
            <text:p>Feb 23, 2017 8:11:31 AM</text:p>
          </table:table-cell>
          <table:table-cell office:value-type="string" calcext:value-type="string">
            <text:p>Feb 20, 2018 1:21:3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Frente+Windows" xlink:type="simple">Manual | Instalar Frente Windows</text:a></text:p>
          </table:table-cell>
          <table:table-cell office:value-type="float" office:value="375" calcext:value-type="float">
            <text:p>37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May 20, 2016 5:37:52 PM</text:p>
          </table:table-cell>
          <table:table-cell office:value-type="string" calcext:value-type="string">
            <text:p>Mar 13, 2017 2:20:40 PM</text:p>
          </table:table-cell>
          <table:table-cell office:value-type="string" calcext:value-type="string">
            <text:p>Feb 23, 2017 6:46:29 AM</text:p>
          </table:table-cell>
          <table:table-cell office:value-type="string" calcext:value-type="string">
            <text:p>Feb 27, 2018 5:0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07" xlink:type="simple">Dúvida | Como Utilizar Função Complemento ICMS ST Entrada NF-e Integral?</text:a></text:p>
          </table:table-cell>
          <table:table-cell office:value-type="float" office:value="372" calcext:value-type="float">
            <text:p>372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pr 11, 2017 9:10:08 AM</text:p>
          </table:table-cell>
          <table:table-cell office:value-type="string" calcext:value-type="string">
            <text:p>Apr 17, 2017 2:04:32 PM</text:p>
          </table:table-cell>
          <table:table-cell office:value-type="string" calcext:value-type="string">
            <text:p>Apr 11, 2017 10:48:14 AM</text:p>
          </table:table-cell>
          <table:table-cell office:value-type="string" calcext:value-type="string">
            <text:p>Feb 26, 2018 4:13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171289" xlink:type="simple">Dúvida | Como Atualizar Certificado Digital Tramitador NF-e?</text:a>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Aug 5, 2016 3:34:10 PM</text:p>
          </table:table-cell>
          <table:table-cell office:value-type="string" calcext:value-type="string">
            <text:p>May 5, 2017 10:30:29 AM</text:p>
          </table:table-cell>
          <table:table-cell office:value-type="string" calcext:value-type="string">
            <text:p>Feb 17, 2017 9:52:56 AM</text:p>
          </table:table-cell>
          <table:table-cell office:value-type="string" calcext:value-type="string">
            <text:p>Feb 23, 2018 3:40:2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Produto+Integral" xlink:type="simple">Manual | Cadastrar Produto Integral</text:a>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Jul 25, 2016 9:49:10 AM</text:p>
          </table:table-cell>
          <table:table-cell office:value-type="string" calcext:value-type="string">
            <text:p>Apr 4, 2017 2:03:18 PM</text:p>
          </table:table-cell>
          <table:table-cell office:value-type="string" calcext:value-type="string">
            <text:p>Feb 20, 2017 10:05:15 PM</text:p>
          </table:table-cell>
          <table:table-cell office:value-type="string" calcext:value-type="string">
            <text:p>Mar 1, 2018 9:10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17" xlink:type="simple">Manual | Corrigir NCM NF-e Rejeição Integral</text:a></text:p>
          </table:table-cell>
          <table:table-cell office:value-type="float" office:value="366" calcext:value-type="float">
            <text:p>366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May 23, 2017 8:32:41 AM</text:p>
          </table:table-cell>
          <table:table-cell office:value-type="string" calcext:value-type="string">
            <text:p>Nov 30, 2017 3:25:23 PM</text:p>
          </table:table-cell>
          <table:table-cell office:value-type="string" calcext:value-type="string">
            <text:p>May 23, 2017 9:48:47 AM</text:p>
          </table:table-cell>
          <table:table-cell office:value-type="string" calcext:value-type="string">
            <text:p>Feb 21, 2018 3:0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6301215" xlink:type="simple">Dúvida | Como Fazer Envio Carta Correção Tramitador NF-e?</text:a></text:p>
          </table:table-cell>
          <table:table-cell office:value-type="float" office:value="366" calcext:value-type="float">
            <text:p>366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Aug 17, 2016 11:41:10 AM</text:p>
          </table:table-cell>
          <table:table-cell office:value-type="string" calcext:value-type="string">
            <text:p>Mar 16, 2017 2:39:23 PM</text:p>
          </table:table-cell>
          <table:table-cell office:value-type="string" calcext:value-type="string">
            <text:p>Feb 21, 2017 8:55:09 AM</text:p>
          </table:table-cell>
          <table:table-cell office:value-type="string" calcext:value-type="string">
            <text:p>Mar 1, 2018 7:38:0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ortar+Arquivo+Coletor+Integral" xlink:type="simple">Manual | Importar Arquivo Coletor Integral</text:a></text:p>
          </table:table-cell>
          <table:table-cell office:value-type="float" office:value="358" calcext:value-type="float">
            <text:p>35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Feb 24, 2017 7:12:16 AM</text:p>
          </table:table-cell>
          <table:table-cell office:value-type="string" calcext:value-type="string">
            <text:p>Jul 4, 2017 2:55:23 PM</text:p>
          </table:table-cell>
          <table:table-cell office:value-type="string" calcext:value-type="string">
            <text:p>Feb 24, 2017 3:20:50 PM</text:p>
          </table:table-cell>
          <table:table-cell office:value-type="string" calcext:value-type="string">
            <text:p>Mar 1, 2018 1:46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02" xlink:type="simple">Dúvida | Como Gerar Licença Portal Avanço Windows?</text:a></text:p>
          </table:table-cell>
          <table:table-cell office:value-type="float" office:value="357" calcext:value-type="float">
            <text:p>357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Feb 9, 2017 10:24:29 AM</text:p>
          </table:table-cell>
          <table:table-cell office:value-type="string" calcext:value-type="string">
            <text:p>Sep 21, 2017 10:28:42 AM</text:p>
          </table:table-cell>
          <table:table-cell office:value-type="string" calcext:value-type="string">
            <text:p>Feb 20, 2017 10:13:13 PM</text:p>
          </table:table-cell>
          <table:table-cell office:value-type="string" calcext:value-type="string">
            <text:p>Mar 1, 2018 1:53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8" xlink:type="simple">Manual | Emitir NF-e Entrada Devolução Manual Integral</text:a></text:p>
          </table:table-cell>
          <table:table-cell office:value-type="float" office:value="352" calcext:value-type="float">
            <text:p>352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May 26, 2017 8:53:40 AM</text:p>
          </table:table-cell>
          <table:table-cell office:value-type="string" calcext:value-type="string">
            <text:p>Aug 16, 2017 11:52:25 AM</text:p>
          </table:table-cell>
          <table:table-cell office:value-type="string" calcext:value-type="string">
            <text:p>May 26, 2017 1:31:06 PM</text:p>
          </table:table-cell>
          <table:table-cell office:value-type="string" calcext:value-type="string">
            <text:p>Feb 28, 2018 9:24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75" xlink:type="simple">Dúvida | Como Executar Rotina Final Mês Integral?</text:a></text:p>
          </table:table-cell>
          <table:table-cell office:value-type="float" office:value="351" calcext:value-type="float">
            <text:p>351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Apr 24, 2017 3:32:21 PM</text:p>
          </table:table-cell>
          <table:table-cell office:value-type="string" calcext:value-type="string">
            <text:p>Jun 5, 2017 3:35:52 PM</text:p>
          </table:table-cell>
          <table:table-cell office:value-type="string" calcext:value-type="string">
            <text:p>Apr 25, 2017 8:31:42 AM</text:p>
          </table:table-cell>
          <table:table-cell office:value-type="string" calcext:value-type="string">
            <text:p>Mar 1, 2018 8:42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82" xlink:type="simple">Dúvida | Como Configurar CesarFTP Supervisor?</text:a></text:p>
          </table:table-cell>
          <table:table-cell office:value-type="float" office:value="350" calcext:value-type="float">
            <text:p>35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Jul 28, 2016 12:55:26 PM</text:p>
          </table:table-cell>
          <table:table-cell office:value-type="string" calcext:value-type="string">
            <text:p>Mar 16, 2017 2:32:50 PM</text:p>
          </table:table-cell>
          <table:table-cell office:value-type="string" calcext:value-type="string">
            <text:p>Feb 24, 2017 10:30:12 PM</text:p>
          </table:table-cell>
          <table:table-cell office:value-type="string" calcext:value-type="string">
            <text:p>Feb 28, 2018 1:47:5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Retorno+Cancelamento+NF-e+Integral" xlink:type="simple">Manual | Gerar Log Retorno Cancelamento NF-e Integral</text:a></text:p>
          </table:table-cell>
          <table:table-cell office:value-type="float" office:value="349" calcext:value-type="float">
            <text:p>349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Jul 11, 2017 10:01:02 AM</text:p>
          </table:table-cell>
          <table:table-cell office:value-type="string" calcext:value-type="string">
            <text:p>Dec 1, 2017 10:04:03 AM</text:p>
          </table:table-cell>
          <table:table-cell office:value-type="string" calcext:value-type="string">
            <text:p>Jul 11, 2017 11:29:28 AM</text:p>
          </table:table-cell>
          <table:table-cell office:value-type="string" calcext:value-type="string">
            <text:p>Mar 1, 2018 10:52:0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Realizar+Fechamento+Caixa+Integral" xlink:type="simple">Manual | Realizar Fechamento Caixa Integral</text:a></text:p>
          </table:table-cell>
          <table:table-cell office:value-type="float" office:value="347" calcext:value-type="float">
            <text:p>347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Jun 27, 2017 10:16:55 AM</text:p>
          </table:table-cell>
          <table:table-cell office:value-type="string" calcext:value-type="string">
            <text:p>Jun 28, 2017 12:56:06 PM</text:p>
          </table:table-cell>
          <table:table-cell office:value-type="string" calcext:value-type="string">
            <text:p>Jun 28, 2017 8:55:40 AM</text:p>
          </table:table-cell>
          <table:table-cell office:value-type="string" calcext:value-type="string">
            <text:p>Feb 23, 2018 4:42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66" xlink:type="simple">Manual | Gerar Log Retorno Inutilização NF-e Integral</text:a></text:p>
          </table:table-cell>
          <table:table-cell office:value-type="float" office:value="345" calcext:value-type="float">
            <text:p>345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Mar 6, 2017 1:43:43 PM</text:p>
          </table:table-cell>
          <table:table-cell office:value-type="string" calcext:value-type="string">
            <text:p>Dec 1, 2017 10:04:35 AM</text:p>
          </table:table-cell>
          <table:table-cell office:value-type="string" calcext:value-type="string">
            <text:p>Mar 7, 2017 12:49:01 AM</text:p>
          </table:table-cell>
          <table:table-cell office:value-type="string" calcext:value-type="string">
            <text:p>Mar 1, 2018 11:13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43" xlink:type="simple">Dúvida | Como Configurar Pinpad USB Frente Linux?</text:a></text:p>
          </table:table-cell>
          <table:table-cell office:value-type="float" office:value="332" calcext:value-type="float">
            <text:p>332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Mar 30, 2017 9:28:47 AM</text:p>
          </table:table-cell>
          <table:table-cell office:value-type="string" calcext:value-type="string">
            <text:p>Apr 3, 2017 4:28:33 PM</text:p>
          </table:table-cell>
          <table:table-cell office:value-type="string" calcext:value-type="string">
            <text:p>Apr 4, 2017 9:05:53 AM</text:p>
          </table:table-cell>
          <table:table-cell office:value-type="string" calcext:value-type="string">
            <text:p>Mar 1, 2018 2:56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46" xlink:type="simple">Dúvida | Como Enviar Valores Cartões SPED Registro 1600 Integral?</text:a></text:p>
          </table:table-cell>
          <table:table-cell office:value-type="float" office:value="329" calcext:value-type="float">
            <text:p>329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May 24, 2017 10:38:41 AM</text:p>
          </table:table-cell>
          <table:table-cell office:value-type="string" calcext:value-type="string">
            <text:p>Jun 19, 2017 11:49:56 AM</text:p>
          </table:table-cell>
          <table:table-cell office:value-type="string" calcext:value-type="string">
            <text:p>May 24, 2017 4:59:36 PM</text:p>
          </table:table-cell>
          <table:table-cell office:value-type="string" calcext:value-type="string">
            <text:p>Feb 24, 2018 12:03:3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Digitar+Produtos+Manualmente+Integral" xlink:type="simple">Manual | Digitar Produtos Manualmente Integral</text:a></text:p>
          </table:table-cell>
          <table:table-cell office:value-type="float" office:value="323" calcext:value-type="float">
            <text:p>323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Aug 10, 2016 1:44:17 PM</text:p>
          </table:table-cell>
          <table:table-cell office:value-type="string" calcext:value-type="string">
            <text:p>Apr 4, 2017 3:24:20 PM</text:p>
          </table:table-cell>
          <table:table-cell office:value-type="string" calcext:value-type="string">
            <text:p>Feb 20, 2017 10:15:17 PM</text:p>
          </table:table-cell>
          <table:table-cell office:value-type="string" calcext:value-type="string">
            <text:p>Feb 27, 2018 11:45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81" xlink:type="simple">Manual | Utilizar Módulo Novo NF-e</text:a></text:p>
          </table:table-cell>
          <table:table-cell office:value-type="float" office:value="321" calcext:value-type="float">
            <text:p>321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Jun 8, 2017 2:32:09 PM</text:p>
          </table:table-cell>
          <table:table-cell office:value-type="string" calcext:value-type="string">
            <text:p>Jun 8, 2017 5:12:17 PM</text:p>
          </table:table-cell>
          <table:table-cell office:value-type="string" calcext:value-type="string">
            <text:p>Jun 8, 2017 5:12:49 PM</text:p>
          </table:table-cell>
          <table:table-cell office:value-type="string" calcext:value-type="string">
            <text:p>Mar 1, 2018 12:03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31" xlink:type="simple">Dúvida | Como Importar Plano Contas Referencial Integral?</text:a></text:p>
          </table:table-cell>
          <table:table-cell office:value-type="float" office:value="309" calcext:value-type="float">
            <text:p>309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Oct 16, 2017 8:59:02 AM</text:p>
          </table:table-cell>
          <table:table-cell office:value-type="string" calcext:value-type="string">
            <text:p>Jan 3, 2018 2:17:47 PM</text:p>
          </table:table-cell>
          <table:table-cell office:value-type="string" calcext:value-type="string">
            <text:p>Oct 16, 2017 10:06:47 AM</text:p>
          </table:table-cell>
          <table:table-cell office:value-type="string" calcext:value-type="string">
            <text:p>Feb 26, 2018 8:51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38" xlink:type="simple">Dúvida | Como Digitar Cupom Integral?</text:a></text:p>
          </table:table-cell>
          <table:table-cell office:value-type="float" office:value="307" calcext:value-type="float">
            <text:p>307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Feb 9, 2017 2:48:33 PM</text:p>
          </table:table-cell>
          <table:table-cell office:value-type="string" calcext:value-type="string">
            <text:p>Mar 15, 2017 4:50:15 PM</text:p>
          </table:table-cell>
          <table:table-cell office:value-type="string" calcext:value-type="string">
            <text:p>Feb 20, 2017 10:16:00 PM</text:p>
          </table:table-cell>
          <table:table-cell office:value-type="string" calcext:value-type="string">
            <text:p>Mar 1, 2018 10:39:5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Registro+1400+SPED+Fiscal+ICMS+Integral" xlink:type="simple">Manual | Enviar Registro 1400 SPED Fiscal ICMS Integral</text:a></text:p>
          </table:table-cell>
          <table:table-cell office:value-type="float" office:value="303" calcext:value-type="float">
            <text:p>30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May 9, 2017 3:27:51 PM</text:p>
          </table:table-cell>
          <table:table-cell office:value-type="string" calcext:value-type="string">
            <text:p>May 17, 2017 9:46:17 AM</text:p>
          </table:table-cell>
          <table:table-cell office:value-type="string" calcext:value-type="string">
            <text:p>May 10, 2017 2:58:57 PM</text:p>
          </table:table-cell>
          <table:table-cell office:value-type="string" calcext:value-type="string">
            <text:p>Feb 23, 2018 11:54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0" xlink:type="simple">Dúvida | Como Importar Redução Z Manualmente Integral?</text:a></text:p>
          </table:table-cell>
          <table:table-cell office:value-type="float" office:value="297" calcext:value-type="float">
            <text:p>297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pr 25, 2017 9:48:18 AM</text:p>
          </table:table-cell>
          <table:table-cell office:value-type="string" calcext:value-type="string">
            <text:p>Apr 25, 2017 10:12:17 AM</text:p>
          </table:table-cell>
          <table:table-cell office:value-type="string" calcext:value-type="string">
            <text:p>Apr 26, 2017 1:39:53 AM</text:p>
          </table:table-cell>
          <table:table-cell office:value-type="string" calcext:value-type="string">
            <text:p>Mar 1, 2018 11:50:5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Arquivo+Coletor+Integral" xlink:type="simple">Manual | Exportar Arquivo Coletor Integral</text:a>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Aug 9, 2016 10:05:48 AM</text:p>
          </table:table-cell>
          <table:table-cell office:value-type="string" calcext:value-type="string">
            <text:p>Apr 4, 2017 3:10:51 PM</text:p>
          </table:table-cell>
          <table:table-cell office:value-type="string" calcext:value-type="string">
            <text:p>Feb 20, 2017 10:15:41 PM</text:p>
          </table:table-cell>
          <table:table-cell office:value-type="string" calcext:value-type="string">
            <text:p>Feb 26, 2018 11:18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25" xlink:type="simple">Dúvida | Como Cadastrar Tipos Gerenciais Plano Contas Gerencial Integral?</text:a></text:p>
          </table:table-cell>
          <table:table-cell office:value-type="float" office:value="294" calcext:value-type="float">
            <text:p>294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Jun 14, 2017 11:07:49 AM</text:p>
          </table:table-cell>
          <table:table-cell office:value-type="string" calcext:value-type="string">
            <text:p>Jun 16, 2017 10:39:42 AM</text:p>
          </table:table-cell>
          <table:table-cell office:value-type="string" calcext:value-type="string">
            <text:p>Jun 16, 2017 11:52:24 AM</text:p>
          </table:table-cell>
          <table:table-cell office:value-type="string" calcext:value-type="string">
            <text:p>Feb 25, 2018 8:42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64" xlink:type="simple">Manual | Entrada NF-e Sem Importação XML Integral</text:a></text:p>
          </table:table-cell>
          <table:table-cell office:value-type="float" office:value="286" calcext:value-type="float">
            <text:p>286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pr 7, 2017 8:54:39 AM</text:p>
          </table:table-cell>
          <table:table-cell office:value-type="string" calcext:value-type="string">
            <text:p>Apr 19, 2017 9:03:44 AM</text:p>
          </table:table-cell>
          <table:table-cell office:value-type="string" calcext:value-type="string">
            <text:p>Apr 7, 2017 11:30:33 AM</text:p>
          </table:table-cell>
          <table:table-cell office:value-type="string" calcext:value-type="string">
            <text:p>Feb 21, 2018 12:08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57" xlink:type="simple">Dúvida | Como Alterar Servidor Contingência Tramitador NF-e?</text:a></text:p>
          </table:table-cell>
          <table:table-cell office:value-type="float" office:value="278" calcext:value-type="float">
            <text:p>27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Jul 22, 2016 12:42:13 PM</text:p>
          </table:table-cell>
          <table:table-cell office:value-type="string" calcext:value-type="string">
            <text:p>Mar 16, 2017 12:41:01 PM</text:p>
          </table:table-cell>
          <table:table-cell office:value-type="string" calcext:value-type="string">
            <text:p>Feb 25, 2017 6:35:48 AM</text:p>
          </table:table-cell>
          <table:table-cell office:value-type="string" calcext:value-type="string">
            <text:p>Feb 23, 2018 3:40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64" xlink:type="simple">Manual | Cadastrar Administradoras Cartões Integral</text:a></text:p>
          </table:table-cell>
          <table:table-cell office:value-type="float" office:value="267" calcext:value-type="float">
            <text:p>26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Jun 19, 2017 9:21:42 AM</text:p>
          </table:table-cell>
          <table:table-cell office:value-type="string" calcext:value-type="string">
            <text:p>Jun 19, 2017 11:48:36 AM</text:p>
          </table:table-cell>
          <table:table-cell office:value-type="string" calcext:value-type="string">
            <text:p>Jun 19, 2017 11:42:02 AM</text:p>
          </table:table-cell>
          <table:table-cell office:value-type="string" calcext:value-type="string">
            <text:p>Feb 26, 2018 3:17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56" xlink:type="simple">Manual | Cadastrar Usuário Integral</text:a></text:p>
          </table:table-cell>
          <table:table-cell office:value-type="float" office:value="267" calcext:value-type="float">
            <text:p>26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Jul 4, 2017 10:11:22 AM</text:p>
          </table:table-cell>
          <table:table-cell office:value-type="string" calcext:value-type="string">
            <text:p>Sep 20, 2017 11:59:50 AM</text:p>
          </table:table-cell>
          <table:table-cell office:value-type="string" calcext:value-type="string">
            <text:p>Jul 4, 2017 2:31:51 PM</text:p>
          </table:table-cell>
          <table:table-cell office:value-type="string" calcext:value-type="string">
            <text:p>Feb 26, 2018 7:46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28" xlink:type="simple">Dúvida | Como Gerar Licença Portal Avanço Linux?</text:a></text:p>
          </table:table-cell>
          <table:table-cell office:value-type="float" office:value="264" calcext:value-type="float">
            <text:p>264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eb 9, 2017 2:03:34 PM</text:p>
          </table:table-cell>
          <table:table-cell office:value-type="string" calcext:value-type="string">
            <text:p>Mar 15, 2017 4:40:51 PM</text:p>
          </table:table-cell>
          <table:table-cell office:value-type="string" calcext:value-type="string">
            <text:p>Feb 20, 2017 10:07:24 PM</text:p>
          </table:table-cell>
          <table:table-cell office:value-type="string" calcext:value-type="string">
            <text:p>Mar 1, 2018 1:53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6" xlink:type="simple">Dúvida | Como Corrigir Erro Cod_Cred M100/M500 PVA Integral?</text:a></text:p>
          </table:table-cell>
          <table:table-cell office:value-type="float" office:value="262" calcext:value-type="float">
            <text:p>262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Mar 29, 2017 8:51:45 AM</text:p>
          </table:table-cell>
          <table:table-cell office:value-type="string" calcext:value-type="string">
            <text:p>Mar 29, 2017 2:13:09 PM</text:p>
          </table:table-cell>
          <table:table-cell office:value-type="string" calcext:value-type="string">
            <text:p>Mar 29, 2017 3:16:33 PM</text:p>
          </table:table-cell>
          <table:table-cell office:value-type="string" calcext:value-type="string">
            <text:p>Feb 26, 2018 5:01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30" xlink:type="simple">Dúvida | Como Gerar Estorno Automático Créditos PIS COFINS Perdas EFD Contribuições Integral?</text:a></text:p>
          </table:table-cell>
          <table:table-cell office:value-type="float" office:value="255" calcext:value-type="float">
            <text:p>255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pr 17, 2017 11:38:25 AM</text:p>
          </table:table-cell>
          <table:table-cell office:value-type="string" calcext:value-type="string">
            <text:p>Apr 17, 2017 12:07:26 PM</text:p>
          </table:table-cell>
          <table:table-cell office:value-type="string" calcext:value-type="string">
            <text:p>Apr 17, 2017 2:07:22 PM</text:p>
          </table:table-cell>
          <table:table-cell office:value-type="string" calcext:value-type="string">
            <text:p>Feb 28, 2018 11:45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78" xlink:type="simple">Dúvida | Como Exportar Arquivo SVT Integral?</text:a></text:p>
          </table:table-cell>
          <table:table-cell office:value-type="float" office:value="247" calcext:value-type="float">
            <text:p>247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ep 1, 2016 5:23:40 PM</text:p>
          </table:table-cell>
          <table:table-cell office:value-type="string" calcext:value-type="string">
            <text:p>Mar 16, 2017 11:03:28 AM</text:p>
          </table:table-cell>
          <table:table-cell office:value-type="string" calcext:value-type="string">
            <text:p>Feb 20, 2017 10:06:37 PM</text:p>
          </table:table-cell>
          <table:table-cell office:value-type="string" calcext:value-type="string">
            <text:p>Feb 26, 2018 11:3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06" xlink:type="simple">Manual | Configurar Diferencial Alíquotas Integral</text:a></text:p>
          </table:table-cell>
          <table:table-cell office:value-type="float" office:value="245" calcext:value-type="float">
            <text:p>24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Jul 25, 2017 11:49:16 AM</text:p>
          </table:table-cell>
          <table:table-cell office:value-type="string" calcext:value-type="string">
            <text:p>Jan 29, 2018 9:56:58 AM</text:p>
          </table:table-cell>
          <table:table-cell office:value-type="string" calcext:value-type="string">
            <text:p>Aug 2, 2017 9:20:02 AM</text:p>
          </table:table-cell>
          <table:table-cell office:value-type="string" calcext:value-type="string">
            <text:p>Feb 28, 2018 10:49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64" xlink:type="simple">Dúvida | Como Ajustar Novo Layout 4.0 Nota Fiscal Saída XML Integral?</text:a></text:p>
          </table:table-cell>
          <table:table-cell office:value-type="float" office:value="242" calcext:value-type="float">
            <text:p>24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r 22, 2017 8:49:53 AM</text:p>
          </table:table-cell>
          <table:table-cell office:value-type="string" calcext:value-type="string">
            <text:p>Jan 8, 2018 9:32:18 AM</text:p>
          </table:table-cell>
          <table:table-cell office:value-type="string" calcext:value-type="string">
            <text:p>Mar 22, 2017 3:10:15 PM</text:p>
          </table:table-cell>
          <table:table-cell office:value-type="string" calcext:value-type="string">
            <text:p>Feb 27, 2018 2:19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37" xlink:type="simple">Manual | Emitir NF-e Entrada Devolução Automática Integral</text:a>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May 26, 2017 12:37:56 PM</text:p>
          </table:table-cell>
          <table:table-cell office:value-type="string" calcext:value-type="string">
            <text:p>Aug 16, 2017 3:51:11 PM</text:p>
          </table:table-cell>
          <table:table-cell office:value-type="string" calcext:value-type="string">
            <text:p>May 26, 2017 3:55:58 PM</text:p>
          </table:table-cell>
          <table:table-cell office:value-type="string" calcext:value-type="string">
            <text:p>Feb 28, 2018 9:24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51" xlink:type="simple">Dúvida | Como Ajustar Alíquota ICMS 11% Cadastro Produto Aplicada Estado SP Integral?</text:a></text:p>
          </table:table-cell>
          <table:table-cell office:value-type="float" office:value="231" calcext:value-type="float">
            <text:p>23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ar 30, 2017 10:19:48 AM</text:p>
          </table:table-cell>
          <table:table-cell office:value-type="string" calcext:value-type="string">
            <text:p>Apr 3, 2017 3:31:07 PM</text:p>
          </table:table-cell>
          <table:table-cell office:value-type="string" calcext:value-type="string">
            <text:p>Mar 31, 2017 10:25:22 AM</text:p>
          </table:table-cell>
          <table:table-cell office:value-type="string" calcext:value-type="string">
            <text:p>Feb 26, 2018 3:39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542" xlink:type="simple">Manual | Realizar Integração ECF Contábil Integral</text:a></text:p>
          </table:table-cell>
          <table:table-cell office:value-type="float" office:value="228" calcext:value-type="float">
            <text:p>228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Apr 4, 2017 10:04:57 AM</text:p>
          </table:table-cell>
          <table:table-cell office:value-type="string" calcext:value-type="string">
            <text:p>Apr 20, 2017 11:14:23 AM</text:p>
          </table:table-cell>
          <table:table-cell office:value-type="string" calcext:value-type="string">
            <text:p>Apr 4, 2017 2:35:06 PM</text:p>
          </table:table-cell>
          <table:table-cell office:value-type="string" calcext:value-type="string">
            <text:p>Feb 27, 2018 4:52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8" xlink:type="simple">Dúvida | Como Reenviar NF-e Integral?</text:a></text:p>
          </table:table-cell>
          <table:table-cell office:value-type="float" office:value="228" calcext:value-type="float">
            <text:p>22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Jul 15, 2016 11:04:08 AM</text:p>
          </table:table-cell>
          <table:table-cell office:value-type="string" calcext:value-type="string">
            <text:p>Nov 30, 2017 4:34:04 PM</text:p>
          </table:table-cell>
          <table:table-cell office:value-type="string" calcext:value-type="string">
            <text:p>Feb 20, 2017 10:16:39 PM</text:p>
          </table:table-cell>
          <table:table-cell office:value-type="string" calcext:value-type="string">
            <text:p>Feb 28, 2018 5:22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47" xlink:type="simple">Manual | Entrada NF-e Importação XML Integral</text:a>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Apr 6, 2017 3:50:18 PM</text:p>
          </table:table-cell>
          <table:table-cell office:value-type="string" calcext:value-type="string">
            <text:p>Apr 7, 2017 12:17:54 PM</text:p>
          </table:table-cell>
          <table:table-cell office:value-type="string" calcext:value-type="string">
            <text:p>Apr 6, 2017 6:49:35 PM</text:p>
          </table:table-cell>
          <table:table-cell office:value-type="string" calcext:value-type="string">
            <text:p>Feb 28, 2018 3:16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86" xlink:type="simple">Dúvida | Como Importar Cupons Manualmente Integral?</text:a>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Apr 25, 2017 8:31:16 AM</text:p>
          </table:table-cell>
          <table:table-cell office:value-type="string" calcext:value-type="string">
            <text:p>Jan 12, 2018 11:26:46 AM</text:p>
          </table:table-cell>
          <table:table-cell office:value-type="string" calcext:value-type="string">
            <text:p>Apr 25, 2017 9:18:26 AM</text:p>
          </table:table-cell>
          <table:table-cell office:value-type="string" calcext:value-type="string">
            <text:p>Mar 1, 2018 11:56:2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daptar+Base+Dados+Postgres+Windows" xlink:type="simple">Manual | Adaptar Base Dados Postgres Windows</text:a></text:p>
          </table:table-cell>
          <table:table-cell office:value-type="float" office:value="213" calcext:value-type="float">
            <text:p>21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Jul 20, 2016 10:29:36 AM</text:p>
          </table:table-cell>
          <table:table-cell office:value-type="string" calcext:value-type="string">
            <text:p>Mar 15, 2017 4:02:39 PM</text:p>
          </table:table-cell>
          <table:table-cell office:value-type="string" calcext:value-type="string">
            <text:p>Feb 20, 2017 10:24:00 PM</text:p>
          </table:table-cell>
          <table:table-cell office:value-type="string" calcext:value-type="string">
            <text:p>Feb 26, 2018 4:45:3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Gestor" xlink:type="simple">Manual | Instalar Gestor</text:a></text:p>
          </table:table-cell>
          <table:table-cell office:value-type="float" office:value="211" calcext:value-type="float">
            <text:p>211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ug 2, 2016 10:21:31 AM</text:p>
          </table:table-cell>
          <table:table-cell office:value-type="string" calcext:value-type="string">
            <text:p>Mar 14, 2017 10:00:05 AM</text:p>
          </table:table-cell>
          <table:table-cell office:value-type="string" calcext:value-type="string">
            <text:p>Feb 20, 2017 10:07:13 PM</text:p>
          </table:table-cell>
          <table:table-cell office:value-type="string" calcext:value-type="string">
            <text:p>Mar 1, 2018 4:10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2336266" xlink:type="simple">Dúvida | Como Configurar Acesso SGBD Postgres Local Supervisor?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Jul 28, 2016 11:42:50 AM</text:p>
          </table:table-cell>
          <table:table-cell office:value-type="string" calcext:value-type="string">
            <text:p>Mar 16, 2017 2:22:52 PM</text:p>
          </table:table-cell>
          <table:table-cell office:value-type="string" calcext:value-type="string">
            <text:p>Feb 28, 2017 9:45:38 PM</text:p>
          </table:table-cell>
          <table:table-cell office:value-type="string" calcext:value-type="string">
            <text:p>Feb 13, 2018 6:13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77" xlink:type="simple">Dúvida | Como Inutilizar NF-e Novo NF-e?</text:a>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May 30, 2017 8:47:24 AM</text:p>
          </table:table-cell>
          <table:table-cell office:value-type="string" calcext:value-type="string">
            <text:p>Jun 1, 2017 8:45:42 AM</text:p>
          </table:table-cell>
          <table:table-cell office:value-type="string" calcext:value-type="string">
            <text:p>Jun 1, 2017 8:44:30 AM</text:p>
          </table:table-cell>
          <table:table-cell office:value-type="string" calcext:value-type="string">
            <text:p>Feb 27, 2018 4:53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30" xlink:type="simple">Manual | Executar Manutenção Inventário Integral</text:a></text:p>
          </table:table-cell>
          <table:table-cell office:value-type="float" office:value="209" calcext:value-type="float">
            <text:p>20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ug 12, 2016 9:38:14 AM</text:p>
          </table:table-cell>
          <table:table-cell office:value-type="string" calcext:value-type="string">
            <text:p>Apr 4, 2017 3:35:58 PM</text:p>
          </table:table-cell>
          <table:table-cell office:value-type="string" calcext:value-type="string">
            <text:p>Feb 20, 2017 10:15:14 PM</text:p>
          </table:table-cell>
          <table:table-cell office:value-type="string" calcext:value-type="string">
            <text:p>Feb 26, 2018 11:18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86" xlink:type="simple">Dúvida | Como Alterar Campo CEST Tabela NCM x CEST Integral?</text:a>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Apr 3, 2017 11:49:34 AM</text:p>
          </table:table-cell>
          <table:table-cell office:value-type="string" calcext:value-type="string">
            <text:p>Apr 3, 2017 2:17:29 PM</text:p>
          </table:table-cell>
          <table:table-cell office:value-type="string" calcext:value-type="string">
            <text:p>Apr 3, 2017 1:30:40 PM</text:p>
          </table:table-cell>
          <table:table-cell office:value-type="string" calcext:value-type="string">
            <text:p>Mar 1, 2018 10:15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69" xlink:type="simple">Dúvida | Como Emitir Relatório Simples Conferência PIS COFINS Integral?</text:a></text:p>
          </table:table-cell>
          <table:table-cell office:value-type="float" office:value="205" calcext:value-type="float">
            <text:p>20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ar 28, 2017 11:44:11 AM</text:p>
          </table:table-cell>
          <table:table-cell office:value-type="string" calcext:value-type="string">
            <text:p>Jun 19, 2017 2:49:03 PM</text:p>
          </table:table-cell>
          <table:table-cell office:value-type="string" calcext:value-type="string">
            <text:p>Mar 29, 2017 7:27:02 PM</text:p>
          </table:table-cell>
          <table:table-cell office:value-type="string" calcext:value-type="string">
            <text:p>Feb 23, 2018 10:51:4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ecutar+Acerto+Movimento+Integral" xlink:type="simple">Manual | Executar Acerto Movimento Integral</text:a></text:p>
          </table:table-cell>
          <table:table-cell office:value-type="float" office:value="204" calcext:value-type="float">
            <text:p>20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ug 16, 2016 10:33:30 AM</text:p>
          </table:table-cell>
          <table:table-cell office:value-type="string" calcext:value-type="string">
            <text:p>Apr 4, 2017 3:51:44 PM</text:p>
          </table:table-cell>
          <table:table-cell office:value-type="string" calcext:value-type="string">
            <text:p>Feb 20, 2017 10:16:40 PM</text:p>
          </table:table-cell>
          <table:table-cell office:value-type="string" calcext:value-type="string">
            <text:p>Feb 28, 2018 1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216455" xlink:type="simple">Dúvida | Como Cadastrar Grupo Supervisor?</text:a></text:p>
          </table:table-cell>
          <table:table-cell office:value-type="float" office:value="202" calcext:value-type="float">
            <text:p>20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ep 8, 2016 3:26:33 PM</text:p>
          </table:table-cell>
          <table:table-cell office:value-type="string" calcext:value-type="string">
            <text:p>Mar 16, 2017 3:13:26 PM</text:p>
          </table:table-cell>
          <table:table-cell office:value-type="string" calcext:value-type="string">
            <text:p>Feb 20, 2017 10:06:35 PM</text:p>
          </table:table-cell>
          <table:table-cell office:value-type="string" calcext:value-type="string">
            <text:p>Feb 26, 2018 11:15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419921" xlink:type="simple">Dúvida | Como Alterar NCM Cadastro Produto Individual Integral?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Jul 14, 2016 9:51:43 AM</text:p>
          </table:table-cell>
          <table:table-cell office:value-type="string" calcext:value-type="string">
            <text:p>Mar 15, 2017 5:42:08 P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Feb 22, 2018 8:14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10" xlink:type="simple">Dúvida | Como Importar Arquivo Certificado Digital Novo NF-e?</text:a></text:p>
          </table:table-cell>
          <table:table-cell office:value-type="float" office:value="194" calcext:value-type="float">
            <text:p>19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y 29, 2017 11:23:43 AM</text:p>
          </table:table-cell>
          <table:table-cell office:value-type="string" calcext:value-type="string">
            <text:p>May 29, 2017 11:38:00 AM</text:p>
          </table:table-cell>
          <table:table-cell office:value-type="string" calcext:value-type="string">
            <text:p>Jun 1, 2017 3:54:12 PM</text:p>
          </table:table-cell>
          <table:table-cell office:value-type="string" calcext:value-type="string">
            <text:p>Feb 19, 2018 8:34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47" xlink:type="simple">Dúvida | Como Realizar Revisão Fiscal Cadastro Produto Integral?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r 28, 2017 9:21:20 AM</text:p>
          </table:table-cell>
          <table:table-cell office:value-type="string" calcext:value-type="string">
            <text:p>Mar 28, 2017 10:50:00 AM</text:p>
          </table:table-cell>
          <table:table-cell office:value-type="string" calcext:value-type="string">
            <text:p>Mar 29, 2017 7:31:01 PM</text:p>
          </table:table-cell>
          <table:table-cell office:value-type="string" calcext:value-type="string">
            <text:p>Mar 1, 2018 1:16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332856" xlink:type="simple">Dúvida | Como Verificar Status Retorno NF-e Inutilizada Integral?</text:a></text:p>
          </table:table-cell>
          <table:table-cell office:value-type="float" office:value="189" calcext:value-type="float">
            <text:p>18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Aug 25, 2016 12:53:44 PM</text:p>
          </table:table-cell>
          <table:table-cell office:value-type="string" calcext:value-type="string">
            <text:p>Dec 4, 2017 9:21:56 AM</text:p>
          </table:table-cell>
          <table:table-cell office:value-type="string" calcext:value-type="string">
            <text:p>Feb 24, 2017 8:55:35 AM</text:p>
          </table:table-cell>
          <table:table-cell office:value-type="string" calcext:value-type="string">
            <text:p>Mar 1, 2018 5:08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15" xlink:type="simple">Manual | Cadastrar Perfil Usuário Integral</text:a></text:p>
          </table:table-cell>
          <table:table-cell office:value-type="float" office:value="185" calcext:value-type="float">
            <text:p>18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ug 19, 2016 3:00:54 PM</text:p>
          </table:table-cell>
          <table:table-cell office:value-type="string" calcext:value-type="string">
            <text:p>Jul 4, 2017 10:16:43 AM</text:p>
          </table:table-cell>
          <table:table-cell office:value-type="string" calcext:value-type="string">
            <text:p>Feb 24, 2017 8:51:58 AM</text:p>
          </table:table-cell>
          <table:table-cell office:value-type="string" calcext:value-type="string">
            <text:p>Feb 24, 2018 2:17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7" xlink:type="simple">Dúvida | Como Alterar Campo CEST Faixa Cadastro Produtos Integral?</text:a></text:p>
          </table:table-cell>
          <table:table-cell office:value-type="float" office:value="183" calcext:value-type="float">
            <text:p>183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pr 3, 2017 9:00:11 AM</text:p>
          </table:table-cell>
          <table:table-cell office:value-type="string" calcext:value-type="string">
            <text:p>Jul 3, 2017 8:35:30 AM</text:p>
          </table:table-cell>
          <table:table-cell office:value-type="string" calcext:value-type="string">
            <text:p>Apr 3, 2017 11:14:17 AM</text:p>
          </table:table-cell>
          <table:table-cell office:value-type="string" calcext:value-type="string">
            <text:p>Feb 28, 2018 2:48:4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61" xlink:type="simple">Dúvida | Como Verificar Diferença CST CFOP ICMS X Livro Fiscal Integral?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Feb 10, 2017 12:50:50 PM</text:p>
          </table:table-cell>
          <table:table-cell office:value-type="string" calcext:value-type="string">
            <text:p>Sep 28, 2017 2:06:51 PM</text:p>
          </table:table-cell>
          <table:table-cell office:value-type="string" calcext:value-type="string">
            <text:p>Feb 21, 2017 1:48:54 PM</text:p>
          </table:table-cell>
          <table:table-cell office:value-type="string" calcext:value-type="string">
            <text:p>Feb 27, 2018 11:02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0" xlink:type="simple">Dúvida | Como Ativar Licença Avancoi Supervisor?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Jul 21, 2016 3:57:54 PM</text:p>
          </table:table-cell>
          <table:table-cell office:value-type="string" calcext:value-type="string">
            <text:p>Mar 16, 2017 12:36:03 PM</text:p>
          </table:table-cell>
          <table:table-cell office:value-type="string" calcext:value-type="string">
            <text:p>Feb 24, 2017 8:48:39 AM</text:p>
          </table:table-cell>
          <table:table-cell office:value-type="string" calcext:value-type="string">
            <text:p>Feb 28, 2018 9:47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70" xlink:type="simple">Manual | Exportar Licenças Frente Loja Supervisor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Oct 10, 2017 2:20:38 PM</text:p>
          </table:table-cell>
          <table:table-cell office:value-type="string" calcext:value-type="string">
            <text:p>Oct 11, 2017 11:20:15 AM</text:p>
          </table:table-cell>
          <table:table-cell office:value-type="string" calcext:value-type="string">
            <text:p>Oct 11, 2017 11:17:53 AM</text:p>
          </table:table-cell>
          <table:table-cell office:value-type="string" calcext:value-type="string">
            <text:p>Feb 27, 2018 3:46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95" xlink:type="simple">Dúvida | Como Alterar Perfil Fiscal Gerar SPED Fiscal Integral Varejo?</text:a></text:p>
          </table:table-cell>
          <table:table-cell office:value-type="float" office:value="178" calcext:value-type="float">
            <text:p>178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Jun 21, 2017 9:24:14 AM</text:p>
          </table:table-cell>
          <table:table-cell office:value-type="string" calcext:value-type="string">
            <text:p>Jun 21, 2017 9:27:30 AM</text:p>
          </table:table-cell>
          <table:table-cell office:value-type="string" calcext:value-type="string">
            <text:p>Jun 21, 2017 10:06:55 AM</text:p>
          </table:table-cell>
          <table:table-cell office:value-type="string" calcext:value-type="string">
            <text:p>Feb 27, 2018 2:54:1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Banco+Dados+Postgres+Windows" xlink:type="simple">Manual | Instalar Banco Dados Postgres Windows</text:a></text:p>
          </table:table-cell>
          <table:table-cell office:value-type="float" office:value="178" calcext:value-type="float">
            <text:p>1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Jul 20, 2016 9:57:04 AM</text:p>
          </table:table-cell>
          <table:table-cell office:value-type="string" calcext:value-type="string">
            <text:p>Mar 13, 2017 8:26:17 AM</text:p>
          </table:table-cell>
          <table:table-cell office:value-type="string" calcext:value-type="string">
            <text:p>Feb 28, 2017 2:05:58 AM</text:p>
          </table:table-cell>
          <table:table-cell office:value-type="string" calcext:value-type="string">
            <text:p>Feb 23, 2018 6:13:22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ar+ECF+Integral" xlink:type="simple">Manual | Cadastar ECF Integral</text:a></text:p>
          </table:table-cell>
          <table:table-cell office:value-type="float" office:value="177" calcext:value-type="float">
            <text:p>17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ug 5, 2016 6:09:40 PM</text:p>
          </table:table-cell>
          <table:table-cell office:value-type="string" calcext:value-type="string">
            <text:p>Apr 4, 2017 2:47:20 PM</text:p>
          </table:table-cell>
          <table:table-cell office:value-type="string" calcext:value-type="string">
            <text:p>Feb 24, 2017 8:48:48 AM</text:p>
          </table:table-cell>
          <table:table-cell office:value-type="string" calcext:value-type="string">
            <text:p>Feb 15, 2018 3:21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12" xlink:type="simple">Dúvida | Como Executar Rotina Altera Faixa Item Integral?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Jul 25, 2017 2:04:43 PM</text:p>
          </table:table-cell>
          <table:table-cell office:value-type="string" calcext:value-type="string">
            <text:p>Jul 26, 2017 9:29:20 AM</text:p>
          </table:table-cell>
          <table:table-cell office:value-type="string" calcext:value-type="string">
            <text:p>Jul 25, 2017 4:15:48 PM</text:p>
          </table:table-cell>
          <table:table-cell office:value-type="string" calcext:value-type="string">
            <text:p>Feb 24, 2018 12:34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91" xlink:type="simple">Manual | Download Instalação Aplicativo Comanda Android</text:a></text:p>
          </table:table-cell>
          <table:table-cell office:value-type="float" office:value="176" calcext:value-type="float">
            <text:p>17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pr 12, 2017 3:34:36 PM</text:p>
          </table:table-cell>
          <table:table-cell office:value-type="string" calcext:value-type="string">
            <text:p>Apr 13, 2017 10:28:33 AM</text:p>
          </table:table-cell>
          <table:table-cell office:value-type="string" calcext:value-type="string">
            <text:p>Apr 12, 2017 11:39:49 PM</text:p>
          </table:table-cell>
          <table:table-cell office:value-type="string" calcext:value-type="string">
            <text:p>Feb 27, 2018 12:48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56" xlink:type="simple">Manual | Realizar Integração Impostos Nota Fiscal Serviço Integral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pr 12, 2017 2:05:48 PM</text:p>
          </table:table-cell>
          <table:table-cell office:value-type="string" calcext:value-type="string">
            <text:p>Apr 12, 2017 3:20:08 PM</text:p>
          </table:table-cell>
          <table:table-cell office:value-type="string" calcext:value-type="string">
            <text:p>Apr 12, 2017 3:41:56 PM</text:p>
          </table:table-cell>
          <table:table-cell office:value-type="string" calcext:value-type="string">
            <text:p>Feb 27, 2018 1:39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9" xlink:type="simple">Dúvida | Como Importar Arquivo CSV Auxiliar Layout 04 Cadastro Produtos Integral?</text:a></text:p>
          </table:table-cell>
          <table:table-cell office:value-type="float" office:value="173" calcext:value-type="float">
            <text:p>17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pr 5, 2017 10:14:09 AM</text:p>
          </table:table-cell>
          <table:table-cell office:value-type="string" calcext:value-type="string">
            <text:p>Apr 5, 2017 11:21:29 AM</text:p>
          </table:table-cell>
          <table:table-cell office:value-type="string" calcext:value-type="string">
            <text:p>Apr 5, 2017 2:06:53 PM</text:p>
          </table:table-cell>
          <table:table-cell office:value-type="string" calcext:value-type="string">
            <text:p>Feb 24, 2018 4:21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907" xlink:type="simple">Dúvida | Como Importar Arquivo SVT Validador Web?</text:a></text:p>
          </table:table-cell>
          <table:table-cell office:value-type="float" office:value="172" calcext:value-type="float">
            <text:p>17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ep 2, 2016 5:48:28 PM</text:p>
          </table:table-cell>
          <table:table-cell office:value-type="string" calcext:value-type="string">
            <text:p>Mar 16, 2017 2:43:39 PM</text:p>
          </table:table-cell>
          <table:table-cell office:value-type="string" calcext:value-type="string">
            <text:p>Feb 20, 2017 10:13:15 PM</text:p>
          </table:table-cell>
          <table:table-cell office:value-type="string" calcext:value-type="string">
            <text:p>Feb 24, 2018 5:46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9" xlink:type="simple">Dúvida | Como Excluir NF-e Integral?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ug 26, 2016 12:17:02 PM</text:p>
          </table:table-cell>
          <table:table-cell office:value-type="string" calcext:value-type="string">
            <text:p>May 17, 2017 4:54:35 PM</text:p>
          </table:table-cell>
          <table:table-cell office:value-type="string" calcext:value-type="string">
            <text:p>Feb 20, 2017 10:16:22 PM</text:p>
          </table:table-cell>
          <table:table-cell office:value-type="string" calcext:value-type="string">
            <text:p>Feb 27, 2018 11:33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9" xlink:type="simple">Manual | Realizar Conferência Baixa Lançamentos Cartões Integral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Jun 9, 2017 3:27:33 PM</text:p>
          </table:table-cell>
          <table:table-cell office:value-type="string" calcext:value-type="string">
            <text:p>Sep 20, 2017 12:01:17 PM</text:p>
          </table:table-cell>
          <table:table-cell office:value-type="string" calcext:value-type="string">
            <text:p>Jun 9, 2017 5:24:17 PM</text:p>
          </table:table-cell>
          <table:table-cell office:value-type="string" calcext:value-type="string">
            <text:p>Feb 24, 2018 10:02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8" xlink:type="simple">Dúvida | Como Reenviar NF-e Integral Varejo?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Jul 19, 2016 11:57:16 AM</text:p>
          </table:table-cell>
          <table:table-cell office:value-type="string" calcext:value-type="string">
            <text:p>Nov 30, 2017 4:28:25 PM</text:p>
          </table:table-cell>
          <table:table-cell office:value-type="string" calcext:value-type="string">
            <text:p>Feb 23, 2017 1:59:24 PM</text:p>
          </table:table-cell>
          <table:table-cell office:value-type="string" calcext:value-type="string">
            <text:p>Feb 13, 2018 2:38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33" xlink:type="simple">Dúvida | Como Emitir Relatório Vendas Produtos Integral?</text:a></text:p>
          </table:table-cell>
          <table:table-cell office:value-type="float" office:value="161" calcext:value-type="float">
            <text:p>16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ar 31, 2017 2:32:12 PM</text:p>
          </table:table-cell>
          <table:table-cell office:value-type="string" calcext:value-type="string">
            <text:p>Mar 31, 2017 3:22:37 PM</text:p>
          </table:table-cell>
          <table:table-cell office:value-type="string" calcext:value-type="string">
            <text:p>Mar 31, 2017 11:25:53 PM</text:p>
          </table:table-cell>
          <table:table-cell office:value-type="string" calcext:value-type="string">
            <text:p>Feb 19, 2018 5:16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93" xlink:type="simple">Dúvida | Como Alterar Tributação Produto ST Tributado?</text:a></text:p>
          </table:table-cell>
          <table:table-cell office:value-type="float" office:value="159" calcext:value-type="float">
            <text:p>15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Feb 21, 2017 6:50:29 AM</text:p>
          </table:table-cell>
          <table:table-cell office:value-type="string" calcext:value-type="string">
            <text:p>Mar 15, 2017 5:19:58 PM</text:p>
          </table:table-cell>
          <table:table-cell office:value-type="string" calcext:value-type="string">
            <text:p>Feb 21, 2017 11:14:14 AM</text:p>
          </table:table-cell>
          <table:table-cell office:value-type="string" calcext:value-type="string">
            <text:p>Feb 19, 2018 2:11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64" xlink:type="simple">Manual | Emitir Relatório DRE Integral</text:a></text:p>
          </table:table-cell>
          <table:table-cell office:value-type="float" office:value="159" calcext:value-type="float">
            <text:p>15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pr 20, 2017 11:52:01 AM</text:p>
          </table:table-cell>
          <table:table-cell office:value-type="string" calcext:value-type="string">
            <text:p>Apr 20, 2017 2:15:03 PM</text:p>
          </table:table-cell>
          <table:table-cell office:value-type="string" calcext:value-type="string">
            <text:p>Apr 20, 2017 2:13:44 PM</text:p>
          </table:table-cell>
          <table:table-cell office:value-type="string" calcext:value-type="string">
            <text:p>Mar 1, 2018 12:22:5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CesarFTP" xlink:type="simple">Manual | Instalar CesarFTP</text:a></text:p>
          </table:table-cell>
          <table:table-cell office:value-type="float" office:value="158" calcext:value-type="float">
            <text:p>15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Jul 26, 2016 1:03:43 PM</text:p>
          </table:table-cell>
          <table:table-cell office:value-type="string" calcext:value-type="string">
            <text:p>Mar 13, 2017 1:21:55 PM</text:p>
          </table:table-cell>
          <table:table-cell office:value-type="string" calcext:value-type="string">
            <text:p>Feb 24, 2017 1:15:13 AM</text:p>
          </table:table-cell>
          <table:table-cell office:value-type="string" calcext:value-type="string">
            <text:p>Feb 23, 2018 12:39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36" xlink:type="simple">Dúvida | Como Gerar Arquivo SPED PIS COFINS Integral?</text:a></text:p>
          </table:table-cell>
          <table:table-cell office:value-type="float" office:value="156" calcext:value-type="float">
            <text:p>156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May 23, 2017 3:36:37 PM</text:p>
          </table:table-cell>
          <table:table-cell office:value-type="string" calcext:value-type="string">
            <text:p>May 24, 2017 10:22:15 AM</text:p>
          </table:table-cell>
          <table:table-cell office:value-type="string" calcext:value-type="string">
            <text:p>May 25, 2017 10:21:17 AM</text:p>
          </table:table-cell>
          <table:table-cell office:value-type="string" calcext:value-type="string">
            <text:p>Feb 20, 2018 2:1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10" xlink:type="simple">Manual | Enviar Registros M300 M700 SPED Contribuições Integral</text:a></text:p>
          </table:table-cell>
          <table:table-cell office:value-type="float" office:value="155" calcext:value-type="float">
            <text:p>15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May 30, 2017 10:45:10 AM</text:p>
          </table:table-cell>
          <table:table-cell office:value-type="string" calcext:value-type="string">
            <text:p>May 30, 2017 11:39:53 AM</text:p>
          </table:table-cell>
          <table:table-cell office:value-type="string" calcext:value-type="string">
            <text:p>May 30, 2017 11:38:13 AM</text:p>
          </table:table-cell>
          <table:table-cell office:value-type="string" calcext:value-type="string">
            <text:p>Feb 28, 2018 9:04:3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stalar+Tira+Teima+Linux" xlink:type="simple">Manual | Instalar Tira Teima Linux</text:a></text:p>
          </table:table-cell>
          <table:table-cell office:value-type="float" office:value="154" calcext:value-type="float">
            <text:p>15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ar 3, 2017 9:21:11 AM</text:p>
          </table:table-cell>
          <table:table-cell office:value-type="string" calcext:value-type="string">
            <text:p>Mar 15, 2017 3:25:16 PM</text:p>
          </table:table-cell>
          <table:table-cell office:value-type="string" calcext:value-type="string">
            <text:p>Mar 3, 2017 4:05:03 PM</text:p>
          </table:table-cell>
          <table:table-cell office:value-type="string" calcext:value-type="string">
            <text:p>Mar 1, 2018 1:54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85" xlink:type="simple">Dúvida | Como Gerar Arquivo ECD Contábil Integral?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pr 6, 2017 9:56:29 AM</text:p>
          </table:table-cell>
          <table:table-cell office:value-type="string" calcext:value-type="string">
            <text:p>Apr 6, 2017 11:37:14 AM</text:p>
          </table:table-cell>
          <table:table-cell office:value-type="string" calcext:value-type="string">
            <text:p>Apr 6, 2017 11:43:56 AM</text:p>
          </table:table-cell>
          <table:table-cell office:value-type="string" calcext:value-type="string">
            <text:p>Feb 15, 2018 6:21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73" xlink:type="simple">Dúvida | Como Ativar Supervisor?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Jul 21, 2016 4:22:32 PM</text:p>
          </table:table-cell>
          <table:table-cell office:value-type="string" calcext:value-type="string">
            <text:p>Mar 16, 2017 12:31:30 PM</text:p>
          </table:table-cell>
          <table:table-cell office:value-type="string" calcext:value-type="string">
            <text:p>Feb 24, 2017 9:03:24 AM</text:p>
          </table:table-cell>
          <table:table-cell office:value-type="string" calcext:value-type="string">
            <text:p>Feb 17, 2018 2:1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6864" xlink:type="simple">Dúvida | Como Funciona Agrupamento Produtos Mesmos Dados Fiscais Integral?</text:a></text:p>
          </table:table-cell>
          <table:table-cell office:value-type="float" office:value="152" calcext:value-type="float">
            <text:p>15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ar 15, 2017 9:33:25 AM</text:p>
          </table:table-cell>
          <table:table-cell office:value-type="string" calcext:value-type="string">
            <text:p>Mar 17, 2017 12:04:34 PM</text:p>
          </table:table-cell>
          <table:table-cell office:value-type="string" calcext:value-type="string">
            <text:p>Mar 16, 2017 10:28:58 AM</text:p>
          </table:table-cell>
          <table:table-cell office:value-type="string" calcext:value-type="string">
            <text:p>Feb 28, 2018 11:10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10" xlink:type="simple">Dúvida | Como Realizar Troca Devolução Mercadoria PDV Contra Vale Integral?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Aug 7, 2017 2:08:02 PM</text:p>
          </table:table-cell>
          <table:table-cell office:value-type="string" calcext:value-type="string">
            <text:p>Aug 16, 2017 9:56:43 AM</text:p>
          </table:table-cell>
          <table:table-cell office:value-type="string" calcext:value-type="string">
            <text:p>Aug 16, 2017 9:34:00 AM</text:p>
          </table:table-cell>
          <table:table-cell office:value-type="string" calcext:value-type="string">
            <text:p>Feb 26, 2018 2:5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744169" xlink:type="simple">Manual | Atualizar Inventário Integral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ug 12, 2016 5:14:59 PM</text:p>
          </table:table-cell>
          <table:table-cell office:value-type="string" calcext:value-type="string">
            <text:p>Jan 8, 2018 3:28:33 PM</text:p>
          </table:table-cell>
          <table:table-cell office:value-type="string" calcext:value-type="string">
            <text:p>Feb 20, 2017 10:15:50 PM</text:p>
          </table:table-cell>
          <table:table-cell office:value-type="string" calcext:value-type="string">
            <text:p>Feb 28, 2018 9:34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05" xlink:type="simple">Dúvida | Como Realizar Importação Cupons Itens Não Encontrados Excluídos Integral?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Jun 29, 2017 9:24:01 AM</text:p>
          </table:table-cell>
          <table:table-cell office:value-type="string" calcext:value-type="string">
            <text:p>Jan 12, 2018 11:29:54 AM</text:p>
          </table:table-cell>
          <table:table-cell office:value-type="string" calcext:value-type="string">
            <text:p>Jun 29, 2017 11:57:05 AM</text:p>
          </table:table-cell>
          <table:table-cell office:value-type="string" calcext:value-type="string">
            <text:p>Mar 1, 2018 11:54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96" xlink:type="simple">Dúvida | Como Configurar Conta Contábil Inventário SPED ICMS Integral?</text:a></text:p>
          </table:table-cell>
          <table:table-cell office:value-type="float" office:value="148" calcext:value-type="float">
            <text:p>148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Oct 3, 2017 11:23:31 AM</text:p>
          </table:table-cell>
          <table:table-cell office:value-type="string" calcext:value-type="string">
            <text:p>Oct 3, 2017 3:43:53 PM</text:p>
          </table:table-cell>
          <table:table-cell office:value-type="string" calcext:value-type="string">
            <text:p>Oct 3, 2017 12:20:22 PM</text:p>
          </table:table-cell>
          <table:table-cell office:value-type="string" calcext:value-type="string">
            <text:p>Feb 27, 2018 6:52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84" xlink:type="simple">Dúvida | Como Exportar Carga Total Produtos Integral?</text:a></text:p>
          </table:table-cell>
          <table:table-cell office:value-type="float" office:value="146" calcext:value-type="float">
            <text:p>14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Mar 30, 2017 4:01:32 PM</text:p>
          </table:table-cell>
          <table:table-cell office:value-type="string" calcext:value-type="string">
            <text:p>Mar 31, 2017 8:50:36 AM</text:p>
          </table:table-cell>
          <table:table-cell office:value-type="string" calcext:value-type="string">
            <text:p>Mar 30, 2017 11:27:12 PM</text:p>
          </table:table-cell>
          <table:table-cell office:value-type="string" calcext:value-type="string">
            <text:p>Mar 1, 2018 7:30:4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Tira+Teima+Linux" xlink:type="simple">Manual | Configurar Tira Teima Linux</text:a></text:p>
          </table:table-cell>
          <table:table-cell office:value-type="float" office:value="146" calcext:value-type="float">
            <text:p>14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r 3, 2017 12:06:53 PM</text:p>
          </table:table-cell>
          <table:table-cell office:value-type="string" calcext:value-type="string">
            <text:p>Mar 15, 2017 3:24:49 PM</text:p>
          </table:table-cell>
          <table:table-cell office:value-type="string" calcext:value-type="string">
            <text:p>Mar 7, 2017 7:18:56 PM</text:p>
          </table:table-cell>
          <table:table-cell office:value-type="string" calcext:value-type="string">
            <text:p>Feb 25, 2018 10:10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0" xlink:type="simple">Dúvida | Como Inserir Chave NF-e Cancelada Manualmente SPED Fiscal Integral Varejo?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May 31, 2017 9:04:31 AM</text:p>
          </table:table-cell>
          <table:table-cell office:value-type="string" calcext:value-type="string">
            <text:p>Jul 10, 2017 2:51:45 PM</text:p>
          </table:table-cell>
          <table:table-cell office:value-type="string" calcext:value-type="string">
            <text:p>May 31, 2017 12:54:48 PM</text:p>
          </table:table-cell>
          <table:table-cell office:value-type="string" calcext:value-type="string">
            <text:p>Feb 20, 2018 2:16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24" xlink:type="simple">Dúvida | Como Atualizar Licenças PDV's Frente Windows?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Oct 19, 2017 11:50:45 AM</text:p>
          </table:table-cell>
          <table:table-cell office:value-type="string" calcext:value-type="string">
            <text:p>Oct 20, 2017 2:53:43 PM</text:p>
          </table:table-cell>
          <table:table-cell office:value-type="string" calcext:value-type="string">
            <text:p>Oct 20, 2017 9:27:39 PM</text:p>
          </table:table-cell>
          <table:table-cell office:value-type="string" calcext:value-type="string">
            <text:p>Feb 28, 2018 1:56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44" xlink:type="simple">Dúvida | Como Permitir NCM Zerado Cadastro Produto Integral?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Mar 31, 2017 3:31:48 PM</text:p>
          </table:table-cell>
          <table:table-cell office:value-type="string" calcext:value-type="string">
            <text:p>Mar 31, 2017 4:21:50 PM</text:p>
          </table:table-cell>
          <table:table-cell office:value-type="string" calcext:value-type="string">
            <text:p>Mar 31, 2017 4:29:44 PM</text:p>
          </table:table-cell>
          <table:table-cell office:value-type="string" calcext:value-type="string">
            <text:p>Feb 28, 2018 11:35:5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Acesso+Servidor+Comanda+Android" xlink:type="simple">Manual | Configurar Acesso Servidor Comanda Android</text:a></text:p>
          </table:table-cell>
          <table:table-cell office:value-type="float" office:value="144" calcext:value-type="float">
            <text:p>14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pr 13, 2017 10:45:37 AM</text:p>
          </table:table-cell>
          <table:table-cell office:value-type="string" calcext:value-type="string">
            <text:p>Apr 13, 2017 10:48:18 AM</text:p>
          </table:table-cell>
          <table:table-cell office:value-type="string" calcext:value-type="string">
            <text:p>Apr 17, 2017 5:30:48 AM</text:p>
          </table:table-cell>
          <table:table-cell office:value-type="string" calcext:value-type="string">
            <text:p>Feb 20, 2018 2:16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4" xlink:type="simple">Dúvida | Como Corrigir Erro Saldo Período Anterior SPED Fiscal Integral Varejo?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May 30, 2017 2:10:59 PM</text:p>
          </table:table-cell>
          <table:table-cell office:value-type="string" calcext:value-type="string">
            <text:p>May 30, 2017 2:35:00 PM</text:p>
          </table:table-cell>
          <table:table-cell office:value-type="string" calcext:value-type="string">
            <text:p>May 30, 2017 2:33:41 PM</text:p>
          </table:table-cell>
          <table:table-cell office:value-type="string" calcext:value-type="string">
            <text:p>Feb 23, 2018 8:23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32" xlink:type="simple">Dúvida | Como Gravar Exportar Produtos Tributados Alíquota FEM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Feb 23, 2017 7:06:06 AM</text:p>
          </table:table-cell>
          <table:table-cell office:value-type="string" calcext:value-type="string">
            <text:p>Mar 16, 2017 9:03:19 AM</text:p>
          </table:table-cell>
          <table:table-cell office:value-type="string" calcext:value-type="string">
            <text:p>Feb 23, 2017 12:53:53 PM</text:p>
          </table:table-cell>
          <table:table-cell office:value-type="string" calcext:value-type="string">
            <text:p>Feb 13, 2018 2:17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31" xlink:type="simple">Dúvida | Como Ajustar Novo Layout 4.0 Nota Fiscal Entrada XML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Oct 5, 2017 11:04:46 AM</text:p>
          </table:table-cell>
          <table:table-cell office:value-type="string" calcext:value-type="string">
            <text:p>Nov 30, 2017 4:00:28 PM</text:p>
          </table:table-cell>
          <table:table-cell office:value-type="string" calcext:value-type="string">
            <text:p>Oct 5, 2017 11:38:37 AM</text:p>
          </table:table-cell>
          <table:table-cell office:value-type="string" calcext:value-type="string">
            <text:p>Feb 27, 2018 4:05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9" xlink:type="simple">Dúvida | Como Realizar Lançamento Registro F100 SPED PIS COFINS Integral?</text:a></text:p>
          </table:table-cell>
          <table:table-cell office:value-type="float" office:value="142" calcext:value-type="float">
            <text:p>142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Jun 19, 2017 2:08:00 PM</text:p>
          </table:table-cell>
          <table:table-cell office:value-type="string" calcext:value-type="string">
            <text:p>Jan 15, 2018 11:09:27 AM</text:p>
          </table:table-cell>
          <table:table-cell office:value-type="string" calcext:value-type="string">
            <text:p>Jun 19, 2017 2:30:48 PM</text:p>
          </table:table-cell>
          <table:table-cell office:value-type="string" calcext:value-type="string">
            <text:p>Feb 28, 2018 3:02:59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mular+Sistema+Integral+Aplicativo+Termius+Android" xlink:type="simple">Manual | Emular Sistema Integral Aplicativo Termius Android</text:a></text:p>
          </table:table-cell>
          <table:table-cell office:value-type="float" office:value="141" calcext:value-type="float">
            <text:p>141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Aug 11, 2017 11:31:37 AM</text:p>
          </table:table-cell>
          <table:table-cell office:value-type="string" calcext:value-type="string">
            <text:p>Aug 16, 2017 9:00:52 AM</text:p>
          </table:table-cell>
          <table:table-cell office:value-type="string" calcext:value-type="string">
            <text:p>Aug 14, 2017 11:32:01 AM</text:p>
          </table:table-cell>
          <table:table-cell office:value-type="string" calcext:value-type="string">
            <text:p>Feb 27, 2018 2:39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50" xlink:type="simple">Dúvida | Como Fazer Envio Carta Correção Novo NF-e?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Aug 4, 2017 2:42:49 PM</text:p>
          </table:table-cell>
          <table:table-cell office:value-type="string" calcext:value-type="string">
            <text:p>Aug 8, 2017 2:31:07 PM</text:p>
          </table:table-cell>
          <table:table-cell office:value-type="string" calcext:value-type="string">
            <text:p>Aug 8, 2017 2:05:43 PM</text:p>
          </table:table-cell>
          <table:table-cell office:value-type="string" calcext:value-type="string">
            <text:p>Mar 1, 2018 1:30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925" xlink:type="simple">Manual | Alterar Conta Contábil Cadastro Cliente Integral</text:a></text:p>
          </table:table-cell>
          <table:table-cell office:value-type="float" office:value="139" calcext:value-type="float">
            <text:p>13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pr 11, 2017 11:12:31 AM</text:p>
          </table:table-cell>
          <table:table-cell office:value-type="string" calcext:value-type="string">
            <text:p>Apr 12, 2017 8:38:41 AM</text:p>
          </table:table-cell>
          <table:table-cell office:value-type="string" calcext:value-type="string">
            <text:p>Apr 11, 2017 4:21:03 PM</text:p>
          </table:table-cell>
          <table:table-cell office:value-type="string" calcext:value-type="string">
            <text:p>Feb 19, 2018 9:47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38" xlink:type="simple">Dúvida | Como Obter Código Segurança Contribuinte Estado Novo Nf-e?</text:a></text:p>
          </table:table-cell>
          <table:table-cell office:value-type="float" office:value="138" calcext:value-type="float">
            <text:p>13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Jul 21, 2017 2:01:58 PM</text:p>
          </table:table-cell>
          <table:table-cell office:value-type="string" calcext:value-type="string">
            <text:p>Jul 25, 2017 9:36:27 AM</text:p>
          </table:table-cell>
          <table:table-cell office:value-type="string" calcext:value-type="string">
            <text:p>Jul 24, 2017 9:53:17 AM</text:p>
          </table:table-cell>
          <table:table-cell office:value-type="string" calcext:value-type="string">
            <text:p>Mar 1, 2018 1:00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3" xlink:type="simple">Dúvida | Como Alterar Situação Pedido Cliente?</text:a></text:p>
          </table:table-cell>
          <table:table-cell office:value-type="float" office:value="136" calcext:value-type="float">
            <text:p>13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Feb 15, 2017 6:46:58 AM</text:p>
          </table:table-cell>
          <table:table-cell office:value-type="string" calcext:value-type="string">
            <text:p>Mar 15, 2017 5:07:54 PM</text:p>
          </table:table-cell>
          <table:table-cell office:value-type="string" calcext:value-type="string">
            <text:p>Feb 21, 2017 1:44:11 PM</text:p>
          </table:table-cell>
          <table:table-cell office:value-type="string" calcext:value-type="string">
            <text:p>Feb 16, 2018 7:27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514758" xlink:type="simple">Dúvida | Como Emitir Relatório Inventário Integral?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Aug 11, 2016 4:36:23 PM</text:p>
          </table:table-cell>
          <table:table-cell office:value-type="string" calcext:value-type="string">
            <text:p>Mar 16, 2017 9:49:30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Feb 20, 2018 2:1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83" xlink:type="simple">Dúvida | Como Cadastrar Código Observação Integral?</text:a></text:p>
          </table:table-cell>
          <table:table-cell office:value-type="float" office:value="135" calcext:value-type="float">
            <text:p>13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May 8, 2017 10:18:16 AM</text:p>
          </table:table-cell>
          <table:table-cell office:value-type="string" calcext:value-type="string">
            <text:p>Jun 22, 2017 3:20:33 PM</text:p>
          </table:table-cell>
          <table:table-cell office:value-type="string" calcext:value-type="string">
            <text:p>May 9, 2017 9:49:04 AM</text:p>
          </table:table-cell>
          <table:table-cell office:value-type="string" calcext:value-type="string">
            <text:p>Feb 28, 2018 2:52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65" xlink:type="simple">Manual | Realizar Integração MG Mobile Integral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Jul 7, 2017 9:37:15 AM</text:p>
          </table:table-cell>
          <table:table-cell office:value-type="string" calcext:value-type="string">
            <text:p>Jul 11, 2017 3:04:10 PM</text:p>
          </table:table-cell>
          <table:table-cell office:value-type="string" calcext:value-type="string">
            <text:p>Jul 10, 2017 10:17:04 AM</text:p>
          </table:table-cell>
          <table:table-cell office:value-type="string" calcext:value-type="string">
            <text:p>Feb 25, 2018 1:24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63" xlink:type="simple">Dúvida | Como Alterar Campo CEST Arquivo CSV Auxiliar Integral?</text:a></text:p>
          </table:table-cell>
          <table:table-cell office:value-type="float" office:value="134" calcext:value-type="float">
            <text:p>13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pr 3, 2017 9:19:11 AM</text:p>
          </table:table-cell>
          <table:table-cell office:value-type="string" calcext:value-type="string">
            <text:p>Apr 3, 2017 12:27:55 PM</text:p>
          </table:table-cell>
          <table:table-cell office:value-type="string" calcext:value-type="string">
            <text:p>Apr 3, 2017 11:46:22 AM</text:p>
          </table:table-cell>
          <table:table-cell office:value-type="string" calcext:value-type="string">
            <text:p>Mar 1, 2018 10:16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54" xlink:type="simple">Dúvida | Como Emitir Relatório Tabela IBPT Comparação NCM Integral?</text:a></text:p>
          </table:table-cell>
          <table:table-cell office:value-type="float" office:value="133" calcext:value-type="float">
            <text:p>13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Feb 22, 2017 6:51:36 AM</text:p>
          </table:table-cell>
          <table:table-cell office:value-type="string" calcext:value-type="string">
            <text:p>Feb 22, 2017 11:03:47 AM</text:p>
          </table:table-cell>
          <table:table-cell office:value-type="string" calcext:value-type="string">
            <text:p>Feb 22, 2017 1:21:29 PM</text:p>
          </table:table-cell>
          <table:table-cell office:value-type="string" calcext:value-type="string">
            <text:p>Feb 17, 2018 7:53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693272" xlink:type="simple">Dúvida | Como Consultar NF-e SPED Integral?</text:a></text:p>
          </table:table-cell>
          <table:table-cell office:value-type="float" office:value="132" calcext:value-type="float">
            <text:p>13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ug 26, 2016 11:59:21 AM</text:p>
          </table:table-cell>
          <table:table-cell office:value-type="string" calcext:value-type="string">
            <text:p>Mar 16, 2017 10:02:17 AM</text:p>
          </table:table-cell>
          <table:table-cell office:value-type="string" calcext:value-type="string">
            <text:p>Feb 24, 2017 10:18:49 PM</text:p>
          </table:table-cell>
          <table:table-cell office:value-type="string" calcext:value-type="string">
            <text:p>Feb 27, 2018 11:50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254917" xlink:type="simple">Dúvida | Como Configurar Conexão Servidor BD Supervisor?</text:a></text:p>
          </table:table-cell>
          <table:table-cell office:value-type="float" office:value="130" calcext:value-type="float">
            <text:p>13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Jul 22, 2016 10:43:11 AM</text:p>
          </table:table-cell>
          <table:table-cell office:value-type="string" calcext:value-type="string">
            <text:p>Mar 16, 2017 2:06:09 PM</text:p>
          </table:table-cell>
          <table:table-cell office:value-type="string" calcext:value-type="string">
            <text:p>Feb 24, 2017 1:17:11 AM</text:p>
          </table:table-cell>
          <table:table-cell office:value-type="string" calcext:value-type="string">
            <text:p>Feb 13, 2018 2:22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28" xlink:type="simple">Dúvida | Como Corrigir Erro Saldo Período Anterior SPED Fiscal Integral?</text:a></text:p>
          </table:table-cell>
          <table:table-cell office:value-type="float" office:value="129" calcext:value-type="float">
            <text:p>12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May 30, 2017 11:51:10 AM</text:p>
          </table:table-cell>
          <table:table-cell office:value-type="string" calcext:value-type="string">
            <text:p>May 30, 2017 12:44:51 PM</text:p>
          </table:table-cell>
          <table:table-cell office:value-type="string" calcext:value-type="string">
            <text:p>May 30, 2017 12:45:08 PM</text:p>
          </table:table-cell>
          <table:table-cell office:value-type="string" calcext:value-type="string">
            <text:p>Feb 23, 2018 8:26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25" xlink:type="simple">Dúvida | Como Executar Rotina Corrige Manual NF-e Pendentes Integral?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Jul 6, 2017 11:14:12 AM</text:p>
          </table:table-cell>
          <table:table-cell office:value-type="string" calcext:value-type="string">
            <text:p>Nov 29, 2017 3:21:00 PM</text:p>
          </table:table-cell>
          <table:table-cell office:value-type="string" calcext:value-type="string">
            <text:p>Jul 6, 2017 2:28:47 PM</text:p>
          </table:table-cell>
          <table:table-cell office:value-type="string" calcext:value-type="string">
            <text:p>Feb 28, 2018 5:22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8" xlink:type="simple">Manual | Contabilizar Vendas ECF Subtraindo Valor Crédito Tipo Gerencial Integral</text:a></text:p>
          </table:table-cell>
          <table:table-cell office:value-type="float" office:value="127" calcext:value-type="float">
            <text:p>12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r 26, 2017 9:30:54 AM</text:p>
          </table:table-cell>
          <table:table-cell office:value-type="string" calcext:value-type="string">
            <text:p>Apr 26, 2017 3:29:41 PM</text:p>
          </table:table-cell>
          <table:table-cell office:value-type="string" calcext:value-type="string">
            <text:p>Apr 26, 2017 2:27:04 PM</text:p>
          </table:table-cell>
          <table:table-cell office:value-type="string" calcext:value-type="string">
            <text:p>Feb 15, 2018 6:21:5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proveitar+Saldo+Credor+PIS+COFINS+Integral" xlink:type="simple">Manual | Aproveitar Saldo Credor PIS COFINS Integral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May 23, 2017 9:55:29 AM</text:p>
          </table:table-cell>
          <table:table-cell office:value-type="string" calcext:value-type="string">
            <text:p>May 24, 2017 10:28:09 AM</text:p>
          </table:table-cell>
          <table:table-cell office:value-type="string" calcext:value-type="string">
            <text:p>May 23, 2017 3:08:31 PM</text:p>
          </table:table-cell>
          <table:table-cell office:value-type="string" calcext:value-type="string">
            <text:p>Feb 25, 2018 11:57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60" xlink:type="simple">Dúvida | Como Gerar SPED Fevereiro Inventário Estoque Ano Anterior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ar 23, 2017 4:13:28 PM</text:p>
          </table:table-cell>
          <table:table-cell office:value-type="string" calcext:value-type="string">
            <text:p>Mar 24, 2017 12:45:32 PM</text:p>
          </table:table-cell>
          <table:table-cell office:value-type="string" calcext:value-type="string">
            <text:p>Mar 24, 2017 12:41:20 PM</text:p>
          </table:table-cell>
          <table:table-cell office:value-type="string" calcext:value-type="string">
            <text:p>Mar 1, 2018 11:53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093" xlink:type="simple">Dúvida | Como Importar Cupons Total Manualmente Integral?</text:a></text:p>
          </table:table-cell>
          <table:table-cell office:value-type="float" office:value="126" calcext:value-type="float">
            <text:p>12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pr 25, 2017 9:22:37 AM</text:p>
          </table:table-cell>
          <table:table-cell office:value-type="string" calcext:value-type="string">
            <text:p>Apr 25, 2017 10:11:11 AM</text:p>
          </table:table-cell>
          <table:table-cell office:value-type="string" calcext:value-type="string">
            <text:p>Apr 26, 2017 1:40:29 AM</text:p>
          </table:table-cell>
          <table:table-cell office:value-type="string" calcext:value-type="string">
            <text:p>Feb 27, 2018 1:19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08" xlink:type="simple">Manual | Implementar Tributação CST CSOSN Estado Integral</text:a></text:p>
          </table:table-cell>
          <table:table-cell office:value-type="float" office:value="123" calcext:value-type="float">
            <text:p>123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pr 17, 2017 8:21:14 AM</text:p>
          </table:table-cell>
          <table:table-cell office:value-type="string" calcext:value-type="string">
            <text:p>Apr 17, 2017 4:39:30 PM</text:p>
          </table:table-cell>
          <table:table-cell office:value-type="string" calcext:value-type="string">
            <text:p>Apr 17, 2017 11:31:47 AM</text:p>
          </table:table-cell>
          <table:table-cell office:value-type="string" calcext:value-type="string">
            <text:p>Feb 26, 2018 11:30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670" xlink:type="simple">Dúvida | Como Alterar Redução Z Integral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p 1, 2016 10:23:07 AM</text:p>
          </table:table-cell>
          <table:table-cell office:value-type="string" calcext:value-type="string">
            <text:p>Mar 16, 2017 10:18:48 AM</text:p>
          </table:table-cell>
          <table:table-cell office:value-type="string" calcext:value-type="string">
            <text:p>Feb 20, 2017 10:07:34 PM</text:p>
          </table:table-cell>
          <table:table-cell office:value-type="string" calcext:value-type="string">
            <text:p>Feb 28, 2018 5:59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19" xlink:type="simple">Dúvida | Como Alterar NCM Produto Faixa Integral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ep 2, 2016 10:13:11 AM</text:p>
          </table:table-cell>
          <table:table-cell office:value-type="string" calcext:value-type="string">
            <text:p>Mar 16, 2017 11:01:54 AM</text:p>
          </table:table-cell>
          <table:table-cell office:value-type="string" calcext:value-type="string">
            <text:p>Feb 20, 2017 10:09:58 PM</text:p>
          </table:table-cell>
          <table:table-cell office:value-type="string" calcext:value-type="string">
            <text:p>Feb 26, 2018 2:02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86" xlink:type="simple">Dúvida | Como Alterar Perfil Fiscal Gerar SPED Fiscal Integral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Jun 21, 2017 8:41:11 AM</text:p>
          </table:table-cell>
          <table:table-cell office:value-type="string" calcext:value-type="string">
            <text:p>Jun 21, 2017 9:21:16 AM</text:p>
          </table:table-cell>
          <table:table-cell office:value-type="string" calcext:value-type="string">
            <text:p>Jun 21, 2017 9:20:37 AM</text:p>
          </table:table-cell>
          <table:table-cell office:value-type="string" calcext:value-type="string">
            <text:p>Feb 23, 2018 8:11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54" xlink:type="simple">Dúvida | Como Alterar Cadastro Operador Caixa Integral?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Jun 20, 2017 2:29:06 PM</text:p>
          </table:table-cell>
          <table:table-cell office:value-type="string" calcext:value-type="string">
            <text:p>Jun 20, 2017 3:01:43 PM</text:p>
          </table:table-cell>
          <table:table-cell office:value-type="string" calcext:value-type="string">
            <text:p>Jun 20, 2017 3:14:37 PM</text:p>
          </table:table-cell>
          <table:table-cell office:value-type="string" calcext:value-type="string">
            <text:p>Feb 26, 2018 3:41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43" xlink:type="simple">Manual | Realizar Devolução Venda PDV Integral</text:a></text:p>
          </table:table-cell>
          <table:table-cell office:value-type="float" office:value="121" calcext:value-type="float">
            <text:p>121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Jan 18, 2018 9:19:12 AM</text:p>
          </table:table-cell>
          <table:table-cell office:value-type="string" calcext:value-type="string">
            <text:p>Jan 19, 2018 9:57:23 AM</text:p>
          </table:table-cell>
          <table:table-cell office:value-type="string" calcext:value-type="string">
            <text:p>Jan 18, 2018 10:29:45 PM</text:p>
          </table:table-cell>
          <table:table-cell office:value-type="string" calcext:value-type="string">
            <text:p>Feb 27, 2018 8:54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23" xlink:type="simple">Dúvida | Como Emitir Relatório Quantidade Produtos Compostos Integral?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ar 31, 2017 12:16:52 PM</text:p>
          </table:table-cell>
          <table:table-cell office:value-type="string" calcext:value-type="string">
            <text:p>Mar 31, 2017 2:20:57 PM</text:p>
          </table:table-cell>
          <table:table-cell office:value-type="string" calcext:value-type="string">
            <text:p>Mar 31, 2017 11:25:13 PM</text:p>
          </table:table-cell>
          <table:table-cell office:value-type="string" calcext:value-type="string">
            <text:p>Feb 20, 2018 2:16:40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Alterar+Arquivo+CSV+Excell+Integral" xlink:type="simple">Manual | Alterar Arquivo CSV Excell Integral</text:a></text:p>
          </table:table-cell>
          <table:table-cell office:value-type="float" office:value="120" calcext:value-type="float">
            <text:p>1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ul 21, 2016 11:32:37 AM</text:p>
          </table:table-cell>
          <table:table-cell office:value-type="string" calcext:value-type="string">
            <text:p>Apr 4, 2017 2:07:54 PM</text:p>
          </table:table-cell>
          <table:table-cell office:value-type="string" calcext:value-type="string">
            <text:p>Feb 20, 2017 10:09:57 PM</text:p>
          </table:table-cell>
          <table:table-cell office:value-type="string" calcext:value-type="string">
            <text:p>Feb 28, 2018 10:55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43" xlink:type="simple">Manual | Lançamento Produtos Controle Comanda Android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Apr 13, 2017 8:43:55 AM</text:p>
          </table:table-cell>
          <table:table-cell office:value-type="string" calcext:value-type="string">
            <text:p>Apr 13, 2017 10:23:19 AM</text:p>
          </table:table-cell>
          <table:table-cell office:value-type="string" calcext:value-type="string">
            <text:p>Apr 13, 2017 1:15:38 PM</text:p>
          </table:table-cell>
          <table:table-cell office:value-type="string" calcext:value-type="string">
            <text:p>Feb 15, 2018 6:21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284281" xlink:type="simple">Dúvida | Como Alterar Cadastro CFOP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ug 22, 2016 1:46:30 PM</text:p>
          </table:table-cell>
          <table:table-cell office:value-type="string" calcext:value-type="string">
            <text:p>Mar 7, 2017 8:45:35 AM</text:p>
          </table:table-cell>
          <table:table-cell office:value-type="string" calcext:value-type="string">
            <text:p>Feb 21, 2017 6:48:43 AM</text:p>
          </table:table-cell>
          <table:table-cell office:value-type="string" calcext:value-type="string">
            <text:p>Feb 24, 2018 11:1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04" xlink:type="simple">Dúvida | Como Realizar Manutenção CST Tabela PIS Integral?</text:a></text:p>
          </table:table-cell>
          <table:table-cell office:value-type="float" office:value="118" calcext:value-type="float">
            <text:p>1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ep 5, 2016 10:50:40 AM</text:p>
          </table:table-cell>
          <table:table-cell office:value-type="string" calcext:value-type="string">
            <text:p>Mar 16, 2017 11:33:41 AM</text:p>
          </table:table-cell>
          <table:table-cell office:value-type="string" calcext:value-type="string">
            <text:p>Feb 24, 2017 1:07:24 AM</text:p>
          </table:table-cell>
          <table:table-cell office:value-type="string" calcext:value-type="string">
            <text:p>Feb 28, 2018 9:08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24" xlink:type="simple">Manual | Cadastrar Pedido Força Vendas Android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Jul 19, 2016 10:57:16 AM</text:p>
          </table:table-cell>
          <table:table-cell office:value-type="string" calcext:value-type="string">
            <text:p>Mar 15, 2017 4:00:58 PM</text:p>
          </table:table-cell>
          <table:table-cell office:value-type="string" calcext:value-type="string">
            <text:p>Feb 25, 2017 6:28:34 AM</text:p>
          </table:table-cell>
          <table:table-cell office:value-type="string" calcext:value-type="string">
            <text:p>Feb 27, 2018 2:01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39780366" xlink:type="simple">Dúvida | Como Corrigir Movimentação Cadastro NCM Integral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ul 15, 2016 10:36:22 AM</text:p>
          </table:table-cell>
          <table:table-cell office:value-type="string" calcext:value-type="string">
            <text:p>Mar 9, 2017 7:58:12 AM</text:p>
          </table:table-cell>
          <table:table-cell office:value-type="string" calcext:value-type="string">
            <text:p>Feb 22, 2017 2:02:30 PM</text:p>
          </table:table-cell>
          <table:table-cell office:value-type="string" calcext:value-type="string">
            <text:p>Feb 15, 2018 3:24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417" xlink:type="simple">Dúvida | Como Cadastrar Tipos Gerenciais Plano Contas Gerencial Integral Varejo?</text:a></text:p>
          </table:table-cell>
          <table:table-cell office:value-type="float" office:value="117" calcext:value-type="float">
            <text:p>117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ep 29, 2017 12:34:32 PM</text:p>
          </table:table-cell>
          <table:table-cell office:value-type="string" calcext:value-type="string">
            <text:p>Sep 29, 2017 12:51:42 PM</text:p>
          </table:table-cell>
          <table:table-cell office:value-type="string" calcext:value-type="string">
            <text:p>Sep 29, 2017 3:11:47 PM</text:p>
          </table:table-cell>
          <table:table-cell office:value-type="string" calcext:value-type="string">
            <text:p>Feb 19, 2018 2:19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822" xlink:type="simple">Dúvida | Como Alterar Parâmetro Preço Entrada Modificar Preço Unitário Integral?</text:a></text:p>
          </table:table-cell>
          <table:table-cell office:value-type="float" office:value="116" calcext:value-type="float">
            <text:p>116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Jun 29, 2017 4:12:14 PM</text:p>
          </table:table-cell>
          <table:table-cell office:value-type="string" calcext:value-type="string">
            <text:p>Jun 30, 2017 3:11:09 PM</text:p>
          </table:table-cell>
          <table:table-cell office:value-type="string" calcext:value-type="string">
            <text:p>Jun 30, 2017 9:01:40 AM</text:p>
          </table:table-cell>
          <table:table-cell office:value-type="string" calcext:value-type="string">
            <text:p>Mar 1, 2018 9:26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75" xlink:type="simple">Dúvida | Como Emitir Relatório Tabela IBPT Base Dados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eb 22, 2017 7:26:22 AM</text:p>
          </table:table-cell>
          <table:table-cell office:value-type="string" calcext:value-type="string">
            <text:p>Mar 15, 2017 5:35:02 PM</text:p>
          </table:table-cell>
          <table:table-cell office:value-type="string" calcext:value-type="string">
            <text:p>Feb 22, 2017 1:21:13 PM</text:p>
          </table:table-cell>
          <table:table-cell office:value-type="string" calcext:value-type="string">
            <text:p>Feb 16, 2018 3:05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68" xlink:type="simple">Dúvida | Como Enviar NF-e Tramitador Integral?</text:a></text:p>
          </table:table-cell>
          <table:table-cell office:value-type="float" office:value="114" calcext:value-type="float">
            <text:p>114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Sep 8, 2017 12:31:33 PM</text:p>
          </table:table-cell>
          <table:table-cell office:value-type="string" calcext:value-type="string">
            <text:p>Nov 30, 2017 4:21:25 PM</text:p>
          </table:table-cell>
          <table:table-cell office:value-type="string" calcext:value-type="string">
            <text:p>Sep 19, 2017 11:28:00 AM</text:p>
          </table:table-cell>
          <table:table-cell office:value-type="string" calcext:value-type="string">
            <text:p>Mar 1, 2018 9:14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435714" xlink:type="simple">Dúvida | Como Configurar Força Vendas Android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Jul 19, 2016 9:44:16 AM</text:p>
          </table:table-cell>
          <table:table-cell office:value-type="string" calcext:value-type="string">
            <text:p>Mar 16, 2017 12:17:05 PM</text:p>
          </table:table-cell>
          <table:table-cell office:value-type="string" calcext:value-type="string">
            <text:p>Feb 25, 2017 6:28:43 AM</text:p>
          </table:table-cell>
          <table:table-cell office:value-type="string" calcext:value-type="string">
            <text:p>Feb 25, 2018 7:01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493" xlink:type="simple">Dúvida | Como Exportar Arquivo SVT Validador Web?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ep 5, 2016 9:28:53 AM</text:p>
          </table:table-cell>
          <table:table-cell office:value-type="string" calcext:value-type="string">
            <text:p>Mar 16, 2017 2:48:28 PM</text:p>
          </table:table-cell>
          <table:table-cell office:value-type="string" calcext:value-type="string">
            <text:p>Feb 24, 2017 8:52:04 AM</text:p>
          </table:table-cell>
          <table:table-cell office:value-type="string" calcext:value-type="string">
            <text:p>Feb 23, 2018 11:40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23" xlink:type="simple">Manual | Incluir Programa Perfil Usuário Integral</text:a></text:p>
          </table:table-cell>
          <table:table-cell office:value-type="float" office:value="113" calcext:value-type="float">
            <text:p>11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ug 24, 2016 9:39:47 AM</text:p>
          </table:table-cell>
          <table:table-cell office:value-type="string" calcext:value-type="string">
            <text:p>Apr 5, 2017 8:44:57 AM</text:p>
          </table:table-cell>
          <table:table-cell office:value-type="string" calcext:value-type="string">
            <text:p>Feb 20, 2017 10:07:45 PM</text:p>
          </table:table-cell>
          <table:table-cell office:value-type="string" calcext:value-type="string">
            <text:p>Feb 23, 2018 6:07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7" xlink:type="simple">Dúvida | Como Emitir Relatório CFOP Integral?</text:a></text:p>
          </table:table-cell>
          <table:table-cell office:value-type="float" office:value="112" calcext:value-type="float">
            <text:p>11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ug 23, 2016 1:53:23 PM</text:p>
          </table:table-cell>
          <table:table-cell office:value-type="string" calcext:value-type="string">
            <text:p>Mar 16, 2017 9:57:21 AM</text:p>
          </table:table-cell>
          <table:table-cell office:value-type="string" calcext:value-type="string">
            <text:p>Feb 20, 2017 10:13:19 PM</text:p>
          </table:table-cell>
          <table:table-cell office:value-type="string" calcext:value-type="string">
            <text:p>Feb 25, 2018 8:09:0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32" xlink:type="simple">Dúvida | Como Alterar Versão Layout EFD SPED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eb 20, 2017 8:04:22 AM</text:p>
          </table:table-cell>
          <table:table-cell office:value-type="string" calcext:value-type="string">
            <text:p>Mar 15, 2017 5:17:00 PM</text:p>
          </table:table-cell>
          <table:table-cell office:value-type="string" calcext:value-type="string">
            <text:p>Feb 20, 2017 10:13:32 PM</text:p>
          </table:table-cell>
          <table:table-cell office:value-type="string" calcext:value-type="string">
            <text:p>Feb 20, 2018 2:15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9" xlink:type="simple">Dúvida | Como Gerar Apuração ICMS ST SPED Fiscal Integral?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May 2, 2017 11:01:18 AM</text:p>
          </table:table-cell>
          <table:table-cell office:value-type="string" calcext:value-type="string">
            <text:p>May 2, 2017 3:48:25 PM</text:p>
          </table:table-cell>
          <table:table-cell office:value-type="string" calcext:value-type="string">
            <text:p>May 2, 2017 1:32:57 PM</text:p>
          </table:table-cell>
          <table:table-cell office:value-type="string" calcext:value-type="string">
            <text:p>Feb 24, 2018 8:4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495510" xlink:type="simple">Dúvida | Como Realizar Manutenção CST Tabela COFINS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p 5, 2016 11:00:58 AM</text:p>
          </table:table-cell>
          <table:table-cell office:value-type="string" calcext:value-type="string">
            <text:p>Mar 16, 2017 11:19:29 AM</text:p>
          </table:table-cell>
          <table:table-cell office:value-type="string" calcext:value-type="string">
            <text:p>Feb 21, 2017 5:23:13 PM</text:p>
          </table:table-cell>
          <table:table-cell office:value-type="string" calcext:value-type="string">
            <text:p>Feb 24, 2018 7:07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49" xlink:type="simple">Dúvida | Como Realizar Entrada NF-e Avulsa Emitida SEFAZ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ar 21, 2017 2:19:25 PM</text:p>
          </table:table-cell>
          <table:table-cell office:value-type="string" calcext:value-type="string">
            <text:p>Apr 17, 2017 2:05:28 PM</text:p>
          </table:table-cell>
          <table:table-cell office:value-type="string" calcext:value-type="string">
            <text:p>Apr 7, 2017 11:08:29 AM</text:p>
          </table:table-cell>
          <table:table-cell office:value-type="string" calcext:value-type="string">
            <text:p>Feb 16, 2018 5:05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18" xlink:type="simple">Dúvida | Como Executar Rotina Corrige Automática NF-e Pendentes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Jul 6, 2017 10:06:09 AM</text:p>
          </table:table-cell>
          <table:table-cell office:value-type="string" calcext:value-type="string">
            <text:p>Jul 6, 2017 11:13:15 AM</text:p>
          </table:table-cell>
          <table:table-cell office:value-type="string" calcext:value-type="string">
            <text:p>Jul 6, 2017 10:44:51 AM</text:p>
          </table:table-cell>
          <table:table-cell office:value-type="string" calcext:value-type="string">
            <text:p>Feb 27, 2018 9:48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39" xlink:type="simple">Dúvida | Como Emitir Relatório Cadastro Produto Integral?</text:a></text:p>
          </table:table-cell>
          <table:table-cell office:value-type="float" office:value="109" calcext:value-type="float">
            <text:p>10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Jun 20, 2017 11:31:11 AM</text:p>
          </table:table-cell>
          <table:table-cell office:value-type="string" calcext:value-type="string">
            <text:p>Dec 13, 2017 10:05:31 AM</text:p>
          </table:table-cell>
          <table:table-cell office:value-type="string" calcext:value-type="string">
            <text:p>Jun 21, 2017 2:20:05 AM</text:p>
          </table:table-cell>
          <table:table-cell office:value-type="string" calcext:value-type="string">
            <text:p>Feb 27, 2018 8:59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45" xlink:type="simple">Dúvida | Como Inserir Chave NF-e Cancelada Manualmente SPED Fiscal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May 30, 2017 3:48:08 PM</text:p>
          </table:table-cell>
          <table:table-cell office:value-type="string" calcext:value-type="string">
            <text:p>May 31, 2017 8:29:37 AM</text:p>
          </table:table-cell>
          <table:table-cell office:value-type="string" calcext:value-type="string">
            <text:p>May 30, 2017 4:15:29 PM</text:p>
          </table:table-cell>
          <table:table-cell office:value-type="string" calcext:value-type="string">
            <text:p>Feb 20, 2018 2:16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7" xlink:type="simple">Dúvida | Como Realizar Inutilização NF-e Integral?</text:a></text:p>
          </table:table-cell>
          <table:table-cell office:value-type="float" office:value="108" calcext:value-type="float">
            <text:p>108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Oct 20, 2017 11:57:56 AM</text:p>
          </table:table-cell>
          <table:table-cell office:value-type="string" calcext:value-type="string">
            <text:p>Dec 1, 2017 2:45:06 PM</text:p>
          </table:table-cell>
          <table:table-cell office:value-type="string" calcext:value-type="string">
            <text:p>Oct 20, 2017 2:01:39 PM</text:p>
          </table:table-cell>
          <table:table-cell office:value-type="string" calcext:value-type="string">
            <text:p>Feb 28, 2018 10:10:5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mplementar+Rotina+Ruptura+Integral" xlink:type="simple">Manual | Implementar Rotina Ruptura Integral</text:a></text:p>
          </table:table-cell>
          <table:table-cell office:value-type="float" office:value="107" calcext:value-type="float">
            <text:p>10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Jul 17, 2017 8:36:12 AM</text:p>
          </table:table-cell>
          <table:table-cell office:value-type="string" calcext:value-type="string">
            <text:p>Jul 20, 2017 2:57:26 PM</text:p>
          </table:table-cell>
          <table:table-cell office:value-type="string" calcext:value-type="string">
            <text:p>Jul 20, 2017 2:58:46 PM</text:p>
          </table:table-cell>
          <table:table-cell office:value-type="string" calcext:value-type="string">
            <text:p>Feb 13, 2018 1:05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23" xlink:type="simple">Dúvida | Como Funciona Conta Principal Vinculada Cadastro Contas Bancárias Integral?</text:a></text:p>
          </table:table-cell>
          <table:table-cell office:value-type="float" office:value="106" calcext:value-type="float">
            <text:p>10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pr 17, 2017 10:45:28 AM</text:p>
          </table:table-cell>
          <table:table-cell office:value-type="string" calcext:value-type="string">
            <text:p>Apr 17, 2017 11:08:54 AM</text:p>
          </table:table-cell>
          <table:table-cell office:value-type="string" calcext:value-type="string">
            <text:p>Apr 17, 2017 11:30:54 AM</text:p>
          </table:table-cell>
          <table:table-cell office:value-type="string" calcext:value-type="string">
            <text:p>Feb 28, 2018 4:31:12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" xlink:type="simple">Manual | Cadastrar Empresa Coligada Tabela Atividade Integral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Jun 9, 2017 9:37:41 AM</text:p>
          </table:table-cell>
          <table:table-cell office:value-type="string" calcext:value-type="string">
            <text:p>Jun 13, 2017 9:50:09 AM</text:p>
          </table:table-cell>
          <table:table-cell office:value-type="string" calcext:value-type="string">
            <text:p>Jun 9, 2017 10:52:30 AM</text:p>
          </table:table-cell>
          <table:table-cell office:value-type="string" calcext:value-type="string">
            <text:p>Feb 24, 2018 4:56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03" xlink:type="simple">Dúvida | Como Emitir Relatório Divergências Romaneio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Jun 19, 2017 4:28:23 PM</text:p>
          </table:table-cell>
          <table:table-cell office:value-type="string" calcext:value-type="string">
            <text:p>Jun 20, 2017 9:25:22 AM</text:p>
          </table:table-cell>
          <table:table-cell office:value-type="string" calcext:value-type="string">
            <text:p>Jun 20, 2017 9:30:00 AM</text:p>
          </table:table-cell>
          <table:table-cell office:value-type="string" calcext:value-type="string">
            <text:p>Feb 25, 2018 7:26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22" xlink:type="simple">Dúvida | Como Consultar Cupons Não Importados Integral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ay 18, 2017 10:28:15 AM</text:p>
          </table:table-cell>
          <table:table-cell office:value-type="string" calcext:value-type="string">
            <text:p>May 18, 2017 11:31:47 AM</text:p>
          </table:table-cell>
          <table:table-cell office:value-type="string" calcext:value-type="string">
            <text:p>May 18, 2017 5:15:03 PM</text:p>
          </table:table-cell>
          <table:table-cell office:value-type="string" calcext:value-type="string">
            <text:p>Feb 28, 2018 3:4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88" xlink:type="simple">Dúvida | Como Configurar NF-e Aba Importação E-mail Obter XML Novo NF-e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ay 29, 2017 9:59:33 AM</text:p>
          </table:table-cell>
          <table:table-cell office:value-type="string" calcext:value-type="string">
            <text:p>Jun 1, 2017 10:41:32 AM</text:p>
          </table:table-cell>
          <table:table-cell office:value-type="string" calcext:value-type="string">
            <text:p>Jun 1, 2017 2:27:11 PM</text:p>
          </table:table-cell>
          <table:table-cell office:value-type="string" calcext:value-type="string">
            <text:p>Feb 20, 2018 2:52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13" xlink:type="simple">Dúvida | Como Importar Tabela IBPT NCM Integral Varejo?</text:a>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Jul 18, 2016 11:35:31 AM</text:p>
          </table:table-cell>
          <table:table-cell office:value-type="string" calcext:value-type="string">
            <text:p>Feb 1, 2018 4:37:54 PM</text:p>
          </table:table-cell>
          <table:table-cell office:value-type="string" calcext:value-type="string">
            <text:p>Feb 22, 2017 2:01:22 PM</text:p>
          </table:table-cell>
          <table:table-cell office:value-type="string" calcext:value-type="string">
            <text:p>Feb 28, 2018 2:55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51" xlink:type="simple">Dúvida | Como Alterar Campo CEST Cadastro Produto Integral?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Apr 3, 2017 8:24:20 AM</text:p>
          </table:table-cell>
          <table:table-cell office:value-type="string" calcext:value-type="string">
            <text:p>Apr 3, 2017 12:42:31 PM</text:p>
          </table:table-cell>
          <table:table-cell office:value-type="string" calcext:value-type="string">
            <text:p>Apr 3, 2017 9:06:47 AM</text:p>
          </table:table-cell>
          <table:table-cell office:value-type="string" calcext:value-type="string">
            <text:p>Feb 28, 2018 2:44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95" xlink:type="simple">Dúvida | Como Alterar Versão Arquivo ECD Contábil Layout 5 Integral?</text:a>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Apr 6, 2017 10:50:57 AM</text:p>
          </table:table-cell>
          <table:table-cell office:value-type="string" calcext:value-type="string">
            <text:p>Apr 6, 2017 11:37:36 AM</text:p>
          </table:table-cell>
          <table:table-cell office:value-type="string" calcext:value-type="string">
            <text:p>Apr 6, 2017 11:43:59 AM</text:p>
          </table:table-cell>
          <table:table-cell office:value-type="string" calcext:value-type="string">
            <text:p>Feb 28, 2018 10:57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03" xlink:type="simple">Manual | Instalar Aplicativo Força Vendas Android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ul 18, 2016 10:01:25 AM</text:p>
          </table:table-cell>
          <table:table-cell office:value-type="string" calcext:value-type="string">
            <text:p>Mar 15, 2017 3:59:25 PM</text:p>
          </table:table-cell>
          <table:table-cell office:value-type="string" calcext:value-type="string">
            <text:p>Feb 22, 2017 9:00:28 AM</text:p>
          </table:table-cell>
          <table:table-cell office:value-type="string" calcext:value-type="string">
            <text:p>Feb 16, 2018 1:45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79" xlink:type="simple">Dúvida | Como Gerar Relatório Pedidos Fornecedor Atrasados Integral?</text:a></text:p>
          </table:table-cell>
          <table:table-cell office:value-type="float" office:value="101" calcext:value-type="float">
            <text:p>101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Oct 31, 2017 9:29:23 AM</text:p>
          </table:table-cell>
          <table:table-cell office:value-type="string" calcext:value-type="string">
            <text:p>Oct 31, 2017 11:25:58 AM</text:p>
          </table:table-cell>
          <table:table-cell office:value-type="string" calcext:value-type="string">
            <text:p>Oct 31, 2017 11:25:05 AM</text:p>
          </table:table-cell>
          <table:table-cell office:value-type="string" calcext:value-type="string">
            <text:p>Mar 1, 2018 8:55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86" xlink:type="simple">Dúvida | Como Emitir Relatório ICMS ST Destacado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r 24, 2017 3:59:22 PM</text:p>
          </table:table-cell>
          <table:table-cell office:value-type="string" calcext:value-type="string">
            <text:p>May 2, 2017 2:08:40 PM</text:p>
          </table:table-cell>
          <table:table-cell office:value-type="string" calcext:value-type="string">
            <text:p>Mar 29, 2017 7:30:28 PM</text:p>
          </table:table-cell>
          <table:table-cell office:value-type="string" calcext:value-type="string">
            <text:p>Feb 25, 2018 5:37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11" xlink:type="simple">Dúvida | Como Emitir Relatório Diferencial Alíquota Saídas Integral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ar 27, 2017 11:28:18 AM</text:p>
          </table:table-cell>
          <table:table-cell office:value-type="string" calcext:value-type="string">
            <text:p>Mar 27, 2017 2:10:13 PM</text:p>
          </table:table-cell>
          <table:table-cell office:value-type="string" calcext:value-type="string">
            <text:p>Mar 27, 2017 3:32:17 PM</text:p>
          </table:table-cell>
          <table:table-cell office:value-type="string" calcext:value-type="string">
            <text:p>Feb 19, 2018 11:15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51" xlink:type="simple">Dúvida | Como Emitir Relatório Entrada Compra Valor ST IPI Separado Integral Varejo?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un 16, 2017 11:39:26 AM</text:p>
          </table:table-cell>
          <table:table-cell office:value-type="string" calcext:value-type="string">
            <text:p>Aug 29, 2017 10:08:37 AM</text:p>
          </table:table-cell>
          <table:table-cell office:value-type="string" calcext:value-type="string">
            <text:p>Jun 16, 2017 1:48:14 PM</text:p>
          </table:table-cell>
          <table:table-cell office:value-type="string" calcext:value-type="string">
            <text:p>Feb 13, 2018 4:14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1" xlink:type="simple">Dúvida | Como Realizar Exclusão Cupom Integral?</text:a></text:p>
          </table:table-cell>
          <table:table-cell office:value-type="float" office:value="99" calcext:value-type="float">
            <text:p>9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y 19, 2017 10:35:10 AM</text:p>
          </table:table-cell>
          <table:table-cell office:value-type="string" calcext:value-type="string">
            <text:p>May 19, 2017 11:10:51 AM</text:p>
          </table:table-cell>
          <table:table-cell office:value-type="string" calcext:value-type="string">
            <text:p>May 20, 2017 7:00:33 PM</text:p>
          </table:table-cell>
          <table:table-cell office:value-type="string" calcext:value-type="string">
            <text:p>Feb 20, 2018 2:17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69" xlink:type="simple">Dúvida | Como Emitir Relatório Lista Preço Modelo 01 Integral?</text:a></text:p>
          </table:table-cell>
          <table:table-cell office:value-type="float" office:value="98" calcext:value-type="float">
            <text:p>9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ep 9, 2016 10:05:16 AM</text:p>
          </table:table-cell>
          <table:table-cell office:value-type="string" calcext:value-type="string">
            <text:p>Jun 8, 2017 10:47:26 AM</text:p>
          </table:table-cell>
          <table:table-cell office:value-type="string" calcext:value-type="string">
            <text:p>Feb 20, 2017 10:06:18 PM</text:p>
          </table:table-cell>
          <table:table-cell office:value-type="string" calcext:value-type="string">
            <text:p>Feb 24, 2018 3:1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15" xlink:type="simple">Dúvida | Como Corrigir Erro Item Não Controla Estoque Entrada Nota Compra Integral?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Aug 17, 2017 12:11:42 PM</text:p>
          </table:table-cell>
          <table:table-cell office:value-type="string" calcext:value-type="string">
            <text:p>Aug 24, 2017 9:33:19 AM</text:p>
          </table:table-cell>
          <table:table-cell office:value-type="string" calcext:value-type="string">
            <text:p>Aug 17, 2017 3:13:15 PM</text:p>
          </table:table-cell>
          <table:table-cell office:value-type="string" calcext:value-type="string">
            <text:p>Feb 13, 2018 2:08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9" xlink:type="simple">Dúvida | Como Emitir Relatório Saída Faturamento Item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y 15, 2017 3:23:33 PM</text:p>
          </table:table-cell>
          <table:table-cell office:value-type="string" calcext:value-type="string">
            <text:p>May 15, 2017 4:08:45 PM</text:p>
          </table:table-cell>
          <table:table-cell office:value-type="string" calcext:value-type="string">
            <text:p>May 16, 2017 12:03:53 AM</text:p>
          </table:table-cell>
          <table:table-cell office:value-type="string" calcext:value-type="string">
            <text:p>Feb 22, 2018 9:53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60" xlink:type="simple">Dúvida | Como Incluir Pedido Venda Cliente Bloqueado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Jul 19, 2017 11:42:23 AM</text:p>
          </table:table-cell>
          <table:table-cell office:value-type="string" calcext:value-type="string">
            <text:p>Jul 20, 2017 2:01:06 PM</text:p>
          </table:table-cell>
          <table:table-cell office:value-type="string" calcext:value-type="string">
            <text:p>Jul 20, 2017 8:41:15 AM</text:p>
          </table:table-cell>
          <table:table-cell office:value-type="string" calcext:value-type="string">
            <text:p>Feb 22, 2018 9:28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47" xlink:type="simple">Dúvida | Como Gerar Relatório Notas Entradas Contenham Valores ICMS ST IPI Integral?</text:a></text:p>
          </table:table-cell>
          <table:table-cell office:value-type="float" office:value="96" calcext:value-type="float">
            <text:p>9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ay 3, 2017 11:38:37 AM</text:p>
          </table:table-cell>
          <table:table-cell office:value-type="string" calcext:value-type="string">
            <text:p>May 3, 2017 12:47:53 PM</text:p>
          </table:table-cell>
          <table:table-cell office:value-type="string" calcext:value-type="string">
            <text:p>May 3, 2017 12:40:45 PM</text:p>
          </table:table-cell>
          <table:table-cell office:value-type="string" calcext:value-type="string">
            <text:p>Feb 15, 2018 6:21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68" xlink:type="simple">Dúvida | Como Importar Arquivo CSV Auxiliar Layout 01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Jul 21, 2016 12:41:03 PM</text:p>
          </table:table-cell>
          <table:table-cell office:value-type="string" calcext:value-type="string">
            <text:p>Apr 5, 2017 10:17:18 AM</text:p>
          </table:table-cell>
          <table:table-cell office:value-type="string" calcext:value-type="string">
            <text:p>Feb 20, 2017 10:09:46 PM</text:p>
          </table:table-cell>
          <table:table-cell office:value-type="string" calcext:value-type="string">
            <text:p>Mar 1, 2018 9:05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1" xlink:type="simple">Dúvida | Como Emitir Relatório Vendas Dia Modelo 01 Loja Individualmente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ay 9, 2017 9:17:55 AM</text:p>
          </table:table-cell>
          <table:table-cell office:value-type="string" calcext:value-type="string">
            <text:p>May 9, 2017 12:37:11 PM</text:p>
          </table:table-cell>
          <table:table-cell office:value-type="string" calcext:value-type="string">
            <text:p>May 9, 2017 9:53:51 AM</text:p>
          </table:table-cell>
          <table:table-cell office:value-type="string" calcext:value-type="string">
            <text:p>Feb 28, 2018 9:43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13" xlink:type="simple">Dúvida | Como Emitir Relatório Relação Vendas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May 15, 2017 2:48:05 PM</text:p>
          </table:table-cell>
          <table:table-cell office:value-type="string" calcext:value-type="string">
            <text:p>May 15, 2017 3:19:05 PM</text:p>
          </table:table-cell>
          <table:table-cell office:value-type="string" calcext:value-type="string">
            <text:p>May 16, 2017 12:04:36 AM</text:p>
          </table:table-cell>
          <table:table-cell office:value-type="string" calcext:value-type="string">
            <text:p>Feb 17, 2018 12:09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12" xlink:type="simple">Dúvida | Como Realizar Entrada Nota Fiscal Sem Atualizar Custo PMZ Produto Integral?</text:a></text:p>
          </table:table-cell>
          <table:table-cell office:value-type="float" office:value="95" calcext:value-type="float">
            <text:p>95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Oct 10, 2017 8:27:25 AM</text:p>
          </table:table-cell>
          <table:table-cell office:value-type="string" calcext:value-type="string">
            <text:p>Oct 10, 2017 2:35:01 PM</text:p>
          </table:table-cell>
          <table:table-cell office:value-type="string" calcext:value-type="string">
            <text:p>Oct 10, 2017 2:26:06 PM</text:p>
          </table:table-cell>
          <table:table-cell office:value-type="string" calcext:value-type="string">
            <text:p>Feb 20, 2018 3:42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57" xlink:type="simple">Dúvida | Como Realizar Abertura Ano Contábi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eb 13, 2017 10:57:12 AM</text:p>
          </table:table-cell>
          <table:table-cell office:value-type="string" calcext:value-type="string">
            <text:p>Apr 6, 2017 9:26:22 AM</text:p>
          </table:table-cell>
          <table:table-cell office:value-type="string" calcext:value-type="string">
            <text:p>Feb 24, 2017 8:49:06 AM</text:p>
          </table:table-cell>
          <table:table-cell office:value-type="string" calcext:value-type="string">
            <text:p>Feb 28, 2018 7:39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51" xlink:type="simple">Dúvida | Como Emitir Relatório Vendas Cartões Integral?</text:a>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ar 21, 2017 3:20:45 PM</text:p>
          </table:table-cell>
          <table:table-cell office:value-type="string" calcext:value-type="string">
            <text:p>Mar 22, 2017 10:26:53 AM</text:p>
          </table:table-cell>
          <table:table-cell office:value-type="string" calcext:value-type="string">
            <text:p>Mar 21, 2017 4:56:23 PM</text:p>
          </table:table-cell>
          <table:table-cell office:value-type="string" calcext:value-type="string">
            <text:p>Feb 24, 2018 10:07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87" xlink:type="simple">Dúvida | Como Acessar Módulo Novo NF-e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ay 25, 2017 5:14:01 PM</text:p>
          </table:table-cell>
          <table:table-cell office:value-type="string" calcext:value-type="string">
            <text:p>May 29, 2017 11:55:11 AM</text:p>
          </table:table-cell>
          <table:table-cell office:value-type="string" calcext:value-type="string">
            <text:p>Jun 1, 2017 11:30:34 AM</text:p>
          </table:table-cell>
          <table:table-cell office:value-type="string" calcext:value-type="string">
            <text:p>Feb 13, 2018 3:57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51" xlink:type="simple">Manual | Configurar Envio E-mail Automático Pedido Fornecedor Integral</text:a></text:p>
          </table:table-cell>
          <table:table-cell office:value-type="float" office:value="93" calcext:value-type="float">
            <text:p>9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ay 17, 2017 8:19:04 AM</text:p>
          </table:table-cell>
          <table:table-cell office:value-type="string" calcext:value-type="string">
            <text:p>May 17, 2017 9:59:07 AM</text:p>
          </table:table-cell>
          <table:table-cell office:value-type="string" calcext:value-type="string">
            <text:p>May 17, 2017 9:47:30 AM</text:p>
          </table:table-cell>
          <table:table-cell office:value-type="string" calcext:value-type="string">
            <text:p>Feb 22, 2018 2:12:5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51" xlink:type="simple">Dúvida | Como Emitir Etiqueta Gôndola EANs Vinculados Produtos Arquivo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r 23, 2017 2:58:51 PM</text:p>
          </table:table-cell>
          <table:table-cell office:value-type="string" calcext:value-type="string">
            <text:p>Mar 23, 2017 4:03:56 PM</text:p>
          </table:table-cell>
          <table:table-cell office:value-type="string" calcext:value-type="string">
            <text:p>Mar 29, 2017 6:27:04 AM</text:p>
          </table:table-cell>
          <table:table-cell office:value-type="string" calcext:value-type="string">
            <text:p>Feb 13, 2018 2:51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59" xlink:type="simple">Dúvida | Como Emitir Nota Devolução PDV Integral?</text:a></text:p>
          </table:table-cell>
          <table:table-cell office:value-type="float" office:value="93" calcext:value-type="float">
            <text:p>9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Jan 18, 2018 10:37:45 AM</text:p>
          </table:table-cell>
          <table:table-cell office:value-type="string" calcext:value-type="string">
            <text:p>Jan 18, 2018 4:05:38 PM</text:p>
          </table:table-cell>
          <table:table-cell office:value-type="string" calcext:value-type="string">
            <text:p>Jan 18, 2018 10:29:58 PM</text:p>
          </table:table-cell>
          <table:table-cell office:value-type="string" calcext:value-type="string">
            <text:p>Mar 1, 2018 9:01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37" xlink:type="simple">Dúvida | Como Inserir Chave NF-e Autorizada Manualmente SPED Fiscal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y 30, 2017 2:39:17 PM</text:p>
          </table:table-cell>
          <table:table-cell office:value-type="string" calcext:value-type="string">
            <text:p>May 30, 2017 4:15:01 PM</text:p>
          </table:table-cell>
          <table:table-cell office:value-type="string" calcext:value-type="string">
            <text:p>May 30, 2017 4:15:21 PM</text:p>
          </table:table-cell>
          <table:table-cell office:value-type="string" calcext:value-type="string">
            <text:p>Feb 24, 2018 12:13:43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CF+Integral+Varejo" xlink:type="simple">Manual | Cadastrar ECF Integral Varejo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Aug 8, 2016 11:40:52 AM</text:p>
          </table:table-cell>
          <table:table-cell office:value-type="string" calcext:value-type="string">
            <text:p>Apr 4, 2017 3:15:20 PM</text:p>
          </table:table-cell>
          <table:table-cell office:value-type="string" calcext:value-type="string">
            <text:p>Feb 23, 2017 1:54:20 PM</text:p>
          </table:table-cell>
          <table:table-cell office:value-type="string" calcext:value-type="string">
            <text:p>Feb 23, 2018 1:34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7" xlink:type="simple">Manual | Incluir Programa Usuário Integral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ug 19, 2016 1:32:35 PM</text:p>
          </table:table-cell>
          <table:table-cell office:value-type="string" calcext:value-type="string">
            <text:p>Apr 4, 2017 4:33:48 PM</text:p>
          </table:table-cell>
          <table:table-cell office:value-type="string" calcext:value-type="string">
            <text:p>Feb 20, 2017 10:07:06 PM</text:p>
          </table:table-cell>
          <table:table-cell office:value-type="string" calcext:value-type="string">
            <text:p>Feb 17, 2018 1:38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80" xlink:type="simple">Dúvida | Como Exportar Carga Balança Toledo MGV5 Integral?</text:a></text:p>
          </table:table-cell>
          <table:table-cell office:value-type="float" office:value="91" calcext:value-type="float">
            <text:p>91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Oct 23, 2017 3:29:58 PM</text:p>
          </table:table-cell>
          <table:table-cell office:value-type="string" calcext:value-type="string">
            <text:p>Oct 26, 2017 3:38:29 PM</text:p>
          </table:table-cell>
          <table:table-cell office:value-type="string" calcext:value-type="string">
            <text:p>Oct 25, 2017 4:07:12 PM</text:p>
          </table:table-cell>
          <table:table-cell office:value-type="string" calcext:value-type="string">
            <text:p>Feb 28, 2018 9:15:2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24" xlink:type="simple">Dúvida | Como Emitir Relatório Diferencial Alíquota CSV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r 27, 2017 2:16:57 PM</text:p>
          </table:table-cell>
          <table:table-cell office:value-type="string" calcext:value-type="string">
            <text:p>Mar 28, 2017 9:08:54 AM</text:p>
          </table:table-cell>
          <table:table-cell office:value-type="string" calcext:value-type="string">
            <text:p>Mar 29, 2017 7:30:19 PM</text:p>
          </table:table-cell>
          <table:table-cell office:value-type="string" calcext:value-type="string">
            <text:p>Feb 19, 2018 8:52:1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adastrar+Empresa+Coligada+Tabela+Atividade+Integral+Varejo" xlink:type="simple">Manual | Cadastrar Empresa Coligada Tabela Atividade Integral Varejo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Jun 13, 2017 9:08:50 AM</text:p>
          </table:table-cell>
          <table:table-cell office:value-type="string" calcext:value-type="string">
            <text:p>Jun 13, 2017 10:57:27 AM</text:p>
          </table:table-cell>
          <table:table-cell office:value-type="string" calcext:value-type="string">
            <text:p>Jun 13, 2017 10:36:51 AM</text:p>
          </table:table-cell>
          <table:table-cell office:value-type="string" calcext:value-type="string">
            <text:p>Feb 25, 2018 3:53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04" xlink:type="simple">Dúvida | Como Apropriar ICMS Próprio Entradas ICMS ST Custo Produtos Integral?</text:a></text:p>
          </table:table-cell>
          <table:table-cell office:value-type="float" office:value="90" calcext:value-type="float">
            <text:p>9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ay 8, 2017 12:47:46 PM</text:p>
          </table:table-cell>
          <table:table-cell office:value-type="string" calcext:value-type="string">
            <text:p>Feb 1, 2018 2:54:19 PM</text:p>
          </table:table-cell>
          <table:table-cell office:value-type="string" calcext:value-type="string">
            <text:p>May 8, 2017 2:31:39 PM</text:p>
          </table:table-cell>
          <table:table-cell office:value-type="string" calcext:value-type="string">
            <text:p>Feb 28, 2018 12:10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1025538" xlink:type="simple">Dúvida | Como Exportar Relatório CSV Auxiliar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Jul 21, 2016 10:26:01 AM</text:p>
          </table:table-cell>
          <table:table-cell office:value-type="string" calcext:value-type="string">
            <text:p>Mar 15, 2017 5:53:05 PM</text:p>
          </table:table-cell>
          <table:table-cell office:value-type="string" calcext:value-type="string">
            <text:p>Feb 20, 2017 10:09:51 PM</text:p>
          </table:table-cell>
          <table:table-cell office:value-type="string" calcext:value-type="string">
            <text:p>Feb 28, 2018 10:53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74" xlink:type="simple">Dúvida | Como Alterar Tributação Produto Faixa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ar 30, 2017 2:50:39 PM</text:p>
          </table:table-cell>
          <table:table-cell office:value-type="string" calcext:value-type="string">
            <text:p>Mar 31, 2017 8:46:52 AM</text:p>
          </table:table-cell>
          <table:table-cell office:value-type="string" calcext:value-type="string">
            <text:p>Mar 30, 2017 11:25:21 PM</text:p>
          </table:table-cell>
          <table:table-cell office:value-type="string" calcext:value-type="string">
            <text:p>Feb 28, 2018 11:41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16" xlink:type="simple">Dúvida | Como Saber Significado Marcadores Rotina Atualização Preço Entradas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Jun 23, 2017 9:34:53 AM</text:p>
          </table:table-cell>
          <table:table-cell office:value-type="string" calcext:value-type="string">
            <text:p>Jun 23, 2017 2:24:29 PM</text:p>
          </table:table-cell>
          <table:table-cell office:value-type="string" calcext:value-type="string">
            <text:p>Jun 23, 2017 10:33:56 AM</text:p>
          </table:table-cell>
          <table:table-cell office:value-type="string" calcext:value-type="string">
            <text:p>Feb 24, 2018 11:58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9" xlink:type="simple">Dúvida | Como Emitir Relatório Entrada Compra Valor ST IPI Separado Integral?</text:a></text:p>
          </table:table-cell>
          <table:table-cell office:value-type="float" office:value="89" calcext:value-type="float">
            <text:p>8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Jun 16, 2017 9:33:25 AM</text:p>
          </table:table-cell>
          <table:table-cell office:value-type="string" calcext:value-type="string">
            <text:p>Jul 27, 2017 2:54:01 PM</text:p>
          </table:table-cell>
          <table:table-cell office:value-type="string" calcext:value-type="string">
            <text:p>Jun 16, 2017 11:53:00 AM</text:p>
          </table:table-cell>
          <table:table-cell office:value-type="string" calcext:value-type="string">
            <text:p>Feb 13, 2018 2:1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0" xlink:type="simple">Dúvida | Como Emitir Relatório Tabela IBPT Comparação NCM Integral Varejo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ul 18, 2016 12:48:49 PM</text:p>
          </table:table-cell>
          <table:table-cell office:value-type="string" calcext:value-type="string">
            <text:p>Mar 15, 2017 5:31:15 PM</text:p>
          </table:table-cell>
          <table:table-cell office:value-type="string" calcext:value-type="string">
            <text:p>Feb 24, 2017 1:10:24 AM</text:p>
          </table:table-cell>
          <table:table-cell office:value-type="string" calcext:value-type="string">
            <text:p>Feb 28, 2018 10:3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3" xlink:type="simple">Dúvida | Como Emitir Relatório ECF Formato PDF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Feb 23, 2017 1:21:18 PM</text:p>
          </table:table-cell>
          <table:table-cell office:value-type="string" calcext:value-type="string">
            <text:p>Mar 16, 2017 9:14:12 AM</text:p>
          </table:table-cell>
          <table:table-cell office:value-type="string" calcext:value-type="string">
            <text:p>Feb 26, 2017 1:51:43 PM</text:p>
          </table:table-cell>
          <table:table-cell office:value-type="string" calcext:value-type="string">
            <text:p>Feb 27, 2018 11:26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47" xlink:type="simple">Dúvida | Como Emitir Relatório Vendas Dia Modelo 01 Todas Lojas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May 9, 2017 10:03:24 AM</text:p>
          </table:table-cell>
          <table:table-cell office:value-type="string" calcext:value-type="string">
            <text:p>May 9, 2017 12:50:27 PM</text:p>
          </table:table-cell>
          <table:table-cell office:value-type="string" calcext:value-type="string">
            <text:p>May 9, 2017 12:32:15 PM</text:p>
          </table:table-cell>
          <table:table-cell office:value-type="string" calcext:value-type="string">
            <text:p>Feb 15, 2018 6:2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37" xlink:type="simple">Dúvida | Como Acessar Grid Notas Processadas Novo NF-e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May 29, 2017 12:05:29 PM</text:p>
          </table:table-cell>
          <table:table-cell office:value-type="string" calcext:value-type="string">
            <text:p>May 29, 2017 2:26:11 PM</text:p>
          </table:table-cell>
          <table:table-cell office:value-type="string" calcext:value-type="string">
            <text:p>Jun 1, 2017 3:39:19 PM</text:p>
          </table:table-cell>
          <table:table-cell office:value-type="string" calcext:value-type="string">
            <text:p>Feb 13, 2018 2:05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6" xlink:type="simple">Dúvida | Como Alterar Data Movimento Nota Fiscal Entrada Integral Varejo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Jun 13, 2017 10:58:17 AM</text:p>
          </table:table-cell>
          <table:table-cell office:value-type="string" calcext:value-type="string">
            <text:p>Jun 13, 2017 11:00:21 AM</text:p>
          </table:table-cell>
          <table:table-cell office:value-type="string" calcext:value-type="string">
            <text:p>Jun 13, 2017 12:25:55 PM</text:p>
          </table:table-cell>
          <table:table-cell office:value-type="string" calcext:value-type="string">
            <text:p>Feb 28, 2018 11:41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05" xlink:type="simple">Manual | Cadastrar Localização Produto Loja Integral</text:a></text:p>
          </table:table-cell>
          <table:table-cell office:value-type="float" office:value="88" calcext:value-type="float">
            <text:p>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Jul 17, 2017 11:09:27 AM</text:p>
          </table:table-cell>
          <table:table-cell office:value-type="string" calcext:value-type="string">
            <text:p>Jul 19, 2017 10:03:38 AM</text:p>
          </table:table-cell>
          <table:table-cell office:value-type="string" calcext:value-type="string">
            <text:p>Jul 17, 2017 3:53:44 PM</text:p>
          </table:table-cell>
          <table:table-cell office:value-type="string" calcext:value-type="string">
            <text:p>Feb 20, 2018 10:35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30" xlink:type="simple">Dúvida | Como Consultar Cupons Importados Integral?</text:a></text:p>
          </table:table-cell>
          <table:table-cell office:value-type="float" office:value="88" calcext:value-type="float">
            <text:p>8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ay 18, 2017 11:50:43 AM</text:p>
          </table:table-cell>
          <table:table-cell office:value-type="string" calcext:value-type="string">
            <text:p>May 18, 2017 2:33:46 PM</text:p>
          </table:table-cell>
          <table:table-cell office:value-type="string" calcext:value-type="string">
            <text:p>May 18, 2017 5:15:27 PM</text:p>
          </table:table-cell>
          <table:table-cell office:value-type="string" calcext:value-type="string">
            <text:p>Feb 15, 2018 6:21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33" xlink:type="simple">Manual | Instalar Gerenciador Impressão Integral Visual</text:a>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ug 4, 2017 10:37:24 AM</text:p>
          </table:table-cell>
          <table:table-cell office:value-type="string" calcext:value-type="string">
            <text:p>Aug 8, 2017 2:37:58 PM</text:p>
          </table:table-cell>
          <table:table-cell office:value-type="string" calcext:value-type="string">
            <text:p>Aug 7, 2017 10:09:21 AM</text:p>
          </table:table-cell>
          <table:table-cell office:value-type="string" calcext:value-type="string">
            <text:p>Feb 23, 2018 3:37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59" xlink:type="simple">Dúvida | Como Incluir GNRE Entrada Notas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y 4, 2017 10:11:06 AM</text:p>
          </table:table-cell>
          <table:table-cell office:value-type="string" calcext:value-type="string">
            <text:p>Jun 21, 2017 3:34:33 PM</text:p>
          </table:table-cell>
          <table:table-cell office:value-type="string" calcext:value-type="string">
            <text:p>May 4, 2017 11:36:31 AM</text:p>
          </table:table-cell>
          <table:table-cell office:value-type="string" calcext:value-type="string">
            <text:p>Feb 16, 2018 9:56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82" xlink:type="simple">Dúvida | Como Realizar Implantação Saldo Inicial Exercício Contábil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Jun 19, 2017 12:22:49 PM</text:p>
          </table:table-cell>
          <table:table-cell office:value-type="string" calcext:value-type="string">
            <text:p>Jun 20, 2017 9:33:18 AM</text:p>
          </table:table-cell>
          <table:table-cell office:value-type="string" calcext:value-type="string">
            <text:p>Jun 19, 2017 2:25:30 PM</text:p>
          </table:table-cell>
          <table:table-cell office:value-type="string" calcext:value-type="string">
            <text:p>Feb 28, 2018 7:40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63" xlink:type="simple">Dúvida | Como Alterar Parâmetro Pauta ST Cadastro Produto Integral?</text:a></text:p>
          </table:table-cell>
          <table:table-cell office:value-type="float" office:value="87" calcext:value-type="float">
            <text:p>8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Jul 14, 2017 9:25:41 AM</text:p>
          </table:table-cell>
          <table:table-cell office:value-type="string" calcext:value-type="string">
            <text:p>Jul 14, 2017 3:37:56 PM</text:p>
          </table:table-cell>
          <table:table-cell office:value-type="string" calcext:value-type="string">
            <text:p>Jul 14, 2017 2:37:30 PM</text:p>
          </table:table-cell>
          <table:table-cell office:value-type="string" calcext:value-type="string">
            <text:p>Feb 28, 2018 11:22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57" xlink:type="simple">Dúvida | Como Emitir Relatório ECF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ug 8, 2016 11:15:43 AM</text:p>
          </table:table-cell>
          <table:table-cell office:value-type="string" calcext:value-type="string">
            <text:p>Mar 16, 2017 10:26:33 AM</text:p>
          </table:table-cell>
          <table:table-cell office:value-type="string" calcext:value-type="string">
            <text:p>Feb 20, 2017 10:07:09 PM</text:p>
          </table:table-cell>
          <table:table-cell office:value-type="string" calcext:value-type="string">
            <text:p>Feb 14, 2018 3:31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21" xlink:type="simple">Dúvida | Como Importar Arquivo CSV Inventário Fiscal Integral?</text:a></text:p>
          </table:table-cell>
          <table:table-cell office:value-type="float" office:value="86" calcext:value-type="float">
            <text:p>8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ug 14, 2017 2:27:00 PM</text:p>
          </table:table-cell>
          <table:table-cell office:value-type="string" calcext:value-type="string">
            <text:p>Aug 24, 2017 10:59:54 AM</text:p>
          </table:table-cell>
          <table:table-cell office:value-type="string" calcext:value-type="string">
            <text:p>Aug 24, 2017 9:46:16 AM</text:p>
          </table:table-cell>
          <table:table-cell office:value-type="string" calcext:value-type="string">
            <text:p>Feb 26, 2018 3:08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0140838" xlink:type="simple">Dúvida | Como Alterar NCM Cadastro Produto Individual Integral Varejo?</text:a>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Jul 18, 2016 1:37:25 PM</text:p>
          </table:table-cell>
          <table:table-cell office:value-type="string" calcext:value-type="string">
            <text:p>Mar 15, 2017 5:50:24 PM</text:p>
          </table:table-cell>
          <table:table-cell office:value-type="string" calcext:value-type="string">
            <text:p>Feb 20, 2017 10:07:03 PM</text:p>
          </table:table-cell>
          <table:table-cell office:value-type="string" calcext:value-type="string">
            <text:p>Mar 1, 2018 4:13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512" xlink:type="simple">Dúvida | Como Saber Layout Arquivo Coletor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ar 8, 2017 7:22:48 AM</text:p>
          </table:table-cell>
          <table:table-cell office:value-type="string" calcext:value-type="string">
            <text:p>Mar 8, 2017 12:25:33 PM</text:p>
          </table:table-cell>
          <table:table-cell office:value-type="string" calcext:value-type="string">
            <text:p>Mar 8, 2017 11:00:05 AM</text:p>
          </table:table-cell>
          <table:table-cell office:value-type="string" calcext:value-type="string">
            <text:p>Feb 19, 2018 9:12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84" xlink:type="simple">Dúvida | Como Cadastrar Seção Integral?</text:a></text:p>
          </table:table-cell>
          <table:table-cell office:value-type="float" office:value="84" calcext:value-type="float">
            <text:p>84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Sep 12, 2017 9:28:47 AM</text:p>
          </table:table-cell>
          <table:table-cell office:value-type="string" calcext:value-type="string">
            <text:p>Sep 26, 2017 9:41:24 AM</text:p>
          </table:table-cell>
          <table:table-cell office:value-type="string" calcext:value-type="string">
            <text:p>Sep 18, 2017 5:09:12 PM</text:p>
          </table:table-cell>
          <table:table-cell office:value-type="string" calcext:value-type="string">
            <text:p>Feb 13, 2018 2:26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8" xlink:type="simple">Dúvida | Como Executar Rotina Final Mês Integral Varejo?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Jun 5, 2017 2:38:28 PM</text:p>
          </table:table-cell>
          <table:table-cell office:value-type="string" calcext:value-type="string">
            <text:p>Jun 5, 2017 3:36:47 PM</text:p>
          </table:table-cell>
          <table:table-cell office:value-type="string" calcext:value-type="string">
            <text:p>Jun 6, 2017 3:54:17 AM</text:p>
          </table:table-cell>
          <table:table-cell office:value-type="string" calcext:value-type="string">
            <text:p>Feb 13, 2018 1:44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5056023" xlink:type="simple">Dúvida | Como Realizar Consulta Rápida Importação Integral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ug 10, 2016 1:14:42 PM</text:p>
          </table:table-cell>
          <table:table-cell office:value-type="string" calcext:value-type="string">
            <text:p>Mar 16, 2017 9:20:01 AM</text:p>
          </table:table-cell>
          <table:table-cell office:value-type="string" calcext:value-type="string">
            <text:p>Feb 20, 2017 12:25:17 PM</text:p>
          </table:table-cell>
          <table:table-cell office:value-type="string" calcext:value-type="string">
            <text:p>Feb 25, 2018 10:35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48" xlink:type="simple">Dúvida | Como Emitir Relatório Cadastro Produto Integral Varejo?</text:a></text:p>
          </table:table-cell>
          <table:table-cell office:value-type="float" office:value="83" calcext:value-type="float">
            <text:p>8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Jun 20, 2017 2:19:41 PM</text:p>
          </table:table-cell>
          <table:table-cell office:value-type="string" calcext:value-type="string">
            <text:p>Dec 13, 2017 10:07:41 AM</text:p>
          </table:table-cell>
          <table:table-cell office:value-type="string" calcext:value-type="string">
            <text:p>Jun 21, 2017 2:20:46 AM</text:p>
          </table:table-cell>
          <table:table-cell office:value-type="string" calcext:value-type="string">
            <text:p>Feb 27, 2018 9:01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022105" xlink:type="simple">Dúvida | Como Realizar Liberação Usuário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ug 19, 2016 1:08:59 PM</text:p>
          </table:table-cell>
          <table:table-cell office:value-type="string" calcext:value-type="string">
            <text:p>Mar 16, 2017 9:44:03 AM</text:p>
          </table:table-cell>
          <table:table-cell office:value-type="string" calcext:value-type="string">
            <text:p>Feb 24, 2017 1:05:05 AM</text:p>
          </table:table-cell>
          <table:table-cell office:value-type="string" calcext:value-type="string">
            <text:p>Feb 24, 2018 10:29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86" xlink:type="simple">Dúvida | Como Comparar Relatório CMV X Livro Fiscal Saída Integral?</text:a></text:p>
          </table:table-cell>
          <table:table-cell office:value-type="float" office:value="82" calcext:value-type="float">
            <text:p>8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ar 7, 2017 5:11:17 AM</text:p>
          </table:table-cell>
          <table:table-cell office:value-type="string" calcext:value-type="string">
            <text:p>Mar 16, 2017 9:51:20 AM</text:p>
          </table:table-cell>
          <table:table-cell office:value-type="string" calcext:value-type="string">
            <text:p>Mar 7, 2017 9:08:45 AM</text:p>
          </table:table-cell>
          <table:table-cell office:value-type="string" calcext:value-type="string">
            <text:p>Feb 27, 2018 10:44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172" xlink:type="simple">Dúvida | Como Desbloquear Cliente Rotina DAV?</text:a></text:p>
          </table:table-cell>
          <table:table-cell office:value-type="float" office:value="81" calcext:value-type="float">
            <text:p>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Feb 10, 2017 2:32:51 PM</text:p>
          </table:table-cell>
          <table:table-cell office:value-type="string" calcext:value-type="string">
            <text:p>Mar 15, 2017 5:05:16 PM</text:p>
          </table:table-cell>
          <table:table-cell office:value-type="string" calcext:value-type="string">
            <text:p>Feb 21, 2017 1:44:02 PM</text:p>
          </table:table-cell>
          <table:table-cell office:value-type="string" calcext:value-type="string">
            <text:p>Feb 27, 2018 8:50:54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nviar+Base+Dados+Via+OwnCloud+Integral" xlink:type="simple">Manual | Enviar Base Dados Via OwnCloud Integral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Aug 29, 2017 10:21:28 AM</text:p>
          </table:table-cell>
          <table:table-cell office:value-type="string" calcext:value-type="string">
            <text:p>Sep 18, 2017 9:59:18 AM</text:p>
          </table:table-cell>
          <table:table-cell office:value-type="string" calcext:value-type="string">
            <text:p>Aug 31, 2017 12:03:14 PM</text:p>
          </table:table-cell>
          <table:table-cell office:value-type="string" calcext:value-type="string">
            <text:p>Feb 26, 2018 4:19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99" xlink:type="simple">Dúvida | Como Emitir Relatório Produtos Estoque Negativo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ar 27, 2017 9:46:05 AM</text:p>
          </table:table-cell>
          <table:table-cell office:value-type="string" calcext:value-type="string">
            <text:p>Mar 27, 2017 11:00:38 AM</text:p>
          </table:table-cell>
          <table:table-cell office:value-type="string" calcext:value-type="string">
            <text:p>Mar 29, 2017 6:27:52 AM</text:p>
          </table:table-cell>
          <table:table-cell office:value-type="string" calcext:value-type="string">
            <text:p>Feb 16, 2018 11:33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77" xlink:type="simple">Dúvida | Como Emitir Relatório Lista Preço Modelo 02 Integral?</text:a>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p 9, 2016 10:15:17 AM</text:p>
          </table:table-cell>
          <table:table-cell office:value-type="string" calcext:value-type="string">
            <text:p>Dec 13, 2017 10:33:15 AM</text:p>
          </table:table-cell>
          <table:table-cell office:value-type="string" calcext:value-type="string">
            <text:p>Feb 20, 2017 10:06:32 PM</text:p>
          </table:table-cell>
          <table:table-cell office:value-type="string" calcext:value-type="string">
            <text:p>Feb 27, 2018 8:59:5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Arquivo+TDM+Frente+Loja+Windows" xlink:type="simple">Manual | Gerar Arquivo TDM Frente Loja Windows</text:a></text:p>
          </table:table-cell>
          <table:table-cell office:value-type="float" office:value="79" calcext:value-type="float">
            <text:p>79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ug 7, 2017 10:42:51 AM</text:p>
          </table:table-cell>
          <table:table-cell office:value-type="string" calcext:value-type="string">
            <text:p>Aug 8, 2017 2:54:59 PM</text:p>
          </table:table-cell>
          <table:table-cell office:value-type="string" calcext:value-type="string">
            <text:p>Aug 8, 2017 12:07:44 PM</text:p>
          </table:table-cell>
          <table:table-cell office:value-type="string" calcext:value-type="string">
            <text:p>Feb 23, 2018 3:21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07" xlink:type="simple">Dúvida | Como Emitir Relatório Apuração CMV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ug 2, 2017 12:48:12 PM</text:p>
          </table:table-cell>
          <table:table-cell office:value-type="string" calcext:value-type="string">
            <text:p>Aug 8, 2017 4:29:22 PM</text:p>
          </table:table-cell>
          <table:table-cell office:value-type="string" calcext:value-type="string">
            <text:p>Aug 8, 2017 10:01:23 AM</text:p>
          </table:table-cell>
          <table:table-cell office:value-type="string" calcext:value-type="string">
            <text:p>Feb 13, 2018 3:47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773" xlink:type="simple">Dúvida | Como Solucionar Rejeição 694 Não Informado Grupo ICMS UF Destino Novo NF-e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Jul 25, 2017 8:34:11 AM</text:p>
          </table:table-cell>
          <table:table-cell office:value-type="string" calcext:value-type="string">
            <text:p>Aug 29, 2017 10:07:12 AM</text:p>
          </table:table-cell>
          <table:table-cell office:value-type="string" calcext:value-type="string">
            <text:p>Aug 2, 2017 9:19:50 AM</text:p>
          </table:table-cell>
          <table:table-cell office:value-type="string" calcext:value-type="string">
            <text:p>Feb 27, 2018 11:12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69" xlink:type="simple">Dúvida | Como Imprimir Relatório ECF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eb 23, 2017 1:46:32 PM</text:p>
          </table:table-cell>
          <table:table-cell office:value-type="string" calcext:value-type="string">
            <text:p>Mar 16, 2017 9:15:57 AM</text:p>
          </table:table-cell>
          <table:table-cell office:value-type="string" calcext:value-type="string">
            <text:p>Feb 26, 2017 1:49:39 PM</text:p>
          </table:table-cell>
          <table:table-cell office:value-type="string" calcext:value-type="string">
            <text:p>Feb 26, 2018 1:42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743" xlink:type="simple">Dúvida | Como Gravar Coluna Isentas Não Tributadas DAPI Movimentações CST 041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Apr 5, 2017 8:56:04 AM</text:p>
          </table:table-cell>
          <table:table-cell office:value-type="string" calcext:value-type="string">
            <text:p>Apr 5, 2017 9:24:00 AM</text:p>
          </table:table-cell>
          <table:table-cell office:value-type="string" calcext:value-type="string">
            <text:p>Apr 5, 2017 9:36:10 AM</text:p>
          </table:table-cell>
          <table:table-cell office:value-type="string" calcext:value-type="string">
            <text:p>Feb 24, 2018 10:02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641" xlink:type="simple">Dúvida | Como Emitir Relatório Registro 1400 Integral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May 10, 2017 12:16:50 PM</text:p>
          </table:table-cell>
          <table:table-cell office:value-type="string" calcext:value-type="string">
            <text:p>May 10, 2017 12:32:13 PM</text:p>
          </table:table-cell>
          <table:table-cell office:value-type="string" calcext:value-type="string">
            <text:p>May 11, 2017 8:19:35 AM</text:p>
          </table:table-cell>
          <table:table-cell office:value-type="string" calcext:value-type="string">
            <text:p>Feb 23, 2018 11:5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0" xlink:type="simple">Dúvida | Como Emitir Relatório Relação Estoque Modelo 39 Data Validade Produto Integral Varejo?</text:a>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un 6, 2017 4:49:39 PM</text:p>
          </table:table-cell>
          <table:table-cell office:value-type="string" calcext:value-type="string">
            <text:p>Jun 12, 2017 9:51:59 AM</text:p>
          </table:table-cell>
          <table:table-cell office:value-type="string" calcext:value-type="string">
            <text:p>Jun 6, 2017 10:29:22 PM</text:p>
          </table:table-cell>
          <table:table-cell office:value-type="string" calcext:value-type="string">
            <text:p>Feb 20, 2018 2:16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896" xlink:type="simple">Dúvida | Como Liberar Rotina Processa Vendas Não Autorizada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Feb 15, 2017 7:17:54 AM</text:p>
          </table:table-cell>
          <table:table-cell office:value-type="string" calcext:value-type="string">
            <text:p>Mar 15, 2017 5:13:12 PM</text:p>
          </table:table-cell>
          <table:table-cell office:value-type="string" calcext:value-type="string">
            <text:p>Feb 20, 2017 10:15:40 PM</text:p>
          </table:table-cell>
          <table:table-cell office:value-type="string" calcext:value-type="string">
            <text:p>Feb 28, 2018 9:40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66" xlink:type="simple">Dúvida | Como Emitir Relatório Faturamento X Rentabilidade Integral?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May 25, 2017 2:51:48 PM</text:p>
          </table:table-cell>
          <table:table-cell office:value-type="string" calcext:value-type="string">
            <text:p>May 26, 2017 8:37:44 AM</text:p>
          </table:table-cell>
          <table:table-cell office:value-type="string" calcext:value-type="string">
            <text:p>May 25, 2017 4:47:25 PM</text:p>
          </table:table-cell>
          <table:table-cell office:value-type="string" calcext:value-type="string">
            <text:p>Feb 20, 2018 2:17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30" xlink:type="simple">Dúvida | Como Alterar Data Movimento Nota Fiscal Entrada Integral?</text:a></text:p>
          </table:table-cell>
          <table:table-cell office:value-type="float" office:value="78" calcext:value-type="float">
            <text:p>7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Jun 13, 2017 10:17:36 AM</text:p>
          </table:table-cell>
          <table:table-cell office:value-type="string" calcext:value-type="string">
            <text:p>Jun 13, 2017 10:54:46 AM</text:p>
          </table:table-cell>
          <table:table-cell office:value-type="string" calcext:value-type="string">
            <text:p>Jun 13, 2017 11:23:21 AM</text:p>
          </table:table-cell>
          <table:table-cell office:value-type="string" calcext:value-type="string">
            <text:p>Feb 28, 2018 11:41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58" xlink:type="simple">Manual | Correspondente Bancário Integral</text:a></text:p>
          </table:table-cell>
          <table:table-cell office:value-type="float" office:value="77" calcext:value-type="float">
            <text:p>7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Oct 6, 2017 12:00:08 PM</text:p>
          </table:table-cell>
          <table:table-cell office:value-type="string" calcext:value-type="string">
            <text:p>Oct 10, 2017 9:00:18 AM</text:p>
          </table:table-cell>
          <table:table-cell office:value-type="string" calcext:value-type="string">
            <text:p>Oct 9, 2017 2:03:47 PM</text:p>
          </table:table-cell>
          <table:table-cell office:value-type="string" calcext:value-type="string">
            <text:p>Feb 27, 2018 6:03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21" xlink:type="simple">Dúvida | Como Consultar Motivos Liberações Cupons Fiscais Integral?</text:a></text:p>
          </table:table-cell>
          <table:table-cell office:value-type="float" office:value="77" calcext:value-type="float">
            <text:p>7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ug 22, 2017 8:37:20 AM</text:p>
          </table:table-cell>
          <table:table-cell office:value-type="string" calcext:value-type="string">
            <text:p>Feb 27, 2018 11:05:41 AM</text:p>
          </table:table-cell>
          <table:table-cell office:value-type="string" calcext:value-type="string">
            <text:p>Aug 22, 2017 9:21:16 AM</text:p>
          </table:table-cell>
          <table:table-cell office:value-type="string" calcext:value-type="string">
            <text:p>Mar 1, 2018 9:04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27" xlink:type="simple">Dúvida | Como Emitir Relatório Relação Boletos Definido Emissão Integral?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y 16, 2017 8:20:04 AM</text:p>
          </table:table-cell>
          <table:table-cell office:value-type="string" calcext:value-type="string">
            <text:p>May 16, 2017 9:07:02 AM</text:p>
          </table:table-cell>
          <table:table-cell office:value-type="string" calcext:value-type="string">
            <text:p>May 16, 2017 9:00:52 AM</text:p>
          </table:table-cell>
          <table:table-cell office:value-type="string" calcext:value-type="string">
            <text:p>Feb 24, 2018 10:04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8" xlink:type="simple">Dúvida | Como Emitir Relatório Livro Fiscal Saída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Jun 13, 2017 3:07:18 PM</text:p>
          </table:table-cell>
          <table:table-cell office:value-type="string" calcext:value-type="string">
            <text:p>Jun 13, 2017 3:21:40 PM</text:p>
          </table:table-cell>
          <table:table-cell office:value-type="string" calcext:value-type="string">
            <text:p>Jun 13, 2017 9:14:56 PM</text:p>
          </table:table-cell>
          <table:table-cell office:value-type="string" calcext:value-type="string">
            <text:p>Feb 27, 2018 9:51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727" xlink:type="simple">Dúvida | Como Emitir Relatório INSS Produtor Rural Integral?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Jun 23, 2017 2:25:34 PM</text:p>
          </table:table-cell>
          <table:table-cell office:value-type="string" calcext:value-type="string">
            <text:p>Jun 23, 2017 3:18:26 PM</text:p>
          </table:table-cell>
          <table:table-cell office:value-type="string" calcext:value-type="string">
            <text:p>Jun 23, 2017 3:05:55 PM</text:p>
          </table:table-cell>
          <table:table-cell office:value-type="string" calcext:value-type="string">
            <text:p>Feb 27, 2018 8:15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9" xlink:type="simple">Dúvida | Como Emitir Relatório Departamentos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ay 19, 2017 12:31:14 PM</text:p>
          </table:table-cell>
          <table:table-cell office:value-type="string" calcext:value-type="string">
            <text:p>May 19, 2017 12:50:52 PM</text:p>
          </table:table-cell>
          <table:table-cell office:value-type="string" calcext:value-type="string">
            <text:p>May 19, 2017 12:55:29 PM</text:p>
          </table:table-cell>
          <table:table-cell office:value-type="string" calcext:value-type="string">
            <text:p>Mar 1, 2018 7:35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09" xlink:type="simple">Dúvida | Como Discriminar Lançamentos Abertos Recibo Baixa Parcial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Oct 9, 2017 3:08:58 PM</text:p>
          </table:table-cell>
          <table:table-cell office:value-type="string" calcext:value-type="string">
            <text:p>Oct 10, 2017 2:08:42 PM</text:p>
          </table:table-cell>
          <table:table-cell office:value-type="string" calcext:value-type="string">
            <text:p>Oct 10, 2017 12:55:52 PM</text:p>
          </table:table-cell>
          <table:table-cell office:value-type="string" calcext:value-type="string">
            <text:p>Feb 24, 2018 9:44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46" xlink:type="simple">Dúvida | Como Emitir Relatório Itens Sem Rotatividade Auditados Modelo 02 Integral?</text:a></text:p>
          </table:table-cell>
          <table:table-cell office:value-type="float" office:value="75" calcext:value-type="float">
            <text:p>7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Jul 17, 2017 3:28:44 PM</text:p>
          </table:table-cell>
          <table:table-cell office:value-type="string" calcext:value-type="string">
            <text:p>Jan 26, 2018 3:32:40 PM</text:p>
          </table:table-cell>
          <table:table-cell office:value-type="string" calcext:value-type="string">
            <text:p>Jul 18, 2017 9:41:38 AM</text:p>
          </table:table-cell>
          <table:table-cell office:value-type="string" calcext:value-type="string">
            <text:p>Feb 27, 2018 8:56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77" xlink:type="simple">Dúvida | Como Emitir Relatório Balanço Patrimonial Integral?</text:a></text:p>
          </table:table-cell>
          <table:table-cell office:value-type="float" office:value="74" calcext:value-type="float">
            <text:p>7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ug 31, 2017 9:27:59 AM</text:p>
          </table:table-cell>
          <table:table-cell office:value-type="string" calcext:value-type="string">
            <text:p>Aug 31, 2017 2:04:02 PM</text:p>
          </table:table-cell>
          <table:table-cell office:value-type="string" calcext:value-type="string">
            <text:p>Aug 31, 2017 12:29:22 PM</text:p>
          </table:table-cell>
          <table:table-cell office:value-type="string" calcext:value-type="string">
            <text:p>Feb 21, 2018 5:54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56" xlink:type="simple">Dúvida | Como Emitir Relatório Troco Solidário Integral?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Sep 14, 2017 11:09:20 AM</text:p>
          </table:table-cell>
          <table:table-cell office:value-type="string" calcext:value-type="string">
            <text:p>Sep 19, 2017 10:58:20 AM</text:p>
          </table:table-cell>
          <table:table-cell office:value-type="string" calcext:value-type="string">
            <text:p>Sep 14, 2017 3:23:24 PM</text:p>
          </table:table-cell>
          <table:table-cell office:value-type="string" calcext:value-type="string">
            <text:p>Mar 1, 2018 10:1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7644711" xlink:type="simple">Dúvida | Como Excluir Cadastro CFOP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ug 23, 2016 1:46:07 PM</text:p>
          </table:table-cell>
          <table:table-cell office:value-type="string" calcext:value-type="string">
            <text:p>Mar 7, 2017 9:49:21 AM</text:p>
          </table:table-cell>
          <table:table-cell office:value-type="string" calcext:value-type="string">
            <text:p>Feb 20, 2017 10:13:14 PM</text:p>
          </table:table-cell>
          <table:table-cell office:value-type="string" calcext:value-type="string">
            <text:p>Feb 23, 2018 6:14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00" xlink:type="simple">Dúvida | Como Emitir Relatório Vendas Hora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ar 31, 2017 9:58:38 AM</text:p>
          </table:table-cell>
          <table:table-cell office:value-type="string" calcext:value-type="string">
            <text:p>Mar 31, 2017 11:15:28 AM</text:p>
          </table:table-cell>
          <table:table-cell office:value-type="string" calcext:value-type="string">
            <text:p>Mar 31, 2017 11:25:22 PM</text:p>
          </table:table-cell>
          <table:table-cell office:value-type="string" calcext:value-type="string">
            <text:p>Feb 22, 2018 8:25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38" xlink:type="simple">Dúvida | Como Emitir Relatório Vendas Período Setor Grupo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May 16, 2017 12:18:40 PM</text:p>
          </table:table-cell>
          <table:table-cell office:value-type="string" calcext:value-type="string">
            <text:p>May 16, 2017 2:44:10 PM</text:p>
          </table:table-cell>
          <table:table-cell office:value-type="string" calcext:value-type="string">
            <text:p>May 18, 2017 10:31:11 AM</text:p>
          </table:table-cell>
          <table:table-cell office:value-type="string" calcext:value-type="string">
            <text:p>Feb 20, 2018 7:20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62" xlink:type="simple">Dúvida | Como Emitir Relatório Compras ST Integral?</text:a></text:p>
          </table:table-cell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y 19, 2017 8:54:07 AM</text:p>
          </table:table-cell>
          <table:table-cell office:value-type="string" calcext:value-type="string">
            <text:p>May 19, 2017 10:04:15 AM</text:p>
          </table:table-cell>
          <table:table-cell office:value-type="string" calcext:value-type="string">
            <text:p>May 20, 2017 6:59:44 PM</text:p>
          </table:table-cell>
          <table:table-cell office:value-type="string" calcext:value-type="string">
            <text:p>Feb 22, 2018 10:09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559" xlink:type="simple">Dúvida | Como Emitir Relatório Média Cliente Integral?</text:a></text:p>
          </table:table-cell>
          <table:table-cell office:value-type="float" office:value="72" calcext:value-type="float">
            <text:p>7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May 9, 2017 11:36:47 AM</text:p>
          </table:table-cell>
          <table:table-cell office:value-type="string" calcext:value-type="string">
            <text:p>May 9, 2017 12:30:34 PM</text:p>
          </table:table-cell>
          <table:table-cell office:value-type="string" calcext:value-type="string">
            <text:p>May 11, 2017 1:10:08 PM</text:p>
          </table:table-cell>
          <table:table-cell office:value-type="string" calcext:value-type="string">
            <text:p>Feb 13, 2018 2:15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96" xlink:type="simple">Dúvida | Como Emitir Relatório GNRE DAE Integral?</text:a>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pr 11, 2017 8:37:41 AM</text:p>
          </table:table-cell>
          <table:table-cell office:value-type="string" calcext:value-type="string">
            <text:p>Apr 11, 2017 3:42:36 PM</text:p>
          </table:table-cell>
          <table:table-cell office:value-type="string" calcext:value-type="string">
            <text:p>Apr 12, 2017 4:42:10 AM</text:p>
          </table:table-cell>
          <table:table-cell office:value-type="string" calcext:value-type="string">
            <text:p>Feb 20, 2018 2:1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18" xlink:type="simple">Dúvida | Como Parametrizar Troco Solidário Integral?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Sep 13, 2017 10:15:17 AM</text:p>
          </table:table-cell>
          <table:table-cell office:value-type="string" calcext:value-type="string">
            <text:p>Sep 13, 2017 10:45:39 AM</text:p>
          </table:table-cell>
          <table:table-cell office:value-type="string" calcext:value-type="string">
            <text:p>Sep 13, 2017 4:00:56 PM</text:p>
          </table:table-cell>
          <table:table-cell office:value-type="string" calcext:value-type="string">
            <text:p>Mar 1, 2018 10:1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10" xlink:type="simple">Dúvida | Como Exportar Arquivo CSV Inventário Fiscal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ug 14, 2017 12:08:44 PM</text:p>
          </table:table-cell>
          <table:table-cell office:value-type="string" calcext:value-type="string">
            <text:p>Aug 24, 2017 10:53:30 AM</text:p>
          </table:table-cell>
          <table:table-cell office:value-type="string" calcext:value-type="string">
            <text:p>Aug 24, 2017 10:35:56 AM</text:p>
          </table:table-cell>
          <table:table-cell office:value-type="string" calcext:value-type="string">
            <text:p>Feb 28, 2018 1:41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3" xlink:type="simple">Dúvida | Como Visualizar Notas Fiscais Coligadas Relatório Vendas Dia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Jun 5, 2017 4:14:30 PM</text:p>
          </table:table-cell>
          <table:table-cell office:value-type="string" calcext:value-type="string">
            <text:p>Jun 9, 2017 12:44:39 PM</text:p>
          </table:table-cell>
          <table:table-cell office:value-type="string" calcext:value-type="string">
            <text:p>Jun 5, 2017 5:00:23 PM</text:p>
          </table:table-cell>
          <table:table-cell office:value-type="string" calcext:value-type="string">
            <text:p>Feb 27, 2018 9:11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79" xlink:type="simple">Dúvida | Como Funciona Gravação Novas Modalidades Frete NF-e Entrada Sped Fiscal Versão 4.0 Integral?</text:a></text:p>
          </table:table-cell>
          <table:table-cell office:value-type="float" office:value="69" calcext:value-type="float">
            <text:p>6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Nov 8, 2017 2:09:27 PM</text:p>
          </table:table-cell>
          <table:table-cell office:value-type="string" calcext:value-type="string">
            <text:p>Nov 14, 2017 11:04:10 AM</text:p>
          </table:table-cell>
          <table:table-cell office:value-type="string" calcext:value-type="string">
            <text:p>Nov 13, 2017 4:32:43 PM</text:p>
          </table:table-cell>
          <table:table-cell office:value-type="string" calcext:value-type="string">
            <text:p>Feb 28, 2018 3:2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73" xlink:type="simple">Dúvida | Como Emitir Relatório Curva ABC Vendas Integral?</text:a></text:p>
          </table:table-cell>
          <table:table-cell office:value-type="float" office:value="68" calcext:value-type="float">
            <text:p>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Aug 28, 2017 11:36:15 AM</text:p>
          </table:table-cell>
          <table:table-cell office:value-type="string" calcext:value-type="string">
            <text:p>Sep 6, 2017 12:19:24 PM</text:p>
          </table:table-cell>
          <table:table-cell office:value-type="string" calcext:value-type="string">
            <text:p>Aug 29, 2017 3:35:01 PM</text:p>
          </table:table-cell>
          <table:table-cell office:value-type="string" calcext:value-type="string">
            <text:p>Feb 26, 2018 4:56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7" xlink:type="simple">Dúvida | Como Emitir Relatório Lista Preço Modelo 35 Integral Varejo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un 12, 2017 8:53:53 AM</text:p>
          </table:table-cell>
          <table:table-cell office:value-type="string" calcext:value-type="string">
            <text:p>Jun 12, 2017 8:55:15 AM</text:p>
          </table:table-cell>
          <table:table-cell office:value-type="string" calcext:value-type="string">
            <text:p>Jun 12, 2017 9:57:41 AM</text:p>
          </table:table-cell>
          <table:table-cell office:value-type="string" calcext:value-type="string">
            <text:p>Jan 13, 2018 12:1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76" xlink:type="simple">Dúvida | Como Cadastrar Contador Signatário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Jun 13, 2017 3:30:41 PM</text:p>
          </table:table-cell>
          <table:table-cell office:value-type="string" calcext:value-type="string">
            <text:p>Jun 13, 2017 3:59:54 PM</text:p>
          </table:table-cell>
          <table:table-cell office:value-type="string" calcext:value-type="string">
            <text:p>Jun 13, 2017 9:16:56 PM</text:p>
          </table:table-cell>
          <table:table-cell office:value-type="string" calcext:value-type="string">
            <text:p>Feb 25, 2018 8:39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11" xlink:type="simple">Dúvida | Como Realizar Conferência Romaneio Coletor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un 20, 2017 8:20:22 AM</text:p>
          </table:table-cell>
          <table:table-cell office:value-type="string" calcext:value-type="string">
            <text:p>Jun 20, 2017 8:46:24 AM</text:p>
          </table:table-cell>
          <table:table-cell office:value-type="string" calcext:value-type="string">
            <text:p>Jun 21, 2017 2:21:26 AM</text:p>
          </table:table-cell>
          <table:table-cell office:value-type="string" calcext:value-type="string">
            <text:p>Feb 28, 2018 3:1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90" xlink:type="simple">Dúvida | Como Calcular Fator Conversão Usar Cadastro Embalagens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Oct 25, 2017 10:49:54 AM</text:p>
          </table:table-cell>
          <table:table-cell office:value-type="string" calcext:value-type="string">
            <text:p>Oct 26, 2017 2:59:01 PM</text:p>
          </table:table-cell>
          <table:table-cell office:value-type="string" calcext:value-type="string">
            <text:p>Oct 25, 2017 12:15:51 PM</text:p>
          </table:table-cell>
          <table:table-cell office:value-type="string" calcext:value-type="string">
            <text:p>Feb 15, 2018 8:51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35" xlink:type="simple">Dúvida | Como Funciona Gravação Dados ICMS FCP ST NF-e Entrada Versão 4.0 Integral?</text:a></text:p>
          </table:table-cell>
          <table:table-cell office:value-type="float" office:value="67" calcext:value-type="float">
            <text:p>6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Nov 10, 2017 10:41:44 AM</text:p>
          </table:table-cell>
          <table:table-cell office:value-type="string" calcext:value-type="string">
            <text:p>Nov 30, 2017 4:00:42 PM</text:p>
          </table:table-cell>
          <table:table-cell office:value-type="string" calcext:value-type="string">
            <text:p>Nov 13, 2017 4:37:14 PM</text:p>
          </table:table-cell>
          <table:table-cell office:value-type="string" calcext:value-type="string">
            <text:p>Feb 28, 2018 11:42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0167852" xlink:type="simple">Dúvida | Como Alterar NCM Produto Faixa Integral Varejo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ep 2, 2016 11:17:15 AM</text:p>
          </table:table-cell>
          <table:table-cell office:value-type="string" calcext:value-type="string">
            <text:p>Mar 16, 2017 11:00:01 AM</text:p>
          </table:table-cell>
          <table:table-cell office:value-type="string" calcext:value-type="string">
            <text:p>Feb 20, 2017 10:18:32 PM</text:p>
          </table:table-cell>
          <table:table-cell office:value-type="string" calcext:value-type="string">
            <text:p>Feb 14, 2018 1:43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4" xlink:type="simple">Dúvida | Como Inserir Chave NF-e Autorizada Manualmente SPED Fiscal Integral Varejo?</text:a></text:p>
          </table:table-cell>
          <table:table-cell office:value-type="float" office:value="66" calcext:value-type="float">
            <text:p>66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ay 31, 2017 9:21:14 AM</text:p>
          </table:table-cell>
          <table:table-cell office:value-type="string" calcext:value-type="string">
            <text:p>May 31, 2017 9:31:02 AM</text:p>
          </table:table-cell>
          <table:table-cell office:value-type="string" calcext:value-type="string">
            <text:p>May 31, 2017 11:56:01 AM</text:p>
          </table:table-cell>
          <table:table-cell office:value-type="string" calcext:value-type="string">
            <text:p>Feb 20, 2018 2:15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2" xlink:type="simple">Dúvida | Como Emitir Relatório Relação Estoque Modelo 35 PIS COFINS Integral Varejo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Jun 6, 2017 4:41:20 PM</text:p>
          </table:table-cell>
          <table:table-cell office:value-type="string" calcext:value-type="string">
            <text:p>Jun 6, 2017 4:43:40 PM</text:p>
          </table:table-cell>
          <table:table-cell office:value-type="string" calcext:value-type="string">
            <text:p>Jun 6, 2017 10:32:13 PM</text:p>
          </table:table-cell>
          <table:table-cell office:value-type="string" calcext:value-type="string">
            <text:p>Feb 14, 2018 11:45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31" xlink:type="simple">Dúvida | Como Liberar Acesso Conta Bancária Usuário Efetuar Baixas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Jun 14, 2017 2:35:07 PM</text:p>
          </table:table-cell>
          <table:table-cell office:value-type="string" calcext:value-type="string">
            <text:p>Sep 20, 2017 12:00:42 PM</text:p>
          </table:table-cell>
          <table:table-cell office:value-type="string" calcext:value-type="string">
            <text:p>Jun 14, 2017 2:49:28 PM</text:p>
          </table:table-cell>
          <table:table-cell office:value-type="string" calcext:value-type="string">
            <text:p>Feb 1, 2018 7:31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53" xlink:type="simple">Dúvida | Como Exibir Relatório Acerto Movimento Tela Integral?</text:a>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p 1, 2016 1:20:04 PM</text:p>
          </table:table-cell>
          <table:table-cell office:value-type="string" calcext:value-type="string">
            <text:p>Mar 6, 2017 8:41:56 AM</text:p>
          </table:table-cell>
          <table:table-cell office:value-type="string" calcext:value-type="string">
            <text:p>Feb 20, 2017 12:25:18 PM</text:p>
          </table:table-cell>
          <table:table-cell office:value-type="string" calcext:value-type="string">
            <text:p>Feb 28, 2018 1:37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07" xlink:type="simple">Dúvida | Como Corrigir Rejeição NF-e Clientes Campo Bairro Inválido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Jul 5, 2017 2:53:25 PM</text:p>
          </table:table-cell>
          <table:table-cell office:value-type="string" calcext:value-type="string">
            <text:p>Jul 7, 2017 10:12:44 AM</text:p>
          </table:table-cell>
          <table:table-cell office:value-type="string" calcext:value-type="string">
            <text:p>Jul 6, 2017 10:45:10 AM</text:p>
          </table:table-cell>
          <table:table-cell office:value-type="string" calcext:value-type="string">
            <text:p>Feb 19, 2018 5:51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26" xlink:type="simple">Dúvida | Como Parametrizar Recarga Celular Contas Integral?</text:a></text:p>
          </table:table-cell>
          <table:table-cell office:value-type="float" office:value="64" calcext:value-type="float">
            <text:p>64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ep 20, 2017 4:19:09 PM</text:p>
          </table:table-cell>
          <table:table-cell office:value-type="string" calcext:value-type="string">
            <text:p>Oct 11, 2017 3:48:05 PM</text:p>
          </table:table-cell>
          <table:table-cell office:value-type="string" calcext:value-type="string">
            <text:p>Sep 21, 2017 4:07:46 PM</text:p>
          </table:table-cell>
          <table:table-cell office:value-type="string" calcext:value-type="string">
            <text:p>Mar 1, 2018 1:43:5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62" xlink:type="simple">Dúvida | Como Saber Layout Arquivo Produtos Cadastro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ug 30, 2017 11:13:26 AM</text:p>
          </table:table-cell>
          <table:table-cell office:value-type="string" calcext:value-type="string">
            <text:p>Aug 30, 2017 11:59:25 AM</text:p>
          </table:table-cell>
          <table:table-cell office:value-type="string" calcext:value-type="string">
            <text:p>Aug 30, 2017 11:46:06 AM</text:p>
          </table:table-cell>
          <table:table-cell office:value-type="string" calcext:value-type="string">
            <text:p>Feb 27, 2018 2:41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36" xlink:type="simple">Dúvida | Como Alterar Cadastro ECF Integral Varejo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ep 1, 2016 12:01:47 PM</text:p>
          </table:table-cell>
          <table:table-cell office:value-type="string" calcext:value-type="string">
            <text:p>Mar 16, 2017 10:17:16 AM</text:p>
          </table:table-cell>
          <table:table-cell office:value-type="string" calcext:value-type="string">
            <text:p>Feb 20, 2017 10:06:39 PM</text:p>
          </table:table-cell>
          <table:table-cell office:value-type="string" calcext:value-type="string">
            <text:p>Feb 13, 2018 2:21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8" xlink:type="simple">Dúvida | Como Emitir Relatório Lista Preço Modelo 08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p 12, 2016 9:54:25 AM</text:p>
          </table:table-cell>
          <table:table-cell office:value-type="string" calcext:value-type="string">
            <text:p>Jun 8, 2017 10:56:47 AM</text:p>
          </table:table-cell>
          <table:table-cell office:value-type="string" calcext:value-type="string">
            <text:p>Feb 24, 2017 10:20:42 PM</text:p>
          </table:table-cell>
          <table:table-cell office:value-type="string" calcext:value-type="string">
            <text:p>Feb 24, 2018 12:01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1" xlink:type="simple">Dúvida | Como Emitir Relatório Lista Preço Modelo 18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ep 12, 2016 11:20:28 AM</text:p>
          </table:table-cell>
          <table:table-cell office:value-type="string" calcext:value-type="string">
            <text:p>Jun 8, 2017 11:27:12 AM</text:p>
          </table:table-cell>
          <table:table-cell office:value-type="string" calcext:value-type="string">
            <text:p>Feb 25, 2017 6:30:53 AM</text:p>
          </table:table-cell>
          <table:table-cell office:value-type="string" calcext:value-type="string">
            <text:p>Mar 1, 2018 12:0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412" xlink:type="simple">Dúvida | Como Emitir Relatório Vendas Hora Integral Varejo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ar 31, 2017 10:53:56 AM</text:p>
          </table:table-cell>
          <table:table-cell office:value-type="string" calcext:value-type="string">
            <text:p>Mar 31, 2017 11:14:34 AM</text:p>
          </table:table-cell>
          <table:table-cell office:value-type="string" calcext:value-type="string">
            <text:p>Mar 31, 2017 11:25:42 PM</text:p>
          </table:table-cell>
          <table:table-cell office:value-type="string" calcext:value-type="string">
            <text:p>Feb 20, 2018 5:37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75" xlink:type="simple">Dúvida | Como Cadastrar Ingredientes Balança Integral?</text:a></text:p>
          </table:table-cell>
          <table:table-cell office:value-type="float" office:value="63" calcext:value-type="float">
            <text:p>6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Oct 23, 2017 12:17:34 PM</text:p>
          </table:table-cell>
          <table:table-cell office:value-type="string" calcext:value-type="string">
            <text:p>Oct 26, 2017 3:02:03 PM</text:p>
          </table:table-cell>
          <table:table-cell office:value-type="string" calcext:value-type="string">
            <text:p>Oct 23, 2017 2:07:21 PM</text:p>
          </table:table-cell>
          <table:table-cell office:value-type="string" calcext:value-type="string">
            <text:p>Feb 26, 2018 9:32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9905703" xlink:type="simple">Dúvida | Como Alterar Cadastro ECF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p 1, 2016 11:10:34 AM</text:p>
          </table:table-cell>
          <table:table-cell office:value-type="string" calcext:value-type="string">
            <text:p>Mar 16, 2017 11:06:33 AM</text:p>
          </table:table-cell>
          <table:table-cell office:value-type="string" calcext:value-type="string">
            <text:p>Feb 20, 2017 10:06:57 PM</text:p>
          </table:table-cell>
          <table:table-cell office:value-type="string" calcext:value-type="string">
            <text:p>Feb 13, 2018 2:21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8005171" xlink:type="simple">Dúvida | Como Alterar Perfil Nível Cadastro Usuário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ug 24, 2016 5:20:56 PM</text:p>
          </table:table-cell>
          <table:table-cell office:value-type="string" calcext:value-type="string">
            <text:p>Jun 21, 2017 10:39:17 AM</text:p>
          </table:table-cell>
          <table:table-cell office:value-type="string" calcext:value-type="string">
            <text:p>Feb 24, 2017 8:48:31 AM</text:p>
          </table:table-cell>
          <table:table-cell office:value-type="string" calcext:value-type="string">
            <text:p>Feb 9, 2018 2:23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28" xlink:type="simple">Dúvida | Como Emitir Relatório Relação Estoque Modelo 01 Integral Varejo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Jun 6, 2017 8:50:46 AM</text:p>
          </table:table-cell>
          <table:table-cell office:value-type="string" calcext:value-type="string">
            <text:p>Jun 6, 2017 9:51:05 AM</text:p>
          </table:table-cell>
          <table:table-cell office:value-type="string" calcext:value-type="string">
            <text:p>Jun 7, 2017 2:46:51 PM</text:p>
          </table:table-cell>
          <table:table-cell office:value-type="string" calcext:value-type="string">
            <text:p>Feb 26, 2018 10:18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11" xlink:type="simple">Dúvida | Como Instalar Client OwnCloud Integral?</text:a></text:p>
          </table:table-cell>
          <table:table-cell office:value-type="float" office:value="62" calcext:value-type="float">
            <text:p>6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ug 29, 2017 10:55:01 AM</text:p>
          </table:table-cell>
          <table:table-cell office:value-type="string" calcext:value-type="string">
            <text:p>Sep 18, 2017 9:55:51 AM</text:p>
          </table:table-cell>
          <table:table-cell office:value-type="string" calcext:value-type="string">
            <text:p>Aug 31, 2017 3:40:09 PM</text:p>
          </table:table-cell>
          <table:table-cell office:value-type="string" calcext:value-type="string">
            <text:p>Feb 22, 2018 7:51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30" xlink:type="simple">Dúvida | Como Consultar Retorno Rejeição NF-e Integral?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Oct 20, 2017 9:50:35 AM</text:p>
          </table:table-cell>
          <table:table-cell office:value-type="string" calcext:value-type="string">
            <text:p>Nov 3, 2017 12:01:28 PM</text:p>
          </table:table-cell>
          <table:table-cell office:value-type="string" calcext:value-type="string">
            <text:p>Oct 25, 2017 4:11:26 PM</text:p>
          </table:table-cell>
          <table:table-cell office:value-type="string" calcext:value-type="string">
            <text:p>Feb 28, 2018 4:59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61" xlink:type="simple">Dúvida | Como Resolver Problema Data Entrada Ultrapassar Quantidade Dias Integral Varejo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Jul 27, 2017 9:23:43 AM</text:p>
          </table:table-cell>
          <table:table-cell office:value-type="string" calcext:value-type="string">
            <text:p>Jul 27, 2017 10:45:27 AM</text:p>
          </table:table-cell>
          <table:table-cell office:value-type="string" calcext:value-type="string">
            <text:p>Jul 27, 2017 9:54:58 AM</text:p>
          </table:table-cell>
          <table:table-cell office:value-type="string" calcext:value-type="string">
            <text:p>Feb 26, 2018 1:26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77" xlink:type="simple">Dúvida | Como Alterar Cadastro Operador Caixa Integral Varejo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Jun 20, 2017 3:22:34 PM</text:p>
          </table:table-cell>
          <table:table-cell office:value-type="string" calcext:value-type="string">
            <text:p>Jun 20, 2017 3:27:07 PM</text:p>
          </table:table-cell>
          <table:table-cell office:value-type="string" calcext:value-type="string">
            <text:p>Jun 21, 2017 2:19:45 AM</text:p>
          </table:table-cell>
          <table:table-cell office:value-type="string" calcext:value-type="string">
            <text:p>Feb 13, 2018 1:59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930" xlink:type="simple">Dúvida | Como Corrigir Rejeição NF-e Fornecedores Campo Bairro Inválido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Jul 6, 2017 11:52:54 AM</text:p>
          </table:table-cell>
          <table:table-cell office:value-type="string" calcext:value-type="string">
            <text:p>Jul 7, 2017 10:11:13 AM</text:p>
          </table:table-cell>
          <table:table-cell office:value-type="string" calcext:value-type="string">
            <text:p>Jul 6, 2017 3:25:18 PM</text:p>
          </table:table-cell>
          <table:table-cell office:value-type="string" calcext:value-type="string">
            <text:p>Feb 24, 2018 8:28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45" xlink:type="simple">Dúvida | Como Visualizar Dados XML Novo NF-e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ep 18, 2017 10:30:00 AM</text:p>
          </table:table-cell>
          <table:table-cell office:value-type="string" calcext:value-type="string">
            <text:p>Sep 18, 2017 2:28:46 PM</text:p>
          </table:table-cell>
          <table:table-cell office:value-type="string" calcext:value-type="string">
            <text:p>Sep 18, 2017 1:04:04 PM</text:p>
          </table:table-cell>
          <table:table-cell office:value-type="string" calcext:value-type="string">
            <text:p>Feb 15, 2018 1:39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7" xlink:type="simple">Dúvida | Como Imprimir Relatório Inventário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ar 6, 2017 6:51:32 AM</text:p>
          </table:table-cell>
          <table:table-cell office:value-type="string" calcext:value-type="string">
            <text:p>Mar 16, 2017 9:32:01 AM</text:p>
          </table:table-cell>
          <table:table-cell office:value-type="string" calcext:value-type="string">
            <text:p>Mar 7, 2017 7:04:17 PM</text:p>
          </table:table-cell>
          <table:table-cell office:value-type="string" calcext:value-type="string">
            <text:p>Feb 20, 2018 3:48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49" xlink:type="simple">Dúvida | Como Emitir Pedido Venda Usuário Itens Sem Estoque Integral?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Oct 10, 2017 10:42:06 AM</text:p>
          </table:table-cell>
          <table:table-cell office:value-type="string" calcext:value-type="string">
            <text:p>Oct 10, 2017 11:24:46 AM</text:p>
          </table:table-cell>
          <table:table-cell office:value-type="string" calcext:value-type="string">
            <text:p>Oct 10, 2017 11:42:48 AM</text:p>
          </table:table-cell>
          <table:table-cell office:value-type="string" calcext:value-type="string">
            <text:p>Feb 16, 2018 5:29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62" xlink:type="simple">Dúvida | Como Consultar Valores ICMS FCP ST Movimento Fiscal NF-e Versão 4.0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Nov 13, 2017 10:21:28 AM</text:p>
          </table:table-cell>
          <table:table-cell office:value-type="string" calcext:value-type="string">
            <text:p>Nov 13, 2017 2:37:35 PM</text:p>
          </table:table-cell>
          <table:table-cell office:value-type="string" calcext:value-type="string">
            <text:p>Nov 13, 2017 4:40:05 PM</text:p>
          </table:table-cell>
          <table:table-cell office:value-type="string" calcext:value-type="string">
            <text:p>Feb 27, 2018 9:01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4" xlink:type="simple">Dúvida | Como Emitir Relatório Relação Estoque Modelo 39 Data Validade Produto Integral?</text:a></text:p>
          </table:table-cell>
          <table:table-cell office:value-type="float" office:value="61" calcext:value-type="float">
            <text:p>6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Jun 5, 2017 2:23:35 PM</text:p>
          </table:table-cell>
          <table:table-cell office:value-type="string" calcext:value-type="string">
            <text:p>Jan 24, 2018 2:29:50 PM</text:p>
          </table:table-cell>
          <table:table-cell office:value-type="string" calcext:value-type="string">
            <text:p>Jun 5, 2017 3:27:15 PM</text:p>
          </table:table-cell>
          <table:table-cell office:value-type="string" calcext:value-type="string">
            <text:p>Feb 27, 2018 8:56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25" xlink:type="simple">Dúvida | Como Realizar Atualização Fiscal Mapa Resumo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ug 23, 2017 3:11:12 PM</text:p>
          </table:table-cell>
          <table:table-cell office:value-type="string" calcext:value-type="string">
            <text:p>Aug 31, 2017 2:43:08 PM</text:p>
          </table:table-cell>
          <table:table-cell office:value-type="string" calcext:value-type="string">
            <text:p>Aug 24, 2017 10:49:59 AM</text:p>
          </table:table-cell>
          <table:table-cell office:value-type="string" calcext:value-type="string">
            <text:p>Mar 1, 2018 11:50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9" xlink:type="simple">Dúvida | Como Emitir Relatório Lista Preço Modelo 06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p 12, 2016 9:40:55 AM</text:p>
          </table:table-cell>
          <table:table-cell office:value-type="string" calcext:value-type="string">
            <text:p>Jun 8, 2017 10:54:05 AM</text:p>
          </table:table-cell>
          <table:table-cell office:value-type="string" calcext:value-type="string">
            <text:p>Feb 20, 2017 4:35:09 PM</text:p>
          </table:table-cell>
          <table:table-cell office:value-type="string" calcext:value-type="string">
            <text:p>Feb 24, 2018 12:00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51" xlink:type="simple">Dúvida | Como Emitir Relatório Operadores Caixa Integral?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May 18, 2017 3:24:36 PM</text:p>
          </table:table-cell>
          <table:table-cell office:value-type="string" calcext:value-type="string">
            <text:p>May 18, 2017 3:45:52 PM</text:p>
          </table:table-cell>
          <table:table-cell office:value-type="string" calcext:value-type="string">
            <text:p>May 18, 2017 5:14:42 PM</text:p>
          </table:table-cell>
          <table:table-cell office:value-type="string" calcext:value-type="string">
            <text:p>Feb 15, 2018 6:21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03" xlink:type="simple">Dúvida | Como Cadastrar Usuário Novo NF-e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ay 30, 2017 10:13:29 AM</text:p>
          </table:table-cell>
          <table:table-cell office:value-type="string" calcext:value-type="string">
            <text:p>Jun 1, 2017 10:08:03 AM</text:p>
          </table:table-cell>
          <table:table-cell office:value-type="string" calcext:value-type="string">
            <text:p>Jun 1, 2017 3:40:57 PM</text:p>
          </table:table-cell>
          <table:table-cell office:value-type="string" calcext:value-type="string">
            <text:p>Feb 20, 2018 2:16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69" xlink:type="simple">Dúvida | Como Emitir Relatório Contribuição Marginal Apuração CMV Integral?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ug 8, 2017 11:24:27 AM</text:p>
          </table:table-cell>
          <table:table-cell office:value-type="string" calcext:value-type="string">
            <text:p>Aug 8, 2017 11:46:14 AM</text:p>
          </table:table-cell>
          <table:table-cell office:value-type="string" calcext:value-type="string">
            <text:p>Aug 9, 2017 8:55:54 AM</text:p>
          </table:table-cell>
          <table:table-cell office:value-type="string" calcext:value-type="string">
            <text:p>Feb 16, 2018 10:23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022" xlink:type="simple">Manual | Realizar Integração Contábil Apuração CMV Integral</text:a></text:p>
          </table:table-cell>
          <table:table-cell office:value-type="float" office:value="60" calcext:value-type="float">
            <text:p>6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ug 4, 2017 9:09:23 AM</text:p>
          </table:table-cell>
          <table:table-cell office:value-type="string" calcext:value-type="string">
            <text:p>Dec 19, 2017 11:09:44 AM</text:p>
          </table:table-cell>
          <table:table-cell office:value-type="string" calcext:value-type="string">
            <text:p>Aug 8, 2017 11:05:52 AM</text:p>
          </table:table-cell>
          <table:table-cell office:value-type="string" calcext:value-type="string">
            <text:p>Feb 13, 2018 2:26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20" xlink:type="simple">Dúvida | Como Verificar Diferença CST CFOP ICMS X Livro Fiscal Integral Varejo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ug 31, 2017 3:17:44 PM</text:p>
          </table:table-cell>
          <table:table-cell office:value-type="string" calcext:value-type="string">
            <text:p>Aug 31, 2017 4:42:25 PM</text:p>
          </table:table-cell>
          <table:table-cell office:value-type="string" calcext:value-type="string">
            <text:p>Aug 31, 2017 3:54:42 PM</text:p>
          </table:table-cell>
          <table:table-cell office:value-type="string" calcext:value-type="string">
            <text:p>Feb 13, 2018 1:49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01" xlink:type="simple">Dúvida | Como Reconfigurar Tira Teima Linux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ar 3, 2017 12:14:37 PM</text:p>
          </table:table-cell>
          <table:table-cell office:value-type="string" calcext:value-type="string">
            <text:p>Mar 3, 2017 1:07:18 PM</text:p>
          </table:table-cell>
          <table:table-cell office:value-type="string" calcext:value-type="string">
            <text:p>Mar 7, 2017 7:20:15 PM</text:p>
          </table:table-cell>
          <table:table-cell office:value-type="string" calcext:value-type="string">
            <text:p>Feb 13, 2018 1:39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92" xlink:type="simple">Dúvida | Como Emitir Relatório Códigos Observação Integral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May 8, 2017 10:57:22 AM</text:p>
          </table:table-cell>
          <table:table-cell office:value-type="string" calcext:value-type="string">
            <text:p>May 8, 2017 11:46:46 AM</text:p>
          </table:table-cell>
          <table:table-cell office:value-type="string" calcext:value-type="string">
            <text:p>May 9, 2017 9:49:48 AM</text:p>
          </table:table-cell>
          <table:table-cell office:value-type="string" calcext:value-type="string">
            <text:p>Feb 28, 2018 2:53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117" xlink:type="simple">Dúvida | Como Realizar Auditória Produtos Gerados Relatório Rupturas Integral?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Jul 17, 2017 11:51:55 AM</text:p>
          </table:table-cell>
          <table:table-cell office:value-type="string" calcext:value-type="string">
            <text:p>Jul 19, 2017 8:34:40 AM</text:p>
          </table:table-cell>
          <table:table-cell office:value-type="string" calcext:value-type="string">
            <text:p>Jul 21, 2017 10:20:48 AM</text:p>
          </table:table-cell>
          <table:table-cell office:value-type="string" calcext:value-type="string">
            <text:p>Mar 1, 2018 1:54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6" xlink:type="simple">Dúvida | Como Configurar NF-e Aba Envio E-mail Novo NF-e?</text:a></text:p>
          </table:table-cell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ay 29, 2017 9:21:01 AM</text:p>
          </table:table-cell>
          <table:table-cell office:value-type="string" calcext:value-type="string">
            <text:p>Jun 1, 2017 11:24:24 AM</text:p>
          </table:table-cell>
          <table:table-cell office:value-type="string" calcext:value-type="string">
            <text:p>Jun 1, 2017 2:27:01 PM</text:p>
          </table:table-cell>
          <table:table-cell office:value-type="string" calcext:value-type="string">
            <text:p>Feb 20, 2018 2:1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44400682" xlink:type="simple">Dúvida | Como Emitir Relatório ECF Integral Varejo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ug 8, 2016 12:27:20 PM</text:p>
          </table:table-cell>
          <table:table-cell office:value-type="string" calcext:value-type="string">
            <text:p>Mar 16, 2017 9:11:38 AM</text:p>
          </table:table-cell>
          <table:table-cell office:value-type="string" calcext:value-type="string">
            <text:p>Feb 20, 2017 10:13:10 PM</text:p>
          </table:table-cell>
          <table:table-cell office:value-type="string" calcext:value-type="string">
            <text:p>Feb 13, 2018 2:21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6" xlink:type="simple">Dúvida | Como Emitir Relatório Lista Preço Modelo 10 Integral?</text:a>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p 12, 2016 10:07:06 AM</text:p>
          </table:table-cell>
          <table:table-cell office:value-type="string" calcext:value-type="string">
            <text:p>Jun 8, 2017 11:01:13 AM</text:p>
          </table:table-cell>
          <table:table-cell office:value-type="string" calcext:value-type="string">
            <text:p>Feb 24, 2017 10:20:50 PM</text:p>
          </table:table-cell>
          <table:table-cell office:value-type="string" calcext:value-type="string">
            <text:p>Feb 24, 2018 3:15:0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32" xlink:type="simple">Dúvida | Como Emitir Relatório Lista Preço Modelo 09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p 12, 2016 10:00:05 AM</text:p>
          </table:table-cell>
          <table:table-cell office:value-type="string" calcext:value-type="string">
            <text:p>Jun 8, 2017 11:00:03 AM</text:p>
          </table:table-cell>
          <table:table-cell office:value-type="string" calcext:value-type="string">
            <text:p>Feb 21, 2017 12:08:44 AM</text:p>
          </table:table-cell>
          <table:table-cell office:value-type="string" calcext:value-type="string">
            <text:p>Feb 24, 2018 12:05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3" xlink:type="simple">Dúvida | Como Emitir Relatório Lista Preço Modelo 20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p 12, 2016 11:36:48 AM</text:p>
          </table:table-cell>
          <table:table-cell office:value-type="string" calcext:value-type="string">
            <text:p>Jun 8, 2017 11:31:14 AM</text:p>
          </table:table-cell>
          <table:table-cell office:value-type="string" calcext:value-type="string">
            <text:p>Feb 24, 2017 1:04:01 AM</text:p>
          </table:table-cell>
          <table:table-cell office:value-type="string" calcext:value-type="string">
            <text:p>Feb 13, 2018 3:3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56" xlink:type="simple">Dúvida | Como Emitir Relatório Média Cliente Integral Varejo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un 13, 2017 12:33:18 PM</text:p>
          </table:table-cell>
          <table:table-cell office:value-type="string" calcext:value-type="string">
            <text:p>Jun 13, 2017 12:48:04 PM</text:p>
          </table:table-cell>
          <table:table-cell office:value-type="string" calcext:value-type="string">
            <text:p>Jun 13, 2017 1:34:40 PM</text:p>
          </table:table-cell>
          <table:table-cell office:value-type="string" calcext:value-type="string">
            <text:p>Feb 20, 2018 2:17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89" xlink:type="simple">Dúvida | Como Emitir Relatório Cadastro Administradoras Cartões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Jun 14, 2017 8:32:57 AM</text:p>
          </table:table-cell>
          <table:table-cell office:value-type="string" calcext:value-type="string">
            <text:p>Jun 14, 2017 9:31:54 AM</text:p>
          </table:table-cell>
          <table:table-cell office:value-type="string" calcext:value-type="string">
            <text:p>Jun 14, 2017 9:52:14 AM</text:p>
          </table:table-cell>
          <table:table-cell office:value-type="string" calcext:value-type="string">
            <text:p>Feb 28, 2018 1:55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9" xlink:type="simple">Dúvida | Como Solucionar Rejeição 602 603 Total PIS COFINS Difere Somatório Itens Sujeitos ICMS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Sep 8, 2017 9:19:56 AM</text:p>
          </table:table-cell>
          <table:table-cell office:value-type="string" calcext:value-type="string">
            <text:p>Sep 18, 2017 12:33:55 PM</text:p>
          </table:table-cell>
          <table:table-cell office:value-type="string" calcext:value-type="string">
            <text:p>Sep 18, 2017 11:49:26 AM</text:p>
          </table:table-cell>
          <table:table-cell office:value-type="string" calcext:value-type="string">
            <text:p>Feb 28, 2018 12:05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5" xlink:type="simple">Dúvida | Como Emitir Relatório Relação Estoque Modelo 04 Integral?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Jun 2, 2017 12:19:19 PM</text:p>
          </table:table-cell>
          <table:table-cell office:value-type="string" calcext:value-type="string">
            <text:p>Jun 2, 2017 12:21:24 PM</text:p>
          </table:table-cell>
          <table:table-cell office:value-type="string" calcext:value-type="string">
            <text:p>Jun 3, 2017 4:12:16 PM</text:p>
          </table:table-cell>
          <table:table-cell office:value-type="string" calcext:value-type="string">
            <text:p>Feb 20, 2018 2:1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95" xlink:type="simple">Dúvida | Como Identificar Documentos Devolução Não Emitidos NF-e Integral?</text:a></text:p>
          </table:table-cell>
          <table:table-cell office:value-type="float" office:value="57" calcext:value-type="float">
            <text:p>5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ep 29, 2017 9:49:10 AM</text:p>
          </table:table-cell>
          <table:table-cell office:value-type="string" calcext:value-type="string">
            <text:p>Oct 2, 2017 9:08:35 AM</text:p>
          </table:table-cell>
          <table:table-cell office:value-type="string" calcext:value-type="string">
            <text:p>Sep 29, 2017 11:23:14 AM</text:p>
          </table:table-cell>
          <table:table-cell office:value-type="string" calcext:value-type="string">
            <text:p>Feb 23, 2018 11:17:35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Transportadora+Integral" xlink:type="simple">Manual | Vincular Transportadora Integral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ug 9, 2017 11:09:17 AM</text:p>
          </table:table-cell>
          <table:table-cell office:value-type="string" calcext:value-type="string">
            <text:p>Aug 16, 2017 10:32:10 AM</text:p>
          </table:table-cell>
          <table:table-cell office:value-type="string" calcext:value-type="string">
            <text:p>Aug 9, 2017 4:06:25 PM</text:p>
          </table:table-cell>
          <table:table-cell office:value-type="string" calcext:value-type="string">
            <text:p>Feb 13, 2018 1:48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079" xlink:type="simple">Dúvida | Como Emitir Relatório Notas Fiscais Empresas Coligadas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un 8, 2017 11:47:56 AM</text:p>
          </table:table-cell>
          <table:table-cell office:value-type="string" calcext:value-type="string">
            <text:p>Jun 9, 2017 11:01:20 AM</text:p>
          </table:table-cell>
          <table:table-cell office:value-type="string" calcext:value-type="string">
            <text:p>Jun 9, 2017 9:06:22 AM</text:p>
          </table:table-cell>
          <table:table-cell office:value-type="string" calcext:value-type="string">
            <text:p>Mar 1, 2018 1:5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9" xlink:type="simple">Dúvida | Como Emitir Relatório Notas Fiscais Empresas Coligadas Integral Varejo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Jun 13, 2017 8:54:39 AM</text:p>
          </table:table-cell>
          <table:table-cell office:value-type="string" calcext:value-type="string">
            <text:p>Jun 13, 2017 10:57:43 AM</text:p>
          </table:table-cell>
          <table:table-cell office:value-type="string" calcext:value-type="string">
            <text:p>Jun 13, 2017 9:08:01 AM</text:p>
          </table:table-cell>
          <table:table-cell office:value-type="string" calcext:value-type="string">
            <text:p>Feb 20, 2018 2:17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24" xlink:type="simple">Dúvida | Como Exibir Relatório Inventário Tela Integral?</text:a>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r 6, 2017 6:20:43 AM</text:p>
          </table:table-cell>
          <table:table-cell office:value-type="string" calcext:value-type="string">
            <text:p>Mar 16, 2017 9:26:25 AM</text:p>
          </table:table-cell>
          <table:table-cell office:value-type="string" calcext:value-type="string">
            <text:p>Mar 7, 2017 7:06:07 PM</text:p>
          </table:table-cell>
          <table:table-cell office:value-type="string" calcext:value-type="string">
            <text:p>Feb 13, 2018 1:07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25" xlink:type="simple">Dúvida | Como Resolver Problema Data Entrada Ultrapassar Quantidade Dias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Jul 26, 2017 2:34:33 PM</text:p>
          </table:table-cell>
          <table:table-cell office:value-type="string" calcext:value-type="string">
            <text:p>Jul 27, 2017 10:49:28 AM</text:p>
          </table:table-cell>
          <table:table-cell office:value-type="string" calcext:value-type="string">
            <text:p>Jul 26, 2017 4:03:49 PM</text:p>
          </table:table-cell>
          <table:table-cell office:value-type="string" calcext:value-type="string">
            <text:p>Feb 13, 2018 2:40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227" xlink:type="simple">Dúvida | Como Criar Usuário Acesso Mobile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Aug 9, 2017 9:18:18 AM</text:p>
          </table:table-cell>
          <table:table-cell office:value-type="string" calcext:value-type="string">
            <text:p>Aug 16, 2017 9:07:42 AM</text:p>
          </table:table-cell>
          <table:table-cell office:value-type="string" calcext:value-type="string">
            <text:p>Aug 10, 2017 9:49:33 AM</text:p>
          </table:table-cell>
          <table:table-cell office:value-type="string" calcext:value-type="string">
            <text:p>Jan 27, 2018 6:13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63" xlink:type="simple">Dúvida | Como Emitir Relatório Livro Fiscal Saída Integral Varejo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un 13, 2017 2:24:37 PM</text:p>
          </table:table-cell>
          <table:table-cell office:value-type="string" calcext:value-type="string">
            <text:p>Jun 13, 2017 3:03:55 PM</text:p>
          </table:table-cell>
          <table:table-cell office:value-type="string" calcext:value-type="string">
            <text:p>Jun 13, 2017 9:16:14 PM</text:p>
          </table:table-cell>
          <table:table-cell office:value-type="string" calcext:value-type="string">
            <text:p>Feb 27, 2018 8:43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39" xlink:type="simple">Dúvida | Como Emitir Relatório Relação Estoque Modelo 01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Jun 2, 2017 8:52:45 AM</text:p>
          </table:table-cell>
          <table:table-cell office:value-type="string" calcext:value-type="string">
            <text:p>Jun 2, 2017 11:38:30 AM</text:p>
          </table:table-cell>
          <table:table-cell office:value-type="string" calcext:value-type="string">
            <text:p>Jun 2, 2017 11:27:01 AM</text:p>
          </table:table-cell>
          <table:table-cell office:value-type="string" calcext:value-type="string">
            <text:p>Feb 28, 2018 10:51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86" xlink:type="simple">Dúvida | Como Emitir Relatório Setores Grupos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y 19, 2017 11:35:21 AM</text:p>
          </table:table-cell>
          <table:table-cell office:value-type="string" calcext:value-type="string">
            <text:p>May 19, 2017 12:44:47 PM</text:p>
          </table:table-cell>
          <table:table-cell office:value-type="string" calcext:value-type="string">
            <text:p>May 19, 2017 12:54:56 PM</text:p>
          </table:table-cell>
          <table:table-cell office:value-type="string" calcext:value-type="string">
            <text:p>Feb 20, 2018 12:35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82" xlink:type="simple">Dúvida | Como Alterar Data Movimento Nota Saída Integral?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Oct 18, 2017 9:17:16 AM</text:p>
          </table:table-cell>
          <table:table-cell office:value-type="string" calcext:value-type="string">
            <text:p>Oct 25, 2017 10:34:46 AM</text:p>
          </table:table-cell>
          <table:table-cell office:value-type="string" calcext:value-type="string">
            <text:p>Oct 19, 2017 9:21:31 AM</text:p>
          </table:table-cell>
          <table:table-cell office:value-type="string" calcext:value-type="string">
            <text:p>Feb 28, 2018 8:3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03" xlink:type="simple">Dúvida | Como Cadastrar Cartão Fidelidade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ov 3, 2017 12:43:34 PM</text:p>
          </table:table-cell>
          <table:table-cell office:value-type="string" calcext:value-type="string">
            <text:p>Nov 7, 2017 11:58:07 AM</text:p>
          </table:table-cell>
          <table:table-cell office:value-type="string" calcext:value-type="string">
            <text:p>Nov 6, 2017 11:32:18 AM</text:p>
          </table:table-cell>
          <table:table-cell office:value-type="string" calcext:value-type="string">
            <text:p>Feb 19, 2018 9:47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14" xlink:type="simple">Dúvida | Como Definir Parâmetro Preços Iguais Pesquisa Preços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Oct 26, 2017 11:26:25 AM</text:p>
          </table:table-cell>
          <table:table-cell office:value-type="string" calcext:value-type="string">
            <text:p>Oct 27, 2017 1:01:21 PM</text:p>
          </table:table-cell>
          <table:table-cell office:value-type="string" calcext:value-type="string">
            <text:p>Oct 26, 2017 2:22:01 PM</text:p>
          </table:table-cell>
          <table:table-cell office:value-type="string" calcext:value-type="string">
            <text:p>Feb 26, 2018 2:23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07" xlink:type="simple">Dúvida | Como Identificar Produtos Incidência PIS COFINS Rotina Alteração Preço Entrada Nota Integral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May 22, 2017 12:34:53 PM</text:p>
          </table:table-cell>
          <table:table-cell office:value-type="string" calcext:value-type="string">
            <text:p>Feb 1, 2018 4:26:05 PM</text:p>
          </table:table-cell>
          <table:table-cell office:value-type="string" calcext:value-type="string">
            <text:p>May 22, 2017 2:49:20 PM</text:p>
          </table:table-cell>
          <table:table-cell office:value-type="string" calcext:value-type="string">
            <text:p>Feb 27, 2018 9:22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04" xlink:type="simple">Dúvida | Como Consultar Dedo Duro Vinculação Conta Contábil CFOP?</text:a></text:p>
          </table:table-cell>
          <table:table-cell office:value-type="float" office:value="55" calcext:value-type="float">
            <text:p>5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ec 1, 2017 3:28:17 PM</text:p>
          </table:table-cell>
          <table:table-cell office:value-type="string" calcext:value-type="string">
            <text:p>Dec 4, 2017 4:09:02 PM</text:p>
          </table:table-cell>
          <table:table-cell office:value-type="string" calcext:value-type="string">
            <text:p>Dec 1, 2017 7:40:09 PM</text:p>
          </table:table-cell>
          <table:table-cell office:value-type="string" calcext:value-type="string">
            <text:p>Feb 27, 2018 3:01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23" xlink:type="simple">Dúvida | Como Emitir Relatório Lista Preço Modelo 07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p 12, 2016 9:49:20 AM</text:p>
          </table:table-cell>
          <table:table-cell office:value-type="string" calcext:value-type="string">
            <text:p>Jun 8, 2017 10:55:46 AM</text:p>
          </table:table-cell>
          <table:table-cell office:value-type="string" calcext:value-type="string">
            <text:p>Feb 24, 2017 10:22:08 PM</text:p>
          </table:table-cell>
          <table:table-cell office:value-type="string" calcext:value-type="string">
            <text:p>Feb 24, 2018 12:00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96" xlink:type="simple">Dúvida | Como Cadastrar Setor Grupo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ep 12, 2017 9:59:56 AM</text:p>
          </table:table-cell>
          <table:table-cell office:value-type="string" calcext:value-type="string">
            <text:p>Sep 26, 2017 9:51:32 AM</text:p>
          </table:table-cell>
          <table:table-cell office:value-type="string" calcext:value-type="string">
            <text:p>Sep 19, 2017 12:35:32 PM</text:p>
          </table:table-cell>
          <table:table-cell office:value-type="string" calcext:value-type="string">
            <text:p>Feb 21, 2018 12:20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18" xlink:type="simple">Dúvida | Como Cadastrar Operadora Celular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ep 20, 2017 2:07:43 PM</text:p>
          </table:table-cell>
          <table:table-cell office:value-type="string" calcext:value-type="string">
            <text:p>Sep 26, 2017 2:45:52 PM</text:p>
          </table:table-cell>
          <table:table-cell office:value-type="string" calcext:value-type="string">
            <text:p>Sep 21, 2017 4:08:43 PM</text:p>
          </table:table-cell>
          <table:table-cell office:value-type="string" calcext:value-type="string">
            <text:p>Mar 1, 2018 1:27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45" xlink:type="simple">Dúvida | Como Emitir Relatório Curva ABC Venda Setor Grupo Integral?</text:a></text:p>
          </table:table-cell>
          <table:table-cell office:value-type="float" office:value="54" calcext:value-type="float">
            <text:p>5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v 7, 2017 10:04:09 AM</text:p>
          </table:table-cell>
          <table:table-cell office:value-type="string" calcext:value-type="string">
            <text:p>Nov 7, 2017 11:52:03 AM</text:p>
          </table:table-cell>
          <table:table-cell office:value-type="string" calcext:value-type="string">
            <text:p>Nov 7, 2017 11:45:36 AM</text:p>
          </table:table-cell>
          <table:table-cell office:value-type="string" calcext:value-type="string">
            <text:p>Feb 21, 2018 6:30:31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Contra+Vales+Vasilhame+Integral" xlink:type="simple">Manual | Gerar Contra Vales Vasilhame Integral</text:a>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Dec 21, 2017 9:43:46 AM</text:p>
          </table:table-cell>
          <table:table-cell office:value-type="string" calcext:value-type="string">
            <text:p>Jan 10, 2018 2:28:38 PM</text:p>
          </table:table-cell>
          <table:table-cell office:value-type="string" calcext:value-type="string">
            <text:p>Dec 26, 2017 9:08:23 AM</text:p>
          </table:table-cell>
          <table:table-cell office:value-type="string" calcext:value-type="string">
            <text:p>Feb 27, 2018 9:11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139" xlink:type="simple">Dúvida | Como Configurar Parâmetros CFOP's Apuração CMV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ug 8, 2017 9:34:03 AM</text:p>
          </table:table-cell>
          <table:table-cell office:value-type="string" calcext:value-type="string">
            <text:p>Aug 8, 2017 12:10:12 PM</text:p>
          </table:table-cell>
          <table:table-cell office:value-type="string" calcext:value-type="string">
            <text:p>Aug 8, 2017 10:34:59 AM</text:p>
          </table:table-cell>
          <table:table-cell office:value-type="string" calcext:value-type="string">
            <text:p>Feb 23, 2018 6:50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61" xlink:type="simple">Dúvida | Como Parametrizar Classificação ABC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ug 28, 2017 10:12:51 AM</text:p>
          </table:table-cell>
          <table:table-cell office:value-type="string" calcext:value-type="string">
            <text:p>Sep 6, 2017 12:19:06 PM</text:p>
          </table:table-cell>
          <table:table-cell office:value-type="string" calcext:value-type="string">
            <text:p>Aug 30, 2017 2:27:18 PM</text:p>
          </table:table-cell>
          <table:table-cell office:value-type="string" calcext:value-type="string">
            <text:p>Feb 13, 2018 1:43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69" xlink:type="simple">Dúvida | Como Acessar Grid Inutilizações Novo NF-e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ay 30, 2017 8:26:08 AM</text:p>
          </table:table-cell>
          <table:table-cell office:value-type="string" calcext:value-type="string">
            <text:p>Jun 1, 2017 11:23:14 AM</text:p>
          </table:table-cell>
          <table:table-cell office:value-type="string" calcext:value-type="string">
            <text:p>Jun 1, 2017 3:40:33 PM</text:p>
          </table:table-cell>
          <table:table-cell office:value-type="string" calcext:value-type="string">
            <text:p>Feb 20, 2018 2:17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08" xlink:type="simple">Dúvida | Como Consultar Cupons Fechados Descontos Itens Cancelados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ug 21, 2017 4:42:50 PM</text:p>
          </table:table-cell>
          <table:table-cell office:value-type="string" calcext:value-type="string">
            <text:p>Sep 11, 2017 9:36:58 AM</text:p>
          </table:table-cell>
          <table:table-cell office:value-type="string" calcext:value-type="string">
            <text:p>Aug 22, 2017 9:20:04 AM</text:p>
          </table:table-cell>
          <table:table-cell office:value-type="string" calcext:value-type="string">
            <text:p>Feb 26, 2018 3:18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7" xlink:type="simple">Dúvida | Como Identificar Layout NF-e Enviada Fornecedor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Nov 8, 2017 9:28:25 AM</text:p>
          </table:table-cell>
          <table:table-cell office:value-type="string" calcext:value-type="string">
            <text:p>Nov 14, 2017 10:22:28 AM</text:p>
          </table:table-cell>
          <table:table-cell office:value-type="string" calcext:value-type="string">
            <text:p>Nov 13, 2017 3:55:25 PM</text:p>
          </table:table-cell>
          <table:table-cell office:value-type="string" calcext:value-type="string">
            <text:p>Feb 27, 2018 3:57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94" xlink:type="simple">Dúvida | Como Configurar NF-e Aba Séries Novo NF-e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y 29, 2017 10:32:58 AM</text:p>
          </table:table-cell>
          <table:table-cell office:value-type="string" calcext:value-type="string">
            <text:p>May 29, 2017 11:01:38 AM</text:p>
          </table:table-cell>
          <table:table-cell office:value-type="string" calcext:value-type="string">
            <text:p>Jun 1, 2017 2:27:40 PM</text:p>
          </table:table-cell>
          <table:table-cell office:value-type="string" calcext:value-type="string">
            <text:p>Mar 1, 2018 12:40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33" xlink:type="simple">Dúvida | Como Realizar Manutenção Pesquisa Preços Integral?</text:a></text:p>
          </table:table-cell>
          <table:table-cell office:value-type="float" office:value="53" calcext:value-type="float">
            <text:p>5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Oct 26, 2017 3:47:07 PM</text:p>
          </table:table-cell>
          <table:table-cell office:value-type="string" calcext:value-type="string">
            <text:p>Jan 17, 2018 2:11:56 PM</text:p>
          </table:table-cell>
          <table:table-cell office:value-type="string" calcext:value-type="string">
            <text:p>Oct 26, 2017 10:55:47 PM</text:p>
          </table:table-cell>
          <table:table-cell office:value-type="string" calcext:value-type="string">
            <text:p>Feb 27, 2018 8:56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94" xlink:type="simple">Dúvida | Como Habilitar Módulos Disponíveis Novo NF-e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ay 30, 2017 9:45:10 AM</text:p>
          </table:table-cell>
          <table:table-cell office:value-type="string" calcext:value-type="string">
            <text:p>May 30, 2017 10:05:38 AM</text:p>
          </table:table-cell>
          <table:table-cell office:value-type="string" calcext:value-type="string">
            <text:p>Jun 1, 2017 11:31:03 AM</text:p>
          </table:table-cell>
          <table:table-cell office:value-type="string" calcext:value-type="string">
            <text:p>Feb 20, 2018 2:16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088" xlink:type="simple">Dúvida | Como Gravar Classificação Estoque 5 Níveis Integral?</text:a></text:p>
          </table:table-cell>
          <table:table-cell office:value-type="float" office:value="52" calcext:value-type="float">
            <text:p>5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ul 17, 2017 9:06:16 AM</text:p>
          </table:table-cell>
          <table:table-cell office:value-type="string" calcext:value-type="string">
            <text:p>Jul 20, 2017 2:24:57 PM</text:p>
          </table:table-cell>
          <table:table-cell office:value-type="string" calcext:value-type="string">
            <text:p>Jul 17, 2017 10:50:13 AM</text:p>
          </table:table-cell>
          <table:table-cell office:value-type="string" calcext:value-type="string">
            <text:p>Feb 14, 2018 1:47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36" xlink:type="simple">Manual | Configurar Alíquota ICMS Estado Destino Integral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ug 17, 2017 2:39:40 PM</text:p>
          </table:table-cell>
          <table:table-cell office:value-type="string" calcext:value-type="string">
            <text:p>Aug 25, 2017 12:21:01 PM</text:p>
          </table:table-cell>
          <table:table-cell office:value-type="string" calcext:value-type="string">
            <text:p>Aug 28, 2017 9:10:26 AM</text:p>
          </table:table-cell>
          <table:table-cell office:value-type="string" calcext:value-type="string">
            <text:p>Feb 13, 2018 1:35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9" xlink:type="simple">Dúvida | Como Emitir Relatório Resumo Operações DAMEF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Jun 14, 2017 9:52:01 AM</text:p>
          </table:table-cell>
          <table:table-cell office:value-type="string" calcext:value-type="string">
            <text:p>Jun 14, 2017 10:42:18 AM</text:p>
          </table:table-cell>
          <table:table-cell office:value-type="string" calcext:value-type="string">
            <text:p>Jun 14, 2017 10:57:00 AM</text:p>
          </table:table-cell>
          <table:table-cell office:value-type="string" calcext:value-type="string">
            <text:p>Feb 21, 2018 5:25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869" xlink:type="simple">Dúvida | Como Incluir Mensagem Programada Usuário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Jul 26, 2017 9:32:56 AM</text:p>
          </table:table-cell>
          <table:table-cell office:value-type="string" calcext:value-type="string">
            <text:p>Jul 27, 2017 8:18:18 AM</text:p>
          </table:table-cell>
          <table:table-cell office:value-type="string" calcext:value-type="string">
            <text:p>Jul 26, 2017 2:02:34 PM</text:p>
          </table:table-cell>
          <table:table-cell office:value-type="string" calcext:value-type="string">
            <text:p>Feb 23, 2018 5:05:4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81" xlink:type="simple">Dúvida | Como Emitir Relatório Fechamento Caixa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ep 22, 2017 2:57:49 PM</text:p>
          </table:table-cell>
          <table:table-cell office:value-type="string" calcext:value-type="string">
            <text:p>Sep 25, 2017 10:05:33 AM</text:p>
          </table:table-cell>
          <table:table-cell office:value-type="string" calcext:value-type="string">
            <text:p>Sep 25, 2017 3:14:01 PM</text:p>
          </table:table-cell>
          <table:table-cell office:value-type="string" calcext:value-type="string">
            <text:p>Feb 23, 2018 4:21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798" xlink:type="simple">Dúvida | Como Emitir Movimento Saída Hortifrúti Açougue Sem Estoque Integral?</text:a></text:p>
          </table:table-cell>
          <table:table-cell office:value-type="float" office:value="51" calcext:value-type="float">
            <text:p>5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Oct 11, 2017 11:41:52 AM</text:p>
          </table:table-cell>
          <table:table-cell office:value-type="string" calcext:value-type="string">
            <text:p>Oct 13, 2017 4:18:10 PM</text:p>
          </table:table-cell>
          <table:table-cell office:value-type="string" calcext:value-type="string">
            <text:p>Oct 11, 2017 2:36:23 PM</text:p>
          </table:table-cell>
          <table:table-cell office:value-type="string" calcext:value-type="string">
            <text:p>Feb 16, 2018 4:00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3986" xlink:type="simple">Dúvida | Como Realizar Vinculação Contas Apuração CMV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ug 2, 2017 10:39:55 AM</text:p>
          </table:table-cell>
          <table:table-cell office:value-type="string" calcext:value-type="string">
            <text:p>Aug 8, 2017 11:36:20 AM</text:p>
          </table:table-cell>
          <table:table-cell office:value-type="string" calcext:value-type="string">
            <text:p>Aug 7, 2017 2:14:20 PM</text:p>
          </table:table-cell>
          <table:table-cell office:value-type="string" calcext:value-type="string">
            <text:p>Feb 20, 2018 8:45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12" xlink:type="simple">Dúvida | Como Corrigir Rejeição 703 Novo NF-e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Oct 18, 2017 12:32:36 PM</text:p>
          </table:table-cell>
          <table:table-cell office:value-type="string" calcext:value-type="string">
            <text:p>Oct 19, 2017 9:25:49 AM</text:p>
          </table:table-cell>
          <table:table-cell office:value-type="string" calcext:value-type="string">
            <text:p>Oct 18, 2017 2:22:07 PM</text:p>
          </table:table-cell>
          <table:table-cell office:value-type="string" calcext:value-type="string">
            <text:p>Feb 27, 2018 3:00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904" xlink:type="simple">Dúvida | Como Corrigir Rejeição 578 Novo NF-e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Oct 18, 2017 11:22:34 AM</text:p>
          </table:table-cell>
          <table:table-cell office:value-type="string" calcext:value-type="string">
            <text:p>Oct 19, 2017 9:23:55 AM</text:p>
          </table:table-cell>
          <table:table-cell office:value-type="string" calcext:value-type="string">
            <text:p>Oct 18, 2017 2:21:32 PM</text:p>
          </table:table-cell>
          <table:table-cell office:value-type="string" calcext:value-type="string">
            <text:p>Feb 24, 2018 12:0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52" xlink:type="simple">Dúvida | Como Consultar Valores ICMS FCP ST Custo Mercadorias NF-e Versão 4.0 Integral?</text:a></text:p>
          </table:table-cell>
          <table:table-cell office:value-type="float" office:value="50" calcext:value-type="float">
            <text:p>5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ov 10, 2017 3:39:40 PM</text:p>
          </table:table-cell>
          <table:table-cell office:value-type="string" calcext:value-type="string">
            <text:p>Nov 13, 2017 2:33:22 PM</text:p>
          </table:table-cell>
          <table:table-cell office:value-type="string" calcext:value-type="string">
            <text:p>Nov 13, 2017 4:40:48 PM</text:p>
          </table:table-cell>
          <table:table-cell office:value-type="string" calcext:value-type="string">
            <text:p>Feb 27, 2018 9:01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5" xlink:type="simple">Dúvida | Como Alterar Temperatura Impressão Etiquetas Integral Varejo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Jun 13, 2017 11:36:40 AM</text:p>
          </table:table-cell>
          <table:table-cell office:value-type="string" calcext:value-type="string">
            <text:p>Jun 13, 2017 11:43:24 AM</text:p>
          </table:table-cell>
          <table:table-cell office:value-type="string" calcext:value-type="string">
            <text:p>Jun 13, 2017 12:25:40 PM</text:p>
          </table:table-cell>
          <table:table-cell office:value-type="string" calcext:value-type="string">
            <text:p>Feb 20, 2018 2:15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431" xlink:type="simple">Dúvida | Como Gerar Relatório Inventário PDF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ar 6, 2017 6:39:11 AM</text:p>
          </table:table-cell>
          <table:table-cell office:value-type="string" calcext:value-type="string">
            <text:p>Mar 16, 2017 9:29:31 AM</text:p>
          </table:table-cell>
          <table:table-cell office:value-type="string" calcext:value-type="string">
            <text:p>Mar 7, 2017 7:07:56 PM</text:p>
          </table:table-cell>
          <table:table-cell office:value-type="string" calcext:value-type="string">
            <text:p>Mar 1, 2018 3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26" xlink:type="simple">Dúvida | Como Consultar Cupons Troco Solidário Integral?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Sep 13, 2017 10:53:04 AM</text:p>
          </table:table-cell>
          <table:table-cell office:value-type="string" calcext:value-type="string">
            <text:p>Sep 14, 2017 2:59:17 PM</text:p>
          </table:table-cell>
          <table:table-cell office:value-type="string" calcext:value-type="string">
            <text:p>Sep 13, 2017 4:00:11 PM</text:p>
          </table:table-cell>
          <table:table-cell office:value-type="string" calcext:value-type="string">
            <text:p>Mar 1, 2018 11:22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30" xlink:type="simple">Dúvida | Como Fidelizar Cliente Vinculado Tabela Preço Diferenciado Integral?</text:a></text:p>
          </table:table-cell>
          <table:table-cell office:value-type="float" office:value="49" calcext:value-type="float">
            <text:p>49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Jan 19, 2018 3:22:03 PM</text:p>
          </table:table-cell>
          <table:table-cell office:value-type="string" calcext:value-type="string">
            <text:p>Jan 26, 2018 10:08:50 AM</text:p>
          </table:table-cell>
          <table:table-cell office:value-type="string" calcext:value-type="string">
            <text:p>Jan 19, 2018 4:54:24 PM</text:p>
          </table:table-cell>
          <table:table-cell office:value-type="string" calcext:value-type="string">
            <text:p>Feb 27, 2018 8:53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2" xlink:type="simple">Dúvida | Como Emitir Relatório Lista Preço Modelo 14 Integral?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Sep 12, 2016 10:58:50 AM</text:p>
          </table:table-cell>
          <table:table-cell office:value-type="string" calcext:value-type="string">
            <text:p>Jun 8, 2017 11:18:53 AM</text:p>
          </table:table-cell>
          <table:table-cell office:value-type="string" calcext:value-type="string">
            <text:p>Feb 24, 2017 10:23:10 PM</text:p>
          </table:table-cell>
          <table:table-cell office:value-type="string" calcext:value-type="string">
            <text:p>Feb 9, 2018 2:40:4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50" xlink:type="simple">Dúvida | Como Configurar Impressão Etiqueta Via Cups Integral?</text:a></text:p>
          </table:table-cell>
          <table:table-cell office:value-type="float" office:value="48" calcext:value-type="float">
            <text:p>48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Dec 18, 2017 2:07:04 PM</text:p>
          </table:table-cell>
          <table:table-cell office:value-type="string" calcext:value-type="string">
            <text:p>Dec 19, 2017 9:12:34 AM</text:p>
          </table:table-cell>
          <table:table-cell office:value-type="string" calcext:value-type="string">
            <text:p>Dec 19, 2017 8:53:14 AM</text:p>
          </table:table-cell>
          <table:table-cell office:value-type="string" calcext:value-type="string">
            <text:p>Mar 1, 2018 1:09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661" xlink:type="simple">Dúvida | Como Vincular Correspondente Bancário Gravar Financeiro Contas Pagar Receber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Oct 6, 2017 12:40:28 PM</text:p>
          </table:table-cell>
          <table:table-cell office:value-type="string" calcext:value-type="string">
            <text:p>Oct 6, 2017 3:10:10 PM</text:p>
          </table:table-cell>
          <table:table-cell office:value-type="string" calcext:value-type="string">
            <text:p>Oct 9, 2017 2:33:06 PM</text:p>
          </table:table-cell>
          <table:table-cell office:value-type="string" calcext:value-type="string">
            <text:p>Feb 23, 2018 11:39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65" xlink:type="simple">Dúvida | Como Permitir Preços Diferentes Tabela Fornecedor Inclusão Pedido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Oct 30, 2017 10:26:23 AM</text:p>
          </table:table-cell>
          <table:table-cell office:value-type="string" calcext:value-type="string">
            <text:p>Oct 30, 2017 3:37:25 PM</text:p>
          </table:table-cell>
          <table:table-cell office:value-type="string" calcext:value-type="string">
            <text:p>Oct 30, 2017 3:21:35 PM</text:p>
          </table:table-cell>
          <table:table-cell office:value-type="string" calcext:value-type="string">
            <text:p>Feb 15, 2018 6:47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899" xlink:type="simple">Dúvida | Como Acessar Relatórios IntegWeb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pr 13, 2017 2:22:18 PM</text:p>
          </table:table-cell>
          <table:table-cell office:value-type="string" calcext:value-type="string">
            <text:p>Nov 17, 2017 12:45:18 PM</text:p>
          </table:table-cell>
          <table:table-cell office:value-type="string" calcext:value-type="string">
            <text:p>Apr 18, 2017 12:55:56 AM</text:p>
          </table:table-cell>
          <table:table-cell office:value-type="string" calcext:value-type="string">
            <text:p>Feb 20, 2018 2:15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73" xlink:type="simple">Dúvida | Como Realizar Lançamento Registros 1010 1020 SPED PIS COFINS Integral?</text:a></text:p>
          </table:table-cell>
          <table:table-cell office:value-type="float" office:value="47" calcext:value-type="float">
            <text:p>47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Dec 20, 2017 2:53:14 PM</text:p>
          </table:table-cell>
          <table:table-cell office:value-type="string" calcext:value-type="string">
            <text:p>Dec 21, 2017 9:16:34 AM</text:p>
          </table:table-cell>
          <table:table-cell office:value-type="string" calcext:value-type="string">
            <text:p>Dec 21, 2017 2:29:42 PM</text:p>
          </table:table-cell>
          <table:table-cell office:value-type="string" calcext:value-type="string">
            <text:p>Feb 27, 2018 8:33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6" xlink:type="simple">Dúvida | Como Saber Layout Arquivo Ficha Financeira Cadastro Completo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ug 30, 2017 10:36:48 AM</text:p>
          </table:table-cell>
          <table:table-cell office:value-type="string" calcext:value-type="string">
            <text:p>Aug 30, 2017 11:58:00 AM</text:p>
          </table:table-cell>
          <table:table-cell office:value-type="string" calcext:value-type="string">
            <text:p>Aug 30, 2017 11:42:02 AM</text:p>
          </table:table-cell>
          <table:table-cell office:value-type="string" calcext:value-type="string">
            <text:p>Feb 13, 2018 1:36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2" xlink:type="simple">Dúvida | Como Emitir Relatório Lista Preço Modelo 16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p 12, 2016 11:13:23 AM</text:p>
          </table:table-cell>
          <table:table-cell office:value-type="string" calcext:value-type="string">
            <text:p>Jun 8, 2017 11:24:23 AM</text:p>
          </table:table-cell>
          <table:table-cell office:value-type="string" calcext:value-type="string">
            <text:p>Feb 24, 2017 1:04:20 AM</text:p>
          </table:table-cell>
          <table:table-cell office:value-type="string" calcext:value-type="string">
            <text:p>Jan 31, 2018 3:16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68" xlink:type="simple">Dúvida | Como Emitir Relatório Lista Preço Modelo 15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p 12, 2016 11:09:08 AM</text:p>
          </table:table-cell>
          <table:table-cell office:value-type="string" calcext:value-type="string">
            <text:p>Jun 8, 2017 11:19:48 AM</text:p>
          </table:table-cell>
          <table:table-cell office:value-type="string" calcext:value-type="string">
            <text:p>Feb 24, 2017 10:22:26 PM</text:p>
          </table:table-cell>
          <table:table-cell office:value-type="string" calcext:value-type="string">
            <text:p>Feb 13, 2018 3:14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70" xlink:type="simple">Dúvida | Como Emitir Relatório Vendas Período Setor Grupo Integral Varejo?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May 17, 2017 10:08:43 AM</text:p>
          </table:table-cell>
          <table:table-cell office:value-type="string" calcext:value-type="string">
            <text:p>May 17, 2017 10:41:53 AM</text:p>
          </table:table-cell>
          <table:table-cell office:value-type="string" calcext:value-type="string">
            <text:p>May 18, 2017 10:31:43 AM</text:p>
          </table:table-cell>
          <table:table-cell office:value-type="string" calcext:value-type="string">
            <text:p>Feb 28, 2018 6:50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21" xlink:type="simple">Dúvida | Como Alterar Tributação PIS COFINS CST Individual Cadastro Produto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ep 15, 2017 3:01:34 PM</text:p>
          </table:table-cell>
          <table:table-cell office:value-type="string" calcext:value-type="string">
            <text:p>Sep 18, 2017 2:29:12 PM</text:p>
          </table:table-cell>
          <table:table-cell office:value-type="string" calcext:value-type="string">
            <text:p>Sep 18, 2017 1:06:26 PM</text:p>
          </table:table-cell>
          <table:table-cell office:value-type="string" calcext:value-type="string">
            <text:p>Feb 27, 2018 2:25:1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940" xlink:type="simple">Dúvida | Como Cadastrar Setor Integral?</text:a></text:p>
          </table:table-cell>
          <table:table-cell office:value-type="float" office:value="46" calcext:value-type="float">
            <text:p>4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ep 1, 2017 2:22:39 PM</text:p>
          </table:table-cell>
          <table:table-cell office:value-type="string" calcext:value-type="string">
            <text:p>Sep 26, 2017 9:32:25 AM</text:p>
          </table:table-cell>
          <table:table-cell office:value-type="string" calcext:value-type="string">
            <text:p>Sep 12, 2017 3:33:18 PM</text:p>
          </table:table-cell>
          <table:table-cell office:value-type="string" calcext:value-type="string">
            <text:p>Mar 1, 2018 8:53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088" xlink:type="simple">Dúvida | Como Emitir Relatório Lista Preço Modelo 03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p 9, 2016 10:35:08 AM</text:p>
          </table:table-cell>
          <table:table-cell office:value-type="string" calcext:value-type="string">
            <text:p>Jun 8, 2017 10:49:55 AM</text:p>
          </table:table-cell>
          <table:table-cell office:value-type="string" calcext:value-type="string">
            <text:p>Feb 20, 2017 4:25:19 PM</text:p>
          </table:table-cell>
          <table:table-cell office:value-type="string" calcext:value-type="string">
            <text:p>Feb 24, 2018 12:00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1" xlink:type="simple">Dúvida | Como Emitir Relatório Lista Preço Modelo 11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p 12, 2016 10:25:47 AM</text:p>
          </table:table-cell>
          <table:table-cell office:value-type="string" calcext:value-type="string">
            <text:p>Jun 8, 2017 11:14:51 AM</text:p>
          </table:table-cell>
          <table:table-cell office:value-type="string" calcext:value-type="string">
            <text:p>Feb 24, 2017 8:51:56 AM</text:p>
          </table:table-cell>
          <table:table-cell office:value-type="string" calcext:value-type="string">
            <text:p>Feb 24, 2018 12:06:0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45" xlink:type="simple">Dúvida | Como Emitir Relatório Lista Preço Modelo 12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p 12, 2016 10:33:39 AM</text:p>
          </table:table-cell>
          <table:table-cell office:value-type="string" calcext:value-type="string">
            <text:p>Jun 8, 2017 11:16:05 AM</text:p>
          </table:table-cell>
          <table:table-cell office:value-type="string" calcext:value-type="string">
            <text:p>Feb 20, 2017 4:34:50 PM</text:p>
          </table:table-cell>
          <table:table-cell office:value-type="string" calcext:value-type="string">
            <text:p>Feb 24, 2018 12:0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990" xlink:type="simple">Dúvida | Como Cadastrar Empresa Novo NF-e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y 25, 2017 5:38:22 PM</text:p>
          </table:table-cell>
          <table:table-cell office:value-type="string" calcext:value-type="string">
            <text:p>Jun 1, 2017 11:15:33 AM</text:p>
          </table:table-cell>
          <table:table-cell office:value-type="string" calcext:value-type="string">
            <text:p>Jun 1, 2017 3:41:21 PM</text:p>
          </table:table-cell>
          <table:table-cell office:value-type="string" calcext:value-type="string">
            <text:p>Feb 27, 2018 4:5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26" xlink:type="simple">Dúvida | Como Configurar Client OwnCloud Integral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ug 29, 2017 11:14:14 AM</text:p>
          </table:table-cell>
          <table:table-cell office:value-type="string" calcext:value-type="string">
            <text:p>Sep 18, 2017 9:56:35 AM</text:p>
          </table:table-cell>
          <table:table-cell office:value-type="string" calcext:value-type="string">
            <text:p>Aug 31, 2017 5:38:34 PM</text:p>
          </table:table-cell>
          <table:table-cell office:value-type="string" calcext:value-type="string">
            <text:p>Feb 13, 2018 4:15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73" xlink:type="simple">Dúvida | Como Configurar NF-e Aba Geral Novo NF-e?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ay 29, 2017 8:48:28 AM</text:p>
          </table:table-cell>
          <table:table-cell office:value-type="string" calcext:value-type="string">
            <text:p>May 29, 2017 10:57:16 AM</text:p>
          </table:table-cell>
          <table:table-cell office:value-type="string" calcext:value-type="string">
            <text:p>Jun 1, 2017 11:32:10 AM</text:p>
          </table:table-cell>
          <table:table-cell office:value-type="string" calcext:value-type="string">
            <text:p>Feb 2, 2018 7:41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544116" xlink:type="simple">Dúvida | Como Emitir Relatório Lista Preço Modelo 04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p 9, 2016 12:21:59 PM</text:p>
          </table:table-cell>
          <table:table-cell office:value-type="string" calcext:value-type="string">
            <text:p>Jun 8, 2017 10:50:55 AM</text:p>
          </table:table-cell>
          <table:table-cell office:value-type="string" calcext:value-type="string">
            <text:p>Feb 20, 2017 10:06:21 PM</text:p>
          </table:table-cell>
          <table:table-cell office:value-type="string" calcext:value-type="string">
            <text:p>Feb 24, 2018 12:00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89" xlink:type="simple">Dúvida | Como Emitir Relatório Lista Preço Modelo 19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p 12, 2016 11:30:58 AM</text:p>
          </table:table-cell>
          <table:table-cell office:value-type="string" calcext:value-type="string">
            <text:p>Jun 8, 2017 11:28:42 AM</text:p>
          </table:table-cell>
          <table:table-cell office:value-type="string" calcext:value-type="string">
            <text:p>Feb 24, 2017 10:20:33 PM</text:p>
          </table:table-cell>
          <table:table-cell office:value-type="string" calcext:value-type="string">
            <text:p>Jan 30, 2018 5:35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7" xlink:type="simple">Dúvida | Como Emitir Relatório Lista Preço Modelo 35 Integral?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un 7, 2017 10:26:15 AM</text:p>
          </table:table-cell>
          <table:table-cell office:value-type="string" calcext:value-type="string">
            <text:p>Sep 18, 2017 9:24:40 AM</text:p>
          </table:table-cell>
          <table:table-cell office:value-type="string" calcext:value-type="string">
            <text:p>Jun 7, 2017 9:50:29 PM</text:p>
          </table:table-cell>
          <table:table-cell office:value-type="string" calcext:value-type="string">
            <text:p>Feb 25, 2018 2:37:0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9" xlink:type="simple">Dúvida | Como Emitir Relatório Lista Preço Modelo 24 Integral?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Sep 12, 2016 12:06:05 PM</text:p>
          </table:table-cell>
          <table:table-cell office:value-type="string" calcext:value-type="string">
            <text:p>Jun 8, 2017 11:39:56 AM</text:p>
          </table:table-cell>
          <table:table-cell office:value-type="string" calcext:value-type="string">
            <text:p>Feb 24, 2017 1:03:33 AM</text:p>
          </table:table-cell>
          <table:table-cell office:value-type="string" calcext:value-type="string">
            <text:p>Feb 9, 2018 2:33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40" xlink:type="simple">Dúvida | Como Alterar Temperatura Impressão Etiquetas Integral?</text:a>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Jun 13, 2017 11:08:33 AM</text:p>
          </table:table-cell>
          <table:table-cell office:value-type="string" calcext:value-type="string">
            <text:p>Jun 13, 2017 11:45:24 AM</text:p>
          </table:table-cell>
          <table:table-cell office:value-type="string" calcext:value-type="string">
            <text:p>Jun 13, 2017 12:26:03 PM</text:p>
          </table:table-cell>
          <table:table-cell office:value-type="string" calcext:value-type="string">
            <text:p>Mar 1, 2018 9:38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06" xlink:type="simple">Dúvida | Como Consultar Cupons Cancelados Integral?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May 18, 2017 8:59:34 AM</text:p>
          </table:table-cell>
          <table:table-cell office:value-type="string" calcext:value-type="string">
            <text:p>May 18, 2017 10:20:32 AM</text:p>
          </table:table-cell>
          <table:table-cell office:value-type="string" calcext:value-type="string">
            <text:p>May 18, 2017 10:31:27 AM</text:p>
          </table:table-cell>
          <table:table-cell office:value-type="string" calcext:value-type="string">
            <text:p>Feb 13, 2018 3:59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5" xlink:type="simple">Manual | Configurar Alíquota ICMS Interestadual Integral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ug 17, 2017 2:04:36 PM</text:p>
          </table:table-cell>
          <table:table-cell office:value-type="string" calcext:value-type="string">
            <text:p>Aug 25, 2017 12:36:53 PM</text:p>
          </table:table-cell>
          <table:table-cell office:value-type="string" calcext:value-type="string">
            <text:p>Aug 28, 2017 9:09:54 AM</text:p>
          </table:table-cell>
          <table:table-cell office:value-type="string" calcext:value-type="string">
            <text:p>Feb 13, 2018 3:05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96" xlink:type="simple">Dúvida | Como Realizar Atualização Fiscal Mapa Resumo Integral Varejo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ug 24, 2017 12:46:03 PM</text:p>
          </table:table-cell>
          <table:table-cell office:value-type="string" calcext:value-type="string">
            <text:p>Aug 31, 2017 3:18:32 PM</text:p>
          </table:table-cell>
          <table:table-cell office:value-type="string" calcext:value-type="string">
            <text:p>Aug 31, 2017 2:54:17 PM</text:p>
          </table:table-cell>
          <table:table-cell office:value-type="string" calcext:value-type="string">
            <text:p>Feb 13, 2018 2:06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14" xlink:type="simple">Dúvida | Como Emitir Relatório Lista Preço Modelo 05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9:33:09 AM</text:p>
          </table:table-cell>
          <table:table-cell office:value-type="string" calcext:value-type="string">
            <text:p>Jun 8, 2017 10:52:36 AM</text:p>
          </table:table-cell>
          <table:table-cell office:value-type="string" calcext:value-type="string">
            <text:p>Feb 24, 2017 10:18:58 PM</text:p>
          </table:table-cell>
          <table:table-cell office:value-type="string" calcext:value-type="string">
            <text:p>Feb 26, 2018 12:41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12" xlink:type="simple">Dúvida | Como Emitir Relatório Lista Preço Modelo 23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 12, 2016 11:54:40 AM</text:p>
          </table:table-cell>
          <table:table-cell office:value-type="string" calcext:value-type="string">
            <text:p>Jun 8, 2017 11:34:45 AM</text:p>
          </table:table-cell>
          <table:table-cell office:value-type="string" calcext:value-type="string">
            <text:p>Feb 24, 2017 8:49:24 AM</text:p>
          </table:table-cell>
          <table:table-cell office:value-type="string" calcext:value-type="string">
            <text:p>Feb 9, 2018 2:36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203873" xlink:type="simple">Dúvida | Como Consultar Lançamento Financeiro Fornecedor Integral?</text:a>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r 7, 2017 10:12:08 AM</text:p>
          </table:table-cell>
          <table:table-cell office:value-type="string" calcext:value-type="string">
            <text:p>Apr 7, 2017 10:49:37 AM</text:p>
          </table:table-cell>
          <table:table-cell office:value-type="string" calcext:value-type="string">
            <text:p>Apr 17, 2017 2:08:56 PM</text:p>
          </table:table-cell>
          <table:table-cell office:value-type="string" calcext:value-type="string">
            <text:p>Feb 28, 2018 9:5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45" xlink:type="simple">Dúvida | Como Consultar Lançamentos Bancários Integral?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Sep 14, 2017 9:11:26 AM</text:p>
          </table:table-cell>
          <table:table-cell office:value-type="string" calcext:value-type="string">
            <text:p>Sep 14, 2017 11:11:39 AM</text:p>
          </table:table-cell>
          <table:table-cell office:value-type="string" calcext:value-type="string">
            <text:p>Sep 14, 2017 3:15:29 PM</text:p>
          </table:table-cell>
          <table:table-cell office:value-type="string" calcext:value-type="string">
            <text:p>Feb 28, 2018 9:57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37" xlink:type="simple">Manual | Parametrizar Linhas Excluídas VAF Integral</text:a></text:p>
          </table:table-cell>
          <table:table-cell office:value-type="float" office:value="41" calcext:value-type="float">
            <text:p>4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ug 22, 2017 9:22:12 AM</text:p>
          </table:table-cell>
          <table:table-cell office:value-type="string" calcext:value-type="string">
            <text:p>Aug 24, 2017 2:52:16 PM</text:p>
          </table:table-cell>
          <table:table-cell office:value-type="string" calcext:value-type="string">
            <text:p>Aug 22, 2017 11:51:51 AM</text:p>
          </table:table-cell>
          <table:table-cell office:value-type="string" calcext:value-type="string">
            <text:p>Feb 13, 2018 2:07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57" xlink:type="simple">Dúvida | Como Emitir Relatório Contribuições PIS COFINS Exclusão ICMS Base Cálculo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Dec 20, 2017 9:12:08 AM</text:p>
          </table:table-cell>
          <table:table-cell office:value-type="string" calcext:value-type="string">
            <text:p>Dec 21, 2017 11:31:30 AM</text:p>
          </table:table-cell>
          <table:table-cell office:value-type="string" calcext:value-type="string">
            <text:p>Dec 21, 2017 12:59:15 PM</text:p>
          </table:table-cell>
          <table:table-cell office:value-type="string" calcext:value-type="string">
            <text:p>Feb 27, 2018 8:34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29" xlink:type="simple">Dúvida | Como Emitir Nota Fiscal Entrada Devolução Vasilhames Contra Vale Integral?</text:a></text:p>
          </table:table-cell>
          <table:table-cell office:value-type="float" office:value="41" calcext:value-type="float">
            <text:p>41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Dec 22, 2017 3:50:13 PM</text:p>
          </table:table-cell>
          <table:table-cell office:value-type="string" calcext:value-type="string">
            <text:p>Jan 10, 2018 2:27:49 PM</text:p>
          </table:table-cell>
          <table:table-cell office:value-type="string" calcext:value-type="string">
            <text:p>Dec 26, 2017 10:51:17 AM</text:p>
          </table:table-cell>
          <table:table-cell office:value-type="string" calcext:value-type="string">
            <text:p>Feb 27, 2018 5:06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92" xlink:type="simple">Manual | Cadastrar Promoções Diversas Integral Varejo</text:a></text:p>
          </table:table-cell>
          <table:table-cell office:value-type="float" office:value="41" calcext:value-type="float">
            <text:p>41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Jan 31, 2018 10:25:24 AM</text:p>
          </table:table-cell>
          <table:table-cell office:value-type="string" calcext:value-type="string">
            <text:p>Jan 31, 2018 11:22:50 AM</text:p>
          </table:table-cell>
          <table:table-cell office:value-type="string" calcext:value-type="string">
            <text:p>Jan 31, 2018 1:41:49 PM</text:p>
          </table:table-cell>
          <table:table-cell office:value-type="string" calcext:value-type="string">
            <text:p>Mar 1, 2018 9:17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275" xlink:type="simple">Dúvida | Como Identificar Produto Incidência PIS Relatório Entrada Compra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eb 24, 2017 5:25:51 AM</text:p>
          </table:table-cell>
          <table:table-cell office:value-type="string" calcext:value-type="string">
            <text:p>Jul 4, 2017 10:13:04 AM</text:p>
          </table:table-cell>
          <table:table-cell office:value-type="string" calcext:value-type="string">
            <text:p>Feb 24, 2017 9:11:57 AM</text:p>
          </table:table-cell>
          <table:table-cell office:value-type="string" calcext:value-type="string">
            <text:p>Dec 11, 2017 9:57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29" xlink:type="simple">Dúvida | Como Corrigir Erro Item Não Controla Estoque Entrada Nota Compra Integral Varejo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ug 17, 2017 2:15:38 PM</text:p>
          </table:table-cell>
          <table:table-cell office:value-type="string" calcext:value-type="string">
            <text:p>Aug 24, 2017 9:33:56 AM</text:p>
          </table:table-cell>
          <table:table-cell office:value-type="string" calcext:value-type="string">
            <text:p>Aug 17, 2017 3:11:26 PM</text:p>
          </table:table-cell>
          <table:table-cell office:value-type="string" calcext:value-type="string">
            <text:p>Feb 27, 2018 8:32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606" xlink:type="simple">Dúvida | Como Emitir Relatório Lista Preço Modelo 22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p 12, 2016 11:46:19 AM</text:p>
          </table:table-cell>
          <table:table-cell office:value-type="string" calcext:value-type="string">
            <text:p>Jun 8, 2017 11:33:38 AM</text:p>
          </table:table-cell>
          <table:table-cell office:value-type="string" calcext:value-type="string">
            <text:p>Feb 24, 2017 8:51:52 AM</text:p>
          </table:table-cell>
          <table:table-cell office:value-type="string" calcext:value-type="string">
            <text:p>Feb 24, 2018 11:35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1" xlink:type="simple">Dúvida | Como Emitir Relatório Relação Estoque Modelo 03 Loja 99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un 2, 2017 12:12:19 PM</text:p>
          </table:table-cell>
          <table:table-cell office:value-type="string" calcext:value-type="string">
            <text:p>Jun 2, 2017 12:16:23 PM</text:p>
          </table:table-cell>
          <table:table-cell office:value-type="string" calcext:value-type="string">
            <text:p>Jun 3, 2017 4:11:32 PM</text:p>
          </table:table-cell>
          <table:table-cell office:value-type="string" calcext:value-type="string">
            <text:p>Feb 21, 2018 1:52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45" xlink:type="simple">Dúvida | Como Verificar Status Retorno NF-e Cancelada Integral?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Nov 30, 2017 11:43:16 AM</text:p>
          </table:table-cell>
          <table:table-cell office:value-type="string" calcext:value-type="string">
            <text:p>Nov 30, 2017 3:53:12 PM</text:p>
          </table:table-cell>
          <table:table-cell office:value-type="string" calcext:value-type="string">
            <text:p>Nov 30, 2017 2:45:03 PM</text:p>
          </table:table-cell>
          <table:table-cell office:value-type="string" calcext:value-type="string">
            <text:p>Mar 1, 2018 10:52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95" xlink:type="simple">Dúvida | Como Funciona Gravação Dados Rastreabilidade Produto NF-e Entrada Versão 4.0 Integral?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ov 9, 2017 9:45:26 AM</text:p>
          </table:table-cell>
          <table:table-cell office:value-type="string" calcext:value-type="string">
            <text:p>Nov 13, 2017 2:16:08 PM</text:p>
          </table:table-cell>
          <table:table-cell office:value-type="string" calcext:value-type="string">
            <text:p>Nov 13, 2017 4:35:18 PM</text:p>
          </table:table-cell>
          <table:table-cell office:value-type="string" calcext:value-type="string">
            <text:p>Feb 27, 2018 9:01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87" xlink:type="simple">Dúvida | Como Regravar Livro Fiscal Saída ECF Mapa Resumo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ug 23, 2017 10:36:14 AM</text:p>
          </table:table-cell>
          <table:table-cell office:value-type="string" calcext:value-type="string">
            <text:p>Aug 31, 2017 3:28:12 PM</text:p>
          </table:table-cell>
          <table:table-cell office:value-type="string" calcext:value-type="string">
            <text:p>Aug 24, 2017 10:49:11 AM</text:p>
          </table:table-cell>
          <table:table-cell office:value-type="string" calcext:value-type="string">
            <text:p>Feb 20, 2018 5:52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012" xlink:type="simple">Dúvida | Como Acessar Outra Filial Novo NF-e?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May 26, 2017 10:39:55 AM</text:p>
          </table:table-cell>
          <table:table-cell office:value-type="string" calcext:value-type="string">
            <text:p>May 29, 2017 8:46:22 AM</text:p>
          </table:table-cell>
          <table:table-cell office:value-type="string" calcext:value-type="string">
            <text:p>Jun 1, 2017 2:26:22 PM</text:p>
          </table:table-cell>
          <table:table-cell office:value-type="string" calcext:value-type="string">
            <text:p>Feb 13, 2018 2:24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87" xlink:type="simple">Dúvida | Como Acessar Menu Usuário Novo NF-e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ay 30, 2017 9:17:56 AM</text:p>
          </table:table-cell>
          <table:table-cell office:value-type="string" calcext:value-type="string">
            <text:p>May 30, 2017 9:40:29 AM</text:p>
          </table:table-cell>
          <table:table-cell office:value-type="string" calcext:value-type="string">
            <text:p>Jun 1, 2017 3:39:28 PM</text:p>
          </table:table-cell>
          <table:table-cell office:value-type="string" calcext:value-type="string">
            <text:p>Feb 20, 2018 2:16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217" xlink:type="simple">Dúvida | Como Funciona Gravação Novas Formas Pagamento NF-e Entrada Versão 4.0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v 9, 2017 3:28:30 PM</text:p>
          </table:table-cell>
          <table:table-cell office:value-type="string" calcext:value-type="string">
            <text:p>Nov 13, 2017 2:21:57 PM</text:p>
          </table:table-cell>
          <table:table-cell office:value-type="string" calcext:value-type="string">
            <text:p>Nov 13, 2017 4:36:14 PM</text:p>
          </table:table-cell>
          <table:table-cell office:value-type="string" calcext:value-type="string">
            <text:p>Feb 27, 2018 9:01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67" xlink:type="simple">Dúvida | Como Configurar Sistema Deduzir ICMS Base Cálculo SPED PIS COFINS Integral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Dec 20, 2017 11:10:18 AM</text:p>
          </table:table-cell>
          <table:table-cell office:value-type="string" calcext:value-type="string">
            <text:p>Dec 21, 2017 12:00:40 PM</text:p>
          </table:table-cell>
          <table:table-cell office:value-type="string" calcext:value-type="string">
            <text:p>Dec 21, 2017 12:43:56 PM</text:p>
          </table:table-cell>
          <table:table-cell office:value-type="string" calcext:value-type="string">
            <text:p>Feb 27, 2018 8:34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02" xlink:type="simple">Dúvida | Como Configurar NF-e Aba Chave Integração Novo NF-e?</text:a>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ay 29, 2017 10:59:06 AM</text:p>
          </table:table-cell>
          <table:table-cell office:value-type="string" calcext:value-type="string">
            <text:p>May 29, 2017 11:37:35 AM</text:p>
          </table:table-cell>
          <table:table-cell office:value-type="string" calcext:value-type="string">
            <text:p>Jun 1, 2017 2:27:50 PM</text:p>
          </table:table-cell>
          <table:table-cell office:value-type="string" calcext:value-type="string">
            <text:p>Feb 13, 2018 2:19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99" xlink:type="simple">Dúvida | Como Emitir Relatório Lista Preço Modelo 21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p 12, 2016 11:42:03 AM</text:p>
          </table:table-cell>
          <table:table-cell office:value-type="string" calcext:value-type="string">
            <text:p>Jun 8, 2017 11:32:39 AM</text:p>
          </table:table-cell>
          <table:table-cell office:value-type="string" calcext:value-type="string">
            <text:p>Feb 24, 2017 1:07:14 AM</text:p>
          </table:table-cell>
          <table:table-cell office:value-type="string" calcext:value-type="string">
            <text:p>Feb 9, 2018 2:3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28" xlink:type="simple">Dúvida | Como Agrupar Produtos Código EAN Integral?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Nov 6, 2017 11:55:10 AM</text:p>
          </table:table-cell>
          <table:table-cell office:value-type="string" calcext:value-type="string">
            <text:p>Nov 6, 2017 2:58:01 PM</text:p>
          </table:table-cell>
          <table:table-cell office:value-type="string" calcext:value-type="string">
            <text:p>Nov 6, 2017 2:59:30 PM</text:p>
          </table:table-cell>
          <table:table-cell office:value-type="string" calcext:value-type="string">
            <text:p>Feb 28, 2018 2:52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54" xlink:type="simple">Dúvida | Como Verificar Status Retorno NF-e Autorizada Integral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ov 30, 2017 2:51:44 PM</text:p>
          </table:table-cell>
          <table:table-cell office:value-type="string" calcext:value-type="string">
            <text:p>Nov 30, 2017 3:52:58 PM</text:p>
          </table:table-cell>
          <table:table-cell office:value-type="string" calcext:value-type="string">
            <text:p>Nov 30, 2017 3:23:48 PM</text:p>
          </table:table-cell>
          <table:table-cell office:value-type="string" calcext:value-type="string">
            <text:p>Feb 27, 2018 9:4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5" xlink:type="simple">Dúvida | Como Emitir Relatório Lista Preço Modelo 02 Integral Varejo?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Jun 7, 2017 2:29:37 PM</text:p>
          </table:table-cell>
          <table:table-cell office:value-type="string" calcext:value-type="string">
            <text:p>Dec 27, 2017 4:48:13 PM</text:p>
          </table:table-cell>
          <table:table-cell office:value-type="string" calcext:value-type="string">
            <text:p>Jun 7, 2017 9:49:25 PM</text:p>
          </table:table-cell>
          <table:table-cell office:value-type="string" calcext:value-type="string">
            <text:p>Feb 27, 2018 9:00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13" xlink:type="simple">Manual | Acompanhar Produtos Próximos Vencimento Integral</text:a></text:p>
          </table:table-cell>
          <table:table-cell office:value-type="float" office:value="38" calcext:value-type="float">
            <text:p>38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eb 6, 2018 10:13:27 AM</text:p>
          </table:table-cell>
          <table:table-cell office:value-type="string" calcext:value-type="string">
            <text:p>Feb 7, 2018 11:20:33 AM</text:p>
          </table:table-cell>
          <table:table-cell office:value-type="string" calcext:value-type="string">
            <text:p>Feb 6, 2018 4:24:13 PM</text:p>
          </table:table-cell>
          <table:table-cell office:value-type="string" calcext:value-type="string">
            <text:p>Feb 28, 2018 10:5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0" xlink:type="simple">Dúvida | Como Emitir Relatório Relação Estoque Modelo 04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Jun 6, 2017 9:13:31 AM</text:p>
          </table:table-cell>
          <table:table-cell office:value-type="string" calcext:value-type="string">
            <text:p>Jun 6, 2017 9:50:27 AM</text:p>
          </table:table-cell>
          <table:table-cell office:value-type="string" calcext:value-type="string">
            <text:p>Jun 13, 2017 10:40:53 AM</text:p>
          </table:table-cell>
          <table:table-cell office:value-type="string" calcext:value-type="string">
            <text:p>Feb 13, 2018 3:4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8" xlink:type="simple">Dúvida | Como Emitir Relatório Relação Estoque Modelo 34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Jun 6, 2017 4:30:13 PM</text:p>
          </table:table-cell>
          <table:table-cell office:value-type="string" calcext:value-type="string">
            <text:p>Jun 6, 2017 4:32:57 PM</text:p>
          </table:table-cell>
          <table:table-cell office:value-type="string" calcext:value-type="string">
            <text:p>Jun 6, 2017 10:29:42 PM</text:p>
          </table:table-cell>
          <table:table-cell office:value-type="string" calcext:value-type="string">
            <text:p>Feb 15, 2018 2:55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2" xlink:type="simple">Dúvida | Como Emitir Relatório Lista Preço Modelo 32 Integral Varejo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Jun 12, 2017 8:45:20 AM</text:p>
          </table:table-cell>
          <table:table-cell office:value-type="string" calcext:value-type="string">
            <text:p>Jun 12, 2017 8:46:57 AM</text:p>
          </table:table-cell>
          <table:table-cell office:value-type="string" calcext:value-type="string">
            <text:p>Jun 12, 2017 9:58:05 AM</text:p>
          </table:table-cell>
          <table:table-cell office:value-type="string" calcext:value-type="string">
            <text:p>Oct 23, 2017 4:43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90" xlink:type="simple">Dúvida | Como Emitir Relatório Relação Estoque Modelo 36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Jun 5, 2017 12:50:08 PM</text:p>
          </table:table-cell>
          <table:table-cell office:value-type="string" calcext:value-type="string">
            <text:p>Jun 5, 2017 12:51:45 PM</text:p>
          </table:table-cell>
          <table:table-cell office:value-type="string" calcext:value-type="string">
            <text:p>Jun 6, 2017 3:54:35 AM</text:p>
          </table:table-cell>
          <table:table-cell office:value-type="string" calcext:value-type="string">
            <text:p>Feb 20, 2018 8:44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66" xlink:type="simple">Dúvida | Como Importar Arquivo Inventário Integral?</text:a></text:p>
          </table:table-cell>
          <table:table-cell office:value-type="float" office:value="37" calcext:value-type="float">
            <text:p>37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Jan 18, 2018 11:42:21 AM</text:p>
          </table:table-cell>
          <table:table-cell office:value-type="string" calcext:value-type="string">
            <text:p>Jan 18, 2018 4:43:22 PM</text:p>
          </table:table-cell>
          <table:table-cell office:value-type="string" calcext:value-type="string">
            <text:p>Jan 18, 2018 10:31:13 PM</text:p>
          </table:table-cell>
          <table:table-cell office:value-type="string" calcext:value-type="string">
            <text:p>Feb 27, 2018 8:52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98" xlink:type="simple">Manual | Emitir Etiqueta Composição Integral</text:a></text:p>
          </table:table-cell>
          <table:table-cell office:value-type="float" office:value="37" calcext:value-type="float">
            <text:p>37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eb 5, 2018 3:32:05 PM</text:p>
          </table:table-cell>
          <table:table-cell office:value-type="string" calcext:value-type="string">
            <text:p>Feb 6, 2018 4:24:07 PM</text:p>
          </table:table-cell>
          <table:table-cell office:value-type="string" calcext:value-type="string">
            <text:p>Feb 6, 2018 4:12:30 PM</text:p>
          </table:table-cell>
          <table:table-cell office:value-type="string" calcext:value-type="string">
            <text:p>Mar 1, 2018 1:26:1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483" xlink:type="simple">Dúvida | Como Gerar Relatório Balanço Geral Modelo 08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ug 21, 2017 11:00:25 AM</text:p>
          </table:table-cell>
          <table:table-cell office:value-type="string" calcext:value-type="string">
            <text:p>Aug 24, 2017 11:30:31 AM</text:p>
          </table:table-cell>
          <table:table-cell office:value-type="string" calcext:value-type="string">
            <text:p>Aug 22, 2017 4:49:07 PM</text:p>
          </table:table-cell>
          <table:table-cell office:value-type="string" calcext:value-type="string">
            <text:p>Feb 13, 2018 2:47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503" xlink:type="simple">Dúvida | Como Emitir Relatório Cadastro Administradoras Cartões Integral Varejo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Jun 14, 2017 9:24:40 AM</text:p>
          </table:table-cell>
          <table:table-cell office:value-type="string" calcext:value-type="string">
            <text:p>Jun 14, 2017 9:31:29 AM</text:p>
          </table:table-cell>
          <table:table-cell office:value-type="string" calcext:value-type="string">
            <text:p>Jun 14, 2017 10:56:39 AM</text:p>
          </table:table-cell>
          <table:table-cell office:value-type="string" calcext:value-type="string">
            <text:p>Feb 20, 2018 2:15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6" xlink:type="simple">Dúvida | Como Emitir Relatório Relação Estoque Modelo 35 PIS COFINS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un 5, 2017 12:45:42 PM</text:p>
          </table:table-cell>
          <table:table-cell office:value-type="string" calcext:value-type="string">
            <text:p>Jun 5, 2017 12:49:27 PM</text:p>
          </table:table-cell>
          <table:table-cell office:value-type="string" calcext:value-type="string">
            <text:p>Jun 6, 2017 3:55:08 AM</text:p>
          </table:table-cell>
          <table:table-cell office:value-type="string" calcext:value-type="string">
            <text:p>Feb 27, 2018 1:41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093" xlink:type="simple">Dúvida | Como Cadastrar Mensagem Rejeição NF-e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ov 3, 2017 9:51:55 AM</text:p>
          </table:table-cell>
          <table:table-cell office:value-type="string" calcext:value-type="string">
            <text:p>Nov 3, 2017 4:04:50 PM</text:p>
          </table:table-cell>
          <table:table-cell office:value-type="string" calcext:value-type="string">
            <text:p>Nov 3, 2017 11:37:21 AM</text:p>
          </table:table-cell>
          <table:table-cell office:value-type="string" calcext:value-type="string">
            <text:p>Feb 20, 2018 9:44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17" xlink:type="simple">Dúvida | Como Cadastrar Senha Cartão Fidelidade Integral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v 6, 2017 10:41:16 AM</text:p>
          </table:table-cell>
          <table:table-cell office:value-type="string" calcext:value-type="string">
            <text:p>Nov 7, 2017 11:59:21 AM</text:p>
          </table:table-cell>
          <table:table-cell office:value-type="string" calcext:value-type="string">
            <text:p>Nov 6, 2017 11:31:03 AM</text:p>
          </table:table-cell>
          <table:table-cell office:value-type="string" calcext:value-type="string">
            <text:p>Feb 19, 2018 9:47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7" xlink:type="simple">Dúvida | Como Emitir Relatório Perdas Identificadas IntegWeb?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pr 17, 2017 3:06:45 PM</text:p>
          </table:table-cell>
          <table:table-cell office:value-type="string" calcext:value-type="string">
            <text:p>Nov 27, 2017 12:50:43 PM</text:p>
          </table:table-cell>
          <table:table-cell office:value-type="string" calcext:value-type="string">
            <text:p>Apr 18, 2017 12:56:28 AM</text:p>
          </table:table-cell>
          <table:table-cell office:value-type="string" calcext:value-type="string">
            <text:p>Feb 21, 2018 4:16:0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380" xlink:type="simple">Dúvida | Como Cadastrar Veículo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ug 16, 2017 12:38:53 PM</text:p>
          </table:table-cell>
          <table:table-cell office:value-type="string" calcext:value-type="string">
            <text:p>Aug 16, 2017 2:47:31 PM</text:p>
          </table:table-cell>
          <table:table-cell office:value-type="string" calcext:value-type="string">
            <text:p>Aug 16, 2017 2:45:51 PM</text:p>
          </table:table-cell>
          <table:table-cell office:value-type="string" calcext:value-type="string">
            <text:p>Jan 2, 2018 7:33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150" xlink:type="simple">Dúvida | Como Acessar Grid Manifestações Novo NF-e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y 29, 2017 2:08:21 PM</text:p>
          </table:table-cell>
          <table:table-cell office:value-type="string" calcext:value-type="string">
            <text:p>May 29, 2017 2:25:29 PM</text:p>
          </table:table-cell>
          <table:table-cell office:value-type="string" calcext:value-type="string">
            <text:p>Jun 1, 2017 3:40:08 PM</text:p>
          </table:table-cell>
          <table:table-cell office:value-type="string" calcext:value-type="string">
            <text:p>Feb 5, 2018 2:27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96" xlink:type="simple">Dúvida | Como Emitir Relatório Lista Preço Modelo 44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Jun 7, 2017 11:52:30 AM</text:p>
          </table:table-cell>
          <table:table-cell office:value-type="string" calcext:value-type="string">
            <text:p>Jun 7, 2017 4:29:44 PM</text:p>
          </table:table-cell>
          <table:table-cell office:value-type="string" calcext:value-type="string">
            <text:p>Jun 7, 2017 9:49:22 PM</text:p>
          </table:table-cell>
          <table:table-cell office:value-type="string" calcext:value-type="string">
            <text:p>Feb 28, 2018 9:49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59" xlink:type="simple">Dúvida | Como Emitir Relatório Relação Estoque Modelo 05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un 2, 2017 12:23:46 PM</text:p>
          </table:table-cell>
          <table:table-cell office:value-type="string" calcext:value-type="string">
            <text:p>Jun 2, 2017 12:26:46 PM</text:p>
          </table:table-cell>
          <table:table-cell office:value-type="string" calcext:value-type="string">
            <text:p>Jun 3, 2017 4:09:39 PM</text:p>
          </table:table-cell>
          <table:table-cell office:value-type="string" calcext:value-type="string">
            <text:p>Feb 26, 2018 10:48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3" xlink:type="simple">Dúvida | Como Emitir Relatório Relação Estoque Modelo 06 Preço Venda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un 2, 2017 12:28:03 PM</text:p>
          </table:table-cell>
          <table:table-cell office:value-type="string" calcext:value-type="string">
            <text:p>Jun 2, 2017 12:37:19 PM</text:p>
          </table:table-cell>
          <table:table-cell office:value-type="string" calcext:value-type="string">
            <text:p>Jun 3, 2017 4:10:26 PM</text:p>
          </table:table-cell>
          <table:table-cell office:value-type="string" calcext:value-type="string">
            <text:p>Feb 20, 2018 2:16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1" xlink:type="simple">Dúvida | Como Emitir Relatório Relação Estoque Modelo 10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un 2, 2017 2:02:49 PM</text:p>
          </table:table-cell>
          <table:table-cell office:value-type="string" calcext:value-type="string">
            <text:p>Jun 2, 2017 2:05:23 PM</text:p>
          </table:table-cell>
          <table:table-cell office:value-type="string" calcext:value-type="string">
            <text:p>Jun 3, 2017 4:11:10 PM</text:p>
          </table:table-cell>
          <table:table-cell office:value-type="string" calcext:value-type="string">
            <text:p>Feb 23, 2018 1:50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47" xlink:type="simple">Dúvida | Como Emitir Relatório Relação Estoque Modelo 02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un 2, 2017 12:04:56 PM</text:p>
          </table:table-cell>
          <table:table-cell office:value-type="string" calcext:value-type="string">
            <text:p>Jun 2, 2017 12:09:05 PM</text:p>
          </table:table-cell>
          <table:table-cell office:value-type="string" calcext:value-type="string">
            <text:p>Jun 3, 2017 4:09:29 PM</text:p>
          </table:table-cell>
          <table:table-cell office:value-type="string" calcext:value-type="string">
            <text:p>Feb 20, 2018 2:15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3" xlink:type="simple">Dúvida | Como Emitir Relatório Posição Geral Produto IntegWeb?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Apr 17, 2017 3:40:38 PM</text:p>
          </table:table-cell>
          <table:table-cell office:value-type="string" calcext:value-type="string">
            <text:p>Nov 27, 2017 12:53:20 PM</text:p>
          </table:table-cell>
          <table:table-cell office:value-type="string" calcext:value-type="string">
            <text:p>Apr 18, 2017 12:56:17 AM</text:p>
          </table:table-cell>
          <table:table-cell office:value-type="string" calcext:value-type="string">
            <text:p>Feb 21, 2018 4:16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44" xlink:type="simple">Dúvida | Como Emitir Relatório Contribuição Marginal IntegWeb?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Apr 17, 2017 2:44:14 PM</text:p>
          </table:table-cell>
          <table:table-cell office:value-type="string" calcext:value-type="string">
            <text:p>Nov 27, 2017 12:49:13 PM</text:p>
          </table:table-cell>
          <table:table-cell office:value-type="string" calcext:value-type="string">
            <text:p>Apr 18, 2017 12:56:50 AM</text:p>
          </table:table-cell>
          <table:table-cell office:value-type="string" calcext:value-type="string">
            <text:p>Feb 21, 2018 4:15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2" xlink:type="simple">Dúvida | Como Conferir Itens Promoções Diversas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Dec 7, 2017 9:52:08 AM</text:p>
          </table:table-cell>
          <table:table-cell office:value-type="string" calcext:value-type="string">
            <text:p>Dec 19, 2017 9:25:43 AM</text:p>
          </table:table-cell>
          <table:table-cell office:value-type="string" calcext:value-type="string">
            <text:p>Dec 7, 2017 2:51:58 PM</text:p>
          </table:table-cell>
          <table:table-cell office:value-type="string" calcext:value-type="string">
            <text:p>Feb 27, 2018 8:59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5" xlink:type="simple">Dúvida | Como Parametrizar Devolução Vendas PDV Integral?</text:a></text:p>
          </table:table-cell>
          <table:table-cell office:value-type="float" office:value="35" calcext:value-type="float">
            <text:p>3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Jan 17, 2018 4:58:16 PM</text:p>
          </table:table-cell>
          <table:table-cell office:value-type="string" calcext:value-type="string">
            <text:p>Jan 18, 2018 2:29:08 PM</text:p>
          </table:table-cell>
          <table:table-cell office:value-type="string" calcext:value-type="string">
            <text:p>Jan 18, 2018 10:30:44 PM</text:p>
          </table:table-cell>
          <table:table-cell office:value-type="string" calcext:value-type="string">
            <text:p>Feb 27, 2018 8:52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7" xlink:type="simple">Dúvida | Como Emitir Relatório Lista Preço Modelo 39 Integral Varejo?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Jun 12, 2017 9:04:27 AM</text:p>
          </table:table-cell>
          <table:table-cell office:value-type="string" calcext:value-type="string">
            <text:p>Jun 12, 2017 9:06:16 AM</text:p>
          </table:table-cell>
          <table:table-cell office:value-type="string" calcext:value-type="string">
            <text:p>Jun 12, 2017 10:24:15 AM</text:p>
          </table:table-cell>
          <table:table-cell office:value-type="string" calcext:value-type="string">
            <text:p>Feb 13, 2018 1:55:0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Gerar+Log+Outros+NF-e+Integral" xlink:type="simple">Manual | Gerar Log Outros NF-e Integral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ov 28, 2017 3:06:11 PM</text:p>
          </table:table-cell>
          <table:table-cell office:value-type="string" calcext:value-type="string">
            <text:p>Nov 29, 2017 11:59:15 AM</text:p>
          </table:table-cell>
          <table:table-cell office:value-type="string" calcext:value-type="string">
            <text:p>Nov 29, 2017 11:40:13 AM</text:p>
          </table:table-cell>
          <table:table-cell office:value-type="string" calcext:value-type="string">
            <text:p>Feb 20, 2018 8:36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85" xlink:type="simple">Manual | Gerar Log Retorno Autorização NF-e Integral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ov 28, 2017 11:49:45 AM</text:p>
          </table:table-cell>
          <table:table-cell office:value-type="string" calcext:value-type="string">
            <text:p>Dec 1, 2017 10:07:09 AM</text:p>
          </table:table-cell>
          <table:table-cell office:value-type="string" calcext:value-type="string">
            <text:p>Nov 30, 2017 4:10:00 PM</text:p>
          </table:table-cell>
          <table:table-cell office:value-type="string" calcext:value-type="string">
            <text:p>Feb 24, 2018 12:40:5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05" xlink:type="simple">Dúvida | Como Realizar Exclusão Lançamentos Fiscais Saída Mês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ug 23, 2017 12:29:33 PM</text:p>
          </table:table-cell>
          <table:table-cell office:value-type="string" calcext:value-type="string">
            <text:p>Aug 31, 2017 3:14:13 PM</text:p>
          </table:table-cell>
          <table:table-cell office:value-type="string" calcext:value-type="string">
            <text:p>Aug 31, 2017 2:40:07 PM</text:p>
          </table:table-cell>
          <table:table-cell office:value-type="string" calcext:value-type="string">
            <text:p>Feb 13, 2018 2:06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76" xlink:type="simple">Dúvida | Como Emitir Relatório Relação Estoque Modelo 36 Integral Varejo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un 6, 2017 4:44:34 PM</text:p>
          </table:table-cell>
          <table:table-cell office:value-type="string" calcext:value-type="string">
            <text:p>Jun 6, 2017 4:48:28 PM</text:p>
          </table:table-cell>
          <table:table-cell office:value-type="string" calcext:value-type="string">
            <text:p>Jun 6, 2017 10:32:22 PM</text:p>
          </table:table-cell>
          <table:table-cell office:value-type="string" calcext:value-type="string">
            <text:p>Feb 13, 2018 3:09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0" xlink:type="simple">Dúvida | Como Cadastrar Seção Grupo Subgrupo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ep 19, 2017 2:08:13 PM</text:p>
          </table:table-cell>
          <table:table-cell office:value-type="string" calcext:value-type="string">
            <text:p>Sep 26, 2017 9:55:35 AM</text:p>
          </table:table-cell>
          <table:table-cell office:value-type="string" calcext:value-type="string">
            <text:p>Sep 19, 2017 3:38:15 PM</text:p>
          </table:table-cell>
          <table:table-cell office:value-type="string" calcext:value-type="string">
            <text:p>Feb 13, 2018 2:26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8" xlink:type="simple">Dúvida | Como Emitir Relatório Relação Estoque Modelo 19 Integral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n 5, 2017 9:24:41 AM</text:p>
          </table:table-cell>
          <table:table-cell office:value-type="string" calcext:value-type="string">
            <text:p>Jun 5, 2017 9:26:20 AM</text:p>
          </table:table-cell>
          <table:table-cell office:value-type="string" calcext:value-type="string">
            <text:p>Jun 6, 2017 3:57:27 AM</text:p>
          </table:table-cell>
          <table:table-cell office:value-type="string" calcext:value-type="string">
            <text:p>Feb 25, 2018 9:43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0" xlink:type="simple">Dúvida | Como Emitir Relatório Análise Despesa x Faturamento IntegWeb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pr 17, 2017 3:56:43 PM</text:p>
          </table:table-cell>
          <table:table-cell office:value-type="string" calcext:value-type="string">
            <text:p>Nov 27, 2017 12:22:36 PM</text:p>
          </table:table-cell>
          <table:table-cell office:value-type="string" calcext:value-type="string">
            <text:p>Apr 18, 2017 12:56:07 AM</text:p>
          </table:table-cell>
          <table:table-cell office:value-type="string" calcext:value-type="string">
            <text:p>Feb 21, 2018 3:27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50" xlink:type="simple">Dúvida | Como Emitir Relatório Comparativo Vendas IntegWeb?</text:a>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pr 17, 2017 3:16:07 PM</text:p>
          </table:table-cell>
          <table:table-cell office:value-type="string" calcext:value-type="string">
            <text:p>Nov 27, 2017 12:48:29 PM</text:p>
          </table:table-cell>
          <table:table-cell office:value-type="string" calcext:value-type="string">
            <text:p>Apr 18, 2017 12:54:55 AM</text:p>
          </table:table-cell>
          <table:table-cell office:value-type="string" calcext:value-type="string">
            <text:p>Feb 21, 2018 4:15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46" xlink:type="simple">Atualização | Inclusão Geração Arquivo CSV Relatório Contribuição Marginal Modelo 08 Integral</text:a></text:p>
          </table:table-cell>
          <table:table-cell office:value-type="float" office:value="33" calcext:value-type="float">
            <text:p>33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ec 26, 2017 10:05:41 AM</text:p>
          </table:table-cell>
          <table:table-cell office:value-type="string" calcext:value-type="string">
            <text:p>Dec 26, 2017 10:47:37 AM</text:p>
          </table:table-cell>
          <table:table-cell office:value-type="string" calcext:value-type="string">
            <text:p>Dec 27, 2017 4:54:36 PM</text:p>
          </table:table-cell>
          <table:table-cell office:value-type="string" calcext:value-type="string">
            <text:p>Feb 27, 2018 9:00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557" xlink:type="simple">Dúvida | Como Emitir Relatório Linhas Excluídas VAF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ug 22, 2017 11:55:27 AM</text:p>
          </table:table-cell>
          <table:table-cell office:value-type="string" calcext:value-type="string">
            <text:p>Aug 24, 2017 2:54:02 PM</text:p>
          </table:table-cell>
          <table:table-cell office:value-type="string" calcext:value-type="string">
            <text:p>Aug 22, 2017 2:49:20 PM</text:p>
          </table:table-cell>
          <table:table-cell office:value-type="string" calcext:value-type="string">
            <text:p>Feb 13, 2018 1:3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854" xlink:type="simple">Dúvida | Como Saber Layout Arquivo Setor Seção Grupo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ug 30, 2017 10:07:04 AM</text:p>
          </table:table-cell>
          <table:table-cell office:value-type="string" calcext:value-type="string">
            <text:p>Aug 30, 2017 11:47:10 AM</text:p>
          </table:table-cell>
          <table:table-cell office:value-type="string" calcext:value-type="string">
            <text:p>Aug 30, 2017 11:40:33 AM</text:p>
          </table:table-cell>
          <table:table-cell office:value-type="string" calcext:value-type="string">
            <text:p>Feb 13, 2018 1:36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1" xlink:type="simple">Dúvida | Como Emitir Relatório Relação Estoque Modelo 30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6, 2017 12:13:09 PM</text:p>
          </table:table-cell>
          <table:table-cell office:value-type="string" calcext:value-type="string">
            <text:p>Jun 6, 2017 12:15:00 PM</text:p>
          </table:table-cell>
          <table:table-cell office:value-type="string" calcext:value-type="string">
            <text:p>Jun 6, 2017 10:30:10 PM</text:p>
          </table:table-cell>
          <table:table-cell office:value-type="string" calcext:value-type="string">
            <text:p>Feb 26, 2018 3:10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8" xlink:type="simple">Dúvida | Como Emitir Relatório Lista Preço Modelo 41 Integral Varejo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Jun 12, 2017 9:37:41 AM</text:p>
          </table:table-cell>
          <table:table-cell office:value-type="string" calcext:value-type="string">
            <text:p>Jun 12, 2017 9:39:03 AM</text:p>
          </table:table-cell>
          <table:table-cell office:value-type="string" calcext:value-type="string">
            <text:p>Jun 12, 2017 9:59:30 AM</text:p>
          </table:table-cell>
          <table:table-cell office:value-type="string" calcext:value-type="string">
            <text:p>Feb 20, 2018 2:1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196" xlink:type="simple">Dúvida | Como Cadastrar Setor Grupo Subgrupo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ep 20, 2017 9:52:18 AM</text:p>
          </table:table-cell>
          <table:table-cell office:value-type="string" calcext:value-type="string">
            <text:p>Sep 26, 2017 9:54:40 AM</text:p>
          </table:table-cell>
          <table:table-cell office:value-type="string" calcext:value-type="string">
            <text:p>Sep 20, 2017 11:53:28 AM</text:p>
          </table:table-cell>
          <table:table-cell office:value-type="string" calcext:value-type="string">
            <text:p>Feb 24, 2018 6:13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1" xlink:type="simple">Dúvida | Como Emitir Relatório Relação Estoque Modelo 15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n 5, 2017 9:02:12 AM</text:p>
          </table:table-cell>
          <table:table-cell office:value-type="string" calcext:value-type="string">
            <text:p>Jun 5, 2017 9:03:59 AM</text:p>
          </table:table-cell>
          <table:table-cell office:value-type="string" calcext:value-type="string">
            <text:p>Jun 6, 2017 3:56:52 AM</text:p>
          </table:table-cell>
          <table:table-cell office:value-type="string" calcext:value-type="string">
            <text:p>Feb 26, 2018 1:49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59" xlink:type="simple">Dúvida | Qual Parâmetro Responsável Envio Produtos Frente 5 Níveis Integral?</text:a></text:p>
          </table:table-cell>
          <table:table-cell office:value-type="float" office:value="32" calcext:value-type="float">
            <text:p>3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Dec 5, 2017 9:48:16 AM</text:p>
          </table:table-cell>
          <table:table-cell office:value-type="string" calcext:value-type="string">
            <text:p>Dec 19, 2017 9:19:25 AM</text:p>
          </table:table-cell>
          <table:table-cell office:value-type="string" calcext:value-type="string">
            <text:p>Dec 19, 2017 9:00:53 AM</text:p>
          </table:table-cell>
          <table:table-cell office:value-type="string" calcext:value-type="string">
            <text:p>Feb 27, 2018 8:59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28" xlink:type="simple">Dúvida | Como Identificar Vinculação Produto TEF Modalidade Venda Integral?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Dec 11, 2017 2:26:09 PM</text:p>
          </table:table-cell>
          <table:table-cell office:value-type="string" calcext:value-type="string">
            <text:p>Dec 19, 2017 9:28:56 AM</text:p>
          </table:table-cell>
          <table:table-cell office:value-type="string" calcext:value-type="string">
            <text:p>Dec 19, 2017 9:28:22 AM</text:p>
          </table:table-cell>
          <table:table-cell office:value-type="string" calcext:value-type="string">
            <text:p>Feb 27, 2018 8:59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56" xlink:type="simple">Dúvida | Como Emitir Relatório Relação Estoque Modelo 31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6, 2017 4:19:56 PM</text:p>
          </table:table-cell>
          <table:table-cell office:value-type="string" calcext:value-type="string">
            <text:p>Jun 6, 2017 4:22:10 PM</text:p>
          </table:table-cell>
          <table:table-cell office:value-type="string" calcext:value-type="string">
            <text:p>Jun 6, 2017 10:31:35 PM</text:p>
          </table:table-cell>
          <table:table-cell office:value-type="string" calcext:value-type="string">
            <text:p>Feb 16, 2018 11:21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8" xlink:type="simple">Dúvida | Como Emitir Relatório Relação Estoque Modelo 29 Integral Varejo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6, 2017 12:10:30 PM</text:p>
          </table:table-cell>
          <table:table-cell office:value-type="string" calcext:value-type="string">
            <text:p>Jun 6, 2017 12:12:37 PM</text:p>
          </table:table-cell>
          <table:table-cell office:value-type="string" calcext:value-type="string">
            <text:p>Jun 6, 2017 10:31:54 PM</text:p>
          </table:table-cell>
          <table:table-cell office:value-type="string" calcext:value-type="string">
            <text:p>Feb 13, 2018 3:45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84" xlink:type="simple">Dúvida | Como Emitir Relatório Lista Preço Modelo 43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un 7, 2017 11:42:25 AM</text:p>
          </table:table-cell>
          <table:table-cell office:value-type="string" calcext:value-type="string">
            <text:p>Jun 7, 2017 4:30:43 PM</text:p>
          </table:table-cell>
          <table:table-cell office:value-type="string" calcext:value-type="string">
            <text:p>Jun 7, 2017 9:49:52 PM</text:p>
          </table:table-cell>
          <table:table-cell office:value-type="string" calcext:value-type="string">
            <text:p>Feb 16, 2018 1:49:1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81" xlink:type="simple">Dúvida | Como Bloquear Liberar Lançamento NF-e Entrada Sem Pedido Fornecedor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p 28, 2017 10:28:34 AM</text:p>
          </table:table-cell>
          <table:table-cell office:value-type="string" calcext:value-type="string">
            <text:p>Sep 28, 2017 12:21:57 PM</text:p>
          </table:table-cell>
          <table:table-cell office:value-type="string" calcext:value-type="string">
            <text:p>Sep 28, 2017 12:16:59 PM</text:p>
          </table:table-cell>
          <table:table-cell office:value-type="string" calcext:value-type="string">
            <text:p>Feb 13, 2018 1:10:5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7" xlink:type="simple">Dúvida | Como Bloquear Usuários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Oct 16, 2017 2:16:34 PM</text:p>
          </table:table-cell>
          <table:table-cell office:value-type="string" calcext:value-type="string">
            <text:p>Oct 16, 2017 2:49:34 PM</text:p>
          </table:table-cell>
          <table:table-cell office:value-type="string" calcext:value-type="string">
            <text:p>Oct 17, 2017 9:11:16 AM</text:p>
          </table:table-cell>
          <table:table-cell office:value-type="string" calcext:value-type="string">
            <text:p>Feb 24, 2018 10:2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33" xlink:type="simple">Dúvida | Qual Parâmetro Responsável Identificar Perda Quebra Rotina Composição Integral?</text:a></text:p>
          </table:table-cell>
          <table:table-cell office:value-type="float" office:value="31" calcext:value-type="float">
            <text:p>3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Dec 11, 2017 3:24:16 PM</text:p>
          </table:table-cell>
          <table:table-cell office:value-type="string" calcext:value-type="string">
            <text:p>Dec 19, 2017 9:30:50 AM</text:p>
          </table:table-cell>
          <table:table-cell office:value-type="string" calcext:value-type="string">
            <text:p>Dec 19, 2017 9:29:31 AM</text:p>
          </table:table-cell>
          <table:table-cell office:value-type="string" calcext:value-type="string">
            <text:p>Feb 27, 2018 8:59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7" xlink:type="simple">Atualização | Inclusão Parâmetro Enviar Código Reduzido Produto Composto PDV Integral</text:a></text:p>
          </table:table-cell>
          <table:table-cell office:value-type="float" office:value="31" calcext:value-type="float">
            <text:p>3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Dec 27, 2017 9:22:42 AM</text:p>
          </table:table-cell>
          <table:table-cell office:value-type="string" calcext:value-type="string">
            <text:p>Dec 27, 2017 4:57:11 PM</text:p>
          </table:table-cell>
          <table:table-cell office:value-type="string" calcext:value-type="string">
            <text:p>Dec 27, 2017 4:55:59 PM</text:p>
          </table:table-cell>
          <table:table-cell office:value-type="string" calcext:value-type="string">
            <text:p>Feb 28, 2018 2:53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58" xlink:type="simple">Dúvida | Como Emitir Relatório Lista Preço Modelo 13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p 12, 2016 10:53:41 AM</text:p>
          </table:table-cell>
          <table:table-cell office:value-type="string" calcext:value-type="string">
            <text:p>Jun 8, 2017 11:17:18 AM</text:p>
          </table:table-cell>
          <table:table-cell office:value-type="string" calcext:value-type="string">
            <text:p>Feb 24, 2017 8:52:10 AM</text:p>
          </table:table-cell>
          <table:table-cell office:value-type="string" calcext:value-type="string">
            <text:p>Feb 24, 2018 12:06:5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6" xlink:type="simple">Dúvida | Como Emitir Relatório Relação Estoque Modelo 03 Loja 99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6, 2017 9:05:21 AM</text:p>
          </table:table-cell>
          <table:table-cell office:value-type="string" calcext:value-type="string">
            <text:p>Jun 6, 2017 9:50:38 AM</text:p>
          </table:table-cell>
          <table:table-cell office:value-type="string" calcext:value-type="string">
            <text:p>Jun 13, 2017 10:39:01 AM</text:p>
          </table:table-cell>
          <table:table-cell office:value-type="string" calcext:value-type="string">
            <text:p>Feb 14, 2018 1:37:1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4" xlink:type="simple">Dúvida | Como Emitir Relatório Relação Estoque Modelo 13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6, 2017 10:08:04 AM</text:p>
          </table:table-cell>
          <table:table-cell office:value-type="string" calcext:value-type="string">
            <text:p>Jun 6, 2017 10:10:07 AM</text:p>
          </table:table-cell>
          <table:table-cell office:value-type="string" calcext:value-type="string">
            <text:p>Jun 6, 2017 10:30:57 PM</text:p>
          </table:table-cell>
          <table:table-cell office:value-type="string" calcext:value-type="string">
            <text:p>Feb 13, 2018 3:44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0" xlink:type="simple">Dúvida | Como Emitir Relatório Relação Estoque Modelo 17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6, 2017 10:28:41 AM</text:p>
          </table:table-cell>
          <table:table-cell office:value-type="string" calcext:value-type="string">
            <text:p>Jun 6, 2017 10:38:24 AM</text:p>
          </table:table-cell>
          <table:table-cell office:value-type="string" calcext:value-type="string">
            <text:p>Jun 6, 2017 10:32:32 PM</text:p>
          </table:table-cell>
          <table:table-cell office:value-type="string" calcext:value-type="string">
            <text:p>Feb 14, 2018 12:2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5" xlink:type="simple">Dúvida | Como Emitir Relatório Relação Estoque Modelo 21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 6, 2017 11:04:23 AM</text:p>
          </table:table-cell>
          <table:table-cell office:value-type="string" calcext:value-type="string">
            <text:p>Jun 6, 2017 11:12:19 AM</text:p>
          </table:table-cell>
          <table:table-cell office:value-type="string" calcext:value-type="string">
            <text:p>Jun 6, 2017 10:29:51 PM</text:p>
          </table:table-cell>
          <table:table-cell office:value-type="string" calcext:value-type="string">
            <text:p>Feb 24, 2018 6:34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8" xlink:type="simple">Dúvida | Como Emitir Relatório Lista Preço Modelo 43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12, 2017 9:43:39 AM</text:p>
          </table:table-cell>
          <table:table-cell office:value-type="string" calcext:value-type="string">
            <text:p>Jun 12, 2017 9:45:48 AM</text:p>
          </table:table-cell>
          <table:table-cell office:value-type="string" calcext:value-type="string">
            <text:p>Jun 13, 2017 12:17:43 AM</text:p>
          </table:table-cell>
          <table:table-cell office:value-type="string" calcext:value-type="string">
            <text:p>Feb 28, 2018 9:45:3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93" xlink:type="simple">Dúvida | Como Emitir Relatório Lista Preço Modelo 42 Integral Varejo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n 12, 2017 9:41:56 AM</text:p>
          </table:table-cell>
          <table:table-cell office:value-type="string" calcext:value-type="string">
            <text:p>Jun 12, 2017 9:43:19 AM</text:p>
          </table:table-cell>
          <table:table-cell office:value-type="string" calcext:value-type="string">
            <text:p>Jun 12, 2017 10:19:47 AM</text:p>
          </table:table-cell>
          <table:table-cell office:value-type="string" calcext:value-type="string">
            <text:p>Feb 20, 2018 2:1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96" xlink:type="simple">Dúvida | Como Consultar Cupons Recarga Celular Integral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Sep 15, 2017 10:10:53 AM</text:p>
          </table:table-cell>
          <table:table-cell office:value-type="string" calcext:value-type="string">
            <text:p>Sep 26, 2017 2:44:15 PM</text:p>
          </table:table-cell>
          <table:table-cell office:value-type="string" calcext:value-type="string">
            <text:p>Sep 21, 2017 4:05:59 PM</text:p>
          </table:table-cell>
          <table:table-cell office:value-type="string" calcext:value-type="string">
            <text:p>Mar 1, 2018 1:41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46" xlink:type="simple">Dúvida | Como Emitir Relatório Recarga Celular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ep 21, 2017 11:24:56 AM</text:p>
          </table:table-cell>
          <table:table-cell office:value-type="string" calcext:value-type="string">
            <text:p>Sep 26, 2017 2:48:37 PM</text:p>
          </table:table-cell>
          <table:table-cell office:value-type="string" calcext:value-type="string">
            <text:p>Sep 21, 2017 4:10:25 PM</text:p>
          </table:table-cell>
          <table:table-cell office:value-type="string" calcext:value-type="string">
            <text:p>Feb 13, 2018 3:04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272" xlink:type="simple">Manual | Troco Solidário Integral</text:a>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ep 22, 2017 9:59:29 AM</text:p>
          </table:table-cell>
          <table:table-cell office:value-type="string" calcext:value-type="string">
            <text:p>Sep 28, 2017 10:49:20 AM</text:p>
          </table:table-cell>
          <table:table-cell office:value-type="string" calcext:value-type="string">
            <text:p>Sep 28, 2017 10:47:14 AM</text:p>
          </table:table-cell>
          <table:table-cell office:value-type="string" calcext:value-type="string">
            <text:p>Feb 16, 2018 11:06:3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6" xlink:type="simple">Dúvida | Como Emitir Relatório Relação Estoque Modelo 09 Loja 99 Integral?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Jun 2, 2017 12:41:51 PM</text:p>
          </table:table-cell>
          <table:table-cell office:value-type="string" calcext:value-type="string">
            <text:p>Jun 2, 2017 12:49:11 PM</text:p>
          </table:table-cell>
          <table:table-cell office:value-type="string" calcext:value-type="string">
            <text:p>Jun 3, 2017 4:10:48 PM</text:p>
          </table:table-cell>
          <table:table-cell office:value-type="string" calcext:value-type="string">
            <text:p>Feb 20, 2018 2:16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63" xlink:type="simple">Dúvida | Como Emitir Relatório Situação Caixas Antes Fechamento Caixa Integral?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ec 5, 2017 12:24:24 PM</text:p>
          </table:table-cell>
          <table:table-cell office:value-type="string" calcext:value-type="string">
            <text:p>Dec 19, 2017 9:21:38 AM</text:p>
          </table:table-cell>
          <table:table-cell office:value-type="string" calcext:value-type="string">
            <text:p>Dec 19, 2017 9:21:01 AM</text:p>
          </table:table-cell>
          <table:table-cell office:value-type="string" calcext:value-type="string">
            <text:p>Feb 27, 2018 8:5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3" xlink:type="simple">Dúvida | Como Emitir Relatório Relação Estoque Modelo 23 CSV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un 6, 2017 11:20:54 AM</text:p>
          </table:table-cell>
          <table:table-cell office:value-type="string" calcext:value-type="string">
            <text:p>Jun 6, 2017 11:22:30 AM</text:p>
          </table:table-cell>
          <table:table-cell office:value-type="string" calcext:value-type="string">
            <text:p>Jun 6, 2017 10:29:13 PM</text:p>
          </table:table-cell>
          <table:table-cell office:value-type="string" calcext:value-type="string">
            <text:p>Feb 27, 2018 10:09:0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4" xlink:type="simple">Dúvida | Como Emitir Relatório Relação Estoque Modelo 33 Integral Varejo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un 6, 2017 4:27:46 PM</text:p>
          </table:table-cell>
          <table:table-cell office:value-type="string" calcext:value-type="string">
            <text:p>Jun 6, 2017 4:29:03 PM</text:p>
          </table:table-cell>
          <table:table-cell office:value-type="string" calcext:value-type="string">
            <text:p>Jun 6, 2017 10:29:17 PM</text:p>
          </table:table-cell>
          <table:table-cell office:value-type="string" calcext:value-type="string">
            <text:p>Mar 1, 2018 11:52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67" xlink:type="simple">Dúvida | Como Emitir Relatório Relação Estoque Modelo 07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2, 2017 12:33:38 PM</text:p>
          </table:table-cell>
          <table:table-cell office:value-type="string" calcext:value-type="string">
            <text:p>Jun 2, 2017 12:36:39 PM</text:p>
          </table:table-cell>
          <table:table-cell office:value-type="string" calcext:value-type="string">
            <text:p>Jun 3, 2017 4:11:54 PM</text:p>
          </table:table-cell>
          <table:table-cell office:value-type="string" calcext:value-type="string">
            <text:p>Feb 20, 2018 2:1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72" xlink:type="simple">Dúvida | Como Emitir Relatório Relação Estoque Modelo 08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2, 2017 12:38:24 PM</text:p>
          </table:table-cell>
          <table:table-cell office:value-type="string" calcext:value-type="string">
            <text:p>Jun 2, 2017 12:41:12 PM</text:p>
          </table:table-cell>
          <table:table-cell office:value-type="string" calcext:value-type="string">
            <text:p>Jun 3, 2017 4:09:50 PM</text:p>
          </table:table-cell>
          <table:table-cell office:value-type="string" calcext:value-type="string">
            <text:p>Feb 21, 2018 1:52:5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60" xlink:type="simple">Dúvida | Como Executar Rotina Classificação Pesquisa Avançada Produto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Oct 16, 2017 11:09:19 AM</text:p>
          </table:table-cell>
          <table:table-cell office:value-type="string" calcext:value-type="string">
            <text:p>Oct 16, 2017 2:59:14 PM</text:p>
          </table:table-cell>
          <table:table-cell office:value-type="string" calcext:value-type="string">
            <text:p>Oct 17, 2017 9:12:20 AM</text:p>
          </table:table-cell>
          <table:table-cell office:value-type="string" calcext:value-type="string">
            <text:p>Feb 13, 2018 2:41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4" xlink:type="simple">Dúvida | Como Emitir Relatório DRE Gerencial IntegWeb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pr 17, 2017 4:20:18 PM</text:p>
          </table:table-cell>
          <table:table-cell office:value-type="string" calcext:value-type="string">
            <text:p>Nov 22, 2017 12:46:33 PM</text:p>
          </table:table-cell>
          <table:table-cell office:value-type="string" calcext:value-type="string">
            <text:p>Apr 18, 2017 12:55:02 AM</text:p>
          </table:table-cell>
          <table:table-cell office:value-type="string" calcext:value-type="string">
            <text:p>Feb 21, 2018 4:14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25" xlink:type="simple">Atualização | Alteração Posição Parâmetro Data Senha Rotina Importa Arquivo Inventário Integral</text:a></text:p>
          </table:table-cell>
          <table:table-cell office:value-type="float" office:value="29" calcext:value-type="float">
            <text:p>2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ec 19, 2017 10:27:19 AM</text:p>
          </table:table-cell>
          <table:table-cell office:value-type="string" calcext:value-type="string">
            <text:p>Dec 19, 2017 11:45:53 AM</text:p>
          </table:table-cell>
          <table:table-cell office:value-type="string" calcext:value-type="string">
            <text:p>Dec 27, 2017 4:51:38 PM</text:p>
          </table:table-cell>
          <table:table-cell office:value-type="string" calcext:value-type="string">
            <text:p>Feb 27, 2018 9:00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784" xlink:type="simple">Dúvida | Como Alterar Preço Unitário Pedido Compra Novo Integral?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ec 1, 2017 10:19:45 AM</text:p>
          </table:table-cell>
          <table:table-cell office:value-type="string" calcext:value-type="string">
            <text:p>Dec 1, 2017 2:06:45 PM</text:p>
          </table:table-cell>
          <table:table-cell office:value-type="string" calcext:value-type="string">
            <text:p>Dec 1, 2017 2:06:12 PM</text:p>
          </table:table-cell>
          <table:table-cell office:value-type="string" calcext:value-type="string">
            <text:p>Feb 24, 2018 11:34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60" xlink:type="simple">Dúvida | Como Emitir Relatório Relação Estoque Modelo 09 Loja 99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9:42:55 AM</text:p>
          </table:table-cell>
          <table:table-cell office:value-type="string" calcext:value-type="string">
            <text:p>Jun 6, 2017 9:49:23 AM</text:p>
          </table:table-cell>
          <table:table-cell office:value-type="string" calcext:value-type="string">
            <text:p>Jun 13, 2017 10:42:41 AM</text:p>
          </table:table-cell>
          <table:table-cell office:value-type="string" calcext:value-type="string">
            <text:p>Feb 13, 2018 2:46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8" xlink:type="simple">Dúvida | Como Emitir Relatório Relação Estoque Modelo 14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10:10:42 AM</text:p>
          </table:table-cell>
          <table:table-cell office:value-type="string" calcext:value-type="string">
            <text:p>Jun 6, 2017 10:13:12 AM</text:p>
          </table:table-cell>
          <table:table-cell office:value-type="string" calcext:value-type="string">
            <text:p>Jun 6, 2017 10:29:31 PM</text:p>
          </table:table-cell>
          <table:table-cell office:value-type="string" calcext:value-type="string">
            <text:p>Feb 13, 2018 3:44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80" xlink:type="simple">Dúvida | Como Emitir Relatório Relação Estoque Modelo 12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9:59:38 AM</text:p>
          </table:table-cell>
          <table:table-cell office:value-type="string" calcext:value-type="string">
            <text:p>Jun 6, 2017 10:01:12 AM</text:p>
          </table:table-cell>
          <table:table-cell office:value-type="string" calcext:value-type="string">
            <text:p>Jun 6, 2017 10:32:51 PM</text:p>
          </table:table-cell>
          <table:table-cell office:value-type="string" calcext:value-type="string">
            <text:p>Feb 13, 2018 3:44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4" xlink:type="simple">Dúvida | Como Emitir Relatório Relação Estoque Modelo 18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10:38:57 AM</text:p>
          </table:table-cell>
          <table:table-cell office:value-type="string" calcext:value-type="string">
            <text:p>Jun 6, 2017 10:42:42 AM</text:p>
          </table:table-cell>
          <table:table-cell office:value-type="string" calcext:value-type="string">
            <text:p>Jun 6, 2017 10:32:41 PM</text:p>
          </table:table-cell>
          <table:table-cell office:value-type="string" calcext:value-type="string">
            <text:p>Feb 19, 2018 9:48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07" xlink:type="simple">Dúvida | Como Emitir Relatório Relação Estoque Modelo 19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10:43:15 AM</text:p>
          </table:table-cell>
          <table:table-cell office:value-type="string" calcext:value-type="string">
            <text:p>Jun 6, 2017 10:44:54 AM</text:p>
          </table:table-cell>
          <table:table-cell office:value-type="string" calcext:value-type="string">
            <text:p>Jun 6, 2017 10:30:38 PM</text:p>
          </table:table-cell>
          <table:table-cell office:value-type="string" calcext:value-type="string">
            <text:p>Feb 23, 2018 9:13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44" xlink:type="simple">Dúvida | Como Emitir Relatório Relação Estoque Modelo 28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Jun 6, 2017 11:55:19 AM</text:p>
          </table:table-cell>
          <table:table-cell office:value-type="string" calcext:value-type="string">
            <text:p>Jun 6, 2017 12:02:00 PM</text:p>
          </table:table-cell>
          <table:table-cell office:value-type="string" calcext:value-type="string">
            <text:p>Jun 6, 2017 10:30:19 PM</text:p>
          </table:table-cell>
          <table:table-cell office:value-type="string" calcext:value-type="string">
            <text:p>Feb 14, 2018 8:36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7" xlink:type="simple">Dúvida | Como Emitir Relatório Lista Preço Modelo 37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12, 2017 8:57:38 AM</text:p>
          </table:table-cell>
          <table:table-cell office:value-type="string" calcext:value-type="string">
            <text:p>Jun 12, 2017 8:59:14 AM</text:p>
          </table:table-cell>
          <table:table-cell office:value-type="string" calcext:value-type="string">
            <text:p>Jun 12, 2017 1:15:05 PM</text:p>
          </table:table-cell>
          <table:table-cell office:value-type="string" calcext:value-type="string">
            <text:p>Feb 13, 2018 2:02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403" xlink:type="simple">Dúvida | Como Emitir Relatório Lista Preço Modelo 44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un 12, 2017 9:46:28 AM</text:p>
          </table:table-cell>
          <table:table-cell office:value-type="string" calcext:value-type="string">
            <text:p>Jun 12, 2017 9:49:35 AM</text:p>
          </table:table-cell>
          <table:table-cell office:value-type="string" calcext:value-type="string">
            <text:p>Jun 12, 2017 11:35:32 AM</text:p>
          </table:table-cell>
          <table:table-cell office:value-type="string" calcext:value-type="string">
            <text:p>Feb 20, 2018 2:1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32" xlink:type="simple">Dúvida | Como Atualizar Preço Custo Itens Bonificados Pedido Compra Integral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ec 29, 2017 11:16:52 AM</text:p>
          </table:table-cell>
          <table:table-cell office:value-type="string" calcext:value-type="string">
            <text:p>Dec 29, 2017 3:32:44 PM</text:p>
          </table:table-cell>
          <table:table-cell office:value-type="string" calcext:value-type="string">
            <text:p>Dec 29, 2017 3:01:24 PM</text:p>
          </table:table-cell>
          <table:table-cell office:value-type="string" calcext:value-type="string">
            <text:p>Feb 27, 2018 9:23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02" xlink:type="simple">Dúvida | Como Cadastrar Tabelas PIS COFINS Integral Varejo?</text:a></text:p>
          </table:table-cell>
          <table:table-cell office:value-type="float" office:value="28" calcext:value-type="float">
            <text:p>28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Jan 23, 2018 2:42:07 PM</text:p>
          </table:table-cell>
          <table:table-cell office:value-type="string" calcext:value-type="string">
            <text:p>Jan 23, 2018 4:03:37 PM</text:p>
          </table:table-cell>
          <table:table-cell office:value-type="string" calcext:value-type="string">
            <text:p>Jan 23, 2018 4:30:01 PM</text:p>
          </table:table-cell>
          <table:table-cell office:value-type="string" calcext:value-type="string">
            <text:p>Feb 28, 2018 2:55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681" xlink:type="simple">Dúvida | Como Realizar Exclusão Lançamentos Fiscais Saída Mês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 24, 2017 12:27:46 PM</text:p>
          </table:table-cell>
          <table:table-cell office:value-type="string" calcext:value-type="string">
            <text:p>Aug 31, 2017 3:15:35 PM</text:p>
          </table:table-cell>
          <table:table-cell office:value-type="string" calcext:value-type="string">
            <text:p>Aug 31, 2017 2:50:05 PM</text:p>
          </table:table-cell>
          <table:table-cell office:value-type="string" calcext:value-type="string">
            <text:p>Feb 27, 2018 1:06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4708" xlink:type="simple">Dúvida | Como Regravar Livro Fiscal Saída ECF Mapa Resumo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ug 24, 2017 12:59:31 PM</text:p>
          </table:table-cell>
          <table:table-cell office:value-type="string" calcext:value-type="string">
            <text:p>Aug 31, 2017 3:54:39 PM</text:p>
          </table:table-cell>
          <table:table-cell office:value-type="string" calcext:value-type="string">
            <text:p>Aug 31, 2017 2:49:26 PM</text:p>
          </table:table-cell>
          <table:table-cell office:value-type="string" calcext:value-type="string">
            <text:p>Feb 13, 2018 2:0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32" xlink:type="simple">Dúvida | Como Emitir Relatório Relação Estoque Modelo 02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6, 2017 9:01:17 AM</text:p>
          </table:table-cell>
          <table:table-cell office:value-type="string" calcext:value-type="string">
            <text:p>Jun 6, 2017 9:50:52 AM</text:p>
          </table:table-cell>
          <table:table-cell office:value-type="string" calcext:value-type="string">
            <text:p>Jun 13, 2017 10:38:47 AM</text:p>
          </table:table-cell>
          <table:table-cell office:value-type="string" calcext:value-type="string">
            <text:p>Feb 13, 2018 3:44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6" xlink:type="simple">Dúvida | Como Emitir Relatório Relação Estoque Modelo 16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6, 2017 10:20:57 AM</text:p>
          </table:table-cell>
          <table:table-cell office:value-type="string" calcext:value-type="string">
            <text:p>Jun 6, 2017 10:28:17 AM</text:p>
          </table:table-cell>
          <table:table-cell office:value-type="string" calcext:value-type="string">
            <text:p>Jun 6, 2017 10:31:44 PM</text:p>
          </table:table-cell>
          <table:table-cell office:value-type="string" calcext:value-type="string">
            <text:p>Feb 24, 2018 3:40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9" xlink:type="simple">Dúvida | Como Emitir Relatório Relação Estoque Modelo 27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6, 2017 11:38:26 AM</text:p>
          </table:table-cell>
          <table:table-cell office:value-type="string" calcext:value-type="string">
            <text:p>Jun 6, 2017 11:53:05 AM</text:p>
          </table:table-cell>
          <table:table-cell office:value-type="string" calcext:value-type="string">
            <text:p>Jun 6, 2017 10:31:06 PM</text:p>
          </table:table-cell>
          <table:table-cell office:value-type="string" calcext:value-type="string">
            <text:p>Feb 13, 2018 3:45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5" xlink:type="simple">Dúvida | Como Emitir Relatório Lista Preço Modelo 26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7, 2017 9:17:49 AM</text:p>
          </table:table-cell>
          <table:table-cell office:value-type="string" calcext:value-type="string">
            <text:p>Jun 8, 2017 8:50:57 AM</text:p>
          </table:table-cell>
          <table:table-cell office:value-type="string" calcext:value-type="string">
            <text:p>Jun 7, 2017 9:50:14 PM</text:p>
          </table:table-cell>
          <table:table-cell office:value-type="string" calcext:value-type="string">
            <text:p>Feb 20, 2018 8:45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1" xlink:type="simple">Dúvida | Como Emitir Relatório Lista Preço Modelo 29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7, 2017 9:49:50 AM</text:p>
          </table:table-cell>
          <table:table-cell office:value-type="string" calcext:value-type="string">
            <text:p>Jun 9, 2017 3:20:06 PM</text:p>
          </table:table-cell>
          <table:table-cell office:value-type="string" calcext:value-type="string">
            <text:p>Jun 7, 2017 9:49:29 PM</text:p>
          </table:table-cell>
          <table:table-cell office:value-type="string" calcext:value-type="string">
            <text:p>Feb 20, 2018 2:16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82" xlink:type="simple">Dúvida | Como Emitir Relatório Lista Preço Modelo 40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n 12, 2017 9:29:41 AM</text:p>
          </table:table-cell>
          <table:table-cell office:value-type="string" calcext:value-type="string">
            <text:p>Jun 12, 2017 9:31:05 AM</text:p>
          </table:table-cell>
          <table:table-cell office:value-type="string" calcext:value-type="string">
            <text:p>Jun 12, 2017 2:15:59 PM</text:p>
          </table:table-cell>
          <table:table-cell office:value-type="string" calcext:value-type="string">
            <text:p>Feb 13, 2018 1:55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10" xlink:type="simple">Dúvida | Como Emitir Relatório Lista Preço Modelo 01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Jun 7, 2017 2:18:50 PM</text:p>
          </table:table-cell>
          <table:table-cell office:value-type="string" calcext:value-type="string">
            <text:p>Jun 7, 2017 3:21:31 PM</text:p>
          </table:table-cell>
          <table:table-cell office:value-type="string" calcext:value-type="string">
            <text:p>Jun 7, 2017 9:49:18 PM</text:p>
          </table:table-cell>
          <table:table-cell office:value-type="string" calcext:value-type="string">
            <text:p>Feb 13, 2018 3:10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6" xlink:type="simple">Dúvida | Como Emitir Relatório Lista Preço Modelo 12 Integral Varejo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un 9, 2017 11:59:38 AM</text:p>
          </table:table-cell>
          <table:table-cell office:value-type="string" calcext:value-type="string">
            <text:p>Jun 9, 2017 12:03:25 PM</text:p>
          </table:table-cell>
          <table:table-cell office:value-type="string" calcext:value-type="string">
            <text:p>Jun 10, 2017 3:14:32 AM</text:p>
          </table:table-cell>
          <table:table-cell office:value-type="string" calcext:value-type="string">
            <text:p>Feb 20, 2018 2:16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008" xlink:type="simple">Dúvida | Como Cadastrar Seção Grupo Integral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Sep 12, 2017 2:36:27 PM</text:p>
          </table:table-cell>
          <table:table-cell office:value-type="string" calcext:value-type="string">
            <text:p>Sep 26, 2017 10:16:34 AM</text:p>
          </table:table-cell>
          <table:table-cell office:value-type="string" calcext:value-type="string">
            <text:p>Sep 19, 2017 12:34:50 PM</text:p>
          </table:table-cell>
          <table:table-cell office:value-type="string" calcext:value-type="string">
            <text:p>Feb 13, 2018 2:26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4" xlink:type="simple">Dúvida | Como Emitir Relatório Relação Estoque Modelo 18 Integral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5, 2017 9:19:16 AM</text:p>
          </table:table-cell>
          <table:table-cell office:value-type="string" calcext:value-type="string">
            <text:p>Jun 5, 2017 9:21:46 AM</text:p>
          </table:table-cell>
          <table:table-cell office:value-type="string" calcext:value-type="string">
            <text:p>Jun 5, 2017 5:19:18 PM</text:p>
          </table:table-cell>
          <table:table-cell office:value-type="string" calcext:value-type="string">
            <text:p>Feb 13, 2018 3:08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1" xlink:type="simple">Dúvida | Como Emitir Relatório Relação Estoque Modelo 22 Integral?</text:a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Jun 5, 2017 9:51:52 AM</text:p>
          </table:table-cell>
          <table:table-cell office:value-type="string" calcext:value-type="string">
            <text:p>Jun 5, 2017 9:54:43 AM</text:p>
          </table:table-cell>
          <table:table-cell office:value-type="string" calcext:value-type="string">
            <text:p>Jun 6, 2017 3:57:36 AM</text:p>
          </table:table-cell>
          <table:table-cell office:value-type="string" calcext:value-type="string">
            <text:p>Feb 13, 2018 3:09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894" xlink:type="simple">Dúvida | Como Emitir Relatório Seções Grupos Integral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y 19, 2017 11:55:55 AM</text:p>
          </table:table-cell>
          <table:table-cell office:value-type="string" calcext:value-type="string">
            <text:p>May 19, 2017 12:44:29 PM</text:p>
          </table:table-cell>
          <table:table-cell office:value-type="string" calcext:value-type="string">
            <text:p>May 19, 2017 12:55:16 PM</text:p>
          </table:table-cell>
          <table:table-cell office:value-type="string" calcext:value-type="string">
            <text:p>Feb 15, 2018 6:21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544" xlink:type="simple">Dúvida | Quais Requisitos Necessários Emissão Relatórios Integweb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Oct 4, 2017 9:41:44 AM</text:p>
          </table:table-cell>
          <table:table-cell office:value-type="string" calcext:value-type="string">
            <text:p>Oct 5, 2017 11:43:50 AM</text:p>
          </table:table-cell>
          <table:table-cell office:value-type="string" calcext:value-type="string">
            <text:p>Oct 4, 2017 3:50:49 PM</text:p>
          </table:table-cell>
          <table:table-cell office:value-type="string" calcext:value-type="string">
            <text:p>Dec 26, 2017 2:16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85" xlink:type="simple">Dúvida | Como Emitir Relatório Extrato Movimentação IntegWeb?</text:a>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pr 18, 2017 9:26:30 AM</text:p>
          </table:table-cell>
          <table:table-cell office:value-type="string" calcext:value-type="string">
            <text:p>Nov 23, 2017 2:02:10 PM</text:p>
          </table:table-cell>
          <table:table-cell office:value-type="string" calcext:value-type="string">
            <text:p>Apr 19, 2017 12:02:16 PM</text:p>
          </table:table-cell>
          <table:table-cell office:value-type="string" calcext:value-type="string">
            <text:p>Feb 21, 2018 4:15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4" xlink:type="simple">Dúvida | Como Emitir Relatório Relação Estoque Modelo 05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9:16:08 AM</text:p>
          </table:table-cell>
          <table:table-cell office:value-type="string" calcext:value-type="string">
            <text:p>Jun 6, 2017 9:50:15 AM</text:p>
          </table:table-cell>
          <table:table-cell office:value-type="string" calcext:value-type="string">
            <text:p>Jul 26, 2017 11:32:40 AM</text:p>
          </table:table-cell>
          <table:table-cell office:value-type="string" calcext:value-type="string">
            <text:p>Feb 25, 2018 6:12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27" xlink:type="simple">Dúvida | Como Emitir Relatório Relação Estoque Modelo 24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11:24:32 AM</text:p>
          </table:table-cell>
          <table:table-cell office:value-type="string" calcext:value-type="string">
            <text:p>Jun 6, 2017 11:32:22 AM</text:p>
          </table:table-cell>
          <table:table-cell office:value-type="string" calcext:value-type="string">
            <text:p>Jun 6, 2017 10:30:01 PM</text:p>
          </table:table-cell>
          <table:table-cell office:value-type="string" calcext:value-type="string">
            <text:p>Feb 13, 2018 3:45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60" xlink:type="simple">Dúvida | Como Emitir Relatório Relação Estoque Modelo 32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6, 2017 4:23:54 PM</text:p>
          </table:table-cell>
          <table:table-cell office:value-type="string" calcext:value-type="string">
            <text:p>Jun 6, 2017 4:26:49 PM</text:p>
          </table:table-cell>
          <table:table-cell office:value-type="string" calcext:value-type="string">
            <text:p>Jun 6, 2017 10:31:16 PM</text:p>
          </table:table-cell>
          <table:table-cell office:value-type="string" calcext:value-type="string">
            <text:p>Feb 13, 2018 3:45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6" xlink:type="simple">Dúvida | Como Emitir Relatório Lista Preço Modelo 28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7, 2017 9:43:58 AM</text:p>
          </table:table-cell>
          <table:table-cell office:value-type="string" calcext:value-type="string">
            <text:p>Jun 8, 2017 8:49:24 AM</text:p>
          </table:table-cell>
          <table:table-cell office:value-type="string" calcext:value-type="string">
            <text:p>Jun 7, 2017 9:50:22 PM</text:p>
          </table:table-cell>
          <table:table-cell office:value-type="string" calcext:value-type="string">
            <text:p>Dec 16, 2017 4:11:2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2" xlink:type="simple">Dúvida | Como Emitir Relatório Lista Preço Modelo 36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7, 2017 10:36:13 AM</text:p>
          </table:table-cell>
          <table:table-cell office:value-type="string" calcext:value-type="string">
            <text:p>Jun 8, 2017 8:43:01 AM</text:p>
          </table:table-cell>
          <table:table-cell office:value-type="string" calcext:value-type="string">
            <text:p>Jun 7, 2017 9:51:43 PM</text:p>
          </table:table-cell>
          <table:table-cell office:value-type="string" calcext:value-type="string">
            <text:p>Dec 7, 2017 1:15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47" xlink:type="simple">Dúvida | Como Emitir Relatório Lista Preço Modelo 37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7, 2017 10:42:29 AM</text:p>
          </table:table-cell>
          <table:table-cell office:value-type="string" calcext:value-type="string">
            <text:p>Jun 8, 2017 8:41:36 AM</text:p>
          </table:table-cell>
          <table:table-cell office:value-type="string" calcext:value-type="string">
            <text:p>Jun 7, 2017 9:50:37 PM</text:p>
          </table:table-cell>
          <table:table-cell office:value-type="string" calcext:value-type="string">
            <text:p>Feb 13, 2018 2:02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7" xlink:type="simple">Dúvida | Como Cadastrar Seção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ep 26, 2017 9:40:00 AM</text:p>
          </table:table-cell>
          <table:table-cell office:value-type="string" calcext:value-type="string">
            <text:p>Sep 26, 2017 9:45:44 AM</text:p>
          </table:table-cell>
          <table:table-cell office:value-type="string" calcext:value-type="string">
            <text:p>Sep 26, 2017 2:55:31 PM</text:p>
          </table:table-cell>
          <table:table-cell office:value-type="string" calcext:value-type="string">
            <text:p>Feb 13, 2018 2:3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8" xlink:type="simple">Dúvida | Como Emitir Relatório Relação Estoque Modelo 33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un 5, 2017 12:31:03 PM</text:p>
          </table:table-cell>
          <table:table-cell office:value-type="string" calcext:value-type="string">
            <text:p>Jun 5, 2017 12:35:01 PM</text:p>
          </table:table-cell>
          <table:table-cell office:value-type="string" calcext:value-type="string">
            <text:p>Jun 6, 2017 3:54:30 AM</text:p>
          </table:table-cell>
          <table:table-cell office:value-type="string" calcext:value-type="string">
            <text:p>Feb 13, 2018 3:09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06" xlink:type="simple">Atualização | Inclusão Campo Forma Pagamento Arquivo CSV Relatório Débito Fornecedor Integral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ec 15, 2017 2:13:59 PM</text:p>
          </table:table-cell>
          <table:table-cell office:value-type="string" calcext:value-type="string">
            <text:p>Dec 22, 2017 5:54:42 PM</text:p>
          </table:table-cell>
          <table:table-cell office:value-type="string" calcext:value-type="string">
            <text:p>Dec 19, 2017 9:53:15 AM</text:p>
          </table:table-cell>
          <table:table-cell office:value-type="string" calcext:value-type="string">
            <text:p>Feb 27, 2018 9:00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90" xlink:type="simple">Dúvida | Como Emitir Relatório Conferência Cega WMS Integral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ec 13, 2017 10:53:58 AM</text:p>
          </table:table-cell>
          <table:table-cell office:value-type="string" calcext:value-type="string">
            <text:p>Dec 19, 2017 9:42:27 AM</text:p>
          </table:table-cell>
          <table:table-cell office:value-type="string" calcext:value-type="string">
            <text:p>Dec 19, 2017 9:40:35 AM</text:p>
          </table:table-cell>
          <table:table-cell office:value-type="string" calcext:value-type="string">
            <text:p>Feb 28, 2018 3:12:1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89" xlink:type="simple">Atualização | Permitir Emissão Nota Fiscal Devolução Utilizar CST 00 20 Referenciar Itens Individualmente Integral</text:a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Jan 9, 2018 11:37:51 AM</text:p>
          </table:table-cell>
          <table:table-cell office:value-type="string" calcext:value-type="string">
            <text:p>Jan 15, 2018 5:24:36 PM</text:p>
          </table:table-cell>
          <table:table-cell office:value-type="string" calcext:value-type="string">
            <text:p>Jan 9, 2018 2:04:44 PM</text:p>
          </table:table-cell>
          <table:table-cell office:value-type="string" calcext:value-type="string">
            <text:p>Feb 28, 2018 10:21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55" xlink:type="simple">Dúvida | Como Importar Plano Contas Referencial Integral Varejo?</text:a></text:p>
          </table:table-cell>
          <table:table-cell office:value-type="float" office:value="26" calcext:value-type="float">
            <text:p>26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Jan 30, 2018 2:49:15 PM</text:p>
          </table:table-cell>
          <table:table-cell office:value-type="string" calcext:value-type="string">
            <text:p>Jan 30, 2018 4:20:21 PM</text:p>
          </table:table-cell>
          <table:table-cell office:value-type="string" calcext:value-type="string">
            <text:p>Jan 30, 2018 4:00:18 PM</text:p>
          </table:table-cell>
          <table:table-cell office:value-type="string" calcext:value-type="string">
            <text:p>Feb 27, 2018 8:54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2" xlink:type="simple">Dúvida | Como Emitir Relatório Relação Estoque Modelo 10 Integral Varejo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 6, 2017 9:51:42 AM</text:p>
          </table:table-cell>
          <table:table-cell office:value-type="string" calcext:value-type="string">
            <text:p>Jun 6, 2017 9:53:09 AM</text:p>
          </table:table-cell>
          <table:table-cell office:value-type="string" calcext:value-type="string">
            <text:p>Jun 6, 2017 10:29:26 PM</text:p>
          </table:table-cell>
          <table:table-cell office:value-type="string" calcext:value-type="string">
            <text:p>Feb 13, 2018 2:1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3" xlink:type="simple">Dúvida | Como Emitir Relatório Lista Preço Modelo 40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un 7, 2017 11:12:36 AM</text:p>
          </table:table-cell>
          <table:table-cell office:value-type="string" calcext:value-type="string">
            <text:p>Jun 7, 2017 4:38:29 PM</text:p>
          </table:table-cell>
          <table:table-cell office:value-type="string" calcext:value-type="string">
            <text:p>Jun 7, 2017 9:50:51 PM</text:p>
          </table:table-cell>
          <table:table-cell office:value-type="string" calcext:value-type="string">
            <text:p>Feb 18, 2018 11:59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01" xlink:type="simple">Dúvida | Como Cadastrar Setor Integral Varejo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Sep 26, 2017 9:31:39 AM</text:p>
          </table:table-cell>
          <table:table-cell office:value-type="string" calcext:value-type="string">
            <text:p>Sep 26, 2017 2:54:22 PM</text:p>
          </table:table-cell>
          <table:table-cell office:value-type="string" calcext:value-type="string">
            <text:p>Sep 26, 2017 2:54:04 PM</text:p>
          </table:table-cell>
          <table:table-cell office:value-type="string" calcext:value-type="string">
            <text:p>Feb 13, 2018 2:37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0" xlink:type="simple">Dúvida | Como Emitir Relatório Relação Estoque Modelo 31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Jun 5, 2017 12:21:04 PM</text:p>
          </table:table-cell>
          <table:table-cell office:value-type="string" calcext:value-type="string">
            <text:p>Jun 5, 2017 12:23:15 PM</text:p>
          </table:table-cell>
          <table:table-cell office:value-type="string" calcext:value-type="string">
            <text:p>Jun 6, 2017 3:54:13 AM</text:p>
          </table:table-cell>
          <table:table-cell office:value-type="string" calcext:value-type="string">
            <text:p>Feb 13, 2018 3:09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68" xlink:type="simple">Dúvida | Como Incluir Pedido Central Integral?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Dec 12, 2017 4:25:30 PM</text:p>
          </table:table-cell>
          <table:table-cell office:value-type="string" calcext:value-type="string">
            <text:p>Dec 19, 2017 9:39:51 AM</text:p>
          </table:table-cell>
          <table:table-cell office:value-type="string" calcext:value-type="string">
            <text:p>Dec 19, 2017 9:39:19 AM</text:p>
          </table:table-cell>
          <table:table-cell office:value-type="string" calcext:value-type="string">
            <text:p>Feb 27, 2018 8:59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25" xlink:type="simple">Atualização | Inclusão Parâmetro Permite Usuário Gerar Pedido Cliente Sem Estoque Integral</text:a></text:p>
          </table:table-cell>
          <table:table-cell office:value-type="float" office:value="25" calcext:value-type="float">
            <text:p>2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Dec 18, 2017 9:03:50 AM</text:p>
          </table:table-cell>
          <table:table-cell office:value-type="string" calcext:value-type="string">
            <text:p>Dec 19, 2017 5:00:53 PM</text:p>
          </table:table-cell>
          <table:table-cell office:value-type="string" calcext:value-type="string">
            <text:p>Dec 19, 2017 9:56:06 AM</text:p>
          </table:table-cell>
          <table:table-cell office:value-type="string" calcext:value-type="string">
            <text:p>Feb 27, 2018 9:00:2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1" xlink:type="simple">Dúvida | Como Emitir Nota Devolução PDV Integral Varejo?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Jan 18, 2018 4:04:58 PM</text:p>
          </table:table-cell>
          <table:table-cell office:value-type="string" calcext:value-type="string">
            <text:p>Jan 18, 2018 4:35:46 PM</text:p>
          </table:table-cell>
          <table:table-cell office:value-type="string" calcext:value-type="string">
            <text:p>Jan 18, 2018 10:30:58 PM</text:p>
          </table:table-cell>
          <table:table-cell office:value-type="string" calcext:value-type="string">
            <text:p>Feb 27, 2018 2:37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5" xlink:type="simple">Dúvida | Como Emitir Relatório Relação Estoque Modelo 26 Integral Varejo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6, 2017 11:35:40 AM</text:p>
          </table:table-cell>
          <table:table-cell office:value-type="string" calcext:value-type="string">
            <text:p>Jun 6, 2017 11:37:55 AM</text:p>
          </table:table-cell>
          <table:table-cell office:value-type="string" calcext:value-type="string">
            <text:p>Jun 6, 2017 10:30:29 PM</text:p>
          </table:table-cell>
          <table:table-cell office:value-type="string" calcext:value-type="string">
            <text:p>Feb 13, 2018 3:45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6" xlink:type="simple">Dúvida | Como Emitir Relatório Lista Preço Modelo 33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7, 2017 10:11:05 AM</text:p>
          </table:table-cell>
          <table:table-cell office:value-type="string" calcext:value-type="string">
            <text:p>Jun 8, 2017 8:46:34 AM</text:p>
          </table:table-cell>
          <table:table-cell office:value-type="string" calcext:value-type="string">
            <text:p>Jun 7, 2017 9:51:14 PM</text:p>
          </table:table-cell>
          <table:table-cell office:value-type="string" calcext:value-type="string">
            <text:p>Jan 30, 2018 2:31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68" xlink:type="simple">Dúvida | Como Emitir Relatório Lista Preço Modelo 41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Jun 7, 2017 11:18:14 AM</text:p>
          </table:table-cell>
          <table:table-cell office:value-type="string" calcext:value-type="string">
            <text:p>Jun 7, 2017 4:33:46 PM</text:p>
          </table:table-cell>
          <table:table-cell office:value-type="string" calcext:value-type="string">
            <text:p>Jun 7, 2017 9:50:59 PM</text:p>
          </table:table-cell>
          <table:table-cell office:value-type="string" calcext:value-type="string">
            <text:p>Dec 19, 2017 11:20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2" xlink:type="simple">Dúvida | Como Emitir Relatório Relação Estoque Modelo 29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 5, 2017 10:53:17 AM</text:p>
          </table:table-cell>
          <table:table-cell office:value-type="string" calcext:value-type="string">
            <text:p>Jun 5, 2017 10:54:53 AM</text:p>
          </table:table-cell>
          <table:table-cell office:value-type="string" calcext:value-type="string">
            <text:p>Jun 6, 2017 3:56:44 AM</text:p>
          </table:table-cell>
          <table:table-cell office:value-type="string" calcext:value-type="string">
            <text:p>Feb 13, 2018 3:09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66" xlink:type="simple">Dúvida | Como Emitir Relatório Relação Estoque Modelo 30 Integral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un 5, 2017 10:56:39 AM</text:p>
          </table:table-cell>
          <table:table-cell office:value-type="string" calcext:value-type="string">
            <text:p>Jun 6, 2017 12:15:23 PM</text:p>
          </table:table-cell>
          <table:table-cell office:value-type="string" calcext:value-type="string">
            <text:p>Jun 6, 2017 3:54:26 AM</text:p>
          </table:table-cell>
          <table:table-cell office:value-type="string" calcext:value-type="string">
            <text:p>Feb 16, 2018 4:36:3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396" xlink:type="simple">Dúvida | Como Emitir Relatório Venda Diária Acumulado IntegWeb?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ov 20, 2017 3:17:07 PM</text:p>
          </table:table-cell>
          <table:table-cell office:value-type="string" calcext:value-type="string">
            <text:p>Nov 27, 2017 12:55:27 PM</text:p>
          </table:table-cell>
          <table:table-cell office:value-type="string" calcext:value-type="string">
            <text:p>Nov 27, 2017 4:37:59 PM</text:p>
          </table:table-cell>
          <table:table-cell office:value-type="string" calcext:value-type="string">
            <text:p>Feb 21, 2018 4:16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99" xlink:type="simple">Atualização | Inclusão Parâmetro Natureza Rotina Gerador Endereços WMS Integral</text:a></text:p>
          </table:table-cell>
          <table:table-cell office:value-type="float" office:value="24" calcext:value-type="float">
            <text:p>2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Dec 15, 2017 9:50:26 AM</text:p>
          </table:table-cell>
          <table:table-cell office:value-type="string" calcext:value-type="string">
            <text:p>Dec 22, 2017 5:52:47 PM</text:p>
          </table:table-cell>
          <table:table-cell office:value-type="string" calcext:value-type="string">
            <text:p>Dec 19, 2017 9:49:06 AM</text:p>
          </table:table-cell>
          <table:table-cell office:value-type="string" calcext:value-type="string">
            <text:p>Feb 27, 2018 9:00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08" xlink:type="simple">Dúvida | Como Gerar SPED Fiscal Apura ST Integral?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Jan 12, 2018 9:14:40 AM</text:p>
          </table:table-cell>
          <table:table-cell office:value-type="string" calcext:value-type="string">
            <text:p>Jan 12, 2018 10:24:41 AM</text:p>
          </table:table-cell>
          <table:table-cell office:value-type="string" calcext:value-type="string">
            <text:p>Jan 15, 2018 1:47:06 PM</text:p>
          </table:table-cell>
          <table:table-cell office:value-type="string" calcext:value-type="string">
            <text:p>Mar 1, 2018 10:40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5" xlink:type="simple">Manual | Realizar Devolução Venda PDV Integral Varejo</text:a></text:p>
          </table:table-cell>
          <table:table-cell office:value-type="float" office:value="24" calcext:value-type="float">
            <text:p>24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Jan 18, 2018 2:58:20 PM</text:p>
          </table:table-cell>
          <table:table-cell office:value-type="string" calcext:value-type="string">
            <text:p>Jan 19, 2018 10:02:51 AM</text:p>
          </table:table-cell>
          <table:table-cell office:value-type="string" calcext:value-type="string">
            <text:p>Jan 18, 2018 10:30:30 PM</text:p>
          </table:table-cell>
          <table:table-cell office:value-type="string" calcext:value-type="string">
            <text:p>Feb 27, 2018 8:54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48" xlink:type="simple">Dúvida | Como Emitir Relatório Relação Estoque Modelo 06 Preço Venda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6, 2017 9:20:56 AM</text:p>
          </table:table-cell>
          <table:table-cell office:value-type="string" calcext:value-type="string">
            <text:p>Jun 6, 2017 9:50:03 AM</text:p>
          </table:table-cell>
          <table:table-cell office:value-type="string" calcext:value-type="string">
            <text:p>Jun 13, 2017 10:41:17 AM</text:p>
          </table:table-cell>
          <table:table-cell office:value-type="string" calcext:value-type="string">
            <text:p>Feb 26, 2018 12:41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76" xlink:type="simple">Dúvida | Como Emitir Relatório Relação Estoque Modelo 11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6, 2017 9:55:04 AM</text:p>
          </table:table-cell>
          <table:table-cell office:value-type="string" calcext:value-type="string">
            <text:p>Jun 6, 2017 9:59:09 AM</text:p>
          </table:table-cell>
          <table:table-cell office:value-type="string" calcext:value-type="string">
            <text:p>Jun 6, 2017 10:30:48 PM</text:p>
          </table:table-cell>
          <table:table-cell office:value-type="string" calcext:value-type="string">
            <text:p>Feb 13, 2018 3:44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00" xlink:type="simple">Dúvida | Como Emitir Relatório Lista Preço Modelo 27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7, 2017 9:30:12 AM</text:p>
          </table:table-cell>
          <table:table-cell office:value-type="string" calcext:value-type="string">
            <text:p>Jun 8, 2017 8:50:07 AM</text:p>
          </table:table-cell>
          <table:table-cell office:value-type="string" calcext:value-type="string">
            <text:p>Jun 7, 2017 9:51:29 PM</text:p>
          </table:table-cell>
          <table:table-cell office:value-type="string" calcext:value-type="string">
            <text:p>Feb 23, 2018 10:00:4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16" xlink:type="simple">Dúvida | Como Emitir Relatório Lista Preço Modelo 30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7, 2017 9:56:47 AM</text:p>
          </table:table-cell>
          <table:table-cell office:value-type="string" calcext:value-type="string">
            <text:p>Jun 8, 2017 8:47:50 AM</text:p>
          </table:table-cell>
          <table:table-cell office:value-type="string" calcext:value-type="string">
            <text:p>Jun 7, 2017 9:50:44 PM</text:p>
          </table:table-cell>
          <table:table-cell office:value-type="string" calcext:value-type="string">
            <text:p>Dec 19, 2017 8:2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79" xlink:type="simple">Dúvida | Como Emitir Relatório Lista Preço Modelo 42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un 7, 2017 11:38:27 AM</text:p>
          </table:table-cell>
          <table:table-cell office:value-type="string" calcext:value-type="string">
            <text:p>Jun 7, 2017 4:32:47 PM</text:p>
          </table:table-cell>
          <table:table-cell office:value-type="string" calcext:value-type="string">
            <text:p>Jun 7, 2017 9:51:36 PM</text:p>
          </table:table-cell>
          <table:table-cell office:value-type="string" calcext:value-type="string">
            <text:p>Feb 27, 2018 4:04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1" xlink:type="simple">Dúvida | Como Emitir Relatório Lista Preço Modelo 07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un 9, 2017 11:22:55 AM</text:p>
          </table:table-cell>
          <table:table-cell office:value-type="string" calcext:value-type="string">
            <text:p>Jun 9, 2017 11:24:01 AM</text:p>
          </table:table-cell>
          <table:table-cell office:value-type="string" calcext:value-type="string">
            <text:p>Jun 10, 2017 8:05:29 PM</text:p>
          </table:table-cell>
          <table:table-cell office:value-type="string" calcext:value-type="string">
            <text:p>Feb 20, 2018 2:17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5" xlink:type="simple">Dúvida | Como Cadastrar Seção Grupo Subgrupo Integral Varejo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p 26, 2017 9:48:54 AM</text:p>
          </table:table-cell>
          <table:table-cell office:value-type="string" calcext:value-type="string">
            <text:p>Sep 26, 2017 10:30:17 AM</text:p>
          </table:table-cell>
          <table:table-cell office:value-type="string" calcext:value-type="string">
            <text:p>Sep 26, 2017 2:58:51 PM</text:p>
          </table:table-cell>
          <table:table-cell office:value-type="string" calcext:value-type="string">
            <text:p>Feb 13, 2018 2:36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47" xlink:type="simple">Dúvida | Como Emitir Relatório Diário Banco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ep 26, 2017 11:07:30 AM</text:p>
          </table:table-cell>
          <table:table-cell office:value-type="string" calcext:value-type="string">
            <text:p>Sep 28, 2017 10:53:24 AM</text:p>
          </table:table-cell>
          <table:table-cell office:value-type="string" calcext:value-type="string">
            <text:p>Sep 28, 2017 10:49:28 AM</text:p>
          </table:table-cell>
          <table:table-cell office:value-type="string" calcext:value-type="string">
            <text:p>Feb 24, 2018 10:05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72" xlink:type="simple">Dúvida | Como Emitir Relatório Situação Caixas Após Fechamento Caixa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ec 5, 2017 1:45:02 PM</text:p>
          </table:table-cell>
          <table:table-cell office:value-type="string" calcext:value-type="string">
            <text:p>Dec 19, 2017 9:23:20 AM</text:p>
          </table:table-cell>
          <table:table-cell office:value-type="string" calcext:value-type="string">
            <text:p>Dec 19, 2017 9:22:57 AM</text:p>
          </table:table-cell>
          <table:table-cell office:value-type="string" calcext:value-type="string">
            <text:p>Feb 27, 2018 8:59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880" xlink:type="simple">Dúvida | Como Emitir Relatório Contribuição Marginal Modelo 07 Tratar Promoções Integral?</text:a></text:p>
          </table:table-cell>
          <table:table-cell office:value-type="float" office:value="23" calcext:value-type="float">
            <text:p>2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ec 7, 2017 9:42:14 AM</text:p>
          </table:table-cell>
          <table:table-cell office:value-type="string" calcext:value-type="string">
            <text:p>Dec 19, 2017 9:27:44 AM</text:p>
          </table:table-cell>
          <table:table-cell office:value-type="string" calcext:value-type="string">
            <text:p>Dec 19, 2017 9:27:09 AM</text:p>
          </table:table-cell>
          <table:table-cell office:value-type="string" calcext:value-type="string">
            <text:p>Feb 27, 2018 8:59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62" xlink:type="simple">Atualização | Inclusão Coluna Pedidos Clientes Aberto Arquivo CSV Relatório Reposição Estoque Modelo 01 Integral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ec 26, 2017 3:18:51 PM</text:p>
          </table:table-cell>
          <table:table-cell office:value-type="string" calcext:value-type="string">
            <text:p>Dec 26, 2017 4:57:16 PM</text:p>
          </table:table-cell>
          <table:table-cell office:value-type="string" calcext:value-type="string">
            <text:p>Dec 27, 2017 4:55:36 PM</text:p>
          </table:table-cell>
          <table:table-cell office:value-type="string" calcext:value-type="string">
            <text:p>Feb 27, 2018 9:01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8" xlink:type="simple">Atualização | Inclusão Local Entrada Mercadoria Consulta Notas Entradas Integral</text:a></text:p>
          </table:table-cell>
          <table:table-cell office:value-type="float" office:value="23" calcext:value-type="float">
            <text:p>2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ec 26, 2017 2:25:06 PM</text:p>
          </table:table-cell>
          <table:table-cell office:value-type="string" calcext:value-type="string">
            <text:p>Dec 26, 2017 2:50:04 PM</text:p>
          </table:table-cell>
          <table:table-cell office:value-type="string" calcext:value-type="string">
            <text:p>Dec 27, 2017 4:55:16 PM</text:p>
          </table:table-cell>
          <table:table-cell office:value-type="string" calcext:value-type="string">
            <text:p>Feb 27, 2018 9:01:0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38" xlink:type="simple">Atualização | Inclusão Parâmetro Considerar Pedidos Aberto Relatório Sugestão Compras Modelo 15 Integral</text:a></text:p>
          </table:table-cell>
          <table:table-cell office:value-type="float" office:value="23" calcext:value-type="float">
            <text:p>23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Jan 30, 2018 10:39:57 AM</text:p>
          </table:table-cell>
          <table:table-cell office:value-type="string" calcext:value-type="string">
            <text:p>Feb 7, 2018 9:28:17 AM</text:p>
          </table:table-cell>
          <table:table-cell office:value-type="string" calcext:value-type="string">
            <text:p>Feb 6, 2018 3:23:08 PM</text:p>
          </table:table-cell>
          <table:table-cell office:value-type="string" calcext:value-type="string">
            <text:p>Feb 27, 2018 9:52:2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31" xlink:type="simple">Dúvida | Como Emitir Relatório Relação Estoque Modelo 25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6, 2017 11:33:20 AM</text:p>
          </table:table-cell>
          <table:table-cell office:value-type="string" calcext:value-type="string">
            <text:p>Jun 6, 2017 11:35:02 AM</text:p>
          </table:table-cell>
          <table:table-cell office:value-type="string" calcext:value-type="string">
            <text:p>Jun 6, 2017 10:32:03 PM</text:p>
          </table:table-cell>
          <table:table-cell office:value-type="string" calcext:value-type="string">
            <text:p>Feb 13, 2018 3:45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72" xlink:type="simple">Dúvida | Como Emitir Relatório Lista Preço Modelo 38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un 12, 2017 8:59:44 AM</text:p>
          </table:table-cell>
          <table:table-cell office:value-type="string" calcext:value-type="string">
            <text:p>Jun 12, 2017 9:03:53 AM</text:p>
          </table:table-cell>
          <table:table-cell office:value-type="string" calcext:value-type="string">
            <text:p>Jun 12, 2017 10:24:32 AM</text:p>
          </table:table-cell>
          <table:table-cell office:value-type="string" calcext:value-type="string">
            <text:p>Feb 13, 2018 1:55:1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3" xlink:type="simple">Dúvida | Como Emitir Relatório Lista Preço Modelo 24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un 9, 2017 2:36:42 PM</text:p>
          </table:table-cell>
          <table:table-cell office:value-type="string" calcext:value-type="string">
            <text:p>Jun 9, 2017 2:48:01 PM</text:p>
          </table:table-cell>
          <table:table-cell office:value-type="string" calcext:value-type="string">
            <text:p>Jun 10, 2017 2:13:26 AM</text:p>
          </table:table-cell>
          <table:table-cell office:value-type="string" calcext:value-type="string">
            <text:p>Feb 20, 2018 2:1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4" xlink:type="simple">Dúvida | Como Cadastrar Setor Grupo Subgrupo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ep 26, 2017 9:48:51 AM</text:p>
          </table:table-cell>
          <table:table-cell office:value-type="string" calcext:value-type="string">
            <text:p>Sep 26, 2017 10:26:44 AM</text:p>
          </table:table-cell>
          <table:table-cell office:value-type="string" calcext:value-type="string">
            <text:p>Sep 26, 2017 2:56:48 PM</text:p>
          </table:table-cell>
          <table:table-cell office:value-type="string" calcext:value-type="string">
            <text:p>Feb 13, 2018 2:36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06" xlink:type="simple">Dúvida | Como Emitir Relatório Relação Estoque Modelo 16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5, 2017 9:07:57 AM</text:p>
          </table:table-cell>
          <table:table-cell office:value-type="string" calcext:value-type="string">
            <text:p>Jun 5, 2017 9:09:45 AM</text:p>
          </table:table-cell>
          <table:table-cell office:value-type="string" calcext:value-type="string">
            <text:p>Jun 6, 2017 3:55:52 AM</text:p>
          </table:table-cell>
          <table:table-cell office:value-type="string" calcext:value-type="string">
            <text:p>Feb 13, 2018 3:08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10" xlink:type="simple">Dúvida | Como Emitir Relatório Relação Estoque Modelo 17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5, 2017 9:10:22 AM</text:p>
          </table:table-cell>
          <table:table-cell office:value-type="string" calcext:value-type="string">
            <text:p>Jun 5, 2017 9:17:06 AM</text:p>
          </table:table-cell>
          <table:table-cell office:value-type="string" calcext:value-type="string">
            <text:p>Jun 6, 2017 3:55:34 AM</text:p>
          </table:table-cell>
          <table:table-cell office:value-type="string" calcext:value-type="string">
            <text:p>Feb 28, 2018 12:1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35" xlink:type="simple">Dúvida | Como Emitir Relatório Relação Estoque Modelo 23 CSV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5, 2017 9:55:33 AM</text:p>
          </table:table-cell>
          <table:table-cell office:value-type="string" calcext:value-type="string">
            <text:p>Jun 5, 2017 10:17:26 AM</text:p>
          </table:table-cell>
          <table:table-cell office:value-type="string" calcext:value-type="string">
            <text:p>Jun 6, 2017 3:54:51 AM</text:p>
          </table:table-cell>
          <table:table-cell office:value-type="string" calcext:value-type="string">
            <text:p>Feb 13, 2018 3:09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1" xlink:type="simple">Dúvida | Como Emitir Relatório Relação Estoque Modelo 24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un 5, 2017 10:24:09 AM</text:p>
          </table:table-cell>
          <table:table-cell office:value-type="string" calcext:value-type="string">
            <text:p>Jun 5, 2017 10:26:33 AM</text:p>
          </table:table-cell>
          <table:table-cell office:value-type="string" calcext:value-type="string">
            <text:p>Jun 6, 2017 3:56:09 AM</text:p>
          </table:table-cell>
          <table:table-cell office:value-type="string" calcext:value-type="string">
            <text:p>Feb 24, 2018 3:57:0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68" xlink:type="simple">Dúvida | Como Emitir Relatório Contas Pagar IntegWeb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pr 18, 2017 8:52:19 AM</text:p>
          </table:table-cell>
          <table:table-cell office:value-type="string" calcext:value-type="string">
            <text:p>Nov 27, 2017 12:27:57 PM</text:p>
          </table:table-cell>
          <table:table-cell office:value-type="string" calcext:value-type="string">
            <text:p>Apr 19, 2017 12:02:24 PM</text:p>
          </table:table-cell>
          <table:table-cell office:value-type="string" calcext:value-type="string">
            <text:p>Feb 21, 2018 4:12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3" xlink:type="simple">Dúvida | Como Alterar Impressora Padrão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ec 18, 2017 4:39:32 PM</text:p>
          </table:table-cell>
          <table:table-cell office:value-type="string" calcext:value-type="string">
            <text:p>Dec 19, 2017 9:46:15 AM</text:p>
          </table:table-cell>
          <table:table-cell office:value-type="string" calcext:value-type="string">
            <text:p>Dec 19, 2017 9:01:02 AM</text:p>
          </table:table-cell>
          <table:table-cell office:value-type="string" calcext:value-type="string">
            <text:p>Feb 26, 2018 11:37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86" xlink:type="simple">Dúvida | Como Parametrizar Produto Vasilhame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ec 21, 2017 9:58:15 AM</text:p>
          </table:table-cell>
          <table:table-cell office:value-type="string" calcext:value-type="string">
            <text:p>Dec 21, 2017 10:42:18 AM</text:p>
          </table:table-cell>
          <table:table-cell office:value-type="string" calcext:value-type="string">
            <text:p>Dec 26, 2017 10:50:02 AM</text:p>
          </table:table-cell>
          <table:table-cell office:value-type="string" calcext:value-type="string">
            <text:p>Feb 13, 2018 2:08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30" xlink:type="simple">Atualização | Inclusão Filtro Endereço Localização Produto Rotina Emissão Relatório Reposição Estoque Integral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ec 19, 2017 11:27:14 AM</text:p>
          </table:table-cell>
          <table:table-cell office:value-type="string" calcext:value-type="string">
            <text:p>Dec 19, 2017 3:25:30 PM</text:p>
          </table:table-cell>
          <table:table-cell office:value-type="string" calcext:value-type="string">
            <text:p>Dec 27, 2017 4:53:17 PM</text:p>
          </table:table-cell>
          <table:table-cell office:value-type="string" calcext:value-type="string">
            <text:p>Feb 27, 2018 9:00:3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77" xlink:type="simple">Dúvida | Como Emitir Relatório Simulação Carga WMS Integral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ec 14, 2017 2:59:31 PM</text:p>
          </table:table-cell>
          <table:table-cell office:value-type="string" calcext:value-type="string">
            <text:p>Dec 19, 2017 9:44:41 AM</text:p>
          </table:table-cell>
          <table:table-cell office:value-type="string" calcext:value-type="string">
            <text:p>Dec 19, 2017 9:43:14 AM</text:p>
          </table:table-cell>
          <table:table-cell office:value-type="string" calcext:value-type="string">
            <text:p>Feb 27, 2018 9:00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22" xlink:type="simple">Dúvida | Como Emitir Relatório Contas Pagar Aberto Vencidos Integral Varejo?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ec 29, 2017 9:44:09 AM</text:p>
          </table:table-cell>
          <table:table-cell office:value-type="string" calcext:value-type="string">
            <text:p>Feb 1, 2018 3:32:41 PM</text:p>
          </table:table-cell>
          <table:table-cell office:value-type="string" calcext:value-type="string">
            <text:p>Dec 29, 2017 4:58:37 PM</text:p>
          </table:table-cell>
          <table:table-cell office:value-type="string" calcext:value-type="string">
            <text:p>Feb 27, 2018 9:22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69" xlink:type="simple">Atualização | Inclusão Registro J150 Gerar Arquivo ECD Contábil Integral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eb 5, 2018 10:12:41 AM</text:p>
          </table:table-cell>
          <table:table-cell office:value-type="string" calcext:value-type="string">
            <text:p>Feb 7, 2018 10:50:09 AM</text:p>
          </table:table-cell>
          <table:table-cell office:value-type="string" calcext:value-type="string">
            <text:p>Feb 6, 2018 4:01:34 PM</text:p>
          </table:table-cell>
          <table:table-cell office:value-type="string" calcext:value-type="string">
            <text:p>Feb 27, 2018 8:57:3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78" xlink:type="simple">Atualização | Inclusão Parâmetro Enviar Alíquota Reduzida Exportação Produto PDV Integral</text:a></text:p>
          </table:table-cell>
          <table:table-cell office:value-type="float" office:value="22" calcext:value-type="float">
            <text:p>22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eb 5, 2018 11:35:37 AM</text:p>
          </table:table-cell>
          <table:table-cell office:value-type="string" calcext:value-type="string">
            <text:p>Feb 7, 2018 11:07:51 AM</text:p>
          </table:table-cell>
          <table:table-cell office:value-type="string" calcext:value-type="string">
            <text:p>Feb 6, 2018 4:05:52 PM</text:p>
          </table:table-cell>
          <table:table-cell office:value-type="string" calcext:value-type="string">
            <text:p>Feb 27, 2018 8:57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2" xlink:type="simple">Dúvida | Como Emitir Relatório Relação Estoque Modelo 07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6, 2017 9:26:22 AM</text:p>
          </table:table-cell>
          <table:table-cell office:value-type="string" calcext:value-type="string">
            <text:p>Jun 6, 2017 9:49:53 AM</text:p>
          </table:table-cell>
          <table:table-cell office:value-type="string" calcext:value-type="string">
            <text:p>Jun 13, 2017 10:42:05 AM</text:p>
          </table:table-cell>
          <table:table-cell office:value-type="string" calcext:value-type="string">
            <text:p>Feb 13, 2018 3:44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92" xlink:type="simple">Dúvida | Como Emitir Relatório Relação Estoque Modelo 15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6, 2017 10:14:44 AM</text:p>
          </table:table-cell>
          <table:table-cell office:value-type="string" calcext:value-type="string">
            <text:p>Jun 6, 2017 10:17:17 AM</text:p>
          </table:table-cell>
          <table:table-cell office:value-type="string" calcext:value-type="string">
            <text:p>Jun 6, 2017 10:29:36 PM</text:p>
          </table:table-cell>
          <table:table-cell office:value-type="string" calcext:value-type="string">
            <text:p>Feb 13, 2018 3:14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21" xlink:type="simple">Dúvida | Como Emitir Relatório Lista Preço Modelo 32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7, 2017 10:02:12 AM</text:p>
          </table:table-cell>
          <table:table-cell office:value-type="string" calcext:value-type="string">
            <text:p>Jun 8, 2017 8:47:12 AM</text:p>
          </table:table-cell>
          <table:table-cell office:value-type="string" calcext:value-type="string">
            <text:p>Jun 7, 2017 9:51:06 PM</text:p>
          </table:table-cell>
          <table:table-cell office:value-type="string" calcext:value-type="string">
            <text:p>Jan 30, 2018 4:06:2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11" xlink:type="simple">Dúvida | Como Emitir Relatório Lista Preço Modelo 11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un 9, 2017 11:58:25 AM</text:p>
          </table:table-cell>
          <table:table-cell office:value-type="string" calcext:value-type="string">
            <text:p>Jun 9, 2017 11:59:25 AM</text:p>
          </table:table-cell>
          <table:table-cell office:value-type="string" calcext:value-type="string">
            <text:p>Jun 10, 2017 3:14:19 AM</text:p>
          </table:table-cell>
          <table:table-cell office:value-type="string" calcext:value-type="string">
            <text:p>Feb 20, 2018 2:17:2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5" xlink:type="simple">Dúvida | Como Emitir Relatório Relação Estoque Modelo 11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8:36:53 AM</text:p>
          </table:table-cell>
          <table:table-cell office:value-type="string" calcext:value-type="string">
            <text:p>Jun 5, 2017 8:48:32 AM</text:p>
          </table:table-cell>
          <table:table-cell office:value-type="string" calcext:value-type="string">
            <text:p>Jun 6, 2017 3:57:10 AM</text:p>
          </table:table-cell>
          <table:table-cell office:value-type="string" calcext:value-type="string">
            <text:p>Feb 27, 2018 2:45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2" xlink:type="simple">Dúvida | Como Emitir Relatório Relação Estoque Modelo 20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9:29:50 AM</text:p>
          </table:table-cell>
          <table:table-cell office:value-type="string" calcext:value-type="string">
            <text:p>Jun 5, 2017 9:46:01 AM</text:p>
          </table:table-cell>
          <table:table-cell office:value-type="string" calcext:value-type="string">
            <text:p>Jun 6, 2017 3:55:43 AM</text:p>
          </table:table-cell>
          <table:table-cell office:value-type="string" calcext:value-type="string">
            <text:p>Feb 13, 2018 3:08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26" xlink:type="simple">Dúvida | Como Emitir Relatório Relação Estoque Modelo 21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9:41:32 AM</text:p>
          </table:table-cell>
          <table:table-cell office:value-type="string" calcext:value-type="string">
            <text:p>Jun 5, 2017 9:45:13 AM</text:p>
          </table:table-cell>
          <table:table-cell office:value-type="string" calcext:value-type="string">
            <text:p>Jun 6, 2017 3:56:00 AM</text:p>
          </table:table-cell>
          <table:table-cell office:value-type="string" calcext:value-type="string">
            <text:p>Feb 23, 2018 1:41:2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5" xlink:type="simple">Dúvida | Como Emitir Relatório Relação Estoque Modelo 25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10:28:32 AM</text:p>
          </table:table-cell>
          <table:table-cell office:value-type="string" calcext:value-type="string">
            <text:p>Jun 5, 2017 10:30:22 AM</text:p>
          </table:table-cell>
          <table:table-cell office:value-type="string" calcext:value-type="string">
            <text:p>Jun 6, 2017 3:55:17 AM</text:p>
          </table:table-cell>
          <table:table-cell office:value-type="string" calcext:value-type="string">
            <text:p>Feb 13, 2018 3:09:0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74" xlink:type="simple">Dúvida | Como Emitir Relatório Relação Estoque Modelo 32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12:24:43 PM</text:p>
          </table:table-cell>
          <table:table-cell office:value-type="string" calcext:value-type="string">
            <text:p>Jun 5, 2017 12:29:49 PM</text:p>
          </table:table-cell>
          <table:table-cell office:value-type="string" calcext:value-type="string">
            <text:p>Jun 6, 2017 3:55:00 AM</text:p>
          </table:table-cell>
          <table:table-cell office:value-type="string" calcext:value-type="string">
            <text:p>Feb 13, 2018 3:09:1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82" xlink:type="simple">Dúvida | Como Emitir Relatório Relação Estoque Modelo 34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un 5, 2017 12:40:18 PM</text:p>
          </table:table-cell>
          <table:table-cell office:value-type="string" calcext:value-type="string">
            <text:p>Jun 5, 2017 12:42:09 PM</text:p>
          </table:table-cell>
          <table:table-cell office:value-type="string" calcext:value-type="string">
            <text:p>Jun 6, 2017 3:56:26 AM</text:p>
          </table:table-cell>
          <table:table-cell office:value-type="string" calcext:value-type="string">
            <text:p>Feb 13, 2018 3:09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18" xlink:type="simple">Dúvida | Como Cancelar Contra Vale Vasilhame Integral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ec 22, 2017 2:31:33 PM</text:p>
          </table:table-cell>
          <table:table-cell office:value-type="string" calcext:value-type="string">
            <text:p>Dec 22, 2017 3:12:44 PM</text:p>
          </table:table-cell>
          <table:table-cell office:value-type="string" calcext:value-type="string">
            <text:p>Dec 26, 2017 10:50:21 AM</text:p>
          </table:table-cell>
          <table:table-cell office:value-type="string" calcext:value-type="string">
            <text:p>Feb 27, 2018 11:03:1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7" xlink:type="simple">Atualização | Inclusão Filtro Só Ativos Relatório Endereços WMS Integral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Dec 19, 2017 4:20:08 PM</text:p>
          </table:table-cell>
          <table:table-cell office:value-type="string" calcext:value-type="string">
            <text:p>Dec 22, 2017 5:55:23 PM</text:p>
          </table:table-cell>
          <table:table-cell office:value-type="string" calcext:value-type="string">
            <text:p>Dec 22, 2017 4:33:09 PM</text:p>
          </table:table-cell>
          <table:table-cell office:value-type="string" calcext:value-type="string">
            <text:p>Feb 27, 2018 9:00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17" xlink:type="simple">Dúvida | Como Importar Arquivo Inventário Integral Varejo?</text:a>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Jan 18, 2018 4:41:29 PM</text:p>
          </table:table-cell>
          <table:table-cell office:value-type="string" calcext:value-type="string">
            <text:p>Jan 18, 2018 4:52:44 PM</text:p>
          </table:table-cell>
          <table:table-cell office:value-type="string" calcext:value-type="string">
            <text:p>Jan 18, 2018 10:30:12 PM</text:p>
          </table:table-cell>
          <table:table-cell office:value-type="string" calcext:value-type="string">
            <text:p>Feb 28, 2018 1:39:2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9" xlink:type="simple">Dúvida | Como Emitir Relatório Relação Estoque Modelo 22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 6, 2017 11:13:38 AM</text:p>
          </table:table-cell>
          <table:table-cell office:value-type="string" calcext:value-type="string">
            <text:p>Jun 6, 2017 11:19:19 AM</text:p>
          </table:table-cell>
          <table:table-cell office:value-type="string" calcext:value-type="string">
            <text:p>Jun 6, 2017 10:33:01 PM</text:p>
          </table:table-cell>
          <table:table-cell office:value-type="string" calcext:value-type="string">
            <text:p>Feb 13, 2018 3:44:5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8" xlink:type="simple">Dúvida | Como Emitir Relatório Lista Preço Modelo 27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un 9, 2017 3:02:26 PM</text:p>
          </table:table-cell>
          <table:table-cell office:value-type="string" calcext:value-type="string">
            <text:p>Jun 9, 2017 3:11:53 PM</text:p>
          </table:table-cell>
          <table:table-cell office:value-type="string" calcext:value-type="string">
            <text:p>Jun 10, 2017 3:20:26 AM</text:p>
          </table:table-cell>
          <table:table-cell office:value-type="string" calcext:value-type="string">
            <text:p>Feb 20, 2018 2:1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6" xlink:type="simple">Dúvida | Como Emitir Relatório Lista Preço Modelo 10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 9, 2017 11:56:08 AM</text:p>
          </table:table-cell>
          <table:table-cell office:value-type="string" calcext:value-type="string">
            <text:p>Jun 9, 2017 11:57:02 AM</text:p>
          </table:table-cell>
          <table:table-cell office:value-type="string" calcext:value-type="string">
            <text:p>Jun 10, 2017 3:17:48 AM</text:p>
          </table:table-cell>
          <table:table-cell office:value-type="string" calcext:value-type="string">
            <text:p>Feb 20, 2018 2:17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8" xlink:type="simple">Dúvida | Como Emitir Relatório Lista Preço Modelo 21 Integral Varejo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un 9, 2017 2:23:03 PM</text:p>
          </table:table-cell>
          <table:table-cell office:value-type="string" calcext:value-type="string">
            <text:p>Jun 9, 2017 2:29:02 PM</text:p>
          </table:table-cell>
          <table:table-cell office:value-type="string" calcext:value-type="string">
            <text:p>Jun 10, 2017 2:11:44 AM</text:p>
          </table:table-cell>
          <table:table-cell office:value-type="string" calcext:value-type="string">
            <text:p>Feb 20, 2018 2:1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33" xlink:type="simple">Dúvida | Como Emitir Relatório Contra Vale Vasilhame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ec 22, 2017 4:47:13 PM</text:p>
          </table:table-cell>
          <table:table-cell office:value-type="string" calcext:value-type="string">
            <text:p>Dec 26, 2017 9:40:41 AM</text:p>
          </table:table-cell>
          <table:table-cell office:value-type="string" calcext:value-type="string">
            <text:p>Dec 26, 2017 9:20:23 AM</text:p>
          </table:table-cell>
          <table:table-cell office:value-type="string" calcext:value-type="string">
            <text:p>Feb 13, 2018 3:33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68" xlink:type="simple">Atualização | Permitir Emissão Nota Fiscal Devolução Sem Referenciar Nota Utilizar CST 00 20 Referenciar Itens Individualmente Integral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Jan 11, 2018 2:42:36 PM</text:p>
          </table:table-cell>
          <table:table-cell office:value-type="string" calcext:value-type="string">
            <text:p>Jan 16, 2018 9:26:18 AM</text:p>
          </table:table-cell>
          <table:table-cell office:value-type="string" calcext:value-type="string">
            <text:p>Jan 15, 2018 5:34:41 PM</text:p>
          </table:table-cell>
          <table:table-cell office:value-type="string" calcext:value-type="string">
            <text:p>Feb 27, 2018 10:38:4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38" xlink:type="simple">Dúvida | Como Configurar Motivo Devoluções Integral?</text:a></text:p>
          </table:table-cell>
          <table:table-cell office:value-type="float" office:value="20" calcext:value-type="float">
            <text:p>2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Jan 17, 2018 5:25:19 PM</text:p>
          </table:table-cell>
          <table:table-cell office:value-type="string" calcext:value-type="string">
            <text:p>Jan 18, 2018 2:49:03 PM</text:p>
          </table:table-cell>
          <table:table-cell office:value-type="string" calcext:value-type="string">
            <text:p>Jan 18, 2018 10:29:52 PM</text:p>
          </table:table-cell>
          <table:table-cell office:value-type="string" calcext:value-type="string">
            <text:p>Feb 27, 2018 8:52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1" xlink:type="simple">Atualização | Inclusão NF Modelo 67 Emitir Relatório Simples Conferência PIS COFINS Integral</text:a></text:p>
          </table:table-cell>
          <table:table-cell office:value-type="float" office:value="20" calcext:value-type="float">
            <text:p>2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Feb 2, 2018 3:26:04 PM</text:p>
          </table:table-cell>
          <table:table-cell office:value-type="string" calcext:value-type="string">
            <text:p>Feb 7, 2018 9:57:56 AM</text:p>
          </table:table-cell>
          <table:table-cell office:value-type="string" calcext:value-type="string">
            <text:p>Feb 6, 2018 3:41:25 PM</text:p>
          </table:table-cell>
          <table:table-cell office:value-type="string" calcext:value-type="string">
            <text:p>Feb 27, 2018 8:57:26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Produtos+Novo+Central+Integral" xlink:type="simple">Manual | Exportar Produtos Novo Central Integral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Feb 8, 2018 12:44:00 PM</text:p>
          </table:table-cell>
          <table:table-cell office:value-type="string" calcext:value-type="string">
            <text:p>Feb 16, 2018 2:29:02 PM</text:p>
          </table:table-cell>
          <table:table-cell office:value-type="string" calcext:value-type="string">
            <text:p>Feb 16, 2018 9:31:24 AM</text:p>
          </table:table-cell>
          <table:table-cell office:value-type="string" calcext:value-type="string">
            <text:p>Mar 1, 2018 2:14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12" xlink:type="simple">Dúvida | Como Instalar Frente Linux Avanço?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Feb 21, 2018 11:04:17 AM</text:p>
          </table:table-cell>
          <table:table-cell office:value-type="string" calcext:value-type="string">
            <text:p>Feb 21, 2018 11:33:10 AM</text:p>
          </table:table-cell>
          <table:table-cell office:value-type="string" calcext:value-type="string">
            <text:p>Feb 21, 2018 5:19:04 PM</text:p>
          </table:table-cell>
          <table:table-cell office:value-type="string" calcext:value-type="string">
            <text:p>Mar 1, 2018 1:52:3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656" xlink:type="simple">Dúvida | Como Emitir Relatório Relação Estoque Modelo 08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6, 2017 9:28:53 AM</text:p>
          </table:table-cell>
          <table:table-cell office:value-type="string" calcext:value-type="string">
            <text:p>Jun 6, 2017 9:49:42 AM</text:p>
          </table:table-cell>
          <table:table-cell office:value-type="string" calcext:value-type="string">
            <text:p>Jun 13, 2017 10:42:22 AM</text:p>
          </table:table-cell>
          <table:table-cell office:value-type="string" calcext:value-type="string">
            <text:p>Feb 14, 2018 3:33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90" xlink:type="simple">Dúvida | Como Emitir Relatório Lista Preço Modelo 25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7, 2017 8:57:46 AM</text:p>
          </table:table-cell>
          <table:table-cell office:value-type="string" calcext:value-type="string">
            <text:p>Jun 8, 2017 8:51:43 AM</text:p>
          </table:table-cell>
          <table:table-cell office:value-type="string" calcext:value-type="string">
            <text:p>Jun 7, 2017 9:49:45 PM</text:p>
          </table:table-cell>
          <table:table-cell office:value-type="string" calcext:value-type="string">
            <text:p>Mar 1, 2018 12:42:5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32" xlink:type="simple">Dúvida | Como Emitir Relatório Lista Preço Modelo 34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7, 2017 10:20:46 AM</text:p>
          </table:table-cell>
          <table:table-cell office:value-type="string" calcext:value-type="string">
            <text:p>Jun 8, 2017 8:45:55 AM</text:p>
          </table:table-cell>
          <table:table-cell office:value-type="string" calcext:value-type="string">
            <text:p>Jun 7, 2017 9:51:21 PM</text:p>
          </table:table-cell>
          <table:table-cell office:value-type="string" calcext:value-type="string">
            <text:p>Oct 19, 2017 12:36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49" xlink:type="simple">Dúvida | Como Emitir Relatório Relação Estoque Modelo 26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un 5, 2017 10:31:14 AM</text:p>
          </table:table-cell>
          <table:table-cell office:value-type="string" calcext:value-type="string">
            <text:p>Jun 5, 2017 10:33:58 AM</text:p>
          </table:table-cell>
          <table:table-cell office:value-type="string" calcext:value-type="string">
            <text:p>Jun 6, 2017 3:57:45 AM</text:p>
          </table:table-cell>
          <table:table-cell office:value-type="string" calcext:value-type="string">
            <text:p>Feb 28, 2018 12:09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5" xlink:type="simple">Dúvida | Como Cadastrar Vendedor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Dec 14, 2017 9:20:08 AM</text:p>
          </table:table-cell>
          <table:table-cell office:value-type="string" calcext:value-type="string">
            <text:p>Dec 14, 2017 2:45:37 PM</text:p>
          </table:table-cell>
          <table:table-cell office:value-type="string" calcext:value-type="string">
            <text:p>Dec 14, 2017 2:43:50 PM</text:p>
          </table:table-cell>
          <table:table-cell office:value-type="string" calcext:value-type="string">
            <text:p>Feb 21, 2018 3:47:3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197" xlink:type="simple">Dúvida | Como Alterar Impressora Padrão Integral Varejo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ec 18, 2017 5:06:18 PM</text:p>
          </table:table-cell>
          <table:table-cell office:value-type="string" calcext:value-type="string">
            <text:p>Dec 19, 2017 9:47:10 AM</text:p>
          </table:table-cell>
          <table:table-cell office:value-type="string" calcext:value-type="string">
            <text:p>Dec 19, 2017 9:01:03 AM</text:p>
          </table:table-cell>
          <table:table-cell office:value-type="string" calcext:value-type="string">
            <text:p>Feb 26, 2018 11:37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240" xlink:type="simple">Atualização | Inclusão Filtro Só Ativos Consulta Endereços WMS Integral</text:a>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ec 19, 2017 3:21:01 PM</text:p>
          </table:table-cell>
          <table:table-cell office:value-type="string" calcext:value-type="string">
            <text:p>Dec 22, 2017 5:56:51 PM</text:p>
          </table:table-cell>
          <table:table-cell office:value-type="string" calcext:value-type="string">
            <text:p>Dec 22, 2017 4:33:12 PM</text:p>
          </table:table-cell>
          <table:table-cell office:value-type="string" calcext:value-type="string">
            <text:p>Feb 27, 2018 9:00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62" xlink:type="simple">Dúvida | Como Emitir Relatório Itens Não Movimentados Modelo 01 Integral?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Jan 22, 2018 11:53:40 AM</text:p>
          </table:table-cell>
          <table:table-cell office:value-type="string" calcext:value-type="string">
            <text:p>Jan 23, 2018 4:32:27 PM</text:p>
          </table:table-cell>
          <table:table-cell office:value-type="string" calcext:value-type="string">
            <text:p>Jan 23, 2018 4:30:49 PM</text:p>
          </table:table-cell>
          <table:table-cell office:value-type="string" calcext:value-type="string">
            <text:p>Feb 27, 2018 8:53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91" xlink:type="simple">Dúvida | Como Atualizar Plano Contas Contábil Integral?</text:a></text:p>
          </table:table-cell>
          <table:table-cell office:value-type="float" office:value="19" calcext:value-type="float">
            <text:p>19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Jan 24, 2018 4:16:38 PM</text:p>
          </table:table-cell>
          <table:table-cell office:value-type="string" calcext:value-type="string">
            <text:p>Jan 24, 2018 5:09:53 PM</text:p>
          </table:table-cell>
          <table:table-cell office:value-type="string" calcext:value-type="string">
            <text:p>Jan 24, 2018 5:38:01 PM</text:p>
          </table:table-cell>
          <table:table-cell office:value-type="string" calcext:value-type="string">
            <text:p>Feb 27, 2018 8:53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51904576" xlink:type="simple">Dúvida | Como Emitir Relatório Lista Preço Modelo 17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p 12, 2016 11:15:51 AM</text:p>
          </table:table-cell>
          <table:table-cell office:value-type="string" calcext:value-type="string">
            <text:p>Jun 9, 2017 2:03:56 PM</text:p>
          </table:table-cell>
          <table:table-cell office:value-type="string" calcext:value-type="string">
            <text:p>Feb 20, 2017 4:25:56 PM</text:p>
          </table:table-cell>
          <table:table-cell office:value-type="string" calcext:value-type="string">
            <text:p>May 28, 2017 2:23:5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13" xlink:type="simple">Dúvida | Como Emitir Relatório Lista Preço Modelo 30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3:19:43 PM</text:p>
          </table:table-cell>
          <table:table-cell office:value-type="string" calcext:value-type="string">
            <text:p>Jun 9, 2017 3:23:04 PM</text:p>
          </table:table-cell>
          <table:table-cell office:value-type="string" calcext:value-type="string">
            <text:p>Jun 10, 2017 2:12:01 AM</text:p>
          </table:table-cell>
          <table:table-cell office:value-type="string" calcext:value-type="string">
            <text:p>Feb 20, 2018 2:16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1" xlink:type="simple">Dúvida | Como Emitir Relatório Lista Preço Modelo 18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2:07:44 PM</text:p>
          </table:table-cell>
          <table:table-cell office:value-type="string" calcext:value-type="string">
            <text:p>Jun 9, 2017 2:09:52 PM</text:p>
          </table:table-cell>
          <table:table-cell office:value-type="string" calcext:value-type="string">
            <text:p>Jun 10, 2017 3:20:58 AM</text:p>
          </table:table-cell>
          <table:table-cell office:value-type="string" calcext:value-type="string">
            <text:p>Feb 20, 2018 2:1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01" xlink:type="simple">Dúvida | Como Emitir Relatório Lista Preço Modelo 09 Integral Varejo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un 9, 2017 11:53:05 AM</text:p>
          </table:table-cell>
          <table:table-cell office:value-type="string" calcext:value-type="string">
            <text:p>Jun 9, 2017 11:54:43 AM</text:p>
          </table:table-cell>
          <table:table-cell office:value-type="string" calcext:value-type="string">
            <text:p>Jun 10, 2017 3:17:36 AM</text:p>
          </table:table-cell>
          <table:table-cell office:value-type="string" calcext:value-type="string">
            <text:p>Feb 20, 2018 2:17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41" xlink:type="simple">Dúvida | Como Consultar NF-e Produtor Rural Integral?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Feb 6, 2018 2:12:15 PM</text:p>
          </table:table-cell>
          <table:table-cell office:value-type="string" calcext:value-type="string">
            <text:p>Feb 6, 2018 3:02:30 PM</text:p>
          </table:table-cell>
          <table:table-cell office:value-type="string" calcext:value-type="string">
            <text:p>Feb 6, 2018 4:24:14 PM</text:p>
          </table:table-cell>
          <table:table-cell office:value-type="string" calcext:value-type="string">
            <text:p>Feb 27, 2018 8:57:5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4" xlink:type="simple">Manual | Consultar Histórico Itens Novo Central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Feb 15, 2018 12:33:41 PM</text:p>
          </table:table-cell>
          <table:table-cell office:value-type="string" calcext:value-type="string">
            <text:p>Feb 16, 2018 12:58:31 PM</text:p>
          </table:table-cell>
          <table:table-cell office:value-type="string" calcext:value-type="string">
            <text:p>Feb 16, 2018 11:30:02 AM</text:p>
          </table:table-cell>
          <table:table-cell office:value-type="string" calcext:value-type="string">
            <text:p>Feb 27, 2018 10:03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93" xlink:type="simple">Dúvida | Como Emitir Relatório Lista Preço Modelo 26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2:57:58 PM</text:p>
          </table:table-cell>
          <table:table-cell office:value-type="string" calcext:value-type="string">
            <text:p>Jun 9, 2017 2:59:12 PM</text:p>
          </table:table-cell>
          <table:table-cell office:value-type="string" calcext:value-type="string">
            <text:p>Jun 10, 2017 3:20:36 AM</text:p>
          </table:table-cell>
          <table:table-cell office:value-type="string" calcext:value-type="string">
            <text:p>Feb 20, 2018 2:1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62" xlink:type="simple">Dúvida | Como Emitir Relatório Lista Preço Modelo 36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un 12, 2017 8:56:01 AM</text:p>
          </table:table-cell>
          <table:table-cell office:value-type="string" calcext:value-type="string">
            <text:p>Jun 12, 2017 8:56:58 AM</text:p>
          </table:table-cell>
          <table:table-cell office:value-type="string" calcext:value-type="string">
            <text:p>Jun 12, 2017 10:19:43 AM</text:p>
          </table:table-cell>
          <table:table-cell office:value-type="string" calcext:value-type="string">
            <text:p>Feb 13, 2018 2:49:2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0" xlink:type="simple">Dúvida | Como Emitir Relatório Lista Preço Modelo 16 Integral Varejo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un 9, 2017 12:45:59 PM</text:p>
          </table:table-cell>
          <table:table-cell office:value-type="string" calcext:value-type="string">
            <text:p>Jun 9, 2017 12:54:39 PM</text:p>
          </table:table-cell>
          <table:table-cell office:value-type="string" calcext:value-type="string">
            <text:p>Jun 10, 2017 3:20:14 AM</text:p>
          </table:table-cell>
          <table:table-cell office:value-type="string" calcext:value-type="string">
            <text:p>Feb 20, 2018 2:1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8" xlink:type="simple">Dúvida | Como Emitir Relatório Relação Estoque Modelo 28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un 5, 2017 10:51:26 AM</text:p>
          </table:table-cell>
          <table:table-cell office:value-type="string" calcext:value-type="string">
            <text:p>Jun 5, 2017 10:52:51 AM</text:p>
          </table:table-cell>
          <table:table-cell office:value-type="string" calcext:value-type="string">
            <text:p>Jun 6, 2017 3:55:26 AM</text:p>
          </table:table-cell>
          <table:table-cell office:value-type="string" calcext:value-type="string">
            <text:p>Feb 28, 2018 2:33:5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1" xlink:type="simple">Dúvida | Como Retornar Produtos Excluídos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Jan 16, 2018 9:57:02 AM</text:p>
          </table:table-cell>
          <table:table-cell office:value-type="string" calcext:value-type="string">
            <text:p>Jan 16, 2018 11:35:44 AM</text:p>
          </table:table-cell>
          <table:table-cell office:value-type="string" calcext:value-type="string">
            <text:p>Jan 16, 2018 11:28:38 AM</text:p>
          </table:table-cell>
          <table:table-cell office:value-type="string" calcext:value-type="string">
            <text:p>Feb 27, 2018 8:51:5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86" xlink:type="simple">Dúvida | Como Cadastrar Tabelas PIS COFINS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Jan 23, 2018 11:22:01 AM</text:p>
          </table:table-cell>
          <table:table-cell office:value-type="string" calcext:value-type="string">
            <text:p>Jan 23, 2018 2:44:31 PM</text:p>
          </table:table-cell>
          <table:table-cell office:value-type="string" calcext:value-type="string">
            <text:p>Jan 23, 2018 4:28:35 PM</text:p>
          </table:table-cell>
          <table:table-cell office:value-type="string" calcext:value-type="string">
            <text:p>Feb 27, 2018 8:53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23" xlink:type="simple">Dúvida | Como Emitir Livro Apuração ICMS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Jan 24, 2018 9:52:45 AM</text:p>
          </table:table-cell>
          <table:table-cell office:value-type="string" calcext:value-type="string">
            <text:p>Jan 26, 2018 10:48:30 AM</text:p>
          </table:table-cell>
          <table:table-cell office:value-type="string" calcext:value-type="string">
            <text:p>Jan 24, 2018 11:00:34 AM</text:p>
          </table:table-cell>
          <table:table-cell office:value-type="string" calcext:value-type="string">
            <text:p>Feb 27, 2018 8:53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18" xlink:type="simple">Dúvida | Como Gerar Registro E500 Filhos E520 E510 Integral?</text:a></text:p>
          </table:table-cell>
          <table:table-cell office:value-type="float" office:value="17" calcext:value-type="float">
            <text:p>1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Jan 25, 2018 3:13:23 PM</text:p>
          </table:table-cell>
          <table:table-cell office:value-type="string" calcext:value-type="string">
            <text:p>Jan 26, 2018 2:31:41 PM</text:p>
          </table:table-cell>
          <table:table-cell office:value-type="string" calcext:value-type="string">
            <text:p>Jan 26, 2018 2:25:11 PM</text:p>
          </table:table-cell>
          <table:table-cell office:value-type="string" calcext:value-type="string">
            <text:p>Feb 27, 2018 8:53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58" xlink:type="simple">Atualização | Inclusão Pedido Clientes Aberto Relatório Reposição Estoque Modelo 01 Integral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Feb 5, 2018 9:30:24 AM</text:p>
          </table:table-cell>
          <table:table-cell office:value-type="string" calcext:value-type="string">
            <text:p>Feb 7, 2018 10:45:16 AM</text:p>
          </table:table-cell>
          <table:table-cell office:value-type="string" calcext:value-type="string">
            <text:p>Feb 6, 2018 3:47:54 PM</text:p>
          </table:table-cell>
          <table:table-cell office:value-type="string" calcext:value-type="string">
            <text:p>Feb 27, 2018 8:57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96" xlink:type="simple">Dúvida | Como Emitir Relatório Lista Preço Modelo 08 Integral Varejo?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9, 2017 11:51:39 AM</text:p>
          </table:table-cell>
          <table:table-cell office:value-type="string" calcext:value-type="string">
            <text:p>Jun 9, 2017 11:52:44 AM</text:p>
          </table:table-cell>
          <table:table-cell office:value-type="string" calcext:value-type="string">
            <text:p>Jun 10, 2017 8:07:36 PM</text:p>
          </table:table-cell>
          <table:table-cell office:value-type="string" calcext:value-type="string">
            <text:p>Feb 20, 2018 2:17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1" xlink:type="simple">Dúvida | Como Emitir Relatório Lista Preço Modelo 13 Integral Varejo?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9, 2017 12:26:14 PM</text:p>
          </table:table-cell>
          <table:table-cell office:value-type="string" calcext:value-type="string">
            <text:p>Jun 9, 2017 12:27:22 PM</text:p>
          </table:table-cell>
          <table:table-cell office:value-type="string" calcext:value-type="string">
            <text:p>Jun 10, 2017 3:16:21 AM</text:p>
          </table:table-cell>
          <table:table-cell office:value-type="string" calcext:value-type="string">
            <text:p>Feb 20, 2018 2:16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62" xlink:type="simple">Dúvida | Como Emitir Relatório Lista Preço Modelo 20 Integral Varejo?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Jun 9, 2017 2:15:57 PM</text:p>
          </table:table-cell>
          <table:table-cell office:value-type="string" calcext:value-type="string">
            <text:p>Jun 9, 2017 2:17:22 PM</text:p>
          </table:table-cell>
          <table:table-cell office:value-type="string" calcext:value-type="string">
            <text:p>Jun 10, 2017 3:16:55 AM</text:p>
          </table:table-cell>
          <table:table-cell office:value-type="string" calcext:value-type="string">
            <text:p>Feb 20, 2018 2:1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8" xlink:type="simple">Dúvida | Como Emitir Relatório Lista Preço Modelo 23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Jun 9, 2017 2:30:53 PM</text:p>
          </table:table-cell>
          <table:table-cell office:value-type="string" calcext:value-type="string">
            <text:p>Jun 9, 2017 2:32:31 PM</text:p>
          </table:table-cell>
          <table:table-cell office:value-type="string" calcext:value-type="string">
            <text:p>Jun 10, 2017 3:20:04 AM</text:p>
          </table:table-cell>
          <table:table-cell office:value-type="string" calcext:value-type="string">
            <text:p>Feb 20, 2018 2:1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7" xlink:type="simple">Dúvida | Como Emitir Relatório Relação Estoque Modelo 14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5, 2017 8:57:48 AM</text:p>
          </table:table-cell>
          <table:table-cell office:value-type="string" calcext:value-type="string">
            <text:p>Jun 5, 2017 9:01:27 AM</text:p>
          </table:table-cell>
          <table:table-cell office:value-type="string" calcext:value-type="string">
            <text:p>Jun 5, 2017 12:51:22 PM</text:p>
          </table:table-cell>
          <table:table-cell office:value-type="string" calcext:value-type="string">
            <text:p>Feb 13, 2018 3:08:3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554" xlink:type="simple">Dúvida | Como Emitir Relatório Relação Estoque Modelo 27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Jun 5, 2017 10:47:26 AM</text:p>
          </table:table-cell>
          <table:table-cell office:value-type="string" calcext:value-type="string">
            <text:p>Jun 6, 2017 11:53:48 AM</text:p>
          </table:table-cell>
          <table:table-cell office:value-type="string" calcext:value-type="string">
            <text:p>Jun 6, 2017 3:54:42 AM</text:p>
          </table:table-cell>
          <table:table-cell office:value-type="string" calcext:value-type="string">
            <text:p>Mar 1, 2018 12:5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875" xlink:type="simple">Dúvida | Como Desbloquear Usuários Integral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ct 16, 2017 2:44:02 PM</text:p>
          </table:table-cell>
          <table:table-cell office:value-type="string" calcext:value-type="string">
            <text:p>Oct 16, 2017 2:58:31 PM</text:p>
          </table:table-cell>
          <table:table-cell office:value-type="string" calcext:value-type="string">
            <text:p>Oct 17, 2017 9:10:25 AM</text:p>
          </table:table-cell>
          <table:table-cell office:value-type="string" calcext:value-type="string">
            <text:p>Feb 13, 2018 2:51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71" xlink:type="simple">Dúvida | Como Parametrizar Devolução Vendas PDV Integral Varejo?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Jan 18, 2018 2:19:44 PM</text:p>
          </table:table-cell>
          <table:table-cell office:value-type="string" calcext:value-type="string">
            <text:p>Jan 18, 2018 2:29:40 PM</text:p>
          </table:table-cell>
          <table:table-cell office:value-type="string" calcext:value-type="string">
            <text:p>Jan 18, 2018 10:30:05 PM</text:p>
          </table:table-cell>
          <table:table-cell office:value-type="string" calcext:value-type="string">
            <text:p>Feb 27, 2018 8:52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94" xlink:type="simple">Manual | Gerar Registro 0220 Fator Conversão Sped Fiscal Integral</text:a>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Jan 29, 2018 10:28:10 AM</text:p>
          </table:table-cell>
          <table:table-cell office:value-type="string" calcext:value-type="string">
            <text:p>Jan 30, 2018 9:19:21 AM</text:p>
          </table:table-cell>
          <table:table-cell office:value-type="string" calcext:value-type="string">
            <text:p>Jan 30, 2018 9:45:38 PM</text:p>
          </table:table-cell>
          <table:table-cell office:value-type="string" calcext:value-type="string">
            <text:p>Mar 1, 2018 1:46:0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11" xlink:type="simple">Dúvida | Como Emitir Relatório Relação Estoque Modelo 20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un 6, 2017 10:46:15 AM</text:p>
          </table:table-cell>
          <table:table-cell office:value-type="string" calcext:value-type="string">
            <text:p>Jun 6, 2017 10:47:37 AM</text:p>
          </table:table-cell>
          <table:table-cell office:value-type="string" calcext:value-type="string">
            <text:p>Jun 6, 2017 10:31:25 PM</text:p>
          </table:table-cell>
          <table:table-cell office:value-type="string" calcext:value-type="string">
            <text:p>Feb 13, 2018 3:33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88" xlink:type="simple">Dúvida | Como Emitir Relatório Lista Preço Modelo 25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2:48:18 PM</text:p>
          </table:table-cell>
          <table:table-cell office:value-type="string" calcext:value-type="string">
            <text:p>Jun 9, 2017 2:51:03 PM</text:p>
          </table:table-cell>
          <table:table-cell office:value-type="string" calcext:value-type="string">
            <text:p>Jun 10, 2017 3:19:19 AM</text:p>
          </table:table-cell>
          <table:table-cell office:value-type="string" calcext:value-type="string">
            <text:p>Feb 20, 2018 2:16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8" xlink:type="simple">Dúvida | Como Emitir Relatório Lista Preço Modelo 39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un 7, 2017 10:56:33 AM</text:p>
          </table:table-cell>
          <table:table-cell office:value-type="string" calcext:value-type="string">
            <text:p>Jun 8, 2017 8:39:21 AM</text:p>
          </table:table-cell>
          <table:table-cell office:value-type="string" calcext:value-type="string">
            <text:p>Jun 7, 2017 9:50:07 PM</text:p>
          </table:table-cell>
          <table:table-cell office:value-type="string" calcext:value-type="string">
            <text:p>Feb 13, 2018 4:03:1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186" xlink:type="simple">Dúvida | Como Emitir Relatório Lista Preço Modelo 06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11:14:54 AM</text:p>
          </table:table-cell>
          <table:table-cell office:value-type="string" calcext:value-type="string">
            <text:p>Jun 9, 2017 11:16:46 AM</text:p>
          </table:table-cell>
          <table:table-cell office:value-type="string" calcext:value-type="string">
            <text:p>Jun 10, 2017 3:22:10 AM</text:p>
          </table:table-cell>
          <table:table-cell office:value-type="string" calcext:value-type="string">
            <text:p>Feb 20, 2018 2:17:1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26" xlink:type="simple">Dúvida | Como Emitir Relatório Lista Preço Modelo 14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12:32:08 PM</text:p>
          </table:table-cell>
          <table:table-cell office:value-type="string" calcext:value-type="string">
            <text:p>Jun 9, 2017 12:34:50 PM</text:p>
          </table:table-cell>
          <table:table-cell office:value-type="string" calcext:value-type="string">
            <text:p>Jun 10, 2017 2:11:05 AM</text:p>
          </table:table-cell>
          <table:table-cell office:value-type="string" calcext:value-type="string">
            <text:p>Feb 20, 2018 2:16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31" xlink:type="simple">Dúvida | Como Emitir Relatório Lista Preço Modelo 15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12:33:24 PM</text:p>
          </table:table-cell>
          <table:table-cell office:value-type="string" calcext:value-type="string">
            <text:p>Jun 9, 2017 12:34:28 PM</text:p>
          </table:table-cell>
          <table:table-cell office:value-type="string" calcext:value-type="string">
            <text:p>Jun 10, 2017 3:16:10 AM</text:p>
          </table:table-cell>
          <table:table-cell office:value-type="string" calcext:value-type="string">
            <text:p>Feb 20, 2018 2:16:0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57" xlink:type="simple">Dúvida | Como Emitir Relatório Lista Preço Modelo 19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Jun 9, 2017 2:12:47 PM</text:p>
          </table:table-cell>
          <table:table-cell office:value-type="string" calcext:value-type="string">
            <text:p>Jun 9, 2017 2:15:37 PM</text:p>
          </table:table-cell>
          <table:table-cell office:value-type="string" calcext:value-type="string">
            <text:p>Jun 10, 2017 3:20:47 AM</text:p>
          </table:table-cell>
          <table:table-cell office:value-type="string" calcext:value-type="string">
            <text:p>Feb 20, 2018 2:1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3" xlink:type="simple">Dúvida | Como Cadastrar Seção Grupo Integral Varejo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p 26, 2017 9:48:49 AM</text:p>
          </table:table-cell>
          <table:table-cell office:value-type="string" calcext:value-type="string">
            <text:p>Sep 26, 2017 10:24:16 AM</text:p>
          </table:table-cell>
          <table:table-cell office:value-type="string" calcext:value-type="string">
            <text:p>Sep 26, 2017 2:57:48 PM</text:p>
          </table:table-cell>
          <table:table-cell office:value-type="string" calcext:value-type="string">
            <text:p>Feb 13, 2018 2:36:5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89" xlink:type="simple">Dúvida | Como Emitir Relatório Relação Estoque Modelo 12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un 5, 2017 8:49:37 AM</text:p>
          </table:table-cell>
          <table:table-cell office:value-type="string" calcext:value-type="string">
            <text:p>Jun 5, 2017 8:52:49 AM</text:p>
          </table:table-cell>
          <table:table-cell office:value-type="string" calcext:value-type="string">
            <text:p>Jun 6, 2017 3:54:22 AM</text:p>
          </table:table-cell>
          <table:table-cell office:value-type="string" calcext:value-type="string">
            <text:p>Feb 13, 2018 3:08:3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017" xlink:type="simple">Dúvida | Como Cadastrar Vendedor Integral Varejo 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c 14, 2017 10:52:45 AM</text:p>
          </table:table-cell>
          <table:table-cell office:value-type="string" calcext:value-type="string">
            <text:p>Dec 14, 2017 2:46:40 PM</text:p>
          </table:table-cell>
          <table:table-cell office:value-type="string" calcext:value-type="string">
            <text:p>Dec 14, 2017 2:46:11 PM</text:p>
          </table:table-cell>
          <table:table-cell office:value-type="string" calcext:value-type="string">
            <text:p>Feb 13, 2018 3:04:2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956" xlink:type="simple">Dúvida | Como Definir Período Pedido Central Integral?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Dec 12, 2017 3:12:25 PM</text:p>
          </table:table-cell>
          <table:table-cell office:value-type="string" calcext:value-type="string">
            <text:p>Dec 12, 2017 4:11:40 PM</text:p>
          </table:table-cell>
          <table:table-cell office:value-type="string" calcext:value-type="string">
            <text:p>Dec 19, 2017 9:38:31 AM</text:p>
          </table:table-cell>
          <table:table-cell office:value-type="string" calcext:value-type="string">
            <text:p>Feb 27, 2018 8:59:4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02" xlink:type="simple">Dúvida | Como Associar Produto Vasilhame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c 22, 2017 9:14:35 AM</text:p>
          </table:table-cell>
          <table:table-cell office:value-type="string" calcext:value-type="string">
            <text:p>Dec 22, 2017 10:18:57 AM</text:p>
          </table:table-cell>
          <table:table-cell office:value-type="string" calcext:value-type="string">
            <text:p>Dec 26, 2017 10:50:40 AM</text:p>
          </table:table-cell>
          <table:table-cell office:value-type="string" calcext:value-type="string">
            <text:p>Feb 13, 2018 1:58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09" xlink:type="simple">Dúvida | Como Cadastrar Empresa Módulo Contábil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Jan 25, 2018 11:04:17 AM</text:p>
          </table:table-cell>
          <table:table-cell office:value-type="string" calcext:value-type="string">
            <text:p>Jan 25, 2018 11:55:56 AM</text:p>
          </table:table-cell>
          <table:table-cell office:value-type="string" calcext:value-type="string">
            <text:p>Jan 25, 2018 11:59:19 AM</text:p>
          </table:table-cell>
          <table:table-cell office:value-type="string" calcext:value-type="string">
            <text:p>Feb 28, 2018 7:37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33" xlink:type="simple">Dúvida | Como Atualizar Código Cest Rotina Alterar Movimento Faixa Integral?</text:a></text:p>
          </table:table-cell>
          <table:table-cell office:value-type="float" office:value="15" calcext:value-type="float">
            <text:p>15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Feb 22, 2018 9:24:07 AM</text:p>
          </table:table-cell>
          <table:table-cell office:value-type="string" calcext:value-type="string">
            <text:p>Feb 22, 2018 11:05:14 AM</text:p>
          </table:table-cell>
          <table:table-cell office:value-type="string" calcext:value-type="string">
            <text:p>Feb 22, 2018 12:54:40 PM</text:p>
          </table:table-cell>
          <table:table-cell office:value-type="string" calcext:value-type="string">
            <text:p>Feb 28, 2018 2:53:11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3" xlink:type="simple">Dúvida | Como Emitir Relatório Lista Preço Modelo 28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9, 2017 3:12:36 PM</text:p>
          </table:table-cell>
          <table:table-cell office:value-type="string" calcext:value-type="string">
            <text:p>Jun 9, 2017 3:13:49 PM</text:p>
          </table:table-cell>
          <table:table-cell office:value-type="string" calcext:value-type="string">
            <text:p>Jun 10, 2017 3:21:08 AM</text:p>
          </table:table-cell>
          <table:table-cell office:value-type="string" calcext:value-type="string">
            <text:p>Feb 20, 2018 2:16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08" xlink:type="simple">Dúvida | Como Emitir Relatório Lista Preço Modelo 29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9, 2017 3:16:28 PM</text:p>
          </table:table-cell>
          <table:table-cell office:value-type="string" calcext:value-type="string">
            <text:p>Jun 9, 2017 3:19:25 PM</text:p>
          </table:table-cell>
          <table:table-cell office:value-type="string" calcext:value-type="string">
            <text:p>Jun 10, 2017 8:06:26 PM</text:p>
          </table:table-cell>
          <table:table-cell office:value-type="string" calcext:value-type="string">
            <text:p>Feb 21, 2018 12:08:4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73" xlink:type="simple">Dúvida | Como Emitir Relatório Lista Preço Modelo 22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un 9, 2017 2:29:22 PM</text:p>
          </table:table-cell>
          <table:table-cell office:value-type="string" calcext:value-type="string">
            <text:p>Jun 9, 2017 2:30:36 PM</text:p>
          </table:table-cell>
          <table:table-cell office:value-type="string" calcext:value-type="string">
            <text:p>Jun 10, 2017 3:19:53 AM</text:p>
          </table:table-cell>
          <table:table-cell office:value-type="string" calcext:value-type="string">
            <text:p>Feb 20, 2018 2:16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93" xlink:type="simple">Dúvida | Como Emitir Relatório Relação Estoque Modelo 13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un 5, 2017 8:53:13 AM</text:p>
          </table:table-cell>
          <table:table-cell office:value-type="string" calcext:value-type="string">
            <text:p>Jun 5, 2017 8:56:47 AM</text:p>
          </table:table-cell>
          <table:table-cell office:value-type="string" calcext:value-type="string">
            <text:p>Jun 6, 2017 3:56:35 AM</text:p>
          </table:table-cell>
          <table:table-cell office:value-type="string" calcext:value-type="string">
            <text:p>Feb 13, 2018 3:08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544" xlink:type="simple">Dúvida | Como Emitir Relatório Estatístico Integweb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v 23, 2017 1:46:50 PM</text:p>
          </table:table-cell>
          <table:table-cell office:value-type="string" calcext:value-type="string">
            <text:p>Nov 27, 2017 12:46:37 PM</text:p>
          </table:table-cell>
          <table:table-cell office:value-type="string" calcext:value-type="string">
            <text:p>Nov 29, 2017 7:04:11 PM</text:p>
          </table:table-cell>
          <table:table-cell office:value-type="string" calcext:value-type="string">
            <text:p>Feb 21, 2018 4:15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2" xlink:type="simple">Dúvida | Como Parametrizar Rotina Parâmetros Saída CST 00 20 Itens ST Integral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Jan 9, 2018 2:09:07 PM</text:p>
          </table:table-cell>
          <table:table-cell office:value-type="string" calcext:value-type="string">
            <text:p>Jan 11, 2018 10:12:11 AM</text:p>
          </table:table-cell>
          <table:table-cell office:value-type="string" calcext:value-type="string">
            <text:p>Jan 15, 2018 5:22:37 PM</text:p>
          </table:table-cell>
          <table:table-cell office:value-type="string" calcext:value-type="string">
            <text:p>Feb 27, 2018 8:51:3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80" xlink:type="simple">Dúvida | Como Configurar Motivo Devoluções Integral Varejo?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n 18, 2018 2:47:36 PM</text:p>
          </table:table-cell>
          <table:table-cell office:value-type="string" calcext:value-type="string">
            <text:p>Jan 18, 2018 2:53:08 PM</text:p>
          </table:table-cell>
          <table:table-cell office:value-type="string" calcext:value-type="string">
            <text:p>Jan 18, 2018 10:30:19 PM</text:p>
          </table:table-cell>
          <table:table-cell office:value-type="string" calcext:value-type="string">
            <text:p>Feb 27, 2018 8:52:4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27" xlink:type="simple">Manual | Realizar Consulta Pesquisa Preços Integral</text:a>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Jan 17, 2018 2:24:13 PM</text:p>
          </table:table-cell>
          <table:table-cell office:value-type="string" calcext:value-type="string">
            <text:p>Feb 1, 2018 10:13:44 AM</text:p>
          </table:table-cell>
          <table:table-cell office:value-type="string" calcext:value-type="string">
            <text:p>Jan 30, 2018 9:51:51 AM</text:p>
          </table:table-cell>
          <table:table-cell office:value-type="string" calcext:value-type="string">
            <text:p>Feb 27, 2018 8:54:4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Vincular+Clientes+Associados+Novo+Central+Integral" xlink:type="simple">Manual | Vincular Clientes Associados Novo Central Integral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Feb 8, 2018 11:15:19 AM</text:p>
          </table:table-cell>
          <table:table-cell office:value-type="string" calcext:value-type="string">
            <text:p>Feb 16, 2018 2:26:13 PM</text:p>
          </table:table-cell>
          <table:table-cell office:value-type="string" calcext:value-type="string">
            <text:p>Feb 16, 2018 10:44:44 AM</text:p>
          </table:table-cell>
          <table:table-cell office:value-type="string" calcext:value-type="string">
            <text:p>Mar 1, 2018 2:14:2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Exportar+Clientes+Novo+Central+Integral" xlink:type="simple">Manual | Exportar Clientes Novo Central Integral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Feb 8, 2018 10:37:59 AM</text:p>
          </table:table-cell>
          <table:table-cell office:value-type="string" calcext:value-type="string">
            <text:p>Feb 16, 2018 2:17:30 PM</text:p>
          </table:table-cell>
          <table:table-cell office:value-type="string" calcext:value-type="string">
            <text:p>Feb 16, 2018 10:47:24 AM</text:p>
          </table:table-cell>
          <table:table-cell office:value-type="string" calcext:value-type="string">
            <text:p>Mar 1, 2018 2:14:2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9" xlink:type="simple">Dúvida | Como Emitir Relatório Lista Preço Modelo 04 Integral Varejo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un 7, 2017 3:22:19 PM</text:p>
          </table:table-cell>
          <table:table-cell office:value-type="string" calcext:value-type="string">
            <text:p>Jun 7, 2017 3:46:43 PM</text:p>
          </table:table-cell>
          <table:table-cell office:value-type="string" calcext:value-type="string">
            <text:p>Jun 7, 2017 9:49:36 PM</text:p>
          </table:table-cell>
          <table:table-cell office:value-type="string" calcext:value-type="string">
            <text:p>Feb 24, 2018 11:58:0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5204" xlink:type="simple">Manual | Atualizar Cadastro Produtos Através Arquivo Auxiliar Produtos Integra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l 18, 2017 2:30:39 PM</text:p>
          </table:table-cell>
          <table:table-cell office:value-type="string" calcext:value-type="string">
            <text:p>Jul 26, 2017 2:40:13 PM</text:p>
          </table:table-cell>
          <table:table-cell office:value-type="string" calcext:value-type="string">
            <text:p>Jul 19, 2017 8:29:13 AM</text:p>
          </table:table-cell>
          <table:table-cell office:value-type="string" calcext:value-type="string">
            <text:p>Jul 26, 2017 2:38:05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figurar+Servidor+Integral+Acesso+IntegWeb" xlink:type="simple">Manual | Configurar Servidor Integral Acesso IntegWeb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pr 18, 2017 2:28:39 PM</text:p>
          </table:table-cell>
          <table:table-cell office:value-type="string" calcext:value-type="string">
            <text:p>Apr 19, 2017 12:35:24 PM</text:p>
          </table:table-cell>
          <table:table-cell office:value-type="string" calcext:value-type="string">
            <text:p>Apr 20, 2017 8:00:07 AM</text:p>
          </table:table-cell>
          <table:table-cell office:value-type="string" calcext:value-type="string">
            <text:p>Jan 26, 2018 2:13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99" xlink:type="simple">Dúvida | Como Retornar Produtos Excluídos Integral Varejo?</text:a>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Jan 16, 2018 11:05:02 AM</text:p>
          </table:table-cell>
          <table:table-cell office:value-type="string" calcext:value-type="string">
            <text:p>Jan 16, 2018 11:36:41 AM</text:p>
          </table:table-cell>
          <table:table-cell office:value-type="string" calcext:value-type="string">
            <text:p>Jan 16, 2018 11:46:40 AM</text:p>
          </table:table-cell>
          <table:table-cell office:value-type="string" calcext:value-type="string">
            <text:p>Feb 27, 2018 8:51:58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sultar+Proposta+Compra+Integral" xlink:type="simple">Manual | Consultar Proposta Compra Integra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Feb 14, 2018 11:43:00 AM</text:p>
          </table:table-cell>
          <table:table-cell office:value-type="string" calcext:value-type="string">
            <text:p>Feb 16, 2018 11:14:42 AM</text:p>
          </table:table-cell>
          <table:table-cell office:value-type="string" calcext:value-type="string">
            <text:p>Feb 16, 2018 9:19:24 AM</text:p>
          </table:table-cell>
          <table:table-cell office:value-type="string" calcext:value-type="string">
            <text:p>Mar 1, 2018 2:14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47" xlink:type="simple">Dúvida | Como Emitir Relatório Lista Preço Modelo 33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un 12, 2017 8:48:37 AM</text:p>
          </table:table-cell>
          <table:table-cell office:value-type="string" calcext:value-type="string">
            <text:p>Jun 12, 2017 8:50:08 AM</text:p>
          </table:table-cell>
          <table:table-cell office:value-type="string" calcext:value-type="string">
            <text:p>Jun 12, 2017 10:23:53 AM</text:p>
          </table:table-cell>
          <table:table-cell office:value-type="string" calcext:value-type="string">
            <text:p>Nov 15, 2017 3:54:1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853" xlink:type="simple">Dúvida | Como Emitir Relatório Lista Preço Modelo 38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un 7, 2017 10:48:18 AM</text:p>
          </table:table-cell>
          <table:table-cell office:value-type="string" calcext:value-type="string">
            <text:p>Jun 8, 2017 8:40:20 AM</text:p>
          </table:table-cell>
          <table:table-cell office:value-type="string" calcext:value-type="string">
            <text:p>Jun 7, 2017 9:49:32 PM</text:p>
          </table:table-cell>
          <table:table-cell office:value-type="string" calcext:value-type="string">
            <text:p>Nov 1, 2017 12:10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20" xlink:type="simple">Dúvida | Como Emitir Relatório Lista Preço Modelo 03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un 7, 2017 2:34:33 PM</text:p>
          </table:table-cell>
          <table:table-cell office:value-type="string" calcext:value-type="string">
            <text:p>Jun 7, 2017 3:21:17 PM</text:p>
          </table:table-cell>
          <table:table-cell office:value-type="string" calcext:value-type="string">
            <text:p>Jun 7, 2017 9:49:59 PM</text:p>
          </table:table-cell>
          <table:table-cell office:value-type="string" calcext:value-type="string">
            <text:p>Jan 20, 2018 8:59:0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934" xlink:type="simple">Dúvida | Como Emitir Relatório Lista Preço Modelo 05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un 7, 2017 3:48:31 PM</text:p>
          </table:table-cell>
          <table:table-cell office:value-type="string" calcext:value-type="string">
            <text:p>Jun 7, 2017 3:51:41 PM</text:p>
          </table:table-cell>
          <table:table-cell office:value-type="string" calcext:value-type="string">
            <text:p>Jun 7, 2017 9:49:40 PM</text:p>
          </table:table-cell>
          <table:table-cell office:value-type="string" calcext:value-type="string">
            <text:p>Oct 23, 2017 12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52" xlink:type="simple">Programa | CVE013 - Faturamento Vários Cupons - PDV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r 27, 2017 2:28:58 PM</text:p>
          </table:table-cell>
          <table:table-cell office:value-type="string" calcext:value-type="string">
            <text:p>Apr 27, 2017 2:40:01 PM</text:p>
          </table:table-cell>
          <table:table-cell office:value-type="string" calcext:value-type="string">
            <text:p>Apr 28, 2017 12:14:11 AM</text:p>
          </table:table-cell>
          <table:table-cell office:value-type="string" calcext:value-type="string">
            <text:p>May 2, 2017 3:07:58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402+-+Consulta+Documentos+Fornecedor+-+Cliente+Loja" xlink:type="simple">Programa | BRW402 - Consulta Documentos Fornecedor - Cliente Loja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pr 28, 2017 11:52:51 AM</text:p>
          </table:table-cell>
          <table:table-cell office:value-type="string" calcext:value-type="string">
            <text:p>May 5, 2017 12:42:50 PM</text:p>
          </table:table-cell>
          <table:table-cell office:value-type="string" calcext:value-type="string">
            <text:p>Apr 28, 2017 5:25:38 PM</text:p>
          </table:table-cell>
          <table:table-cell office:value-type="string" calcext:value-type="string">
            <text:p>May 5, 2017 5:10:2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480" xlink:type="simple">Dúvida | Como Emitir Relatório Débitos Fornecedor IntegWeb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v 22, 2017 12:49:31 PM</text:p>
          </table:table-cell>
          <table:table-cell office:value-type="string" calcext:value-type="string">
            <text:p>Nov 27, 2017 12:44:10 PM</text:p>
          </table:table-cell>
          <table:table-cell office:value-type="string" calcext:value-type="string">
            <text:p>Nov 29, 2017 7:04:48 PM</text:p>
          </table:table-cell>
          <table:table-cell office:value-type="string" calcext:value-type="string">
            <text:p>Feb 21, 2018 4:14:3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555" xlink:type="simple">Dúvida | Como Emitir Livro Apuração ICMS Integral Varejo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n 24, 2018 2:11:07 PM</text:p>
          </table:table-cell>
          <table:table-cell office:value-type="string" calcext:value-type="string">
            <text:p>Jan 24, 2018 3:22:18 PM</text:p>
          </table:table-cell>
          <table:table-cell office:value-type="string" calcext:value-type="string">
            <text:p>Jan 24, 2018 3:27:23 PM</text:p>
          </table:table-cell>
          <table:table-cell office:value-type="string" calcext:value-type="string">
            <text:p>Feb 27, 2018 8:53:3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33" xlink:type="simple">Dúvida | Como Emitir Livro Apuração IPI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Jan 26, 2018 9:33:48 AM</text:p>
          </table:table-cell>
          <table:table-cell office:value-type="string" calcext:value-type="string">
            <text:p>Jan 26, 2018 11:25:56 AM</text:p>
          </table:table-cell>
          <table:table-cell office:value-type="string" calcext:value-type="string">
            <text:p>Jan 26, 2018 2:10:04 PM</text:p>
          </table:table-cell>
          <table:table-cell office:value-type="string" calcext:value-type="string">
            <text:p>Feb 27, 2018 8:53:5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036" xlink:type="simple">Dúvida | Como Configurar Cadastro Fornecedor Produtor Rural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Feb 6, 2018 12:33:07 PM</text:p>
          </table:table-cell>
          <table:table-cell office:value-type="string" calcext:value-type="string">
            <text:p>Feb 6, 2018 12:54:15 PM</text:p>
          </table:table-cell>
          <table:table-cell office:value-type="string" calcext:value-type="string">
            <text:p>Feb 8, 2018 9:31:21 PM</text:p>
          </table:table-cell>
          <table:table-cell office:value-type="string" calcext:value-type="string">
            <text:p>Feb 22, 2018 4:02:37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Incluir+Proposta+Compra+Integral" xlink:type="simple">Manual | Incluir Proposta Compra Integral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Feb 14, 2018 10:02:47 AM</text:p>
          </table:table-cell>
          <table:table-cell office:value-type="string" calcext:value-type="string">
            <text:p>Feb 16, 2018 9:18:36 AM</text:p>
          </table:table-cell>
          <table:table-cell office:value-type="string" calcext:value-type="string">
            <text:p>Feb 16, 2018 11:15:24 AM</text:p>
          </table:table-cell>
          <table:table-cell office:value-type="string" calcext:value-type="string">
            <text:p>Mar 1, 2018 2:14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85" xlink:type="simple">Manual | Visualizar Dashboard Central Negócios Novo Cent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Feb 8, 2018 3:17:21 PM</text:p>
          </table:table-cell>
          <table:table-cell office:value-type="string" calcext:value-type="string">
            <text:p>Feb 16, 2018 10:47:02 AM</text:p>
          </table:table-cell>
          <table:table-cell office:value-type="string" calcext:value-type="string">
            <text:p>Feb 16, 2018 10:15:44 AM</text:p>
          </table:table-cell>
          <table:table-cell office:value-type="string" calcext:value-type="string">
            <text:p>Feb 27, 2018 8:59:4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12" xlink:type="simple">Manual | Cadastrar Central Negócios Novo Cent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Feb 7, 2018 12:44:08 PM</text:p>
          </table:table-cell>
          <table:table-cell office:value-type="string" calcext:value-type="string">
            <text:p>Feb 16, 2018 11:34:00 AM</text:p>
          </table:table-cell>
          <table:table-cell office:value-type="string" calcext:value-type="string">
            <text:p>Feb 16, 2018 10:32:12 AM</text:p>
          </table:table-cell>
          <table:table-cell office:value-type="string" calcext:value-type="string">
            <text:p>Mar 1, 2018 1:48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00" xlink:type="simple">Manual | Emissão Nota Fiscal Contingência Off Line Integ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Feb 16, 2018 3:10:54 PM</text:p>
          </table:table-cell>
          <table:table-cell office:value-type="string" calcext:value-type="string">
            <text:p>Feb 19, 2018 2:27:17 PM</text:p>
          </table:table-cell>
          <table:table-cell office:value-type="string" calcext:value-type="string">
            <text:p>Feb 19, 2018 2:27:57 PM</text:p>
          </table:table-cell>
          <table:table-cell office:value-type="string" calcext:value-type="string">
            <text:p>Feb 27, 2018 9:53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53" xlink:type="simple">Manual | Correção Envio NFC-e Contingência Integral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Feb 19, 2018 3:27:16 PM</text:p>
          </table:table-cell>
          <table:table-cell office:value-type="string" calcext:value-type="string">
            <text:p>Feb 20, 2018 2:14:54 PM</text:p>
          </table:table-cell>
          <table:table-cell office:value-type="string" calcext:value-type="string">
            <text:p>Feb 21, 2018 9:46:25 AM</text:p>
          </table:table-cell>
          <table:table-cell office:value-type="string" calcext:value-type="string">
            <text:p>Feb 27, 2018 9:47:5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54" xlink:type="simple">Dúvida | Quando Será Obrigatório Informar Motivo Novo Faturamento NF-e Integral?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Feb 22, 2018 11:54:07 AM</text:p>
          </table:table-cell>
          <table:table-cell office:value-type="string" calcext:value-type="string">
            <text:p>Feb 22, 2018 2:10:27 PM</text:p>
          </table:table-cell>
          <table:table-cell office:value-type="string" calcext:value-type="string">
            <text:p>Feb 23, 2018 10:31:48 AM</text:p>
          </table:table-cell>
          <table:table-cell office:value-type="string" calcext:value-type="string">
            <text:p>Feb 28, 2018 3:19:1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352" xlink:type="simple">Dúvida | Como Emitir Relatório Lista Preço Modelo 34 Integral Varejo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un 12, 2017 8:51:32 AM</text:p>
          </table:table-cell>
          <table:table-cell office:value-type="string" calcext:value-type="string">
            <text:p>Jun 12, 2017 8:52:53 AM</text:p>
          </table:table-cell>
          <table:table-cell office:value-type="string" calcext:value-type="string">
            <text:p>Jun 13, 2017 12:16:44 AM</text:p>
          </table:table-cell>
          <table:table-cell office:value-type="string" calcext:value-type="string">
            <text:p>Jan 10, 2018 5:46:4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160" xlink:type="simple">Dúvida | Como Emitir Relatório Contas Pagar Aberto Vencidos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v 7, 2017 12:01:42 PM</text:p>
          </table:table-cell>
          <table:table-cell office:value-type="string" calcext:value-type="string">
            <text:p>Dec 29, 2017 9:44:40 AM</text:p>
          </table:table-cell>
          <table:table-cell office:value-type="string" calcext:value-type="string">
            <text:p>Dec 29, 2017 4:58:08 PM</text:p>
          </table:table-cell>
          <table:table-cell office:value-type="string" calcext:value-type="string">
            <text:p>Feb 15, 2018 5:08:5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09" xlink:type="simple">Dúvida | Como Parametrizar Impressão IPI Devolução Quadro Dados Adicionais Integral?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Jan 10, 2018 10:06:15 AM</text:p>
          </table:table-cell>
          <table:table-cell office:value-type="string" calcext:value-type="string">
            <text:p>Jan 10, 2018 10:57:12 AM</text:p>
          </table:table-cell>
          <table:table-cell office:value-type="string" calcext:value-type="string">
            <text:p>Jan 15, 2018 5:24:13 PM</text:p>
          </table:table-cell>
          <table:table-cell office:value-type="string" calcext:value-type="string">
            <text:p>Feb 27, 2018 8:51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099" xlink:type="simple">Dúvida | Como Parametrizar Impressão ICMS ST Quadro Dados Adicionais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Jan 9, 2018 2:50:08 PM</text:p>
          </table:table-cell>
          <table:table-cell office:value-type="string" calcext:value-type="string">
            <text:p>Jan 10, 2018 9:38:30 AM</text:p>
          </table:table-cell>
          <table:table-cell office:value-type="string" calcext:value-type="string">
            <text:p>Jan 15, 2018 5:23:07 PM</text:p>
          </table:table-cell>
          <table:table-cell office:value-type="string" calcext:value-type="string">
            <text:p>Feb 27, 2018 8:51:3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674" xlink:type="simple">Dúvida | Como Incluir Frete Cálculo DIFAL NF-e Saída Integral?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Jan 26, 2018 4:20:24 PM</text:p>
          </table:table-cell>
          <table:table-cell office:value-type="string" calcext:value-type="string">
            <text:p>Jan 30, 2018 9:08:23 AM</text:p>
          </table:table-cell>
          <table:table-cell office:value-type="string" calcext:value-type="string">
            <text:p>Jan 30, 2018 9:45:59 PM</text:p>
          </table:table-cell>
          <table:table-cell office:value-type="string" calcext:value-type="string">
            <text:p>Feb 27, 2018 8:53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38" xlink:type="simple">Atualização | Liberação CFOP 5253 Revenda Energia Elétrica Integral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Feb 2, 2018 11:45:18 AM</text:p>
          </table:table-cell>
          <table:table-cell office:value-type="string" calcext:value-type="string">
            <text:p>Feb 5, 2018 9:37:27 AM</text:p>
          </table:table-cell>
          <table:table-cell office:value-type="string" calcext:value-type="string">
            <text:p>Feb 6, 2018 3:39:05 PM</text:p>
          </table:table-cell>
          <table:table-cell office:value-type="string" calcext:value-type="string">
            <text:p>Feb 27, 2018 3:01:11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Consultar+Pedido+Venda+Integral" xlink:type="simple">Manual | Consultar Pedido Venda Integral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Feb 15, 2018 10:07:42 AM</text:p>
          </table:table-cell>
          <table:table-cell office:value-type="string" calcext:value-type="string">
            <text:p>Feb 16, 2018 12:10:08 PM</text:p>
          </table:table-cell>
          <table:table-cell office:value-type="string" calcext:value-type="string">
            <text:p>Feb 16, 2018 9:05:24 AM</text:p>
          </table:table-cell>
          <table:table-cell office:value-type="string" calcext:value-type="string">
            <text:p>Mar 1, 2018 2:14:2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2" xlink:type="simple">Dúvida | Como Emitir Relatório Livro Fiscal Entrada Integral?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Feb 19, 2018 10:47:51 AM</text:p>
          </table:table-cell>
          <table:table-cell office:value-type="string" calcext:value-type="string">
            <text:p>Feb 19, 2018 12:59:04 PM</text:p>
          </table:table-cell>
          <table:table-cell office:value-type="string" calcext:value-type="string">
            <text:p>Feb 19, 2018 12:10:36 PM</text:p>
          </table:table-cell>
          <table:table-cell office:value-type="string" calcext:value-type="string">
            <text:p>Feb 27, 2018 9:54:4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147" xlink:type="simple">Atualização | Permitir Emissão Nota Fiscal Devolução Utilizar CST 00 20 Referenciar Todos Itens Integral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Jan 11, 2018 10:40:45 AM</text:p>
          </table:table-cell>
          <table:table-cell office:value-type="string" calcext:value-type="string">
            <text:p>Jan 16, 2018 9:23:32 AM</text:p>
          </table:table-cell>
          <table:table-cell office:value-type="string" calcext:value-type="string">
            <text:p>Jan 15, 2018 5:30:36 PM</text:p>
          </table:table-cell>
          <table:table-cell office:value-type="string" calcext:value-type="string">
            <text:p>Feb 27, 2018 8:55:34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473" xlink:type="simple">Dúvida | Como Emitir Relatório Itens Sem Rotatividade Modelo 01 Integral Varejo?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Jan 22, 2018 4:31:49 PM</text:p>
          </table:table-cell>
          <table:table-cell office:value-type="string" calcext:value-type="string">
            <text:p>Jan 23, 2018 11:01:28 AM</text:p>
          </table:table-cell>
          <table:table-cell office:value-type="string" calcext:value-type="string">
            <text:p>Jan 23, 2018 4:27:44 PM</text:p>
          </table:table-cell>
          <table:table-cell office:value-type="string" calcext:value-type="string">
            <text:p>Feb 27, 2018 8:53:1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784" xlink:type="simple">Atualização | Inclusão Colunas CSV Livro Fiscal Entrada Integral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Jan 30, 2018 4:38:15 PM</text:p>
          </table:table-cell>
          <table:table-cell office:value-type="string" calcext:value-type="string">
            <text:p>Feb 5, 2018 9:36:47 AM</text:p>
          </table:table-cell>
          <table:table-cell office:value-type="string" calcext:value-type="string">
            <text:p>Feb 6, 2018 3:31:42 PM</text:p>
          </table:table-cell>
          <table:table-cell office:value-type="string" calcext:value-type="string">
            <text:p>Feb 27, 2018 8:56:1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59" xlink:type="simple">Manual | Consultar Log Transação Integral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Feb 15, 2018 3:03:58 PM</text:p>
          </table:table-cell>
          <table:table-cell office:value-type="string" calcext:value-type="string">
            <text:p>Feb 16, 2018 1:04:17 PM</text:p>
          </table:table-cell>
          <table:table-cell office:value-type="string" calcext:value-type="string">
            <text:p>Feb 17, 2018 12:25:23 PM</text:p>
          </table:table-cell>
          <table:table-cell office:value-type="string" calcext:value-type="string">
            <text:p>Feb 27, 2018 10:01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29" xlink:type="simple">Dúvida | Como Configurar Emissão Livro Fiscal Entrada Saída PDF Integral?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19, 2018 11:50:11 AM</text:p>
          </table:table-cell>
          <table:table-cell office:value-type="string" calcext:value-type="string">
            <text:p>Feb 19, 2018 2:58:51 PM</text:p>
          </table:table-cell>
          <table:table-cell office:value-type="string" calcext:value-type="string">
            <text:p>Feb 19, 2018 12:09:55 PM</text:p>
          </table:table-cell>
          <table:table-cell office:value-type="string" calcext:value-type="string">
            <text:p>Feb 27, 2018 9:50:4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1" xlink:type="simple">Dúvida | Como Acertar Preços Movimentação Integral?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Feb 21, 2018 9:16:22 AM</text:p>
          </table:table-cell>
          <table:table-cell office:value-type="string" calcext:value-type="string">
            <text:p>Feb 22, 2018 9:10:04 AM</text:p>
          </table:table-cell>
          <table:table-cell office:value-type="string" calcext:value-type="string">
            <text:p>Feb 21, 2018 5:19:33 PM</text:p>
          </table:table-cell>
          <table:table-cell office:value-type="string" calcext:value-type="string">
            <text:p>Feb 27, 2018 9:38:3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06" xlink:type="simple">Dúvida | Como Cadastrar Impressora Fiscal Supervisor Frente Avanço?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Feb 21, 2018 10:05:54 AM</text:p>
          </table:table-cell>
          <table:table-cell office:value-type="string" calcext:value-type="string">
            <text:p>Feb 22, 2018 2:52:12 PM</text:p>
          </table:table-cell>
          <table:table-cell office:value-type="string" calcext:value-type="string">
            <text:p>Feb 21, 2018 5:19:26 PM</text:p>
          </table:table-cell>
          <table:table-cell office:value-type="string" calcext:value-type="string">
            <text:p>Feb 27, 2018 9:29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397" xlink:type="simple">Dúvida | Como Liberar Arquivo Bloqueado Integração Contábil Integral?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Feb 20, 2018 2:40:07 PM</text:p>
          </table:table-cell>
          <table:table-cell office:value-type="string" calcext:value-type="string">
            <text:p>Feb 20, 2018 3:24:39 PM</text:p>
          </table:table-cell>
          <table:table-cell office:value-type="string" calcext:value-type="string">
            <text:p>Feb 21, 2018 10:38:35 AM</text:p>
          </table:table-cell>
          <table:table-cell office:value-type="string" calcext:value-type="string">
            <text:p>Feb 28, 2018 8:19:53 A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Manual+%7C+Montagem+Cargas+Integral" xlink:type="simple">Manual | Montagem Cargas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ug 16, 2017 9:29:56 AM</text:p>
          </table:table-cell>
          <table:table-cell office:value-type="string" calcext:value-type="string">
            <text:p>Aug 16, 2017 2:27:05 PM</text:p>
          </table:table-cell>
          <table:table-cell office:value-type="string" calcext:value-type="string">
            <text:p>Aug 16, 2017 2:11:37 PM</text:p>
          </table:table-cell>
          <table:table-cell office:value-type="string" calcext:value-type="string">
            <text:p>Dec 13, 2017 10:46:06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6606" xlink:type="simple">Dúvida | Como Emitir Relatório Contas Receber IntegWeb?</text:a>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v 27, 2017 9:17:46 AM</text:p>
          </table:table-cell>
          <table:table-cell office:value-type="string" calcext:value-type="string">
            <text:p>Nov 27, 2017 12:37:53 PM</text:p>
          </table:table-cell>
          <table:table-cell office:value-type="string" calcext:value-type="string">
            <text:p>Nov 28, 2017 4:27:13 PM</text:p>
          </table:table-cell>
          <table:table-cell office:value-type="string" calcext:value-type="string">
            <text:p>Feb 21, 2018 4:12:2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8" xlink:type="simple">Manual | Realizar Importação Proposta Integ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Feb 14, 2018 5:14:53 PM</text:p>
          </table:table-cell>
          <table:table-cell office:value-type="string" calcext:value-type="string">
            <text:p>Feb 16, 2018 9:04:26 AM</text:p>
          </table:table-cell>
          <table:table-cell office:value-type="string" calcext:value-type="string">
            <text:p>Feb 17, 2018 12:24:29 PM</text:p>
          </table:table-cell>
          <table:table-cell office:value-type="string" calcext:value-type="string">
            <text:p>Feb 27, 2018 9:00:1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47" xlink:type="simple">Manual | Incluir Pré Pedido Avulso Associado Novo Central</text:a></text:p>
          </table:table-cell>
          <table:table-cell office:value-type="float" office:value="9" calcext:value-type="float">
            <text:p>9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Feb 15, 2018 11:11:31 AM</text:p>
          </table:table-cell>
          <table:table-cell office:value-type="string" calcext:value-type="string">
            <text:p>Feb 16, 2018 9:00:18 AM</text:p>
          </table:table-cell>
          <table:table-cell office:value-type="string" calcext:value-type="string">
            <text:p>Feb 17, 2018 12:24:35 PM</text:p>
          </table:table-cell>
          <table:table-cell office:value-type="string" calcext:value-type="string">
            <text:p>Feb 27, 2018 9:00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21" xlink:type="simple">Manual | Digitar Pré Pedido Compra Associado Novo Central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Feb 14, 2018 3:20:21 PM</text:p>
          </table:table-cell>
          <table:table-cell office:value-type="string" calcext:value-type="string">
            <text:p>Feb 16, 2018 9:06:20 AM</text:p>
          </table:table-cell>
          <table:table-cell office:value-type="string" calcext:value-type="string">
            <text:p>Feb 17, 2018 12:25:02 PM</text:p>
          </table:table-cell>
          <table:table-cell office:value-type="string" calcext:value-type="string">
            <text:p>Feb 27, 2018 9:00:0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5" xlink:type="simple">Dúvida | Como Emitir Relatório Clientes Inadimplentes Modelo 15 Integral?</text:a></text:p>
          </table:table-cell>
          <table:table-cell office:value-type="float" office:value="9" calcext:value-type="float">
            <text:p>9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Feb 21, 2018 2:05:59 PM</text:p>
          </table:table-cell>
          <table:table-cell office:value-type="string" calcext:value-type="string">
            <text:p>Feb 28, 2018 11:19:21 AM</text:p>
          </table:table-cell>
          <table:table-cell office:value-type="string" calcext:value-type="string">
            <text:p>Feb 22, 2018 5:45:20 PM</text:p>
          </table:table-cell>
          <table:table-cell office:value-type="string" calcext:value-type="string">
            <text:p>Mar 1, 2018 11:14:17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5312" xlink:type="simple">Dúvida | Como Cadastrar Setor Grupo Integral Varejo?</text:a>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p 26, 2017 9:47:53 AM</text:p>
          </table:table-cell>
          <table:table-cell office:value-type="string" calcext:value-type="string">
            <text:p>Sep 26, 2017 10:10:31 AM</text:p>
          </table:table-cell>
          <table:table-cell office:value-type="string" calcext:value-type="string">
            <text:p>Feb 2, 2018 10:05:13 AM</text:p>
          </table:table-cell>
          <table:table-cell office:value-type="string" calcext:value-type="string">
            <text:p>Feb 24, 2018 12:18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214" xlink:type="simple">Manual | Realizar Exportação Proposta Integral</text:a></text:p>
          </table:table-cell>
          <table:table-cell office:value-type="float" office:value="8" calcext:value-type="float">
            <text:p>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Feb 14, 2018 2:12:44 PM</text:p>
          </table:table-cell>
          <table:table-cell office:value-type="string" calcext:value-type="string">
            <text:p>Feb 16, 2018 11:17:30 AM</text:p>
          </table:table-cell>
          <table:table-cell office:value-type="string" calcext:value-type="string">
            <text:p>Feb 17, 2018 12:24:46 PM</text:p>
          </table:table-cell>
          <table:table-cell office:value-type="string" calcext:value-type="string">
            <text:p>Feb 27, 2018 8:59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785" xlink:type="simple">Dúvida | Como Cadastrar Operador Caixa Integral?</text:a>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y 17, 2017 11:02:16 AM</text:p>
          </table:table-cell>
          <table:table-cell office:value-type="string" calcext:value-type="string">
            <text:p>Feb 27, 2018 11:29:11 AM</text:p>
          </table:table-cell>
          <table:table-cell office:value-type="string" calcext:value-type="string">
            <text:p>Feb 26, 2018 2:36:53 PM</text:p>
          </table:table-cell>
          <table:table-cell office:value-type="string" calcext:value-type="string">
            <text:p>Mar 1, 2018 11:15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65" xlink:type="simple">Dúvida | Como Incluir NF-e Entrada Devolução Emitida Cliente Integral?</text:a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eb 28, 2018 9:24:38 AM</text:p>
          </table:table-cell>
          <table:table-cell office:value-type="string" calcext:value-type="string">
            <text:p>Mar 1, 2018 9:15:28 AM</text:p>
          </table:table-cell>
          <table:table-cell office:value-type="string" calcext:value-type="string">
            <text:p>Feb 28, 2018 3:09:37 PM</text:p>
          </table:table-cell>
          <table:table-cell office:value-type="string" calcext:value-type="string">
            <text:p>Mar 1, 2018 1:18:4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84" xlink:type="simple">Dúvida | Como Realizar Cadastro Motivo Liberação Supervisor Frente Avanço?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Feb 23, 2018 2:40:40 PM</text:p>
          </table:table-cell>
          <table:table-cell office:value-type="string" calcext:value-type="string">
            <text:p>Feb 26, 2018 3:58:05 PM</text:p>
          </table:table-cell>
          <table:table-cell office:value-type="string" calcext:value-type="string">
            <text:p>Feb 26, 2018 3:47:33 PM</text:p>
          </table:table-cell>
          <table:table-cell office:value-type="string" calcext:value-type="string">
            <text:p>Feb 28, 2018 8:19:0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3" xlink:type="simple">Dúvida | Como Importar Carga Total Parcial Supervisor Frente Avanço?</text:a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 26, 2018 10:22:19 AM</text:p>
          </table:table-cell>
          <table:table-cell office:value-type="string" calcext:value-type="string">
            <text:p>Feb 26, 2018 10:46:34 AM</text:p>
          </table:table-cell>
          <table:table-cell office:value-type="string" calcext:value-type="string">
            <text:p>Feb 26, 2018 4:02:13 PM</text:p>
          </table:table-cell>
          <table:table-cell office:value-type="string" calcext:value-type="string">
            <text:p>Feb 28, 2018 8:19:2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64" xlink:type="simple">Dúvida | Como Cadastrar Tributações ECF's Supervisor Frente Avanço?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22, 2018 2:46:10 PM</text:p>
          </table:table-cell>
          <table:table-cell office:value-type="string" calcext:value-type="string">
            <text:p>Feb 22, 2018 3:20:39 PM</text:p>
          </table:table-cell>
          <table:table-cell office:value-type="string" calcext:value-type="string">
            <text:p>Feb 23, 2018 9:18:13 AM</text:p>
          </table:table-cell>
          <table:table-cell office:value-type="string" calcext:value-type="string">
            <text:p>Mar 1, 2018 11:14:5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83" xlink:type="simple">Arquivo | SP01e16 - Exportação Financeira Contas Receber</text:a>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 28, 2017 3:01:47 PM</text:p>
          </table:table-cell>
          <table:table-cell office:value-type="string" calcext:value-type="string">
            <text:p>Mar 28, 2017 3:03:26 PM</text:p>
          </table:table-cell>
          <table:table-cell office:value-type="string" calcext:value-type="string">
            <text:p>Mar 29, 2017 3:17:51 PM</text:p>
          </table:table-cell>
          <table:table-cell office:value-type="string" calcext:value-type="string">
            <text:p>Nov 28, 2017 4:34:4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1" xlink:type="simple">Dúvida | Quais Rotinas Trabalham Produtos Grade Pedido Compras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r 25, 2017 12:30:36 PM</text:p>
          </table:table-cell>
          <table:table-cell office:value-type="string" calcext:value-type="string">
            <text:p>Apr 25, 2017 12:48:45 PM</text:p>
          </table:table-cell>
          <table:table-cell office:value-type="string" calcext:value-type="string">
            <text:p>Aug 16, 2017 9:29:31 AM</text:p>
          </table:table-cell>
          <table:table-cell office:value-type="string" calcext:value-type="string">
            <text:p>Oct 30, 2017 10:12:20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628" xlink:type="simple">Dúvida | Como Corrigir Erro CPU Trava Estorno Integração Contábil Integral?</text:a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 20, 2017 9:50:28 AM</text:p>
          </table:table-cell>
          <table:table-cell office:value-type="string" calcext:value-type="string">
            <text:p>Jun 20, 2017 10:40:59 AM</text:p>
          </table:table-cell>
          <table:table-cell office:value-type="string" calcext:value-type="string">
            <text:p>Jun 20, 2017 10:55:05 AM</text:p>
          </table:table-cell>
          <table:table-cell office:value-type="string" calcext:value-type="string">
            <text:p>Aug 8, 2017 1:43:09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08" xlink:type="simple">Programa | EST117 - Alteração Produtos</text:a>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b 21, 2017 8:41:40 AM</text:p>
          </table:table-cell>
          <table:table-cell office:value-type="string" calcext:value-type="string">
            <text:p>Feb 21, 2017 9:41:30 AM</text:p>
          </table:table-cell>
          <table:table-cell office:value-type="string" calcext:value-type="string">
            <text:p>Nov 28, 2017 2:44:49 PM</text:p>
          </table:table-cell>
          <table:table-cell office:value-type="string" calcext:value-type="string">
            <text:p>Nov 28, 2017 4:34:5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7" xlink:type="simple">Arquivo | SP01e07 - Exportação Financeira Contas Pagar</text:a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 28, 2017 3:38:40 PM</text:p>
          </table:table-cell>
          <table:table-cell office:value-type="string" calcext:value-type="string">
            <text:p>Mar 29, 2017 2:20:45 PM</text:p>
          </table:table-cell>
          <table:table-cell office:value-type="string" calcext:value-type="string">
            <text:p>Mar 29, 2017 3:23:32 PM</text:p>
          </table:table-cell>
          <table:table-cell office:value-type="string" calcext:value-type="string">
            <text:p>Mar 29, 2017 4:13:4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1997" xlink:type="simple">Manual | Configurar Servidor Integral Instalação Comanda Android</text:a>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 18, 2017 9:56:39 AM</text:p>
          </table:table-cell>
          <table:table-cell office:value-type="string" calcext:value-type="string">
            <text:p>Apr 18, 2017 3:19:35 PM</text:p>
          </table:table-cell>
          <table:table-cell office:value-type="string" calcext:value-type="string">
            <text:p>Apr 18, 2017 11:24:49 AM</text:p>
          </table:table-cell>
          <table:table-cell office:value-type="string" calcext:value-type="string">
            <text:p>Sep 1, 2017 2:48:16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09" xlink:type="simple">Dúvida | Como Cadastrar Operadores Supervisor Frente Avanço?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 26, 2018 11:28:22 AM</text:p>
          </table:table-cell>
          <table:table-cell office:value-type="string" calcext:value-type="string">
            <text:p>Mar 1, 2018 10:00:54 AM</text:p>
          </table:table-cell>
          <table:table-cell office:value-type="string" calcext:value-type="string">
            <text:p>Feb 26, 2018 3:20:42 PM</text:p>
          </table:table-cell>
          <table:table-cell office:value-type="string" calcext:value-type="string">
            <text:p>Mar 1, 2018 11:15:2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09" xlink:type="simple">Dúvida | Quais Rotinas Trabalham Produtos Grade Pedido Vendas Integ001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 25, 2017 11:31:14 AM</text:p>
          </table:table-cell>
          <table:table-cell office:value-type="string" calcext:value-type="string">
            <text:p>May 5, 2017 2:27:48 PM</text:p>
          </table:table-cell>
          <table:table-cell office:value-type="string" calcext:value-type="string">
            <text:p>May 5, 2017 2:57:21 PM</text:p>
          </table:table-cell>
          <table:table-cell office:value-type="string" calcext:value-type="string">
            <text:p>May 5, 2017 4:5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24" xlink:type="simple">Programa | CTB158 - Emissão Razão x Comercial CSV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y 3, 2017 8:44:14 AM</text:p>
          </table:table-cell>
          <table:table-cell office:value-type="string" calcext:value-type="string">
            <text:p>May 3, 2017 9:27:33 AM</text:p>
          </table:table-cell>
          <table:table-cell office:value-type="string" calcext:value-type="string">
            <text:p>Jun 26, 2017 3:21:24 PM</text:p>
          </table:table-cell>
          <table:table-cell office:value-type="string" calcext:value-type="string">
            <text:p>Feb 28, 2018 7:41:44 PM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138+-+Gravar+Plano+Contas+Referencial+Data" xlink:type="simple">Programa | CBA138 - Gravar Plano Contas Referencial Data</text:a>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 28, 2017 2:16:47 PM</text:p>
          </table:table-cell>
          <table:table-cell office:value-type="string" calcext:value-type="string">
            <text:p>Apr 28, 2017 2:23:18 PM</text:p>
          </table:table-cell>
          <table:table-cell office:value-type="string" calcext:value-type="string">
            <text:p>Jun 22, 2017 2:42:25 PM</text:p>
          </table:table-cell>
          <table:table-cell office:value-type="string" calcext:value-type="string">
            <text:p>Oct 2, 2017 10:06:19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27" xlink:type="simple">Dúvida | Como Configurar Valor IPI NF-e Devolução Versão 4.0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n 5, 2018 11:40:41 AM</text:p>
          </table:table-cell>
          <table:table-cell office:value-type="string" calcext:value-type="string">
            <text:p>Feb 1, 2018 3:18:52 PM</text:p>
          </table:table-cell>
          <table:table-cell office:value-type="string" calcext:value-type="string">
            <text:p>Feb 1, 2018 3:18:30 PM</text:p>
          </table:table-cell>
          <table:table-cell office:value-type="string" calcext:value-type="string">
            <text:p>Feb 6, 2018 4:43:0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97" xlink:type="simple">Dúvida | Como Funciona Gravação Dados ICMS FCP FEM ST NF-e Saída Faturamento Versão 4.0 Integral?</text:a>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n 4, 2018 2:28:11 PM</text:p>
          </table:table-cell>
          <table:table-cell office:value-type="string" calcext:value-type="string">
            <text:p>Feb 1, 2018 4:17:14 PM</text:p>
          </table:table-cell>
          <table:table-cell office:value-type="string" calcext:value-type="string">
            <text:p>Feb 1, 2018 4:13:50 PM</text:p>
          </table:table-cell>
          <table:table-cell office:value-type="string" calcext:value-type="string">
            <text:p>Feb 6, 2018 4:42:3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91" xlink:type="simple">Dúvida | Como Cadastrar Parâmetro Geral Módulo Contábil Integral?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b 28, 2018 2:18:11 PM</text:p>
          </table:table-cell>
          <table:table-cell office:value-type="string" calcext:value-type="string">
            <text:p>Feb 28, 2018 3:29:40 PM</text:p>
          </table:table-cell>
          <table:table-cell office:value-type="string" calcext:value-type="string">
            <text:p>Feb 28, 2018 7:39:37 PM</text:p>
          </table:table-cell>
          <table:table-cell office:value-type="string" calcext:value-type="string">
            <text:p>Mar 1, 2018 9:56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84" xlink:type="simple">Dúvida | Como Cadastrar Filial Módulo Contábil Integral?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eb 28, 2018 11:47:57 AM</text:p>
          </table:table-cell>
          <table:table-cell office:value-type="string" calcext:value-type="string">
            <text:p>Feb 28, 2018 12:55:49 PM</text:p>
          </table:table-cell>
          <table:table-cell office:value-type="string" calcext:value-type="string">
            <text:p>Feb 28, 2018 7:38:35 PM</text:p>
          </table:table-cell>
          <table:table-cell office:value-type="string" calcext:value-type="string">
            <text:p>Mar 1, 2018 9:56:3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75" xlink:type="simple">Dúvida | Quais Rotinas Trabalham Produtos Grade Etiquetas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6, 2017 11:00:51 AM</text:p>
          </table:table-cell>
          <table:table-cell office:value-type="string" calcext:value-type="string">
            <text:p>Apr 26, 2017 11:25:39 AM</text:p>
          </table:table-cell>
          <table:table-cell table:number-columns-repeated="2" office:value-type="string" calcext:value-type="string">
            <text:p>Feb 5, 2018 3:31:3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788" xlink:type="simple">Dúvida | Como Realizar Lançamento Notas Devolução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 7, 2017 8:19:50 AM</text:p>
          </table:table-cell>
          <table:table-cell office:value-type="string" calcext:value-type="string">
            <text:p>Jun 7, 2017 2:13:20 PM</text:p>
          </table:table-cell>
          <table:table-cell table:number-columns-repeated="2" office:value-type="string" calcext:value-type="string">
            <text:p>Aug 7, 2017 12:49:1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7" xlink:type="simple">Programa | EST004 - Inclusão Produto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 13, 2017 10:06:10 AM</text:p>
          </table:table-cell>
          <table:table-cell office:value-type="string" calcext:value-type="string">
            <text:p>Feb 13, 2017 10:11:03 AM</text:p>
          </table:table-cell>
          <table:table-cell table:number-columns-repeated="2" office:value-type="string" calcext:value-type="string">
            <text:p>Oct 24, 2017 2:16:47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78" xlink:type="simple">Programa | CBA001 - Manutenção Cadastro Loja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8, 2017 9:46:53 AM</text:p>
          </table:table-cell>
          <table:table-cell office:value-type="string" calcext:value-type="string">
            <text:p>Apr 28, 2017 11:06:00 AM</text:p>
          </table:table-cell>
          <table:table-cell table:number-columns-repeated="2" office:value-type="string" calcext:value-type="string">
            <text:p>Nov 29, 2017 11:36:58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79" xlink:type="simple">Programa | CBA009 - Cadastra Tipos Lançamentos Contábei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8, 2017 12:28:01 PM</text:p>
          </table:table-cell>
          <table:table-cell office:value-type="string" calcext:value-type="string">
            <text:p>Apr 28, 2017 12:41:32 PM</text:p>
          </table:table-cell>
          <table:table-cell table:number-columns-repeated="2" office:value-type="string" calcext:value-type="string">
            <text:p>Oct 2, 2017 10:07:0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77" xlink:type="simple">Programa | MOV010 - Produção Receitas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 31, 2017 11:40:39 AM</text:p>
          </table:table-cell>
          <table:table-cell office:value-type="string" calcext:value-type="string">
            <text:p>May 31, 2017 11:51:30 AM</text:p>
          </table:table-cell>
          <table:table-cell table:number-columns-repeated="2" office:value-type="string" calcext:value-type="string">
            <text:p>Jul 26, 2017 2:4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9" xlink:type="simple">Programa | EST601 - Inclusão Composição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 3, 2017 10:19:57 AM</text:p>
          </table:table-cell>
          <table:table-cell office:value-type="string" calcext:value-type="string">
            <text:p>May 3, 2017 10:43:24 AM</text:p>
          </table:table-cell>
          <table:table-cell table:number-columns-repeated="2" office:value-type="string" calcext:value-type="string">
            <text:p>May 9, 2017 11:50:42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94" xlink:type="simple">Programa | CTB157 - Emissão Balancetes - Consolidado Mensal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 28, 2017 2:50:48 PM</text:p>
          </table:table-cell>
          <table:table-cell office:value-type="string" calcext:value-type="string">
            <text:p>Apr 28, 2017 2:54:14 PM</text:p>
          </table:table-cell>
          <table:table-cell table:number-columns-repeated="2" office:value-type="string" calcext:value-type="string">
            <text:p>Feb 28, 2018 7:40:44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6" xlink:type="simple">Programa | SPR054 - Manutenção Composição Desconto Acréscimo</text:a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 1, 2017 11:36:13 AM</text:p>
          </table:table-cell>
          <table:table-cell office:value-type="string" calcext:value-type="string">
            <text:p>Jun 1, 2017 11:38:25 AM</text:p>
          </table:table-cell>
          <table:table-cell table:number-columns-repeated="2" office:value-type="string" calcext:value-type="string">
            <text:p>Oct 24, 2017 4:32:45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47" xlink:type="simple">Programa | EST030 - Relação Estoque Setor/Seção/Item - Modelo 20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 16, 2017 11:47:45 AM</text:p>
          </table:table-cell>
          <table:table-cell office:value-type="string" calcext:value-type="string">
            <text:p>Feb 16, 2017 12:26:56 PM</text:p>
          </table:table-cell>
          <table:table-cell table:number-columns-repeated="2" office:value-type="string" calcext:value-type="string">
            <text:p>Oct 24, 2017 2:16:53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906" xlink:type="simple">Atualização | Inclusão Nova Alíquota Relatório Mapa Resumo ECF Modelo 01 02 Série 200168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n 31, 2018 5:05:50 PM</text:p>
          </table:table-cell>
          <table:table-cell office:value-type="string" calcext:value-type="string">
            <text:p>Feb 5, 2018 9:37:08 AM</text:p>
          </table:table-cell>
          <table:table-cell table:number-columns-repeated="2" office:value-type="string" calcext:value-type="string">
            <text:p>Feb 6, 2018 3:37:38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127" xlink:type="simple">Manual | Realizar Configuração API Novo Central Integral</text:a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b 8, 2018 9:19:48 AM</text:p>
          </table:table-cell>
          <table:table-cell office:value-type="string" calcext:value-type="string">
            <text:p>Feb 16, 2018 10:19:32 AM</text:p>
          </table:table-cell>
          <table:table-cell table:number-columns-repeated="2" office:value-type="string" calcext:value-type="string">
            <text:p>Feb 16, 2018 10:19:43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94" xlink:type="simple">Dúvida | Como Configurar Utilização Motivos Frente Avanço?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Feb 23, 2018 3:40:54 PM</text:p>
          </table:table-cell>
          <table:table-cell office:value-type="string" calcext:value-type="string">
            <text:p>Feb 26, 2018 3:59:26 PM</text:p>
          </table:table-cell>
          <table:table-cell table:number-columns-repeated="2" office:value-type="string" calcext:value-type="string">
            <text:p>Feb 26, 2018 3:51:00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423" xlink:type="simple">Dúvida | Como Realizar Pagamento Escritural Integral?</text:a>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eb 21, 2018 12:33:21 PM</text:p>
          </table:table-cell>
          <table:table-cell office:value-type="string" calcext:value-type="string">
            <text:p>Mar 1, 2018 11:14:45 AM</text:p>
          </table:table-cell>
          <table:table-cell table:number-columns-repeated="2" office:value-type="string" calcext:value-type="string">
            <text:p>Feb 26, 2018 3:56:32 P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46" xlink:type="simple">Dúvida | Como Cadastrar Operador Caixa Integral Varejo?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Feb 27, 2018 11:27:27 AM</text:p>
          </table:table-cell>
          <table:table-cell office:value-type="string" calcext:value-type="string">
            <text:p>Feb 27, 2018 12:10:18 PM</text:p>
          </table:table-cell>
          <table:table-cell table:number-columns-repeated="2" office:value-type="string" calcext:value-type="string">
            <text:p>Mar 1, 2018 9:59:21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6554" xlink:type="simple">Dúvida | Como Excluir Operadores Supervisor Frente Avanço?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Feb 27, 2018 12:41:19 PM</text:p>
          </table:table-cell>
          <table:table-cell office:value-type="string" calcext:value-type="string">
            <text:p>Feb 27, 2018 2:38:49 PM</text:p>
          </table:table-cell>
          <table:table-cell table:number-columns-repeated="2" office:value-type="string" calcext:value-type="string">
            <text:p>Mar 1, 2018 9:59:25 AM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89" xlink:type="simple">Dúvida | Quais Rotinas Trabalham Produtos Grade Manuten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35:32 PM</text:p>
          </table:table-cell>
          <table:table-cell office:value-type="string" calcext:value-type="string">
            <text:p>Apr 26, 2017 12:41:1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65" xlink:type="simple">Dúvida | Quais Rotinas Trabalham Produtos Grade Pedido Client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23:15 AM</text:p>
          </table:table-cell>
          <table:table-cell office:value-type="string" calcext:value-type="string">
            <text:p>Apr 26, 2017 9:27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2" xlink:type="simple">Dúvida | Quais Rotinas Trabalham Produtos Grade Consult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12:45:21 PM</text:p>
          </table:table-cell>
          <table:table-cell office:value-type="string" calcext:value-type="string">
            <text:p>Apr 26, 2017 12:52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9" xlink:type="simple">Dúvida | Quais Rotinas Trabalham Produtos Grade Relatórios Grade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53:35 AM</text:p>
          </table:table-cell>
          <table:table-cell office:value-type="string" calcext:value-type="string">
            <text:p>Apr 27, 2017 11:02:5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4245" xlink:type="simple">Dúvida | Como Emitir Relatório Lista Preço Modelo 17 Integral Varejo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9, 2017 2:03:08 PM</text:p>
          </table:table-cell>
          <table:table-cell office:value-type="string" calcext:value-type="string">
            <text:p>Jun 9, 2017 2:17:4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8" xlink:type="simple">Dúvida | Quais Rotinas Trabalham Produtos Grade Quebr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40:30 AM</text:p>
          </table:table-cell>
          <table:table-cell office:value-type="string" calcext:value-type="string">
            <text:p>Apr 27, 2017 9:48:2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29" xlink:type="simple">Dúvida | Quais Rotinas Trabalham Produtos Grade Acerto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08:05 PM</text:p>
          </table:table-cell>
          <table:table-cell office:value-type="string" calcext:value-type="string">
            <text:p>Apr 25, 2017 2:13:2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2" xlink:type="simple">Dúvida | Quais Rotinas Trabalham Produtos Grade Cadastro Produ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2:17:47 PM</text:p>
          </table:table-cell>
          <table:table-cell office:value-type="string" calcext:value-type="string">
            <text:p>Apr 25, 2017 2:40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38" xlink:type="simple">Dúvida | Quais Rotinas Trabalham Produtos Grade Devolução Sal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16:54 PM</text:p>
          </table:table-cell>
          <table:table-cell office:value-type="string" calcext:value-type="string">
            <text:p>Apr 26, 2017 2:06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97" xlink:type="simple">Dúvida | Quais Rotinas Trabalham Produtos Grad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06:19 PM</text:p>
          </table:table-cell>
          <table:table-cell office:value-type="string" calcext:value-type="string">
            <text:p>Apr 26, 2017 2:15:3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01" xlink:type="simple">Dúvida | Quais Rotinas Trabalham Produtos Grade Inventário Digitação Atualiza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2:21:21 PM</text:p>
          </table:table-cell>
          <table:table-cell office:value-type="string" calcext:value-type="string">
            <text:p>Apr 26, 2017 2:34:3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0" xlink:type="simple">Dúvida | Quais Rotinas Trabalham Produtos Grade Inventário Manutenção Diário Simular Coletor Dire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8:42:01 AM</text:p>
          </table:table-cell>
          <table:table-cell office:value-type="string" calcext:value-type="string">
            <text:p>Apr 27, 2017 9:26:3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1" xlink:type="simple">Dúvida | Quais Rotinas Trabalham Produtos Grade Entrada Compr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3:27:38 PM</text:p>
          </table:table-cell>
          <table:table-cell office:value-type="string" calcext:value-type="string">
            <text:p>Apr 25, 2017 4:08:1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46" xlink:type="simple">Dúvida | Quais Rotinas Trabalham Produtos Grade Entrada Transferência Devolução PDV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26:40 AM</text:p>
          </table:table-cell>
          <table:table-cell office:value-type="string" calcext:value-type="string">
            <text:p>Apr 26, 2017 8:42:2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9" xlink:type="simple">Dúvida | Quais Rotinas Trabalham Produtos Grade Saída Devoluçã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9:11:59 AM</text:p>
          </table:table-cell>
          <table:table-cell office:value-type="string" calcext:value-type="string">
            <text:p>Apr 26, 2017 9:19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51" xlink:type="simple">Dúvida | Quais Rotinas Trabalham Produtos Grade Saída Venda Transferência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6, 2017 8:43:41 AM</text:p>
          </table:table-cell>
          <table:table-cell office:value-type="string" calcext:value-type="string">
            <text:p>Apr 26, 2017 8:53:1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03+-+Consulta+Produto" xlink:type="simple">Programa | CON003 - Consulta Produ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22:29 AM</text:p>
          </table:table-cell>
          <table:table-cell office:value-type="string" calcext:value-type="string">
            <text:p>Feb 9, 2017 2:21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ON037+-+Consulta+Ficha+Financeira+Consolidada" xlink:type="simple">Programa | CON037 - Consulta Ficha Financeira Consolidad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6:05:22 AM</text:p>
          </table:table-cell>
          <table:table-cell office:value-type="string" calcext:value-type="string">
            <text:p>Feb 16, 2017 6:4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BRW291+-+Mostra+Movimento" xlink:type="simple">Programa | BRW291 - Mostra Movimen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13:06 PM</text:p>
          </table:table-cell>
          <table:table-cell office:value-type="string" calcext:value-type="string">
            <text:p>Apr 27, 2017 2:24:2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34" xlink:type="simple">Programa | COM052 - ABC de Vendedor/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3:43:27 PM</text:p>
          </table:table-cell>
          <table:table-cell office:value-type="string" calcext:value-type="string">
            <text:p>Feb 9, 2017 2:19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08+-+Vendas+do+Dia+-+Modelo+1" xlink:type="simple">Programa | AUT208 - Vendas do Dia - Modelo 1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8, 2017 1:53:39 PM</text:p>
          </table:table-cell>
          <table:table-cell office:value-type="string" calcext:value-type="string">
            <text:p>Feb 9, 2017 2:20:2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232+-+Vendas+do+Dia+-+Modelo+3" xlink:type="simple">Programa | AUT232 - Vendas do Dia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8:08:25 AM</text:p>
          </table:table-cell>
          <table:table-cell office:value-type="string" calcext:value-type="string">
            <text:p>Feb 9, 2017 2:20:4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69567099" xlink:type="simple">Programa | CON230 - Tipos de Lançamen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9, 2017 9:53:36 AM</text:p>
          </table:table-cell>
          <table:table-cell office:value-type="string" calcext:value-type="string">
            <text:p>Feb 9, 2017 2:18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39" xlink:type="simple">Programa | EST018 - Manutenção Produto/Código Barr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7:14:03 AM</text:p>
          </table:table-cell>
          <table:table-cell office:value-type="string" calcext:value-type="string">
            <text:p>Feb 16, 2017 7:4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156333" xlink:type="simple">Programa | DED203 - Alteração Última Nota Emitida - Auditóri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3, 2017 8:45:01 AM</text:p>
          </table:table-cell>
          <table:table-cell office:value-type="string" calcext:value-type="string">
            <text:p>Feb 13, 2017 8:51:0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072" xlink:type="simple">Programa | EST 212 - Manutenção Cadastro Pesquisa Preç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9:45:20 AM</text:p>
          </table:table-cell>
          <table:table-cell office:value-type="string" calcext:value-type="string">
            <text:p>Mar 23, 2017 10:37:4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EST242+-+Altera+Tabela+Fornecedor" xlink:type="simple">Programa | EST242 - Altera Tabela Fornecedo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0:45:45 AM</text:p>
          </table:table-cell>
          <table:table-cell office:value-type="string" calcext:value-type="string">
            <text:p>Mar 23, 2017 11:26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138" xlink:type="simple">Programa | EST118 - Exclusão Produt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1, 2017 10:59:43 AM</text:p>
          </table:table-cell>
          <table:table-cell office:value-type="string" calcext:value-type="string">
            <text:p>Feb 21, 2017 11:1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49+-+Compras+Clientes" xlink:type="simple">Programa | CBA049 - Compras Cli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2:08:52 PM</text:p>
          </table:table-cell>
          <table:table-cell office:value-type="string" calcext:value-type="string">
            <text:p>Apr 28, 2017 2:49:0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60" xlink:type="simple">Programa | CON059 - Relatório Fornecedores - Lista 6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30:06 AM</text:p>
          </table:table-cell>
          <table:table-cell office:value-type="string" calcext:value-type="string">
            <text:p>Apr 28, 2017 11:45:5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812+-+Gera+Cupom" xlink:type="simple">Programa | AUT812 - Gera Cupom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21:58 AM</text:p>
          </table:table-cell>
          <table:table-cell office:value-type="string" calcext:value-type="string">
            <text:p>Apr 28, 2017 9:32:5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CBA086+Mala+Direta+Clientes+-+Lista+7" xlink:type="simple">Programa | CBA086 Mala Direta Clientes - Lista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11:11:17 AM</text:p>
          </table:table-cell>
          <table:table-cell office:value-type="string" calcext:value-type="string">
            <text:p>Apr 28, 2017 11:13:3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69" xlink:type="simple">Programa | EST 627 - Consulta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9:34:06 AM</text:p>
          </table:table-cell>
          <table:table-cell office:value-type="string" calcext:value-type="string">
            <text:p>May 31, 2017 11:44:0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388" xlink:type="simple">Programa | ROT333 - Rotina Grava Dígito 9 Frente Número Telefon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2:38:09 PM</text:p>
          </table:table-cell>
          <table:table-cell office:value-type="string" calcext:value-type="string">
            <text:p>Apr 28, 2017 2:49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5" xlink:type="simple">Programa | VEN701 - Manutenção Caixa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32:38 AM</text:p>
          </table:table-cell>
          <table:table-cell office:value-type="string" calcext:value-type="string">
            <text:p>May 3, 2017 9:33:46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437" xlink:type="simple">Programa | BRW116 - Mostra Itens Composi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, 2017 9:53:09 AM</text:p>
          </table:table-cell>
          <table:table-cell office:value-type="string" calcext:value-type="string">
            <text:p>May 3, 2017 9:56:0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42" xlink:type="simple">Programa | SPR021 - Estorno Pagamento Lançamento Individu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2:22:49 PM</text:p>
          </table:table-cell>
          <table:table-cell office:value-type="string" calcext:value-type="string">
            <text:p>Jun 1, 2017 2:04:0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84" xlink:type="simple">Programa | SPR203 - Baixa Lançamentos Client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20:55 PM</text:p>
          </table:table-cell>
          <table:table-cell office:value-type="string" calcext:value-type="string">
            <text:p>Jun 1, 2017 2:35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72" xlink:type="simple">Programa | SPR062 - Consolidação Contas Receber - Vários Tip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07:56 PM</text:p>
          </table:table-cell>
          <table:table-cell office:value-type="string" calcext:value-type="string">
            <text:p>Jun 1, 2017 2:18:2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28" xlink:type="simple">Programa | SPR131 - Emitir Relatório Contas Paga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11:42:54 AM</text:p>
          </table:table-cell>
          <table:table-cell office:value-type="string" calcext:value-type="string">
            <text:p>Jun 1, 2017 11:56:1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VV603+-+Importa+Fornecedores+Modelo+Novo" xlink:type="simple">Programa | AVV603 - Importa Fornecedores Modelo Nov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31:09 PM</text:p>
          </table:table-cell>
          <table:table-cell office:value-type="string" calcext:value-type="string">
            <text:p>May 31, 2017 12:42:36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6" xlink:type="simple">Programa | BAN022 - Tela Principal Relatórios Emitent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04:54 PM</text:p>
          </table:table-cell>
          <table:table-cell office:value-type="string" calcext:value-type="string">
            <text:p>May 31, 2017 2:14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8" xlink:type="simple">Programa | BAN033 - Relatórios Cheques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2:19:46 PM</text:p>
          </table:table-cell>
          <table:table-cell office:value-type="string" calcext:value-type="string">
            <text:p>May 31, 2017 2:47:4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23" xlink:type="simple">Programa | SPR296 - Baixa Lançamentos Depós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28:27 PM</text:p>
          </table:table-cell>
          <table:table-cell office:value-type="string" calcext:value-type="string">
            <text:p>Jun 1, 2017 3:41:35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407" xlink:type="simple">Programa | SPR234 - Manutenção Cartão Crédit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9:24 PM</text:p>
          </table:table-cell>
          <table:table-cell office:value-type="string" calcext:value-type="string">
            <text:p>Jun 1, 2017 3:24:2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398" xlink:type="simple">Programa | SPR231 - Emitir Relatório Contas Receber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2:40:31 PM</text:p>
          </table:table-cell>
          <table:table-cell office:value-type="string" calcext:value-type="string">
            <text:p>Jun 1, 2017 2:47:1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SPR301+-+Tela+Inicial+Remessa" xlink:type="simple">Programa | SPR301 - Tela Inicial Remess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n 1, 2017 3:45:58 PM</text:p>
          </table:table-cell>
          <table:table-cell office:value-type="string" calcext:value-type="string">
            <text:p>Jun 1, 2017 3:48:39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79" xlink:type="simple">Arquivo | SP02e01 - Exportação Financeira Débitos Fornecedore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2:49:55 PM</text:p>
          </table:table-cell>
          <table:table-cell office:value-type="string" calcext:value-type="string">
            <text:p>Mar 28, 2017 2:56:1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299" xlink:type="simple">Arquivo | SP02a22 - Exportação Financeira CCF Banco Central (SIA)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3:47:27 PM</text:p>
          </table:table-cell>
          <table:table-cell office:value-type="string" calcext:value-type="string">
            <text:p>Mar 28, 2017 3:50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display/AV/Programa+%7C+AUT416+-+Consulta+Cupons+Desconto+-+Itens+Cancelados" xlink:type="simple">Programa | AUT416 - Consulta Cupons Desconto - Itens Cancel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8:43:52 AM</text:p>
          </table:table-cell>
          <table:table-cell office:value-type="string" calcext:value-type="string">
            <text:p>Apr 28, 2017 8:53:1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58" xlink:type="simple">Programa | EST062 - Relação Estoque Setor/Seção/Item - Modelo 2, 4, 19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6, 2017 12:35:15 PM</text:p>
          </table:table-cell>
          <table:table-cell office:value-type="string" calcext:value-type="string">
            <text:p>Feb 16, 2017 12:54:53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8968" xlink:type="simple">Programa | EST068 - Relação Estoque Setor/Seção/Item - Modelo 6, 7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17, 2017 4:42:00 AM</text:p>
          </table:table-cell>
          <table:table-cell office:value-type="string" calcext:value-type="string">
            <text:p>Feb 17, 2017 8:10:0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07" xlink:type="simple">Programa | EST069 - Relação Estoque Setor/Seção/Item - Modelo 8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6:33:40 AM</text:p>
          </table:table-cell>
          <table:table-cell office:value-type="string" calcext:value-type="string">
            <text:p>Feb 20, 2017 6:52:54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27" xlink:type="simple">Programa | EST090 - Relação Estoque Setor/Seção/Item - Modelo 14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39:45 AM</text:p>
          </table:table-cell>
          <table:table-cell office:value-type="string" calcext:value-type="string">
            <text:p>Feb 20, 2017 7:51:08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19" xlink:type="simple">Programa | EST300 - Tela Relatórios Estoque Loj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32:29 AM</text:p>
          </table:table-cell>
          <table:table-cell office:value-type="string" calcext:value-type="string">
            <text:p>Mar 23, 2017 11:3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26" xlink:type="simple">Programa | EST301 - Emite Sugestão Compras Setor/Seção/Item - Modelo 3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1:47:06 AM</text:p>
          </table:table-cell>
          <table:table-cell office:value-type="string" calcext:value-type="string">
            <text:p>Mar 23, 2017 11:53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5" xlink:type="simple">Dúvida | Quais Rotinas Trabalham Produtos Grade Acerto Inventário Requisição Consum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0:21:46 AM</text:p>
          </table:table-cell>
          <table:table-cell office:value-type="string" calcext:value-type="string">
            <text:p>Apr 27, 2017 10:39:1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14" xlink:type="simple">Dúvida | Quais Rotinas Trabalham Produtos Grade Lista Inventári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16:32 AM</text:p>
          </table:table-cell>
          <table:table-cell office:value-type="string" calcext:value-type="string">
            <text:p>Apr 27, 2017 9:23:4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21" xlink:type="simple">Dúvida | Quais Rotinas Trabalham Produtos Grade Movimento Quebra Requisição Depósito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9:50:59 AM</text:p>
          </table:table-cell>
          <table:table-cell office:value-type="string" calcext:value-type="string">
            <text:p>Apr 27, 2017 10:18:4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32" xlink:type="simple">Dúvida | Quais Rotinas Trabalham Produtos Grade Relatórios Estoque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7, 2017 11:06:46 AM</text:p>
          </table:table-cell>
          <table:table-cell office:value-type="string" calcext:value-type="string">
            <text:p>Apr 27, 2017 11:19:2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265" xlink:type="simple">Programa | AUT420 - Relatório Cupons Fechado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8, 2017 9:04:44 AM</text:p>
          </table:table-cell>
          <table:table-cell office:value-type="string" calcext:value-type="string">
            <text:p>Apr 28, 2017 9:09:30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133" xlink:type="simple">Programa | EST304 - Tela Relatórios Gerenciais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3, 2017 12:02:37 PM</text:p>
          </table:table-cell>
          <table:table-cell office:value-type="string" calcext:value-type="string">
            <text:p>Mar 23, 2017 12:27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0779019" xlink:type="simple">Programa | EST314 - Contribuição Margin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b 20, 2017 7:24:14 AM</text:p>
          </table:table-cell>
          <table:table-cell office:value-type="string" calcext:value-type="string">
            <text:p>Feb 20, 2017 7:34:45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3291" xlink:type="simple">Programa | MOV093 - Relatório Produção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y 31, 2017 12:02:46 PM</text:p>
          </table:table-cell>
          <table:table-cell office:value-type="string" calcext:value-type="string">
            <text:p>May 31, 2017 12:04:5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2057302" xlink:type="simple">Arquivo | SP01a56 - Exportação Financeira Cheque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 28, 2017 4:22:16 PM</text:p>
          </table:table-cell>
          <table:table-cell office:value-type="string" calcext:value-type="string">
            <text:p>Mar 28, 2017 4:25:5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353" xlink:type="simple">Atualização | Inclusão Backup Automático Ficha Financeira Antes Atualização Inventário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 26, 2017 11:02:19 AM</text:p>
          </table:table-cell>
          <table:table-cell office:value-type="string" calcext:value-type="string">
            <text:p>Dec 26, 2017 11:57:49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2" xlink:type="simple">Dúvida | Como Configurar Sistema Emitir Notas Fiscais Versão 4.0 Novo NF-e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4, 2018 10:31:09 AM</text:p>
          </table:table-cell>
          <table:table-cell office:value-type="string" calcext:value-type="string">
            <text:p>Jan 4, 2018 11:23:53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89" xlink:type="simple">Dúvida | Como Consultar Gravação Novas Formas Pagamento NF-e 4.0 Saí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4, 2018 11:48:06 AM</text:p>
          </table:table-cell>
          <table:table-cell office:value-type="string" calcext:value-type="string">
            <text:p>Jan 4, 2018 2:19:04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0" xlink:type="simple">Dúvida | Como Funciona Gravação Formas Pagamento Notas Fiscais Devolução Versão 4.0 Emiti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5, 2018 9:12:48 AM</text:p>
          </table:table-cell>
          <table:table-cell office:value-type="string" calcext:value-type="string">
            <text:p>Jan 5, 2018 10:10:02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8" xlink:type="simple">Dúvida | Como Configurar Sistema Emitir Notas Fiscais Versão 4.0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4, 2018 10:01:00 AM</text:p>
          </table:table-cell>
          <table:table-cell office:value-type="string" calcext:value-type="string">
            <text:p>Jan 8, 2018 9:22:0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35" xlink:type="simple">Atualização | Manutenção Parâmetro Mantém Data Vencimento Original Lançamentos Vencidos Baixa Parcial Lote Cliente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12, 2018 3:33:15 PM</text:p>
          </table:table-cell>
          <table:table-cell office:value-type="string" calcext:value-type="string">
            <text:p>Jan 15, 2018 3:01:30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254" xlink:type="simple">Atualização | Manutenção Parâmetro Mantém Data Vencimento Original Lançamentos Vencidos Baixa Parcial Lote Browser Integral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15, 2018 11:35:11 AM</text:p>
          </table:table-cell>
          <table:table-cell office:value-type="string" calcext:value-type="string">
            <text:p>Jan 15, 2018 3:13:5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313" xlink:type="simple">Atualização | Emissão Relatório Romaneio Modelo 01 Cidade Incorreta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17, 2018 10:30:26 AM</text:p>
          </table:table-cell>
          <table:table-cell office:value-type="string" calcext:value-type="string">
            <text:p>Jan 17, 2018 11:32:51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519" xlink:type="simple">Dúvida | Como Gravar Novas Modalidades Frete NF-e Versão 4.0 Saída Sped Fiscal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5, 2018 10:26:56 AM</text:p>
          </table:table-cell>
          <table:table-cell office:value-type="string" calcext:value-type="string">
            <text:p>Jan 17, 2018 3:12:11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71" xlink:type="simple">Dúvida | Como Configurar FCP FEM Cadastro Produto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, 2018 3:17:24 PM</text:p>
          </table:table-cell>
          <table:table-cell office:value-type="string" calcext:value-type="string">
            <text:p>Jan 17, 2018 3:49:47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49" xlink:type="simple">Dúvida | Como Emitir Relatório Mapa Resumo ECF Modelo 01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1, 2018 2:34:07 PM</text:p>
          </table:table-cell>
          <table:table-cell office:value-type="string" calcext:value-type="string">
            <text:p>Jan 31, 2018 5:05:17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6877451" xlink:type="simple">Dúvida | Como Funciona Gravação Novas Formas Pagamento NF-e Saída Versão 4.0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, 2018 10:19:10 AM</text:p>
          </table:table-cell>
          <table:table-cell office:value-type="string" calcext:value-type="string">
            <text:p>Jan 17, 2018 3:19:42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81625869" xlink:type="simple">Dúvida | Como Emitir Relatório Mapa Resumo ECF Modelo 02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n 31, 2018 4:13:30 PM</text:p>
          </table:table-cell>
          <table:table-cell office:value-type="string" calcext:value-type="string">
            <text:p>Jan 31, 2018 5:19:28 P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<text:a xlink:href="http://bc.avancoinfo.com.br/pages/viewpage.action?pageId=73892116" xlink:type="simple">Dúvida | Quais Rotinas Trabalham Produtos Grade Pedido Vendas Integral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pr 25, 2017 11:57:50 AM</text:p>
          </table:table-cell>
          <table:table-cell office:value-type="string" calcext:value-type="string">
            <text:p>Feb 2, 2018 10:25:07 A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2">
          <table:table-cell table:style-name="ce2" office:value-type="string" calcext:value-type="string">
            <text:p>soma:</text:p>
          </table:table-cell>
          <table:table-cell table:style-name="Default" table:formula="of:=SUM([.B1:.B798])" office:value-type="float" office:value="71067" calcext:value-type="float">
            <text:p>71067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4:25:43.894248331</meta:creation-date>
    <dc:date>2018-03-01T14:35:09.230031406</dc:date>
    <meta:editing-duration>PT9M25S</meta:editing-duration>
    <meta:editing-cycles>1</meta:editing-cycles>
    <meta:document-statistic meta:table-count="1" meta:cell-count="5588" meta:object-count="0"/>
    <meta:generator>LibreOffice/5.1.6.2$Linux_X86_64 LibreOffice_project/10m0$Build-2</meta:generator>
  </office:meta>
</office:document-meta>
</file>